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81.63mm" svg:y="1mm">
            <loext:p draw:notify-on-update-of-ranges="Planilha1.A1:Planilha1.A1 Planilha1.A2:Planilha1.A295 Planilha1.B1:Planilha1.B1 Planilha1.B2:Planilha1.B295 Planilha1.C1:Planilha1.C1 Planilha1.C2:Planilha1.C295 Planilha1.D1:Planilha1.D1 Planilha1.D2:Planilha1.D295 Planilha1.E1:Planilha1.E1 Planilha1.E2:Planilha1.E295 Planilha1.F1:Planilha1.F1 Planilha1.F2:Planilha1.F295 Planilha1.G1:Planilha1.G1 Planilha1.G2:Planilha1.G295 Planilha1.H1:Planilha1.H1 Planilha1.H2:Planilha1.H29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1.63mm" svg:y="86.79mm">
            <loext:p draw:notify-on-update-of-ranges="Planilha1.A1:Planilha1.A1 Planilha1.A2:Planilha1.A51 Planilha1.B1:Planilha1.B1 Planilha1.B2:Planilha1.B51 Planilha1.C1:Planilha1.C1 Planilha1.C2:Planilha1.C51 Planilha1.D1:Planilha1.D1 Planilha1.D2:Planilha1.D51 Planilha1.E1:Planilha1.E1 Planilha1.E2:Planilha1.E51 Planilha1.F1:Planilha1.F1 Planilha1.F2:Planilha1.F51 Planilha1.G1:Planilha1.G1 Planilha1.G2:Planilha1.G51 Planilha1.H1:Planilha1.H1 Planilha1.H2:Planilha1.H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647089" calcext:value-type="float">
            <text:p>26,647089</text:p>
          </table:table-cell>
          <table:table-cell office:value-type="float" office:value="26.688676" calcext:value-type="float">
            <text:p>26,688676</text:p>
          </table:table-cell>
          <table:table-cell office:value-type="float" office:value="26.580672" calcext:value-type="float">
            <text:p>26,580672</text:p>
          </table:table-cell>
          <table:table-cell office:value-type="float" office:value="26.622506" calcext:value-type="float">
            <text:p>26,622506</text:p>
          </table:table-cell>
          <table:table-cell office:value-type="float" office:value="26.564578" calcext:value-type="float">
            <text:p>26,564578</text:p>
          </table:table-cell>
          <table:table-cell office:value-type="float" office:value="26.620556" calcext:value-type="float">
            <text:p>26,620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200005" calcext:value-type="float">
            <text:p>27,200005</text:p>
          </table:table-cell>
          <table:table-cell office:value-type="float" office:value="26.610689" calcext:value-type="float">
            <text:p>26,610689</text:p>
          </table:table-cell>
          <table:table-cell office:value-type="float" office:value="26.6217" calcext:value-type="float">
            <text:p>26,6217</text:p>
          </table:table-cell>
          <table:table-cell office:value-type="float" office:value="26.539488" calcext:value-type="float">
            <text:p>26,539488</text:p>
          </table:table-cell>
          <table:table-cell office:value-type="float" office:value="26.582297" calcext:value-type="float">
            <text:p>26,582297</text:p>
          </table:table-cell>
          <table:table-cell office:value-type="float" office:value="26.511837" calcext:value-type="float">
            <text:p>26,511837</text:p>
          </table:table-cell>
          <table:table-cell office:value-type="float" office:value="26.581062" calcext:value-type="float">
            <text:p>26,5810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.500005" calcext:value-type="float">
            <text:p>28,500005</text:p>
          </table:table-cell>
          <table:table-cell office:value-type="float" office:value="27.381472" calcext:value-type="float">
            <text:p>27,381472</text:p>
          </table:table-cell>
          <table:table-cell office:value-type="float" office:value="27.552279" calcext:value-type="float">
            <text:p>27,552279</text:p>
          </table:table-cell>
          <table:table-cell office:value-type="float" office:value="27.325286" calcext:value-type="float">
            <text:p>27,325286</text:p>
          </table:table-cell>
          <table:table-cell office:value-type="float" office:value="27.380406" calcext:value-type="float">
            <text:p>27,380406</text:p>
          </table:table-cell>
          <table:table-cell office:value-type="float" office:value="27.36816" calcext:value-type="float">
            <text:p>27,36816</text:p>
          </table:table-cell>
          <table:table-cell office:value-type="float" office:value="27.388752" calcext:value-type="float">
            <text:p>27,3887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8.721356" calcext:value-type="float">
            <text:p>28,721356</text:p>
          </table:table-cell>
          <table:table-cell office:value-type="float" office:value="28.920399" calcext:value-type="float">
            <text:p>28,920399</text:p>
          </table:table-cell>
          <table:table-cell office:value-type="float" office:value="28.612104" calcext:value-type="float">
            <text:p>28,612104</text:p>
          </table:table-cell>
          <table:table-cell office:value-type="float" office:value="28.708694" calcext:value-type="float">
            <text:p>28,708694</text:p>
          </table:table-cell>
          <table:table-cell office:value-type="float" office:value="28.742065" calcext:value-type="float">
            <text:p>28,742065</text:p>
          </table:table-cell>
          <table:table-cell office:value-type="float" office:value="28.733615" calcext:value-type="float">
            <text:p>28,7336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.9" calcext:value-type="float">
            <text:p>30,9</text:p>
          </table:table-cell>
          <table:table-cell office:value-type="float" office:value="30.197454" calcext:value-type="float">
            <text:p>30,197454</text:p>
          </table:table-cell>
          <table:table-cell office:value-type="float" office:value="30.253328" calcext:value-type="float">
            <text:p>30,253328</text:p>
          </table:table-cell>
          <table:table-cell office:value-type="float" office:value="30.031678" calcext:value-type="float">
            <text:p>30,031678</text:p>
          </table:table-cell>
          <table:table-cell office:value-type="float" office:value="30.136276" calcext:value-type="float">
            <text:p>30,136276</text:p>
          </table:table-cell>
          <table:table-cell office:value-type="float" office:value="30.162185" calcext:value-type="float">
            <text:p>30,162185</text:p>
          </table:table-cell>
          <table:table-cell office:value-type="float" office:value="30.160989" calcext:value-type="float">
            <text:p>30,1609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800004" calcext:value-type="float">
            <text:p>30,800004</text:p>
          </table:table-cell>
          <table:table-cell office:value-type="float" office:value="30.991091" calcext:value-type="float">
            <text:p>30,991091</text:p>
          </table:table-cell>
          <table:table-cell office:value-type="float" office:value="30.853109" calcext:value-type="float">
            <text:p>30,853109</text:p>
          </table:table-cell>
          <table:table-cell office:value-type="float" office:value="30.885297" calcext:value-type="float">
            <text:p>30,885297</text:p>
          </table:table-cell>
          <table:table-cell office:value-type="float" office:value="30.952416" calcext:value-type="float">
            <text:p>30,952416</text:p>
          </table:table-cell>
          <table:table-cell office:value-type="float" office:value="30.931837" calcext:value-type="float">
            <text:p>30,931837</text:p>
          </table:table-cell>
          <table:table-cell office:value-type="float" office:value="30.954015" calcext:value-type="float">
            <text:p>30,954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30.513679" calcext:value-type="float">
            <text:p>30,513679</text:p>
          </table:table-cell>
          <table:table-cell office:value-type="float" office:value="30.458299" calcext:value-type="float">
            <text:p>30,458299</text:p>
          </table:table-cell>
          <table:table-cell office:value-type="float" office:value="30.505346" calcext:value-type="float">
            <text:p>30,505346</text:p>
          </table:table-cell>
          <table:table-cell office:value-type="float" office:value="30.485742" calcext:value-type="float">
            <text:p>30,485742</text:p>
          </table:table-cell>
          <table:table-cell office:value-type="float" office:value="30.515031" calcext:value-type="float">
            <text:p>30,515031</text:p>
          </table:table-cell>
          <table:table-cell office:value-type="float" office:value="30.503682" calcext:value-type="float">
            <text:p>30,5036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.999996" calcext:value-type="float">
            <text:p>30,999996</text:p>
          </table:table-cell>
          <table:table-cell office:value-type="float" office:value="30.273387" calcext:value-type="float">
            <text:p>30,273387</text:p>
          </table:table-cell>
          <table:table-cell office:value-type="float" office:value="30.185468" calcext:value-type="float">
            <text:p>30,185468</text:p>
          </table:table-cell>
          <table:table-cell office:value-type="float" office:value="30.280251" calcext:value-type="float">
            <text:p>30,280251</text:p>
          </table:table-cell>
          <table:table-cell office:value-type="float" office:value="30.244358" calcext:value-type="float">
            <text:p>30,244358</text:p>
          </table:table-cell>
          <table:table-cell office:value-type="float" office:value="30.266042" calcext:value-type="float">
            <text:p>30,266042</text:p>
          </table:table-cell>
          <table:table-cell office:value-type="float" office:value="30.253302" calcext:value-type="float">
            <text:p>30,2533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.599998" calcext:value-type="float">
            <text:p>31,599998</text:p>
          </table:table-cell>
          <table:table-cell office:value-type="float" office:value="29.727179" calcext:value-type="float">
            <text:p>29,727179</text:p>
          </table:table-cell>
          <table:table-cell office:value-type="float" office:value="29.604251" calcext:value-type="float">
            <text:p>29,604251</text:p>
          </table:table-cell>
          <table:table-cell office:value-type="float" office:value="29.777424" calcext:value-type="float">
            <text:p>29,777424</text:p>
          </table:table-cell>
          <table:table-cell office:value-type="float" office:value="29.721849" calcext:value-type="float">
            <text:p>29,721849</text:p>
          </table:table-cell>
          <table:table-cell office:value-type="float" office:value="29.751983" calcext:value-type="float">
            <text:p>29,751983</text:p>
          </table:table-cell>
          <table:table-cell office:value-type="float" office:value="29.69399" calcext:value-type="float">
            <text:p>29,693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399995" calcext:value-type="float">
            <text:p>29,399995</text:p>
          </table:table-cell>
          <table:table-cell office:value-type="float" office:value="29.94489" calcext:value-type="float">
            <text:p>29,94489</text:p>
          </table:table-cell>
          <table:table-cell office:value-type="float" office:value="29.812771" calcext:value-type="float">
            <text:p>29,812771</text:p>
          </table:table-cell>
          <table:table-cell office:value-type="float" office:value="29.965547" calcext:value-type="float">
            <text:p>29,965547</text:p>
          </table:table-cell>
          <table:table-cell office:value-type="float" office:value="29.922738" calcext:value-type="float">
            <text:p>29,922738</text:p>
          </table:table-cell>
          <table:table-cell office:value-type="float" office:value="29.963584" calcext:value-type="float">
            <text:p>29,963584</text:p>
          </table:table-cell>
          <table:table-cell office:value-type="float" office:value="29.899169" calcext:value-type="float">
            <text:p>29,8991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699997" calcext:value-type="float">
            <text:p>28,699997</text:p>
          </table:table-cell>
          <table:table-cell office:value-type="float" office:value="28.385072" calcext:value-type="float">
            <text:p>28,385072</text:p>
          </table:table-cell>
          <table:table-cell office:value-type="float" office:value="28.3052" calcext:value-type="float">
            <text:p>28,3052</text:p>
          </table:table-cell>
          <table:table-cell office:value-type="float" office:value="28.553266" calcext:value-type="float">
            <text:p>28,553266</text:p>
          </table:table-cell>
          <table:table-cell office:value-type="float" office:value="28.400243" calcext:value-type="float">
            <text:p>28,400243</text:p>
          </table:table-cell>
          <table:table-cell office:value-type="float" office:value="28.449045" calcext:value-type="float">
            <text:p>28,449045</text:p>
          </table:table-cell>
          <table:table-cell office:value-type="float" office:value="28.370343" calcext:value-type="float">
            <text:p>28,37034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600002" calcext:value-type="float">
            <text:p>27,600002</text:p>
          </table:table-cell>
          <table:table-cell office:value-type="float" office:value="28.103583" calcext:value-type="float">
            <text:p>28,103583</text:p>
          </table:table-cell>
          <table:table-cell office:value-type="float" office:value="28.012726" calcext:value-type="float">
            <text:p>28,012726</text:p>
          </table:table-cell>
          <table:table-cell office:value-type="float" office:value="28.056679" calcext:value-type="float">
            <text:p>28,056679</text:p>
          </table:table-cell>
          <table:table-cell office:value-type="float" office:value="28.082627" calcext:value-type="float">
            <text:p>28,082627</text:p>
          </table:table-cell>
          <table:table-cell office:value-type="float" office:value="28.049087" calcext:value-type="float">
            <text:p>28,049087</text:p>
          </table:table-cell>
          <table:table-cell office:value-type="float" office:value="28.07575" calcext:value-type="float">
            <text:p>28,075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7.439387" calcext:value-type="float">
            <text:p>27,439387</text:p>
          </table:table-cell>
          <table:table-cell office:value-type="float" office:value="27.434512" calcext:value-type="float">
            <text:p>27,434512</text:p>
          </table:table-cell>
          <table:table-cell office:value-type="float" office:value="27.387257" calcext:value-type="float">
            <text:p>27,387257</text:p>
          </table:table-cell>
          <table:table-cell office:value-type="float" office:value="27.459446" calcext:value-type="float">
            <text:p>27,459446</text:p>
          </table:table-cell>
          <table:table-cell office:value-type="float" office:value="27.468663" calcext:value-type="float">
            <text:p>27,468663</text:p>
          </table:table-cell>
          <table:table-cell office:value-type="float" office:value="27.451438" calcext:value-type="float">
            <text:p>27,4514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6.661415" calcext:value-type="float">
            <text:p>26,661415</text:p>
          </table:table-cell>
          <table:table-cell office:value-type="float" office:value="26.696788" calcext:value-type="float">
            <text:p>26,696788</text:p>
          </table:table-cell>
          <table:table-cell office:value-type="float" office:value="26.60987" calcext:value-type="float">
            <text:p>26,60987</text:p>
          </table:table-cell>
          <table:table-cell office:value-type="float" office:value="26.653836" calcext:value-type="float">
            <text:p>26,653836</text:p>
          </table:table-cell>
          <table:table-cell office:value-type="float" office:value="26.688793" calcext:value-type="float">
            <text:p>26,688793</text:p>
          </table:table-cell>
          <table:table-cell office:value-type="float" office:value="26.691874" calcext:value-type="float">
            <text:p>26,6918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6.746955" calcext:value-type="float">
            <text:p>26,746955</text:p>
          </table:table-cell>
          <table:table-cell office:value-type="float" office:value="26.747085" calcext:value-type="float">
            <text:p>26,747085</text:p>
          </table:table-cell>
          <table:table-cell office:value-type="float" office:value="26.712817" calcext:value-type="float">
            <text:p>26,712817</text:p>
          </table:table-cell>
          <table:table-cell office:value-type="float" office:value="26.74728" calcext:value-type="float">
            <text:p>26,74728</text:p>
          </table:table-cell>
          <table:table-cell office:value-type="float" office:value="26.735047" calcext:value-type="float">
            <text:p>26,735047</text:p>
          </table:table-cell>
          <table:table-cell office:value-type="float" office:value="26.752298" calcext:value-type="float">
            <text:p>26,7522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850266" calcext:value-type="float">
            <text:p>26,850266</text:p>
          </table:table-cell>
          <table:table-cell office:value-type="float" office:value="26.783732" calcext:value-type="float">
            <text:p>26,783732</text:p>
          </table:table-cell>
          <table:table-cell office:value-type="float" office:value="26.846002" calcext:value-type="float">
            <text:p>26,846002</text:p>
          </table:table-cell>
          <table:table-cell office:value-type="float" office:value="26.856051" calcext:value-type="float">
            <text:p>26,856051</text:p>
          </table:table-cell>
          <table:table-cell office:value-type="float" office:value="26.815881" calcext:value-type="float">
            <text:p>26,815881</text:p>
          </table:table-cell>
          <table:table-cell office:value-type="float" office:value="26.826801" calcext:value-type="float">
            <text:p>26,8268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6.583012" calcext:value-type="float">
            <text:p>26,583012</text:p>
          </table:table-cell>
          <table:table-cell office:value-type="float" office:value="26.47558" calcext:value-type="float">
            <text:p>26,47558</text:p>
          </table:table-cell>
          <table:table-cell office:value-type="float" office:value="26.564435" calcext:value-type="float">
            <text:p>26,564435</text:p>
          </table:table-cell>
          <table:table-cell office:value-type="float" office:value="26.566177" calcext:value-type="float">
            <text:p>26,566177</text:p>
          </table:table-cell>
          <table:table-cell office:value-type="float" office:value="26.505532" calcext:value-type="float">
            <text:p>26,505532</text:p>
          </table:table-cell>
          <table:table-cell office:value-type="float" office:value="26.544961" calcext:value-type="float">
            <text:p>26,5449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175995" calcext:value-type="float">
            <text:p>26,175995</text:p>
          </table:table-cell>
          <table:table-cell office:value-type="float" office:value="26.143898" calcext:value-type="float">
            <text:p>26,143898</text:p>
          </table:table-cell>
          <table:table-cell office:value-type="float" office:value="26.123423" calcext:value-type="float">
            <text:p>26,123423</text:p>
          </table:table-cell>
          <table:table-cell office:value-type="float" office:value="26.140466" calcext:value-type="float">
            <text:p>26,140466</text:p>
          </table:table-cell>
          <table:table-cell office:value-type="float" office:value="26.085853" calcext:value-type="float">
            <text:p>26,085853</text:p>
          </table:table-cell>
          <table:table-cell office:value-type="float" office:value="26.143287" calcext:value-type="float">
            <text:p>26,14328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.600005" calcext:value-type="float">
            <text:p>24,600005</text:p>
          </table:table-cell>
          <table:table-cell office:value-type="float" office:value="26.550954" calcext:value-type="float">
            <text:p>26,550954</text:p>
          </table:table-cell>
          <table:table-cell office:value-type="float" office:value="26.631229" calcext:value-type="float">
            <text:p>26,631229</text:p>
          </table:table-cell>
          <table:table-cell office:value-type="float" office:value="26.526787" calcext:value-type="float">
            <text:p>26,526787</text:p>
          </table:table-cell>
          <table:table-cell office:value-type="float" office:value="26.542985" calcext:value-type="float">
            <text:p>26,542985</text:p>
          </table:table-cell>
          <table:table-cell office:value-type="float" office:value="26.508717" calcext:value-type="float">
            <text:p>26,508717</text:p>
          </table:table-cell>
          <table:table-cell office:value-type="float" office:value="26.527294" calcext:value-type="float">
            <text:p>26,5272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.4" calcext:value-type="float">
            <text:p>24,4</text:p>
          </table:table-cell>
          <table:table-cell office:value-type="float" office:value="25.587758" calcext:value-type="float">
            <text:p>25,587758</text:p>
          </table:table-cell>
          <table:table-cell office:value-type="float" office:value="25.524929" calcext:value-type="float">
            <text:p>25,524929</text:p>
          </table:table-cell>
          <table:table-cell office:value-type="float" office:value="25.545911" calcext:value-type="float">
            <text:p>25,545911</text:p>
          </table:table-cell>
          <table:table-cell office:value-type="float" office:value="25.519924" calcext:value-type="float">
            <text:p>25,519924</text:p>
          </table:table-cell>
          <table:table-cell office:value-type="float" office:value="25.478714" calcext:value-type="float">
            <text:p>25,478714</text:p>
          </table:table-cell>
          <table:table-cell office:value-type="float" office:value="25.554933" calcext:value-type="float">
            <text:p>25,5549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899995" calcext:value-type="float">
            <text:p>22,899995</text:p>
          </table:table-cell>
          <table:table-cell office:value-type="float" office:value="25.221379" calcext:value-type="float">
            <text:p>25,221379</text:p>
          </table:table-cell>
          <table:table-cell office:value-type="float" office:value="25.420773" calcext:value-type="float">
            <text:p>25,420773</text:p>
          </table:table-cell>
          <table:table-cell office:value-type="float" office:value="25.115013" calcext:value-type="float">
            <text:p>25,115013</text:p>
          </table:table-cell>
          <table:table-cell office:value-type="float" office:value="25.172954" calcext:value-type="float">
            <text:p>25,172954</text:p>
          </table:table-cell>
          <table:table-cell office:value-type="float" office:value="25.138725" calcext:value-type="float">
            <text:p>25,138725</text:p>
          </table:table-cell>
          <table:table-cell office:value-type="float" office:value="25.200644" calcext:value-type="float">
            <text:p>25,2006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.199996" calcext:value-type="float">
            <text:p>23,199996</text:p>
          </table:table-cell>
          <table:table-cell office:value-type="float" office:value="24.916152" calcext:value-type="float">
            <text:p>24,916152</text:p>
          </table:table-cell>
          <table:table-cell office:value-type="float" office:value="25.068954" calcext:value-type="float">
            <text:p>25,068954</text:p>
          </table:table-cell>
          <table:table-cell office:value-type="float" office:value="24.698246" calcext:value-type="float">
            <text:p>24,698246</text:p>
          </table:table-cell>
          <table:table-cell office:value-type="float" office:value="24.751949" calcext:value-type="float">
            <text:p>24,751949</text:p>
          </table:table-cell>
          <table:table-cell office:value-type="float" office:value="24.702783" calcext:value-type="float">
            <text:p>24,702783</text:p>
          </table:table-cell>
          <table:table-cell office:value-type="float" office:value="24.866518" calcext:value-type="float">
            <text:p>24,8665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.700002" calcext:value-type="float">
            <text:p>23,700002</text:p>
          </table:table-cell>
          <table:table-cell office:value-type="float" office:value="24.541102" calcext:value-type="float">
            <text:p>24,541102</text:p>
          </table:table-cell>
          <table:table-cell office:value-type="float" office:value="24.776532" calcext:value-type="float">
            <text:p>24,776532</text:p>
          </table:table-cell>
          <table:table-cell office:value-type="float" office:value="24.298795" calcext:value-type="float">
            <text:p>24,298795</text:p>
          </table:table-cell>
          <table:table-cell office:value-type="float" office:value="24.360883" calcext:value-type="float">
            <text:p>24,360883</text:p>
          </table:table-cell>
          <table:table-cell office:value-type="float" office:value="24.324678" calcext:value-type="float">
            <text:p>24,324678</text:p>
          </table:table-cell>
          <table:table-cell office:value-type="float" office:value="24.439741" calcext:value-type="float">
            <text:p>24,4397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600006" calcext:value-type="float">
            <text:p>23,600006</text:p>
          </table:table-cell>
          <table:table-cell office:value-type="float" office:value="25.271897" calcext:value-type="float">
            <text:p>25,271897</text:p>
          </table:table-cell>
          <table:table-cell office:value-type="float" office:value="25.388273" calcext:value-type="float">
            <text:p>25,388273</text:p>
          </table:table-cell>
          <table:table-cell office:value-type="float" office:value="24.967463" calcext:value-type="float">
            <text:p>24,967463</text:p>
          </table:table-cell>
          <table:table-cell office:value-type="float" office:value="25.015615" calcext:value-type="float">
            <text:p>25,015615</text:p>
          </table:table-cell>
          <table:table-cell office:value-type="float" office:value="24.904309" calcext:value-type="float">
            <text:p>24,904309</text:p>
          </table:table-cell>
          <table:table-cell office:value-type="float" office:value="25.132953" calcext:value-type="float">
            <text:p>25,1329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.099999" calcext:value-type="float">
            <text:p>24,099999</text:p>
          </table:table-cell>
          <table:table-cell office:value-type="float" office:value="25.388026" calcext:value-type="float">
            <text:p>25,388026</text:p>
          </table:table-cell>
          <table:table-cell office:value-type="float" office:value="25.51605" calcext:value-type="float">
            <text:p>25,51605</text:p>
          </table:table-cell>
          <table:table-cell office:value-type="float" office:value="24.95094" calcext:value-type="float">
            <text:p>24,95094</text:p>
          </table:table-cell>
          <table:table-cell office:value-type="float" office:value="25.038131" calcext:value-type="float">
            <text:p>25,038131</text:p>
          </table:table-cell>
          <table:table-cell office:value-type="float" office:value="24.912304" calcext:value-type="float">
            <text:p>24,912304</text:p>
          </table:table-cell>
          <table:table-cell office:value-type="float" office:value="25.183809" calcext:value-type="float">
            <text:p>25,1838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7" calcext:value-type="float">
            <text:p>25,7</text:p>
          </table:table-cell>
          <table:table-cell office:value-type="float" office:value="25.652758" calcext:value-type="float">
            <text:p>25,652758</text:p>
          </table:table-cell>
          <table:table-cell office:value-type="float" office:value="26.013625" calcext:value-type="float">
            <text:p>26,013625</text:p>
          </table:table-cell>
          <table:table-cell office:value-type="float" office:value="25.299665" calcext:value-type="float">
            <text:p>25,299665</text:p>
          </table:table-cell>
          <table:table-cell office:value-type="float" office:value="25.395111" calcext:value-type="float">
            <text:p>25,395111</text:p>
          </table:table-cell>
          <table:table-cell office:value-type="float" office:value="25.248445" calcext:value-type="float">
            <text:p>25,248445</text:p>
          </table:table-cell>
          <table:table-cell office:value-type="float" office:value="25.520847" calcext:value-type="float">
            <text:p>25,5208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6.65862" calcext:value-type="float">
            <text:p>26,65862</text:p>
          </table:table-cell>
          <table:table-cell office:value-type="float" office:value="27.057174" calcext:value-type="float">
            <text:p>27,057174</text:p>
          </table:table-cell>
          <table:table-cell office:value-type="float" office:value="26.396397" calcext:value-type="float">
            <text:p>26,396397</text:p>
          </table:table-cell>
          <table:table-cell office:value-type="float" office:value="26.527515" calcext:value-type="float">
            <text:p>26,527515</text:p>
          </table:table-cell>
          <table:table-cell office:value-type="float" office:value="26.428182" calcext:value-type="float">
            <text:p>26,428182</text:p>
          </table:table-cell>
          <table:table-cell office:value-type="float" office:value="26.603825" calcext:value-type="float">
            <text:p>26,6038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.999999" calcext:value-type="float">
            <text:p>27,999999</text:p>
          </table:table-cell>
          <table:table-cell office:value-type="float" office:value="27.758277" calcext:value-type="float">
            <text:p>27,758277</text:p>
          </table:table-cell>
          <table:table-cell office:value-type="float" office:value="28.071954" calcext:value-type="float">
            <text:p>28,071954</text:p>
          </table:table-cell>
          <table:table-cell office:value-type="float" office:value="27.441974" calcext:value-type="float">
            <text:p>27,441974</text:p>
          </table:table-cell>
          <table:table-cell office:value-type="float" office:value="27.62699" calcext:value-type="float">
            <text:p>27,62699</text:p>
          </table:table-cell>
          <table:table-cell office:value-type="float" office:value="27.547547" calcext:value-type="float">
            <text:p>27,547547</text:p>
          </table:table-cell>
          <table:table-cell office:value-type="float" office:value="27.70083" calcext:value-type="float">
            <text:p>27,700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8.666626" calcext:value-type="float">
            <text:p>28,666626</text:p>
          </table:table-cell>
          <table:table-cell office:value-type="float" office:value="28.825551" calcext:value-type="float">
            <text:p>28,825551</text:p>
          </table:table-cell>
          <table:table-cell office:value-type="float" office:value="28.506726" calcext:value-type="float">
            <text:p>28,506726</text:p>
          </table:table-cell>
          <table:table-cell office:value-type="float" office:value="28.598441" calcext:value-type="float">
            <text:p>28,598441</text:p>
          </table:table-cell>
          <table:table-cell office:value-type="float" office:value="28.585766" calcext:value-type="float">
            <text:p>28,585766</text:p>
          </table:table-cell>
          <table:table-cell office:value-type="float" office:value="28.618799" calcext:value-type="float">
            <text:p>28,6187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.999999" calcext:value-type="float">
            <text:p>27,999999</text:p>
          </table:table-cell>
          <table:table-cell office:value-type="float" office:value="28.90099" calcext:value-type="float">
            <text:p>28,90099</text:p>
          </table:table-cell>
          <table:table-cell office:value-type="float" office:value="28.89163" calcext:value-type="float">
            <text:p>28,89163</text:p>
          </table:table-cell>
          <table:table-cell office:value-type="float" office:value="28.811108" calcext:value-type="float">
            <text:p>28,811108</text:p>
          </table:table-cell>
          <table:table-cell office:value-type="float" office:value="28.826539" calcext:value-type="float">
            <text:p>28,826539</text:p>
          </table:table-cell>
          <table:table-cell office:value-type="float" office:value="28.865981" calcext:value-type="float">
            <text:p>28,865981</text:p>
          </table:table-cell>
          <table:table-cell office:value-type="float" office:value="28.863888" calcext:value-type="float">
            <text:p>28,8638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8.999998" calcext:value-type="float">
            <text:p>28,999998</text:p>
          </table:table-cell>
          <table:table-cell office:value-type="float" office:value="28.328418" calcext:value-type="float">
            <text:p>28,328418</text:p>
          </table:table-cell>
          <table:table-cell office:value-type="float" office:value="28.328613" calcext:value-type="float">
            <text:p>28,328613</text:p>
          </table:table-cell>
          <table:table-cell office:value-type="float" office:value="28.299558" calcext:value-type="float">
            <text:p>28,299558</text:p>
          </table:table-cell>
          <table:table-cell office:value-type="float" office:value="28.277146" calcext:value-type="float">
            <text:p>28,277146</text:p>
          </table:table-cell>
          <table:table-cell office:value-type="float" office:value="28.306903" calcext:value-type="float">
            <text:p>28,306903</text:p>
          </table:table-cell>
          <table:table-cell office:value-type="float" office:value="28.313286" calcext:value-type="float">
            <text:p>28,31328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699996" calcext:value-type="float">
            <text:p>29,699996</text:p>
          </table:table-cell>
          <table:table-cell office:value-type="float" office:value="28.904942" calcext:value-type="float">
            <text:p>28,904942</text:p>
          </table:table-cell>
          <table:table-cell office:value-type="float" office:value="28.945086" calcext:value-type="float">
            <text:p>28,945086</text:p>
          </table:table-cell>
          <table:table-cell office:value-type="float" office:value="28.868464" calcext:value-type="float">
            <text:p>28,868464</text:p>
          </table:table-cell>
          <table:table-cell office:value-type="float" office:value="28.852669" calcext:value-type="float">
            <text:p>28,852669</text:p>
          </table:table-cell>
          <table:table-cell office:value-type="float" office:value="28.912248" calcext:value-type="float">
            <text:p>28,912248</text:p>
          </table:table-cell>
          <table:table-cell office:value-type="float" office:value="28.885143" calcext:value-type="float">
            <text:p>28,8851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.500002" calcext:value-type="float">
            <text:p>31,500002</text:p>
          </table:table-cell>
          <table:table-cell office:value-type="float" office:value="29.328183" calcext:value-type="float">
            <text:p>29,328183</text:p>
          </table:table-cell>
          <table:table-cell office:value-type="float" office:value="29.298491" calcext:value-type="float">
            <text:p>29,298491</text:p>
          </table:table-cell>
          <table:table-cell office:value-type="float" office:value="29.278692" calcext:value-type="float">
            <text:p>29,278692</text:p>
          </table:table-cell>
          <table:table-cell office:value-type="float" office:value="29.299232" calcext:value-type="float">
            <text:p>29,299232</text:p>
          </table:table-cell>
          <table:table-cell office:value-type="float" office:value="29.372357" calcext:value-type="float">
            <text:p>29,372357</text:p>
          </table:table-cell>
          <table:table-cell office:value-type="float" office:value="29.304705" calcext:value-type="float">
            <text:p>29,3047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.800005" calcext:value-type="float">
            <text:p>29,800005</text:p>
          </table:table-cell>
          <table:table-cell office:value-type="float" office:value="30.826316" calcext:value-type="float">
            <text:p>30,826316</text:p>
          </table:table-cell>
          <table:table-cell office:value-type="float" office:value="30.838094" calcext:value-type="float">
            <text:p>30,838094</text:p>
          </table:table-cell>
          <table:table-cell office:value-type="float" office:value="30.691064" calcext:value-type="float">
            <text:p>30,691064</text:p>
          </table:table-cell>
          <table:table-cell office:value-type="float" office:value="30.766659" calcext:value-type="float">
            <text:p>30,766659</text:p>
          </table:table-cell>
          <table:table-cell office:value-type="float" office:value="30.819374" calcext:value-type="float">
            <text:p>30,819374</text:p>
          </table:table-cell>
          <table:table-cell office:value-type="float" office:value="30.792737" calcext:value-type="float">
            <text:p>30,7927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399996" calcext:value-type="float">
            <text:p>28,399996</text:p>
          </table:table-cell>
          <table:table-cell office:value-type="float" office:value="29.409225" calcext:value-type="float">
            <text:p>29,409225</text:p>
          </table:table-cell>
          <table:table-cell office:value-type="float" office:value="29.348437" calcext:value-type="float">
            <text:p>29,348437</text:p>
          </table:table-cell>
          <table:table-cell office:value-type="float" office:value="29.544529" calcext:value-type="float">
            <text:p>29,544529</text:p>
          </table:table-cell>
          <table:table-cell office:value-type="float" office:value="29.414854" calcext:value-type="float">
            <text:p>29,414854</text:p>
          </table:table-cell>
          <table:table-cell office:value-type="float" office:value="29.48222" calcext:value-type="float">
            <text:p>29,48222</text:p>
          </table:table-cell>
          <table:table-cell office:value-type="float" office:value="29.401568" calcext:value-type="float">
            <text:p>29,4015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.900003" calcext:value-type="float">
            <text:p>27,900003</text:p>
          </table:table-cell>
          <table:table-cell office:value-type="float" office:value="28.193621" calcext:value-type="float">
            <text:p>28,193621</text:p>
          </table:table-cell>
          <table:table-cell office:value-type="float" office:value="28.149096" calcext:value-type="float">
            <text:p>28,149096</text:p>
          </table:table-cell>
          <table:table-cell office:value-type="float" office:value="28.185873" calcext:value-type="float">
            <text:p>28,185873</text:p>
          </table:table-cell>
          <table:table-cell office:value-type="float" office:value="28.124045" calcext:value-type="float">
            <text:p>28,124045</text:p>
          </table:table-cell>
          <table:table-cell office:value-type="float" office:value="28.108276" calcext:value-type="float">
            <text:p>28,108276</text:p>
          </table:table-cell>
          <table:table-cell office:value-type="float" office:value="28.13932" calcext:value-type="float">
            <text:p>28,139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7.790023" calcext:value-type="float">
            <text:p>27,790023</text:p>
          </table:table-cell>
          <table:table-cell office:value-type="float" office:value="27.78429" calcext:value-type="float">
            <text:p>27,78429</text:p>
          </table:table-cell>
          <table:table-cell office:value-type="float" office:value="27.728208" calcext:value-type="float">
            <text:p>27,728208</text:p>
          </table:table-cell>
          <table:table-cell office:value-type="float" office:value="27.801658" calcext:value-type="float">
            <text:p>27,801658</text:p>
          </table:table-cell>
          <table:table-cell office:value-type="float" office:value="27.78" calcext:value-type="float">
            <text:p>27,78</text:p>
          </table:table-cell>
          <table:table-cell office:value-type="float" office:value="27.790855" calcext:value-type="float">
            <text:p>27,7908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620543" calcext:value-type="float">
            <text:p>26,620543</text:p>
          </table:table-cell>
          <table:table-cell office:value-type="float" office:value="26.643709" calcext:value-type="float">
            <text:p>26,643709</text:p>
          </table:table-cell>
          <table:table-cell office:value-type="float" office:value="26.571728" calcext:value-type="float">
            <text:p>26,571728</text:p>
          </table:table-cell>
          <table:table-cell office:value-type="float" office:value="26.599847" calcext:value-type="float">
            <text:p>26,599847</text:p>
          </table:table-cell>
          <table:table-cell office:value-type="float" office:value="26.652952" calcext:value-type="float">
            <text:p>26,652952</text:p>
          </table:table-cell>
          <table:table-cell office:value-type="float" office:value="26.645724" calcext:value-type="float">
            <text:p>26,6457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457523" calcext:value-type="float">
            <text:p>26,457523</text:p>
          </table:table-cell>
          <table:table-cell office:value-type="float" office:value="26.520105" calcext:value-type="float">
            <text:p>26,520105</text:p>
          </table:table-cell>
          <table:table-cell office:value-type="float" office:value="26.403612" calcext:value-type="float">
            <text:p>26,403612</text:p>
          </table:table-cell>
          <table:table-cell office:value-type="float" office:value="26.466038" calcext:value-type="float">
            <text:p>26,466038</text:p>
          </table:table-cell>
          <table:table-cell office:value-type="float" office:value="26.456444" calcext:value-type="float">
            <text:p>26,456444</text:p>
          </table:table-cell>
          <table:table-cell office:value-type="float" office:value="26.48546" calcext:value-type="float">
            <text:p>26,485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490361" calcext:value-type="float">
            <text:p>26,490361</text:p>
          </table:table-cell>
          <table:table-cell office:value-type="float" office:value="26.480169" calcext:value-type="float">
            <text:p>26,480169</text:p>
          </table:table-cell>
          <table:table-cell office:value-type="float" office:value="26.458862" calcext:value-type="float">
            <text:p>26,458862</text:p>
          </table:table-cell>
          <table:table-cell office:value-type="float" office:value="26.48104" calcext:value-type="float">
            <text:p>26,48104</text:p>
          </table:table-cell>
          <table:table-cell office:value-type="float" office:value="26.449892" calcext:value-type="float">
            <text:p>26,449892</text:p>
          </table:table-cell>
          <table:table-cell office:value-type="float" office:value="26.475528" calcext:value-type="float">
            <text:p>26,4755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490465" calcext:value-type="float">
            <text:p>26,490465</text:p>
          </table:table-cell>
          <table:table-cell office:value-type="float" office:value="26.479506" calcext:value-type="float">
            <text:p>26,479506</text:p>
          </table:table-cell>
          <table:table-cell office:value-type="float" office:value="26.468118" calcext:value-type="float">
            <text:p>26,468118</text:p>
          </table:table-cell>
          <table:table-cell office:value-type="float" office:value="26.498408" calcext:value-type="float">
            <text:p>26,498408</text:p>
          </table:table-cell>
          <table:table-cell office:value-type="float" office:value="26.4345" calcext:value-type="float">
            <text:p>26,4345</text:p>
          </table:table-cell>
          <table:table-cell office:value-type="float" office:value="26.467429" calcext:value-type="float">
            <text:p>26,467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6.483081" calcext:value-type="float">
            <text:p>26,483081</text:p>
          </table:table-cell>
          <table:table-cell office:value-type="float" office:value="26.418601" calcext:value-type="float">
            <text:p>26,418601</text:p>
          </table:table-cell>
          <table:table-cell office:value-type="float" office:value="26.43463" calcext:value-type="float">
            <text:p>26,43463</text:p>
          </table:table-cell>
          <table:table-cell office:value-type="float" office:value="26.449736" calcext:value-type="float">
            <text:p>26,449736</text:p>
          </table:table-cell>
          <table:table-cell office:value-type="float" office:value="26.381863" calcext:value-type="float">
            <text:p>26,381863</text:p>
          </table:table-cell>
          <table:table-cell office:value-type="float" office:value="26.440103" calcext:value-type="float">
            <text:p>26,44010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6.545559" calcext:value-type="float">
            <text:p>26,545559</text:p>
          </table:table-cell>
          <table:table-cell office:value-type="float" office:value="26.55553" calcext:value-type="float">
            <text:p>26,55553</text:p>
          </table:table-cell>
          <table:table-cell office:value-type="float" office:value="26.496003" calcext:value-type="float">
            <text:p>26,496003</text:p>
          </table:table-cell>
          <table:table-cell office:value-type="float" office:value="26.522484" calcext:value-type="float">
            <text:p>26,522484</text:p>
          </table:table-cell>
          <table:table-cell office:value-type="float" office:value="26.467104" calcext:value-type="float">
            <text:p>26,467104</text:p>
          </table:table-cell>
          <table:table-cell office:value-type="float" office:value="26.51198" calcext:value-type="float">
            <text:p>26,511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661948" calcext:value-type="float">
            <text:p>26,661948</text:p>
          </table:table-cell>
          <table:table-cell office:value-type="float" office:value="26.639731" calcext:value-type="float">
            <text:p>26,639731</text:p>
          </table:table-cell>
          <table:table-cell office:value-type="float" office:value="26.60441" calcext:value-type="float">
            <text:p>26,60441</text:p>
          </table:table-cell>
          <table:table-cell office:value-type="float" office:value="26.629981" calcext:value-type="float">
            <text:p>26,629981</text:p>
          </table:table-cell>
          <table:table-cell office:value-type="float" office:value="26.57152" calcext:value-type="float">
            <text:p>26,57152</text:p>
          </table:table-cell>
          <table:table-cell office:value-type="float" office:value="26.624066" calcext:value-type="float">
            <text:p>26,624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464218" calcext:value-type="float">
            <text:p>26,464218</text:p>
          </table:table-cell>
          <table:table-cell office:value-type="float" office:value="26.441871" calcext:value-type="float">
            <text:p>26,441871</text:p>
          </table:table-cell>
          <table:table-cell office:value-type="float" office:value="26.407434" calcext:value-type="float">
            <text:p>26,407434</text:p>
          </table:table-cell>
          <table:table-cell office:value-type="float" office:value="26.435748" calcext:value-type="float">
            <text:p>26,435748</text:p>
          </table:table-cell>
          <table:table-cell office:value-type="float" office:value="26.365327" calcext:value-type="float">
            <text:p>26,365327</text:p>
          </table:table-cell>
          <table:table-cell office:value-type="float" office:value="26.427597" calcext:value-type="float">
            <text:p>26,4275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6.438777" calcext:value-type="float">
            <text:p>26,438777</text:p>
          </table:table-cell>
          <table:table-cell office:value-type="float" office:value="26.424152" calcext:value-type="float">
            <text:p>26,424152</text:p>
          </table:table-cell>
          <table:table-cell office:value-type="float" office:value="26.374934" calcext:value-type="float">
            <text:p>26,374934</text:p>
          </table:table-cell>
          <table:table-cell office:value-type="float" office:value="26.397034" calcext:value-type="float">
            <text:p>26,397034</text:p>
          </table:table-cell>
          <table:table-cell office:value-type="float" office:value="26.334998" calcext:value-type="float">
            <text:p>26,334998</text:p>
          </table:table-cell>
          <table:table-cell office:value-type="float" office:value="26.398971" calcext:value-type="float">
            <text:p>26,39897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.399999" calcext:value-type="float">
            <text:p>25,399999</text:p>
          </table:table-cell>
          <table:table-cell office:value-type="float" office:value="25.73796" calcext:value-type="float">
            <text:p>25,73796</text:p>
          </table:table-cell>
          <table:table-cell office:value-type="float" office:value="25.70598" calcext:value-type="float">
            <text:p>25,70598</text:p>
          </table:table-cell>
          <table:table-cell office:value-type="float" office:value="25.662261" calcext:value-type="float">
            <text:p>25,662261</text:p>
          </table:table-cell>
          <table:table-cell office:value-type="float" office:value="25.671985" calcext:value-type="float">
            <text:p>25,671985</text:p>
          </table:table-cell>
          <table:table-cell office:value-type="float" office:value="25.613563" calcext:value-type="float">
            <text:p>25,613563</text:p>
          </table:table-cell>
          <table:table-cell office:value-type="float" office:value="25.694527" calcext:value-type="float">
            <text:p>25,6945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5.826152" calcext:value-type="float">
            <text:p>25,826152</text:p>
          </table:table-cell>
          <table:table-cell office:value-type="float" office:value="25.968034" calcext:value-type="float">
            <text:p>25,968034</text:p>
          </table:table-cell>
          <table:table-cell office:value-type="float" office:value="25.770876" calcext:value-type="float">
            <text:p>25,770876</text:p>
          </table:table-cell>
          <table:table-cell office:value-type="float" office:value="25.802908" calcext:value-type="float">
            <text:p>25,802908</text:p>
          </table:table-cell>
          <table:table-cell office:value-type="float" office:value="25.757304" calcext:value-type="float">
            <text:p>25,757304</text:p>
          </table:table-cell>
          <table:table-cell office:value-type="float" office:value="25.798774" calcext:value-type="float">
            <text:p>25,7987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000002" calcext:value-type="float">
            <text:p>25,000002</text:p>
          </table:table-cell>
          <table:table-cell office:value-type="float" office:value="25.988548" calcext:value-type="float">
            <text:p>25,988548</text:p>
          </table:table-cell>
          <table:table-cell office:value-type="float" office:value="25.99497" calcext:value-type="float">
            <text:p>25,99497</text:p>
          </table:table-cell>
          <table:table-cell office:value-type="float" office:value="25.880856" calcext:value-type="float">
            <text:p>25,880856</text:p>
          </table:table-cell>
          <table:table-cell office:value-type="float" office:value="25.914929" calcext:value-type="float">
            <text:p>25,914929</text:p>
          </table:table-cell>
          <table:table-cell office:value-type="float" office:value="25.824462" calcext:value-type="float">
            <text:p>25,824462</text:p>
          </table:table-cell>
          <table:table-cell office:value-type="float" office:value="25.935612" calcext:value-type="float">
            <text:p>25,9356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700001" calcext:value-type="float">
            <text:p>24,700001</text:p>
          </table:table-cell>
          <table:table-cell office:value-type="float" office:value="25.725285" calcext:value-type="float">
            <text:p>25,725285</text:p>
          </table:table-cell>
          <table:table-cell office:value-type="float" office:value="25.813737" calcext:value-type="float">
            <text:p>25,813737</text:p>
          </table:table-cell>
          <table:table-cell office:value-type="float" office:value="25.607362" calcext:value-type="float">
            <text:p>25,607362</text:p>
          </table:table-cell>
          <table:table-cell office:value-type="float" office:value="25.660636" calcext:value-type="float">
            <text:p>25,660636</text:p>
          </table:table-cell>
          <table:table-cell office:value-type="float" office:value="25.581934" calcext:value-type="float">
            <text:p>25,581934</text:p>
          </table:table-cell>
          <table:table-cell office:value-type="float" office:value="25.679252" calcext:value-type="float">
            <text:p>25,679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.000002" calcext:value-type="float">
            <text:p>25,000002</text:p>
          </table:table-cell>
          <table:table-cell office:value-type="float" office:value="25.777688" calcext:value-type="float">
            <text:p>25,777688</text:p>
          </table:table-cell>
          <table:table-cell office:value-type="float" office:value="25.820159" calcext:value-type="float">
            <text:p>25,820159</text:p>
          </table:table-cell>
          <table:table-cell office:value-type="float" office:value="25.636924" calcext:value-type="float">
            <text:p>25,636924</text:p>
          </table:table-cell>
          <table:table-cell office:value-type="float" office:value="25.675703" calcext:value-type="float">
            <text:p>25,675703</text:p>
          </table:table-cell>
          <table:table-cell office:value-type="float" office:value="25.589071" calcext:value-type="float">
            <text:p>25,589071</text:p>
          </table:table-cell>
          <table:table-cell office:value-type="float" office:value="25.722542" calcext:value-type="float">
            <text:p>25,7225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5.770902" calcext:value-type="float">
            <text:p>25,770902</text:p>
          </table:table-cell>
          <table:table-cell office:value-type="float" office:value="25.887356" calcext:value-type="float">
            <text:p>25,887356</text:p>
          </table:table-cell>
          <table:table-cell office:value-type="float" office:value="25.647298" calcext:value-type="float">
            <text:p>25,647298</text:p>
          </table:table-cell>
          <table:table-cell office:value-type="float" office:value="25.699571" calcext:value-type="float">
            <text:p>25,699571</text:p>
          </table:table-cell>
          <table:table-cell office:value-type="float" office:value="25.621376" calcext:value-type="float">
            <text:p>25,621376</text:p>
          </table:table-cell>
          <table:table-cell office:value-type="float" office:value="25.727456" calcext:value-type="float">
            <text:p>25,72745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5.905049" calcext:value-type="float">
            <text:p>25,905049</text:p>
          </table:table-cell>
          <table:table-cell office:value-type="float" office:value="25.971583" calcext:value-type="float">
            <text:p>25,971583</text:p>
          </table:table-cell>
          <table:table-cell office:value-type="float" office:value="25.747801" calcext:value-type="float">
            <text:p>25,747801</text:p>
          </table:table-cell>
          <table:table-cell office:value-type="float" office:value="25.804754" calcext:value-type="float">
            <text:p>25,804754</text:p>
          </table:table-cell>
          <table:table-cell office:value-type="float" office:value="25.706812" calcext:value-type="float">
            <text:p>25,706812</text:p>
          </table:table-cell>
          <table:table-cell office:value-type="float" office:value="25.852789" calcext:value-type="float">
            <text:p>25,8527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.600001" calcext:value-type="float">
            <text:p>28,600001</text:p>
          </table:table-cell>
          <table:table-cell office:value-type="float" office:value="26.818468" calcext:value-type="float">
            <text:p>26,818468</text:p>
          </table:table-cell>
          <table:table-cell office:value-type="float" office:value="27.14027" calcext:value-type="float">
            <text:p>27,14027</text:p>
          </table:table-cell>
          <table:table-cell office:value-type="float" office:value="26.738336" calcext:value-type="float">
            <text:p>26,738336</text:p>
          </table:table-cell>
          <table:table-cell office:value-type="float" office:value="26.835472" calcext:value-type="float">
            <text:p>26,835472</text:p>
          </table:table-cell>
          <table:table-cell office:value-type="float" office:value="26.774749" calcext:value-type="float">
            <text:p>26,774749</text:p>
          </table:table-cell>
          <table:table-cell office:value-type="float" office:value="26.857403" calcext:value-type="float">
            <text:p>26,85740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399995" calcext:value-type="float">
            <text:p>29,399995</text:p>
          </table:table-cell>
          <table:table-cell office:value-type="float" office:value="29.101242" calcext:value-type="float">
            <text:p>29,101242</text:p>
          </table:table-cell>
          <table:table-cell office:value-type="float" office:value="29.299674" calcext:value-type="float">
            <text:p>29,299674</text:p>
          </table:table-cell>
          <table:table-cell office:value-type="float" office:value="28.891968" calcext:value-type="float">
            <text:p>28,891968</text:p>
          </table:table-cell>
          <table:table-cell office:value-type="float" office:value="29.025413" calcext:value-type="float">
            <text:p>29,025413</text:p>
          </table:table-cell>
          <table:table-cell office:value-type="float" office:value="28.982812" calcext:value-type="float">
            <text:p>28,982812</text:p>
          </table:table-cell>
          <table:table-cell office:value-type="float" office:value="29.051517" calcext:value-type="float">
            <text:p>29,0515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9.800005" calcext:value-type="float">
            <text:p>29,800005</text:p>
          </table:table-cell>
          <table:table-cell office:value-type="float" office:value="30.026751" calcext:value-type="float">
            <text:p>30,026751</text:p>
          </table:table-cell>
          <table:table-cell office:value-type="float" office:value="29.951585" calcext:value-type="float">
            <text:p>29,951585</text:p>
          </table:table-cell>
          <table:table-cell office:value-type="float" office:value="29.843594" calcext:value-type="float">
            <text:p>29,843594</text:p>
          </table:table-cell>
          <table:table-cell office:value-type="float" office:value="29.9419" calcext:value-type="float">
            <text:p>29,9419</text:p>
          </table:table-cell>
          <table:table-cell office:value-type="float" office:value="29.933684" calcext:value-type="float">
            <text:p>29,933684</text:p>
          </table:table-cell>
          <table:table-cell office:value-type="float" office:value="29.963324" calcext:value-type="float">
            <text:p>29,9633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.9" calcext:value-type="float">
            <text:p>30,9</text:p>
          </table:table-cell>
          <table:table-cell office:value-type="float" office:value="30.128086" calcext:value-type="float">
            <text:p>30,128086</text:p>
          </table:table-cell>
          <table:table-cell office:value-type="float" office:value="29.993406" calcext:value-type="float">
            <text:p>29,993406</text:p>
          </table:table-cell>
          <table:table-cell office:value-type="float" office:value="30.114995" calcext:value-type="float">
            <text:p>30,114995</text:p>
          </table:table-cell>
          <table:table-cell office:value-type="float" office:value="30.087981" calcext:value-type="float">
            <text:p>30,087981</text:p>
          </table:table-cell>
          <table:table-cell office:value-type="float" office:value="30.108716" calcext:value-type="float">
            <text:p>30,108716</text:p>
          </table:table-cell>
          <table:table-cell office:value-type="float" office:value="30.101579" calcext:value-type="float">
            <text:p>30,10157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9.900001" calcext:value-type="float">
            <text:p>29,900001</text:p>
          </table:table-cell>
          <table:table-cell office:value-type="float" office:value="30.636776" calcext:value-type="float">
            <text:p>30,636776</text:p>
          </table:table-cell>
          <table:table-cell office:value-type="float" office:value="30.626532" calcext:value-type="float">
            <text:p>30,626532</text:p>
          </table:table-cell>
          <table:table-cell office:value-type="float" office:value="30.587701" calcext:value-type="float">
            <text:p>30,587701</text:p>
          </table:table-cell>
          <table:table-cell office:value-type="float" office:value="30.59801" calcext:value-type="float">
            <text:p>30,59801</text:p>
          </table:table-cell>
          <table:table-cell office:value-type="float" office:value="30.617757" calcext:value-type="float">
            <text:p>30,617757</text:p>
          </table:table-cell>
          <table:table-cell office:value-type="float" office:value="30.62895" calcext:value-type="float">
            <text:p>30,6289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.500003" calcext:value-type="float">
            <text:p>30,500003</text:p>
          </table:table-cell>
          <table:table-cell office:value-type="float" office:value="29.357381" calcext:value-type="float">
            <text:p>29,357381</text:p>
          </table:table-cell>
          <table:table-cell office:value-type="float" office:value="29.274272" calcext:value-type="float">
            <text:p>29,274272</text:p>
          </table:table-cell>
          <table:table-cell office:value-type="float" office:value="29.422758" calcext:value-type="float">
            <text:p>29,422758</text:p>
          </table:table-cell>
          <table:table-cell office:value-type="float" office:value="29.33012" calcext:value-type="float">
            <text:p>29,33012</text:p>
          </table:table-cell>
          <table:table-cell office:value-type="float" office:value="29.384785" calcext:value-type="float">
            <text:p>29,384785</text:p>
          </table:table-cell>
          <table:table-cell office:value-type="float" office:value="29.322684" calcext:value-type="float">
            <text:p>29,32268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.200002" calcext:value-type="float">
            <text:p>30,200002</text:p>
          </table:table-cell>
          <table:table-cell office:value-type="float" office:value="29.553226" calcext:value-type="float">
            <text:p>29,553226</text:p>
          </table:table-cell>
          <table:table-cell office:value-type="float" office:value="29.445625" calcext:value-type="float">
            <text:p>29,445625</text:p>
          </table:table-cell>
          <table:table-cell office:value-type="float" office:value="29.532049" calcext:value-type="float">
            <text:p>29,532049</text:p>
          </table:table-cell>
          <table:table-cell office:value-type="float" office:value="29.489812" calcext:value-type="float">
            <text:p>29,489812</text:p>
          </table:table-cell>
          <table:table-cell office:value-type="float" office:value="29.509351" calcext:value-type="float">
            <text:p>29,509351</text:p>
          </table:table-cell>
          <table:table-cell office:value-type="float" office:value="29.504151" calcext:value-type="float">
            <text:p>29,50415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.200002" calcext:value-type="float">
            <text:p>30,200002</text:p>
          </table:table-cell>
          <table:table-cell office:value-type="float" office:value="29.181543" calcext:value-type="float">
            <text:p>29,181543</text:p>
          </table:table-cell>
          <table:table-cell office:value-type="float" office:value="29.051972" calcext:value-type="float">
            <text:p>29,051972</text:p>
          </table:table-cell>
          <table:table-cell office:value-type="float" office:value="29.244333" calcext:value-type="float">
            <text:p>29,244333</text:p>
          </table:table-cell>
          <table:table-cell office:value-type="float" office:value="29.182752" calcext:value-type="float">
            <text:p>29,182752</text:p>
          </table:table-cell>
          <table:table-cell office:value-type="float" office:value="29.220309" calcext:value-type="float">
            <text:p>29,220309</text:p>
          </table:table-cell>
          <table:table-cell office:value-type="float" office:value="29.151877" calcext:value-type="float">
            <text:p>29,15187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.500004" calcext:value-type="float">
            <text:p>29,500004</text:p>
          </table:table-cell>
          <table:table-cell office:value-type="float" office:value="28.959425" calcext:value-type="float">
            <text:p>28,959425</text:p>
          </table:table-cell>
          <table:table-cell office:value-type="float" office:value="28.766414" calcext:value-type="float">
            <text:p>28,766414</text:p>
          </table:table-cell>
          <table:table-cell office:value-type="float" office:value="28.978821" calcext:value-type="float">
            <text:p>28,978821</text:p>
          </table:table-cell>
          <table:table-cell office:value-type="float" office:value="28.903915" calcext:value-type="float">
            <text:p>28,903915</text:p>
          </table:table-cell>
          <table:table-cell office:value-type="float" office:value="28.938768" calcext:value-type="float">
            <text:p>28,938768</text:p>
          </table:table-cell>
          <table:table-cell office:value-type="float" office:value="28.897207" calcext:value-type="float">
            <text:p>28,89720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7.399997" calcext:value-type="float">
            <text:p>27,399997</text:p>
          </table:table-cell>
          <table:table-cell office:value-type="float" office:value="28.694251" calcext:value-type="float">
            <text:p>28,694251</text:p>
          </table:table-cell>
          <table:table-cell office:value-type="float" office:value="28.545206" calcext:value-type="float">
            <text:p>28,545206</text:p>
          </table:table-cell>
          <table:table-cell office:value-type="float" office:value="28.738048" calcext:value-type="float">
            <text:p>28,738048</text:p>
          </table:table-cell>
          <table:table-cell office:value-type="float" office:value="28.666873" calcext:value-type="float">
            <text:p>28,666873</text:p>
          </table:table-cell>
          <table:table-cell office:value-type="float" office:value="28.685931" calcext:value-type="float">
            <text:p>28,685931</text:p>
          </table:table-cell>
          <table:table-cell office:value-type="float" office:value="28.649869" calcext:value-type="float">
            <text:p>28,649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7.274508" calcext:value-type="float">
            <text:p>27,274508</text:p>
          </table:table-cell>
          <table:table-cell office:value-type="float" office:value="27.248196" calcext:value-type="float">
            <text:p>27,248196</text:p>
          </table:table-cell>
          <table:table-cell office:value-type="float" office:value="27.292305" calcext:value-type="float">
            <text:p>27,292305</text:p>
          </table:table-cell>
          <table:table-cell office:value-type="float" office:value="27.258024" calcext:value-type="float">
            <text:p>27,258024</text:p>
          </table:table-cell>
          <table:table-cell office:value-type="float" office:value="27.27274" calcext:value-type="float">
            <text:p>27,27274</text:p>
          </table:table-cell>
          <table:table-cell office:value-type="float" office:value="27.274599" calcext:value-type="float">
            <text:p>27,2745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565046" calcext:value-type="float">
            <text:p>26,565046</text:p>
          </table:table-cell>
          <table:table-cell office:value-type="float" office:value="26.677275" calcext:value-type="float">
            <text:p>26,677275</text:p>
          </table:table-cell>
          <table:table-cell office:value-type="float" office:value="26.36781" calcext:value-type="float">
            <text:p>26,36781</text:p>
          </table:table-cell>
          <table:table-cell office:value-type="float" office:value="26.547717" calcext:value-type="float">
            <text:p>26,547717</text:p>
          </table:table-cell>
          <table:table-cell office:value-type="float" office:value="26.509497" calcext:value-type="float">
            <text:p>26,509497</text:p>
          </table:table-cell>
          <table:table-cell office:value-type="float" office:value="26.593282" calcext:value-type="float">
            <text:p>26,59328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127349" calcext:value-type="float">
            <text:p>26,127349</text:p>
          </table:table-cell>
          <table:table-cell office:value-type="float" office:value="26.287366" calcext:value-type="float">
            <text:p>26,287366</text:p>
          </table:table-cell>
          <table:table-cell office:value-type="float" office:value="25.948183" calcext:value-type="float">
            <text:p>25,948183</text:p>
          </table:table-cell>
          <table:table-cell office:value-type="float" office:value="26.096266" calcext:value-type="float">
            <text:p>26,096266</text:p>
          </table:table-cell>
          <table:table-cell office:value-type="float" office:value="26.086646" calcext:value-type="float">
            <text:p>26,086646</text:p>
          </table:table-cell>
          <table:table-cell office:value-type="float" office:value="26.167194" calcext:value-type="float">
            <text:p>26,1671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082408" calcext:value-type="float">
            <text:p>26,082408</text:p>
          </table:table-cell>
          <table:table-cell office:value-type="float" office:value="26.275302" calcext:value-type="float">
            <text:p>26,275302</text:p>
          </table:table-cell>
          <table:table-cell office:value-type="float" office:value="26.102194" calcext:value-type="float">
            <text:p>26,102194</text:p>
          </table:table-cell>
          <table:table-cell office:value-type="float" office:value="26.124996" calcext:value-type="float">
            <text:p>26,124996</text:p>
          </table:table-cell>
          <table:table-cell office:value-type="float" office:value="26.098476" calcext:value-type="float">
            <text:p>26,098476</text:p>
          </table:table-cell>
          <table:table-cell office:value-type="float" office:value="26.105834" calcext:value-type="float">
            <text:p>26,10583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314718" calcext:value-type="float">
            <text:p>26,314718</text:p>
          </table:table-cell>
          <table:table-cell office:value-type="float" office:value="26.304799" calcext:value-type="float">
            <text:p>26,304799</text:p>
          </table:table-cell>
          <table:table-cell office:value-type="float" office:value="26.263199" calcext:value-type="float">
            <text:p>26,263199</text:p>
          </table:table-cell>
          <table:table-cell office:value-type="float" office:value="26.308114" calcext:value-type="float">
            <text:p>26,308114</text:p>
          </table:table-cell>
          <table:table-cell office:value-type="float" office:value="26.204556" calcext:value-type="float">
            <text:p>26,204556</text:p>
          </table:table-cell>
          <table:table-cell office:value-type="float" office:value="26.284181" calcext:value-type="float">
            <text:p>26,2841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.499995" calcext:value-type="float">
            <text:p>25,499995</text:p>
          </table:table-cell>
          <table:table-cell office:value-type="float" office:value="26.416677" calcext:value-type="float">
            <text:p>26,416677</text:p>
          </table:table-cell>
          <table:table-cell office:value-type="float" office:value="26.480091" calcext:value-type="float">
            <text:p>26,480091</text:p>
          </table:table-cell>
          <table:table-cell office:value-type="float" office:value="26.34064" calcext:value-type="float">
            <text:p>26,34064</text:p>
          </table:table-cell>
          <table:table-cell office:value-type="float" office:value="26.381291" calcext:value-type="float">
            <text:p>26,381291</text:p>
          </table:table-cell>
          <table:table-cell office:value-type="float" office:value="26.315316" calcext:value-type="float">
            <text:p>26,315316</text:p>
          </table:table-cell>
          <table:table-cell office:value-type="float" office:value="26.395292" calcext:value-type="float">
            <text:p>26,39529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6.324689" calcext:value-type="float">
            <text:p>26,324689</text:p>
          </table:table-cell>
          <table:table-cell office:value-type="float" office:value="26.296921" calcext:value-type="float">
            <text:p>26,296921</text:p>
          </table:table-cell>
          <table:table-cell office:value-type="float" office:value="26.239331" calcext:value-type="float">
            <text:p>26,239331</text:p>
          </table:table-cell>
          <table:table-cell office:value-type="float" office:value="26.255555" calcext:value-type="float">
            <text:p>26,255555</text:p>
          </table:table-cell>
          <table:table-cell office:value-type="float" office:value="26.191205" calcext:value-type="float">
            <text:p>26,191205</text:p>
          </table:table-cell>
          <table:table-cell office:value-type="float" office:value="26.279592" calcext:value-type="float">
            <text:p>26,2795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5.816779" calcext:value-type="float">
            <text:p>25,816779</text:p>
          </table:table-cell>
          <table:table-cell office:value-type="float" office:value="25.835668" calcext:value-type="float">
            <text:p>25,835668</text:p>
          </table:table-cell>
          <table:table-cell office:value-type="float" office:value="25.7364" calcext:value-type="float">
            <text:p>25,7364</text:p>
          </table:table-cell>
          <table:table-cell office:value-type="float" office:value="25.764597" calcext:value-type="float">
            <text:p>25,764597</text:p>
          </table:table-cell>
          <table:table-cell office:value-type="float" office:value="25.700247" calcext:value-type="float">
            <text:p>25,700247</text:p>
          </table:table-cell>
          <table:table-cell office:value-type="float" office:value="25.772423" calcext:value-type="float">
            <text:p>25,7724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5.674754" calcext:value-type="float">
            <text:p>25,674754</text:p>
          </table:table-cell>
          <table:table-cell office:value-type="float" office:value="25.718876" calcext:value-type="float">
            <text:p>25,718876</text:p>
          </table:table-cell>
          <table:table-cell office:value-type="float" office:value="25.573302" calcext:value-type="float">
            <text:p>25,573302</text:p>
          </table:table-cell>
          <table:table-cell office:value-type="float" office:value="25.603358" calcext:value-type="float">
            <text:p>25,603358</text:p>
          </table:table-cell>
          <table:table-cell office:value-type="float" office:value="25.540854" calcext:value-type="float">
            <text:p>25,540854</text:p>
          </table:table-cell>
          <table:table-cell office:value-type="float" office:value="25.623651" calcext:value-type="float">
            <text:p>25,62365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4.499996" calcext:value-type="float">
            <text:p>24,499996</text:p>
          </table:table-cell>
          <table:table-cell office:value-type="float" office:value="25.628799" calcext:value-type="float">
            <text:p>25,628799</text:p>
          </table:table-cell>
          <table:table-cell office:value-type="float" office:value="25.71157" calcext:value-type="float">
            <text:p>25,71157</text:p>
          </table:table-cell>
          <table:table-cell office:value-type="float" office:value="25.515764" calcext:value-type="float">
            <text:p>25,515764</text:p>
          </table:table-cell>
          <table:table-cell office:value-type="float" office:value="25.55648" calcext:value-type="float">
            <text:p>25,55648</text:p>
          </table:table-cell>
          <table:table-cell office:value-type="float" office:value="25.486696" calcext:value-type="float">
            <text:p>25,486696</text:p>
          </table:table-cell>
          <table:table-cell office:value-type="float" office:value="25.576487" calcext:value-type="float">
            <text:p>25,57648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5.552892" calcext:value-type="float">
            <text:p>25,552892</text:p>
          </table:table-cell>
          <table:table-cell office:value-type="float" office:value="25.601486" calcext:value-type="float">
            <text:p>25,601486</text:p>
          </table:table-cell>
          <table:table-cell office:value-type="float" office:value="25.40269" calcext:value-type="float">
            <text:p>25,40269</text:p>
          </table:table-cell>
          <table:table-cell office:value-type="float" office:value="25.444134" calcext:value-type="float">
            <text:p>25,444134</text:p>
          </table:table-cell>
          <table:table-cell office:value-type="float" office:value="25.360726" calcext:value-type="float">
            <text:p>25,360726</text:p>
          </table:table-cell>
          <table:table-cell office:value-type="float" office:value="25.483316" calcext:value-type="float">
            <text:p>25,4833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5.72756" calcext:value-type="float">
            <text:p>25,72756</text:p>
          </table:table-cell>
          <table:table-cell office:value-type="float" office:value="25.870482" calcext:value-type="float">
            <text:p>25,870482</text:p>
          </table:table-cell>
          <table:table-cell office:value-type="float" office:value="25.582571" calcext:value-type="float">
            <text:p>25,582571</text:p>
          </table:table-cell>
          <table:table-cell office:value-type="float" office:value="25.642839" calcext:value-type="float">
            <text:p>25,642839</text:p>
          </table:table-cell>
          <table:table-cell office:value-type="float" office:value="25.55986" calcext:value-type="float">
            <text:p>25,55986</text:p>
          </table:table-cell>
          <table:table-cell office:value-type="float" office:value="25.683308" calcext:value-type="float">
            <text:p>25,6833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6.206506" calcext:value-type="float">
            <text:p>26,206506</text:p>
          </table:table-cell>
          <table:table-cell office:value-type="float" office:value="26.375064" calcext:value-type="float">
            <text:p>26,375064</text:p>
          </table:table-cell>
          <table:table-cell office:value-type="float" office:value="26.03618" calcext:value-type="float">
            <text:p>26,03618</text:p>
          </table:table-cell>
          <table:table-cell office:value-type="float" office:value="26.121785" calcext:value-type="float">
            <text:p>26,121785</text:p>
          </table:table-cell>
          <table:table-cell office:value-type="float" office:value="26.030369" calcext:value-type="float">
            <text:p>26,030369</text:p>
          </table:table-cell>
          <table:table-cell office:value-type="float" office:value="26.179869" calcext:value-type="float">
            <text:p>26,17986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7.147394" calcext:value-type="float">
            <text:p>27,147394</text:p>
          </table:table-cell>
          <table:table-cell office:value-type="float" office:value="27.486148" calcext:value-type="float">
            <text:p>27,486148</text:p>
          </table:table-cell>
          <table:table-cell office:value-type="float" office:value="27.010348" calcext:value-type="float">
            <text:p>27,010348</text:p>
          </table:table-cell>
          <table:table-cell office:value-type="float" office:value="27.142116" calcext:value-type="float">
            <text:p>27,142116</text:p>
          </table:table-cell>
          <table:table-cell office:value-type="float" office:value="27.083772" calcext:value-type="float">
            <text:p>27,083772</text:p>
          </table:table-cell>
          <table:table-cell office:value-type="float" office:value="27.175916" calcext:value-type="float">
            <text:p>27,17591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4.600005" calcext:value-type="float">
            <text:p>24,600005</text:p>
          </table:table-cell>
          <table:table-cell office:value-type="float" office:value="26.751622" calcext:value-type="float">
            <text:p>26,751622</text:p>
          </table:table-cell>
          <table:table-cell office:value-type="float" office:value="26.782913" calcext:value-type="float">
            <text:p>26,782913</text:p>
          </table:table-cell>
          <table:table-cell office:value-type="float" office:value="26.624807" calcext:value-type="float">
            <text:p>26,624807</text:p>
          </table:table-cell>
          <table:table-cell office:value-type="float" office:value="26.663729" calcext:value-type="float">
            <text:p>26,663729</text:p>
          </table:table-cell>
          <table:table-cell office:value-type="float" office:value="26.579905" calcext:value-type="float">
            <text:p>26,579905</text:p>
          </table:table-cell>
          <table:table-cell office:value-type="float" office:value="26.728261" calcext:value-type="float">
            <text:p>26,7282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5.584014" calcext:value-type="float">
            <text:p>25,584014</text:p>
          </table:table-cell>
          <table:table-cell office:value-type="float" office:value="25.657984" calcext:value-type="float">
            <text:p>25,657984</text:p>
          </table:table-cell>
          <table:table-cell office:value-type="float" office:value="25.495874" calcext:value-type="float">
            <text:p>25,495874</text:p>
          </table:table-cell>
          <table:table-cell office:value-type="float" office:value="25.524162" calcext:value-type="float">
            <text:p>25,524162</text:p>
          </table:table-cell>
          <table:table-cell office:value-type="float" office:value="25.450374" calcext:value-type="float">
            <text:p>25,450374</text:p>
          </table:table-cell>
          <table:table-cell office:value-type="float" office:value="25.563396" calcext:value-type="float">
            <text:p>25,5633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5.707982" calcext:value-type="float">
            <text:p>25,707982</text:p>
          </table:table-cell>
          <table:table-cell office:value-type="float" office:value="25.852789" calcext:value-type="float">
            <text:p>25,852789</text:p>
          </table:table-cell>
          <table:table-cell office:value-type="float" office:value="25.611834" calcext:value-type="float">
            <text:p>25,611834</text:p>
          </table:table-cell>
          <table:table-cell office:value-type="float" office:value="25.641344" calcext:value-type="float">
            <text:p>25,641344</text:p>
          </table:table-cell>
          <table:table-cell office:value-type="float" office:value="25.603917" calcext:value-type="float">
            <text:p>25,603917</text:p>
          </table:table-cell>
          <table:table-cell office:value-type="float" office:value="25.671816" calcext:value-type="float">
            <text:p>25,67181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office:value-type="float" office:value="26.607153" calcext:value-type="float">
            <text:p>26,607153</text:p>
          </table:table-cell>
          <table:table-cell office:value-type="float" office:value="26.848485" calcext:value-type="float">
            <text:p>26,848485</text:p>
          </table:table-cell>
          <table:table-cell office:value-type="float" office:value="26.622844" calcext:value-type="float">
            <text:p>26,622844</text:p>
          </table:table-cell>
          <table:table-cell office:value-type="float" office:value="26.676027" calcext:value-type="float">
            <text:p>26,676027</text:p>
          </table:table-cell>
          <table:table-cell office:value-type="float" office:value="26.588784" calcext:value-type="float">
            <text:p>26,588784</text:p>
          </table:table-cell>
          <table:table-cell office:value-type="float" office:value="26.648636" calcext:value-type="float">
            <text:p>26,64863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8.699997" calcext:value-type="float">
            <text:p>28,699997</text:p>
          </table:table-cell>
          <table:table-cell office:value-type="float" office:value="27.780845" calcext:value-type="float">
            <text:p>27,780845</text:p>
          </table:table-cell>
          <table:table-cell office:value-type="float" office:value="27.974636" calcext:value-type="float">
            <text:p>27,974636</text:p>
          </table:table-cell>
          <table:table-cell office:value-type="float" office:value="27.590408" calcext:value-type="float">
            <text:p>27,590408</text:p>
          </table:table-cell>
          <table:table-cell office:value-type="float" office:value="27.75309" calcext:value-type="float">
            <text:p>27,75309</text:p>
          </table:table-cell>
          <table:table-cell office:value-type="float" office:value="27.683865" calcext:value-type="float">
            <text:p>27,683865</text:p>
          </table:table-cell>
          <table:table-cell office:value-type="float" office:value="27.793585" calcext:value-type="float">
            <text:p>27,7935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.800006" calcext:value-type="float">
            <text:p>28,800006</text:p>
          </table:table-cell>
          <table:table-cell office:value-type="float" office:value="28.936389" calcext:value-type="float">
            <text:p>28,936389</text:p>
          </table:table-cell>
          <table:table-cell office:value-type="float" office:value="29.119546" calcext:value-type="float">
            <text:p>29,119546</text:p>
          </table:table-cell>
          <table:table-cell office:value-type="float" office:value="28.848509" calcext:value-type="float">
            <text:p>28,848509</text:p>
          </table:table-cell>
          <table:table-cell office:value-type="float" office:value="28.912313" calcext:value-type="float">
            <text:p>28,912313</text:p>
          </table:table-cell>
          <table:table-cell office:value-type="float" office:value="28.93479" calcext:value-type="float">
            <text:p>28,93479</text:p>
          </table:table-cell>
          <table:table-cell office:value-type="float" office:value="28.941693" calcext:value-type="float">
            <text:p>28,9416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.799994" calcext:value-type="float">
            <text:p>27,799994</text:p>
          </table:table-cell>
          <table:table-cell office:value-type="float" office:value="29.426476" calcext:value-type="float">
            <text:p>29,426476</text:p>
          </table:table-cell>
          <table:table-cell office:value-type="float" office:value="29.355899" calcext:value-type="float">
            <text:p>29,355899</text:p>
          </table:table-cell>
          <table:table-cell office:value-type="float" office:value="29.360163" calcext:value-type="float">
            <text:p>29,360163</text:p>
          </table:table-cell>
          <table:table-cell office:value-type="float" office:value="29.359019" calcext:value-type="float">
            <text:p>29,359019</text:p>
          </table:table-cell>
          <table:table-cell office:value-type="float" office:value="29.406196" calcext:value-type="float">
            <text:p>29,406196</text:p>
          </table:table-cell>
          <table:table-cell office:value-type="float" office:value="29.389374" calcext:value-type="float">
            <text:p>29,3893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7.984152" calcext:value-type="float">
            <text:p>27,984152</text:p>
          </table:table-cell>
          <table:table-cell office:value-type="float" office:value="27.916448" calcext:value-type="float">
            <text:p>27,916448</text:p>
          </table:table-cell>
          <table:table-cell office:value-type="float" office:value="28.000051" calcext:value-type="float">
            <text:p>28,000051</text:p>
          </table:table-cell>
          <table:table-cell office:value-type="float" office:value="27.942071" calcext:value-type="float">
            <text:p>27,942071</text:p>
          </table:table-cell>
          <table:table-cell office:value-type="float" office:value="27.955487" calcext:value-type="float">
            <text:p>27,955487</text:p>
          </table:table-cell>
          <table:table-cell office:value-type="float" office:value="27.960986" calcext:value-type="float">
            <text:p>27,96098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.900004" calcext:value-type="float">
            <text:p>26,900004</text:p>
          </table:table-cell>
          <table:table-cell office:value-type="float" office:value="28.095341" calcext:value-type="float">
            <text:p>28,095341</text:p>
          </table:table-cell>
          <table:table-cell office:value-type="float" office:value="28.080807" calcext:value-type="float">
            <text:p>28,080807</text:p>
          </table:table-cell>
          <table:table-cell office:value-type="float" office:value="28.067651" calcext:value-type="float">
            <text:p>28,067651</text:p>
          </table:table-cell>
          <table:table-cell office:value-type="float" office:value="28.028274" calcext:value-type="float">
            <text:p>28,028274</text:p>
          </table:table-cell>
          <table:table-cell office:value-type="float" office:value="28.029613" calcext:value-type="float">
            <text:p>28,029613</text:p>
          </table:table-cell>
          <table:table-cell office:value-type="float" office:value="28.044472" calcext:value-type="float">
            <text:p>28,0444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7.019955" calcext:value-type="float">
            <text:p>27,019955</text:p>
          </table:table-cell>
          <table:table-cell office:value-type="float" office:value="26.902721" calcext:value-type="float">
            <text:p>26,902721</text:p>
          </table:table-cell>
          <table:table-cell office:value-type="float" office:value="27.020969" calcext:value-type="float">
            <text:p>27,020969</text:p>
          </table:table-cell>
          <table:table-cell office:value-type="float" office:value="26.989509" calcext:value-type="float">
            <text:p>26,989509</text:p>
          </table:table-cell>
          <table:table-cell office:value-type="float" office:value="26.98037" calcext:value-type="float">
            <text:p>26,98037</text:p>
          </table:table-cell>
          <table:table-cell office:value-type="float" office:value="26.988066" calcext:value-type="float">
            <text:p>26,98806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433512" calcext:value-type="float">
            <text:p>26,433512</text:p>
          </table:table-cell>
          <table:table-cell office:value-type="float" office:value="26.446421" calcext:value-type="float">
            <text:p>26,446421</text:p>
          </table:table-cell>
          <table:table-cell office:value-type="float" office:value="26.384255" calcext:value-type="float">
            <text:p>26,384255</text:p>
          </table:table-cell>
          <table:table-cell office:value-type="float" office:value="26.425998" calcext:value-type="float">
            <text:p>26,425998</text:p>
          </table:table-cell>
          <table:table-cell office:value-type="float" office:value="26.394343" calcext:value-type="float">
            <text:p>26,394343</text:p>
          </table:table-cell>
          <table:table-cell office:value-type="float" office:value="26.438543" calcext:value-type="float">
            <text:p>26,43854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.399999" calcext:value-type="float">
            <text:p>25,399999</text:p>
          </table:table-cell>
          <table:table-cell office:value-type="float" office:value="26.075063" calcext:value-type="float">
            <text:p>26,075063</text:p>
          </table:table-cell>
          <table:table-cell office:value-type="float" office:value="26.149878" calcext:value-type="float">
            <text:p>26,149878</text:p>
          </table:table-cell>
          <table:table-cell office:value-type="float" office:value="25.988977" calcext:value-type="float">
            <text:p>25,988977</text:p>
          </table:table-cell>
          <table:table-cell office:value-type="float" office:value="26.036362" calcext:value-type="float">
            <text:p>26,036362</text:p>
          </table:table-cell>
          <table:table-cell office:value-type="float" office:value="26.021646" calcext:value-type="float">
            <text:p>26,021646</text:p>
          </table:table-cell>
          <table:table-cell office:value-type="float" office:value="26.080718" calcext:value-type="float">
            <text:p>26,0807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.399999" calcext:value-type="float">
            <text:p>25,399999</text:p>
          </table:table-cell>
          <table:table-cell office:value-type="float" office:value="25.805677" calcext:value-type="float">
            <text:p>25,805677</text:p>
          </table:table-cell>
          <table:table-cell office:value-type="float" office:value="25.961807" calcext:value-type="float">
            <text:p>25,961807</text:p>
          </table:table-cell>
          <table:table-cell office:value-type="float" office:value="25.749166" calcext:value-type="float">
            <text:p>25,749166</text:p>
          </table:table-cell>
          <table:table-cell office:value-type="float" office:value="25.804585" calcext:value-type="float">
            <text:p>25,804585</text:p>
          </table:table-cell>
          <table:table-cell office:value-type="float" office:value="25.774152" calcext:value-type="float">
            <text:p>25,774152</text:p>
          </table:table-cell>
          <table:table-cell office:value-type="float" office:value="25.811553" calcext:value-type="float">
            <text:p>25,81155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.399999" calcext:value-type="float">
            <text:p>25,399999</text:p>
          </table:table-cell>
          <table:table-cell office:value-type="float" office:value="25.966604" calcext:value-type="float">
            <text:p>25,966604</text:p>
          </table:table-cell>
          <table:table-cell office:value-type="float" office:value="26.020749" calcext:value-type="float">
            <text:p>26,020749</text:p>
          </table:table-cell>
          <table:table-cell office:value-type="float" office:value="25.898575" calcext:value-type="float">
            <text:p>25,898575</text:p>
          </table:table-cell>
          <table:table-cell office:value-type="float" office:value="25.935391" calcext:value-type="float">
            <text:p>25,935391</text:p>
          </table:table-cell>
          <table:table-cell office:value-type="float" office:value="25.864151" calcext:value-type="float">
            <text:p>25,864151</text:p>
          </table:table-cell>
          <table:table-cell office:value-type="float" office:value="25.93049" calcext:value-type="float">
            <text:p>25,9304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6.005981" calcext:value-type="float">
            <text:p>26,005981</text:p>
          </table:table-cell>
          <table:table-cell office:value-type="float" office:value="26.06504" calcext:value-type="float">
            <text:p>26,06504</text:p>
          </table:table-cell>
          <table:table-cell office:value-type="float" office:value="25.913941" calcext:value-type="float">
            <text:p>25,913941</text:p>
          </table:table-cell>
          <table:table-cell office:value-type="float" office:value="25.96507" calcext:value-type="float">
            <text:p>25,96507</text:p>
          </table:table-cell>
          <table:table-cell office:value-type="float" office:value="25.881571" calcext:value-type="float">
            <text:p>25,881571</text:p>
          </table:table-cell>
          <table:table-cell office:value-type="float" office:value="25.968463" calcext:value-type="float">
            <text:p>25,9684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5.977381" calcext:value-type="float">
            <text:p>25,977381</text:p>
          </table:table-cell>
          <table:table-cell office:value-type="float" office:value="25.999312" calcext:value-type="float">
            <text:p>25,999312</text:p>
          </table:table-cell>
          <table:table-cell office:value-type="float" office:value="25.863293" calcext:value-type="float">
            <text:p>25,863293</text:p>
          </table:table-cell>
          <table:table-cell office:value-type="float" office:value="25.899563" calcext:value-type="float">
            <text:p>25,899563</text:p>
          </table:table-cell>
          <table:table-cell office:value-type="float" office:value="25.815232" calcext:value-type="float">
            <text:p>25,815232</text:p>
          </table:table-cell>
          <table:table-cell office:value-type="float" office:value="25.930412" calcext:value-type="float">
            <text:p>25,9304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5.717017" calcext:value-type="float">
            <text:p>25,717017</text:p>
          </table:table-cell>
          <table:table-cell office:value-type="float" office:value="25.755562" calcext:value-type="float">
            <text:p>25,755562</text:p>
          </table:table-cell>
          <table:table-cell office:value-type="float" office:value="25.599341" calcext:value-type="float">
            <text:p>25,599341</text:p>
          </table:table-cell>
          <table:table-cell office:value-type="float" office:value="25.633479" calcext:value-type="float">
            <text:p>25,633479</text:p>
          </table:table-cell>
          <table:table-cell office:value-type="float" office:value="25.557364" calcext:value-type="float">
            <text:p>25,557364</text:p>
          </table:table-cell>
          <table:table-cell office:value-type="float" office:value="25.662989" calcext:value-type="float">
            <text:p>25,66298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.4" calcext:value-type="float">
            <text:p>24,4</text:p>
          </table:table-cell>
          <table:table-cell office:value-type="float" office:value="25.691823" calcext:value-type="float">
            <text:p>25,691823</text:p>
          </table:table-cell>
          <table:table-cell office:value-type="float" office:value="25.767158" calcext:value-type="float">
            <text:p>25,767158</text:p>
          </table:table-cell>
          <table:table-cell office:value-type="float" office:value="25.568297" calcext:value-type="float">
            <text:p>25,568297</text:p>
          </table:table-cell>
          <table:table-cell office:value-type="float" office:value="25.608831" calcext:value-type="float">
            <text:p>25,608831</text:p>
          </table:table-cell>
          <table:table-cell office:value-type="float" office:value="25.533704" calcext:value-type="float">
            <text:p>25,533704</text:p>
          </table:table-cell>
          <table:table-cell office:value-type="float" office:value="25.638484" calcext:value-type="float">
            <text:p>25,6384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.7" calcext:value-type="float">
            <text:p>25,7</text:p>
          </table:table-cell>
          <table:table-cell office:value-type="float" office:value="25.514009" calcext:value-type="float">
            <text:p>25,514009</text:p>
          </table:table-cell>
          <table:table-cell office:value-type="float" office:value="25.553776" calcext:value-type="float">
            <text:p>25,553776</text:p>
          </table:table-cell>
          <table:table-cell office:value-type="float" office:value="25.358841" calcext:value-type="float">
            <text:p>25,358841</text:p>
          </table:table-cell>
          <table:table-cell office:value-type="float" office:value="25.39762" calcext:value-type="float">
            <text:p>25,39762</text:p>
          </table:table-cell>
          <table:table-cell office:value-type="float" office:value="25.313887" calcext:value-type="float">
            <text:p>25,313887</text:p>
          </table:table-cell>
          <table:table-cell office:value-type="float" office:value="25.440832" calcext:value-type="float">
            <text:p>25,4408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.499996" calcext:value-type="float">
            <text:p>24,499996</text:p>
          </table:table-cell>
          <table:table-cell office:value-type="float" office:value="26.10638" calcext:value-type="float">
            <text:p>26,10638</text:p>
          </table:table-cell>
          <table:table-cell office:value-type="float" office:value="26.353224" calcext:value-type="float">
            <text:p>26,353224</text:p>
          </table:table-cell>
          <table:table-cell office:value-type="float" office:value="26.015718" calcext:value-type="float">
            <text:p>26,015718</text:p>
          </table:table-cell>
          <table:table-cell office:value-type="float" office:value="26.084891" calcext:value-type="float">
            <text:p>26,084891</text:p>
          </table:table-cell>
          <table:table-cell office:value-type="float" office:value="26.016589" calcext:value-type="float">
            <text:p>26,016589</text:p>
          </table:table-cell>
          <table:table-cell office:value-type="float" office:value="26.110046" calcext:value-type="float">
            <text:p>26,11004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.099999" calcext:value-type="float">
            <text:p>24,099999</text:p>
          </table:table-cell>
          <table:table-cell office:value-type="float" office:value="25.918166" calcext:value-type="float">
            <text:p>25,918166</text:p>
          </table:table-cell>
          <table:table-cell office:value-type="float" office:value="25.89019" calcext:value-type="float">
            <text:p>25,89019</text:p>
          </table:table-cell>
          <table:table-cell office:value-type="float" office:value="25.738818" calcext:value-type="float">
            <text:p>25,738818</text:p>
          </table:table-cell>
          <table:table-cell office:value-type="float" office:value="25.77033" calcext:value-type="float">
            <text:p>25,77033</text:p>
          </table:table-cell>
          <table:table-cell office:value-type="float" office:value="25.647077" calcext:value-type="float">
            <text:p>25,647077</text:p>
          </table:table-cell>
          <table:table-cell office:value-type="float" office:value="25.841401" calcext:value-type="float">
            <text:p>25,84140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.300004" calcext:value-type="float">
            <text:p>24,300004</text:p>
          </table:table-cell>
          <table:table-cell office:value-type="float" office:value="25.172187" calcext:value-type="float">
            <text:p>25,172187</text:p>
          </table:table-cell>
          <table:table-cell office:value-type="float" office:value="25.321973" calcext:value-type="float">
            <text:p>25,321973</text:p>
          </table:table-cell>
          <table:table-cell office:value-type="float" office:value="25.012105" calcext:value-type="float">
            <text:p>25,012105</text:p>
          </table:table-cell>
          <table:table-cell office:value-type="float" office:value="25.055889" calcext:value-type="float">
            <text:p>25,055889</text:p>
          </table:table-cell>
          <table:table-cell office:value-type="float" office:value="24.986859" calcext:value-type="float">
            <text:p>24,986859</text:p>
          </table:table-cell>
          <table:table-cell office:value-type="float" office:value="25.113414" calcext:value-type="float">
            <text:p>25,1134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5.516596" calcext:value-type="float">
            <text:p>25,516596</text:p>
          </table:table-cell>
          <table:table-cell office:value-type="float" office:value="25.656723" calcext:value-type="float">
            <text:p>25,656723</text:p>
          </table:table-cell>
          <table:table-cell office:value-type="float" office:value="25.355448" calcext:value-type="float">
            <text:p>25,355448</text:p>
          </table:table-cell>
          <table:table-cell office:value-type="float" office:value="25.401299" calcext:value-type="float">
            <text:p>25,401299</text:p>
          </table:table-cell>
          <table:table-cell office:value-type="float" office:value="25.320634" calcext:value-type="float">
            <text:p>25,320634</text:p>
          </table:table-cell>
          <table:table-cell office:value-type="float" office:value="25.457849" calcext:value-type="float">
            <text:p>25,45784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554386" calcext:value-type="float">
            <text:p>26,554386</text:p>
          </table:table-cell>
          <table:table-cell office:value-type="float" office:value="26.845157" calcext:value-type="float">
            <text:p>26,845157</text:p>
          </table:table-cell>
          <table:table-cell office:value-type="float" office:value="26.517947" calcext:value-type="float">
            <text:p>26,517947</text:p>
          </table:table-cell>
          <table:table-cell office:value-type="float" office:value="26.593646" calcext:value-type="float">
            <text:p>26,593646</text:p>
          </table:table-cell>
          <table:table-cell office:value-type="float" office:value="26.50119" calcext:value-type="float">
            <text:p>26,50119</text:p>
          </table:table-cell>
          <table:table-cell office:value-type="float" office:value="26.609948" calcext:value-type="float">
            <text:p>26,6099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4.799997" calcext:value-type="float">
            <text:p>24,799997</text:p>
          </table:table-cell>
          <table:table-cell office:value-type="float" office:value="27.171054" calcext:value-type="float">
            <text:p>27,171054</text:p>
          </table:table-cell>
          <table:table-cell office:value-type="float" office:value="27.257686" calcext:value-type="float">
            <text:p>27,257686</text:p>
          </table:table-cell>
          <table:table-cell office:value-type="float" office:value="26.927707" calcext:value-type="float">
            <text:p>26,927707</text:p>
          </table:table-cell>
          <table:table-cell office:value-type="float" office:value="27.04836" calcext:value-type="float">
            <text:p>27,04836</text:p>
          </table:table-cell>
          <table:table-cell office:value-type="float" office:value="26.946076" calcext:value-type="float">
            <text:p>26,946076</text:p>
          </table:table-cell>
          <table:table-cell office:value-type="float" office:value="27.132067" calcext:value-type="float">
            <text:p>27,13206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7.300001" calcext:value-type="float">
            <text:p>27,300001</text:p>
          </table:table-cell>
          <table:table-cell office:value-type="float" office:value="25.79009" calcext:value-type="float">
            <text:p>25,79009</text:p>
          </table:table-cell>
          <table:table-cell office:value-type="float" office:value="25.936626" calcext:value-type="float">
            <text:p>25,936626</text:p>
          </table:table-cell>
          <table:table-cell office:value-type="float" office:value="25.69428" calcext:value-type="float">
            <text:p>25,69428</text:p>
          </table:table-cell>
          <table:table-cell office:value-type="float" office:value="25.722776" calcext:value-type="float">
            <text:p>25,722776</text:p>
          </table:table-cell>
          <table:table-cell office:value-type="float" office:value="25.636924" calcext:value-type="float">
            <text:p>25,636924</text:p>
          </table:table-cell>
          <table:table-cell office:value-type="float" office:value="25.788699" calcext:value-type="float">
            <text:p>25,78869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.900003" calcext:value-type="float">
            <text:p>27,900003</text:p>
          </table:table-cell>
          <table:table-cell office:value-type="float" office:value="27.143208" calcext:value-type="float">
            <text:p>27,143208</text:p>
          </table:table-cell>
          <table:table-cell office:value-type="float" office:value="27.328328" calcext:value-type="float">
            <text:p>27,328328</text:p>
          </table:table-cell>
          <table:table-cell office:value-type="float" office:value="27.203177" calcext:value-type="float">
            <text:p>27,203177</text:p>
          </table:table-cell>
          <table:table-cell office:value-type="float" office:value="27.14183" calcext:value-type="float">
            <text:p>27,14183</text:p>
          </table:table-cell>
          <table:table-cell office:value-type="float" office:value="27.170157" calcext:value-type="float">
            <text:p>27,170157</text:p>
          </table:table-cell>
          <table:table-cell office:value-type="float" office:value="27.150007" calcext:value-type="float">
            <text:p>27,1500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8.399996" calcext:value-type="float">
            <text:p>28,399996</text:p>
          </table:table-cell>
          <table:table-cell office:value-type="float" office:value="28.319708" calcext:value-type="float">
            <text:p>28,319708</text:p>
          </table:table-cell>
          <table:table-cell office:value-type="float" office:value="28.47966" calcext:value-type="float">
            <text:p>28,47966</text:p>
          </table:table-cell>
          <table:table-cell office:value-type="float" office:value="28.177683" calcext:value-type="float">
            <text:p>28,177683</text:p>
          </table:table-cell>
          <table:table-cell office:value-type="float" office:value="28.330628" calcext:value-type="float">
            <text:p>28,330628</text:p>
          </table:table-cell>
          <table:table-cell office:value-type="float" office:value="28.288768" calcext:value-type="float">
            <text:p>28,288768</text:p>
          </table:table-cell>
          <table:table-cell office:value-type="float" office:value="28.33679" calcext:value-type="float">
            <text:p>28,336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8.999998" calcext:value-type="float">
            <text:p>28,999998</text:p>
          </table:table-cell>
          <table:table-cell office:value-type="float" office:value="28.706172" calcext:value-type="float">
            <text:p>28,706172</text:p>
          </table:table-cell>
          <table:table-cell office:value-type="float" office:value="28.807481" calcext:value-type="float">
            <text:p>28,807481</text:p>
          </table:table-cell>
          <table:table-cell office:value-type="float" office:value="28.605136" calcext:value-type="float">
            <text:p>28,605136</text:p>
          </table:table-cell>
          <table:table-cell office:value-type="float" office:value="28.684332" calcext:value-type="float">
            <text:p>28,684332</text:p>
          </table:table-cell>
          <table:table-cell office:value-type="float" office:value="28.71275" calcext:value-type="float">
            <text:p>28,71275</text:p>
          </table:table-cell>
          <table:table-cell office:value-type="float" office:value="28.738906" calcext:value-type="float">
            <text:p>28,7389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9.374203" calcext:value-type="float">
            <text:p>29,374203</text:p>
          </table:table-cell>
          <table:table-cell office:value-type="float" office:value="29.350803" calcext:value-type="float">
            <text:p>29,350803</text:p>
          </table:table-cell>
          <table:table-cell office:value-type="float" office:value="29.344394" calcext:value-type="float">
            <text:p>29,344394</text:p>
          </table:table-cell>
          <table:table-cell office:value-type="float" office:value="29.302287" calcext:value-type="float">
            <text:p>29,302287</text:p>
          </table:table-cell>
          <table:table-cell office:value-type="float" office:value="29.354885" calcext:value-type="float">
            <text:p>29,354885</text:p>
          </table:table-cell>
          <table:table-cell office:value-type="float" office:value="29.334722" calcext:value-type="float">
            <text:p>29,3347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7.099996" calcext:value-type="float">
            <text:p>27,099996</text:p>
          </table:table-cell>
          <table:table-cell office:value-type="float" office:value="27.114751" calcext:value-type="float">
            <text:p>27,114751</text:p>
          </table:table-cell>
          <table:table-cell office:value-type="float" office:value="27.054314" calcext:value-type="float">
            <text:p>27,054314</text:p>
          </table:table-cell>
          <table:table-cell office:value-type="float" office:value="27.194142" calcext:value-type="float">
            <text:p>27,194142</text:p>
          </table:table-cell>
          <table:table-cell office:value-type="float" office:value="27.10166" calcext:value-type="float">
            <text:p>27,10166</text:p>
          </table:table-cell>
          <table:table-cell office:value-type="float" office:value="27.099177" calcext:value-type="float">
            <text:p>27,099177</text:p>
          </table:table-cell>
          <table:table-cell office:value-type="float" office:value="27.104988" calcext:value-type="float">
            <text:p>27,1049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7.129389" calcext:value-type="float">
            <text:p>27,129389</text:p>
          </table:table-cell>
          <table:table-cell office:value-type="float" office:value="27.189904" calcext:value-type="float">
            <text:p>27,189904</text:p>
          </table:table-cell>
          <table:table-cell office:value-type="float" office:value="27.071045" calcext:value-type="float">
            <text:p>27,071045</text:p>
          </table:table-cell>
          <table:table-cell office:value-type="float" office:value="27.094809" calcext:value-type="float">
            <text:p>27,094809</text:p>
          </table:table-cell>
          <table:table-cell office:value-type="float" office:value="27.060463" calcext:value-type="float">
            <text:p>27,060463</text:p>
          </table:table-cell>
          <table:table-cell office:value-type="float" office:value="27.108511" calcext:value-type="float">
            <text:p>27,1085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.499995" calcext:value-type="float">
            <text:p>25,499995</text:p>
          </table:table-cell>
          <table:table-cell office:value-type="float" office:value="26.865125" calcext:value-type="float">
            <text:p>26,865125</text:p>
          </table:table-cell>
          <table:table-cell office:value-type="float" office:value="26.823083" calcext:value-type="float">
            <text:p>26,823083</text:p>
          </table:table-cell>
          <table:table-cell office:value-type="float" office:value="26.828192" calcext:value-type="float">
            <text:p>26,828192</text:p>
          </table:table-cell>
          <table:table-cell office:value-type="float" office:value="26.83503" calcext:value-type="float">
            <text:p>26,83503</text:p>
          </table:table-cell>
          <table:table-cell office:value-type="float" office:value="26.829882" calcext:value-type="float">
            <text:p>26,829882</text:p>
          </table:table-cell>
          <table:table-cell office:value-type="float" office:value="26.841881" calcext:value-type="float">
            <text:p>26,84188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5.868558" calcext:value-type="float">
            <text:p>25,868558</text:p>
          </table:table-cell>
          <table:table-cell office:value-type="float" office:value="25.915748" calcext:value-type="float">
            <text:p>25,915748</text:p>
          </table:table-cell>
          <table:table-cell office:value-type="float" office:value="25.833978" calcext:value-type="float">
            <text:p>25,833978</text:p>
          </table:table-cell>
          <table:table-cell office:value-type="float" office:value="25.867089" calcext:value-type="float">
            <text:p>25,867089</text:p>
          </table:table-cell>
          <table:table-cell office:value-type="float" office:value="25.84001" calcext:value-type="float">
            <text:p>25,84001</text:p>
          </table:table-cell>
          <table:table-cell office:value-type="float" office:value="25.882117" calcext:value-type="float">
            <text:p>25,882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5.755822" calcext:value-type="float">
            <text:p>25,755822</text:p>
          </table:table-cell>
          <table:table-cell office:value-type="float" office:value="25.850319" calcext:value-type="float">
            <text:p>25,850319</text:p>
          </table:table-cell>
          <table:table-cell office:value-type="float" office:value="25.665446" calcext:value-type="float">
            <text:p>25,665446</text:p>
          </table:table-cell>
          <table:table-cell office:value-type="float" office:value="25.711362" calcext:value-type="float">
            <text:p>25,711362</text:p>
          </table:table-cell>
          <table:table-cell office:value-type="float" office:value="25.679564" calcext:value-type="float">
            <text:p>25,679564</text:p>
          </table:table-cell>
          <table:table-cell office:value-type="float" office:value="25.743108" calcext:value-type="float">
            <text:p>25,7431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488853" calcext:value-type="float">
            <text:p>26,488853</text:p>
          </table:table-cell>
          <table:table-cell office:value-type="float" office:value="26.675364" calcext:value-type="float">
            <text:p>26,675364</text:p>
          </table:table-cell>
          <table:table-cell office:value-type="float" office:value="26.542621" calcext:value-type="float">
            <text:p>26,542621</text:p>
          </table:table-cell>
          <table:table-cell office:value-type="float" office:value="26.549095" calcext:value-type="float">
            <text:p>26,549095</text:p>
          </table:table-cell>
          <table:table-cell office:value-type="float" office:value="26.498421" calcext:value-type="float">
            <text:p>26,498421</text:p>
          </table:table-cell>
          <table:table-cell office:value-type="float" office:value="26.507404" calcext:value-type="float">
            <text:p>26,50740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924509" calcext:value-type="float">
            <text:p>26,924509</text:p>
          </table:table-cell>
          <table:table-cell office:value-type="float" office:value="26.940057" calcext:value-type="float">
            <text:p>26,940057</text:p>
          </table:table-cell>
          <table:table-cell office:value-type="float" office:value="26.839671" calcext:value-type="float">
            <text:p>26,839671</text:p>
          </table:table-cell>
          <table:table-cell office:value-type="float" office:value="26.910508" calcext:value-type="float">
            <text:p>26,910508</text:p>
          </table:table-cell>
          <table:table-cell office:value-type="float" office:value="26.808003" calcext:value-type="float">
            <text:p>26,808003</text:p>
          </table:table-cell>
          <table:table-cell office:value-type="float" office:value="26.896767" calcext:value-type="float">
            <text:p>26,89676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6.51354" calcext:value-type="float">
            <text:p>26,51354</text:p>
          </table:table-cell>
          <table:table-cell office:value-type="float" office:value="26.600393" calcext:value-type="float">
            <text:p>26,600393</text:p>
          </table:table-cell>
          <table:table-cell office:value-type="float" office:value="26.445043" calcext:value-type="float">
            <text:p>26,445043</text:p>
          </table:table-cell>
          <table:table-cell office:value-type="float" office:value="26.482574" calcext:value-type="float">
            <text:p>26,482574</text:p>
          </table:table-cell>
          <table:table-cell office:value-type="float" office:value="26.418484" calcext:value-type="float">
            <text:p>26,418484</text:p>
          </table:table-cell>
          <table:table-cell office:value-type="float" office:value="26.505636" calcext:value-type="float">
            <text:p>26,50563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6.85193" calcext:value-type="float">
            <text:p>26,85193</text:p>
          </table:table-cell>
          <table:table-cell office:value-type="float" office:value="26.882779" calcext:value-type="float">
            <text:p>26,882779</text:p>
          </table:table-cell>
          <table:table-cell office:value-type="float" office:value="26.779351" calcext:value-type="float">
            <text:p>26,779351</text:p>
          </table:table-cell>
          <table:table-cell office:value-type="float" office:value="26.78524" calcext:value-type="float">
            <text:p>26,78524</text:p>
          </table:table-cell>
          <table:table-cell office:value-type="float" office:value="26.764284" calcext:value-type="float">
            <text:p>26,764284</text:p>
          </table:table-cell>
          <table:table-cell office:value-type="float" office:value="26.817571" calcext:value-type="float">
            <text:p>26,81757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951471" calcext:value-type="float">
            <text:p>26,951471</text:p>
          </table:table-cell>
          <table:table-cell office:value-type="float" office:value="26.998869" calcext:value-type="float">
            <text:p>26,998869</text:p>
          </table:table-cell>
          <table:table-cell office:value-type="float" office:value="26.911769" calcext:value-type="float">
            <text:p>26,911769</text:p>
          </table:table-cell>
          <table:table-cell office:value-type="float" office:value="26.958699" calcext:value-type="float">
            <text:p>26,958699</text:p>
          </table:table-cell>
          <table:table-cell office:value-type="float" office:value="26.908441" calcext:value-type="float">
            <text:p>26,908441</text:p>
          </table:table-cell>
          <table:table-cell office:value-type="float" office:value="26.93422" calcext:value-type="float">
            <text:p>26,934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6.588849" calcext:value-type="float">
            <text:p>26,588849</text:p>
          </table:table-cell>
          <table:table-cell office:value-type="float" office:value="26.515295" calcext:value-type="float">
            <text:p>26,515295</text:p>
          </table:table-cell>
          <table:table-cell office:value-type="float" office:value="26.542647" calcext:value-type="float">
            <text:p>26,542647</text:p>
          </table:table-cell>
          <table:table-cell office:value-type="float" office:value="26.551604" calcext:value-type="float">
            <text:p>26,551604</text:p>
          </table:table-cell>
          <table:table-cell office:value-type="float" office:value="26.478297" calcext:value-type="float">
            <text:p>26,478297</text:p>
          </table:table-cell>
          <table:table-cell office:value-type="float" office:value="26.546352" calcext:value-type="float">
            <text:p>26,546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5.499995" calcext:value-type="float">
            <text:p>25,499995</text:p>
          </table:table-cell>
          <table:table-cell office:value-type="float" office:value="26.564799" calcext:value-type="float">
            <text:p>26,564799</text:p>
          </table:table-cell>
          <table:table-cell office:value-type="float" office:value="26.588394" calcext:value-type="float">
            <text:p>26,588394</text:p>
          </table:table-cell>
          <table:table-cell office:value-type="float" office:value="26.513696" calcext:value-type="float">
            <text:p>26,513696</text:p>
          </table:table-cell>
          <table:table-cell office:value-type="float" office:value="26.533586" calcext:value-type="float">
            <text:p>26,533586</text:p>
          </table:table-cell>
          <table:table-cell office:value-type="float" office:value="26.48429" calcext:value-type="float">
            <text:p>26,48429</text:p>
          </table:table-cell>
          <table:table-cell office:value-type="float" office:value="26.532793" calcext:value-type="float">
            <text:p>26,5327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26225" calcext:value-type="float">
            <text:p>26,26225</text:p>
          </table:table-cell>
          <table:table-cell office:value-type="float" office:value="26.191673" calcext:value-type="float">
            <text:p>26,191673</text:p>
          </table:table-cell>
          <table:table-cell office:value-type="float" office:value="26.197562" calcext:value-type="float">
            <text:p>26,197562</text:p>
          </table:table-cell>
          <table:table-cell office:value-type="float" office:value="26.202528" calcext:value-type="float">
            <text:p>26,202528</text:p>
          </table:table-cell>
          <table:table-cell office:value-type="float" office:value="26.140843" calcext:value-type="float">
            <text:p>26,140843</text:p>
          </table:table-cell>
          <table:table-cell office:value-type="float" office:value="26.212057" calcext:value-type="float">
            <text:p>26,21205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5.000002" calcext:value-type="float">
            <text:p>25,000002</text:p>
          </table:table-cell>
          <table:table-cell office:value-type="float" office:value="25.841713" calcext:value-type="float">
            <text:p>25,841713</text:p>
          </table:table-cell>
          <table:table-cell office:value-type="float" office:value="25.898159" calcext:value-type="float">
            <text:p>25,898159</text:p>
          </table:table-cell>
          <table:table-cell office:value-type="float" office:value="25.775335" calcext:value-type="float">
            <text:p>25,775335</text:p>
          </table:table-cell>
          <table:table-cell office:value-type="float" office:value="25.812008" calcext:value-type="float">
            <text:p>25,812008</text:p>
          </table:table-cell>
          <table:table-cell office:value-type="float" office:value="25.753534" calcext:value-type="float">
            <text:p>25,753534</text:p>
          </table:table-cell>
          <table:table-cell office:value-type="float" office:value="25.809239" calcext:value-type="float">
            <text:p>25,80923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5.199994" calcext:value-type="float">
            <text:p>25,199994</text:p>
          </table:table-cell>
          <table:table-cell office:value-type="float" office:value="25.837943" calcext:value-type="float">
            <text:p>25,837943</text:p>
          </table:table-cell>
          <table:table-cell office:value-type="float" office:value="25.861213" calcext:value-type="float">
            <text:p>25,861213</text:p>
          </table:table-cell>
          <table:table-cell office:value-type="float" office:value="25.745734" calcext:value-type="float">
            <text:p>25,745734</text:p>
          </table:table-cell>
          <table:table-cell office:value-type="float" office:value="25.771617" calcext:value-type="float">
            <text:p>25,771617</text:p>
          </table:table-cell>
          <table:table-cell office:value-type="float" office:value="25.708827" calcext:value-type="float">
            <text:p>25,708827</text:p>
          </table:table-cell>
          <table:table-cell office:value-type="float" office:value="25.788179" calcext:value-type="float">
            <text:p>25,78817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.600005" calcext:value-type="float">
            <text:p>24,600005</text:p>
          </table:table-cell>
          <table:table-cell office:value-type="float" office:value="25.817013" calcext:value-type="float">
            <text:p>25,817013</text:p>
          </table:table-cell>
          <table:table-cell office:value-type="float" office:value="25.91073" calcext:value-type="float">
            <text:p>25,91073</text:p>
          </table:table-cell>
          <table:table-cell office:value-type="float" office:value="25.726884" calcext:value-type="float">
            <text:p>25,726884</text:p>
          </table:table-cell>
          <table:table-cell office:value-type="float" office:value="25.773112" calcext:value-type="float">
            <text:p>25,773112</text:p>
          </table:table-cell>
          <table:table-cell office:value-type="float" office:value="25.700637" calcext:value-type="float">
            <text:p>25,700637</text:p>
          </table:table-cell>
          <table:table-cell office:value-type="float" office:value="25.777311" calcext:value-type="float">
            <text:p>25,7773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5.668956" calcext:value-type="float">
            <text:p>25,668956</text:p>
          </table:table-cell>
          <table:table-cell office:value-type="float" office:value="25.670542" calcext:value-type="float">
            <text:p>25,670542</text:p>
          </table:table-cell>
          <table:table-cell office:value-type="float" office:value="25.534731" calcext:value-type="float">
            <text:p>25,534731</text:p>
          </table:table-cell>
          <table:table-cell office:value-type="float" office:value="25.565515" calcext:value-type="float">
            <text:p>25,565515</text:p>
          </table:table-cell>
          <table:table-cell office:value-type="float" office:value="25.479299" calcext:value-type="float">
            <text:p>25,479299</text:p>
          </table:table-cell>
          <table:table-cell office:value-type="float" office:value="25.602617" calcext:value-type="float">
            <text:p>25,6026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8.800006" calcext:value-type="float">
            <text:p>28,800006</text:p>
          </table:table-cell>
          <table:table-cell office:value-type="float" office:value="26.611534" calcext:value-type="float">
            <text:p>26,611534</text:p>
          </table:table-cell>
          <table:table-cell office:value-type="float" office:value="26.895259" calcext:value-type="float">
            <text:p>26,895259</text:p>
          </table:table-cell>
          <table:table-cell office:value-type="float" office:value="26.606178" calcext:value-type="float">
            <text:p>26,606178</text:p>
          </table:table-cell>
          <table:table-cell office:value-type="float" office:value="26.657177" calcext:value-type="float">
            <text:p>26,657177</text:p>
          </table:table-cell>
          <table:table-cell office:value-type="float" office:value="26.601654" calcext:value-type="float">
            <text:p>26,601654</text:p>
          </table:table-cell>
          <table:table-cell office:value-type="float" office:value="26.656995" calcext:value-type="float">
            <text:p>26,65699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9.200003" calcext:value-type="float">
            <text:p>29,200003</text:p>
          </table:table-cell>
          <table:table-cell office:value-type="float" office:value="29.280746" calcext:value-type="float">
            <text:p>29,280746</text:p>
          </table:table-cell>
          <table:table-cell office:value-type="float" office:value="29.4557" calcext:value-type="float">
            <text:p>29,4557</text:p>
          </table:table-cell>
          <table:table-cell office:value-type="float" office:value="29.05062" calcext:value-type="float">
            <text:p>29,05062</text:p>
          </table:table-cell>
          <table:table-cell office:value-type="float" office:value="29.192385" calcext:value-type="float">
            <text:p>29,192385</text:p>
          </table:table-cell>
          <table:table-cell office:value-type="float" office:value="29.134093" calcext:value-type="float">
            <text:p>29,134093</text:p>
          </table:table-cell>
          <table:table-cell office:value-type="float" office:value="29.224976" calcext:value-type="float">
            <text:p>29,2249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0.399994" calcext:value-type="float">
            <text:p>30,399994</text:p>
          </table:table-cell>
          <table:table-cell office:value-type="float" office:value="29.848729" calcext:value-type="float">
            <text:p>29,848729</text:p>
          </table:table-cell>
          <table:table-cell office:value-type="float" office:value="29.747693" calcext:value-type="float">
            <text:p>29,747693</text:p>
          </table:table-cell>
          <table:table-cell office:value-type="float" office:value="29.674906" calcext:value-type="float">
            <text:p>29,674906</text:p>
          </table:table-cell>
          <table:table-cell office:value-type="float" office:value="29.776059" calcext:value-type="float">
            <text:p>29,776059</text:p>
          </table:table-cell>
          <table:table-cell office:value-type="float" office:value="29.770807" calcext:value-type="float">
            <text:p>29,770807</text:p>
          </table:table-cell>
          <table:table-cell office:value-type="float" office:value="29.808312" calcext:value-type="float">
            <text:p>29,8083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.999996" calcext:value-type="float">
            <text:p>30,999996</text:p>
          </table:table-cell>
          <table:table-cell office:value-type="float" office:value="30.570021" calcext:value-type="float">
            <text:p>30,570021</text:p>
          </table:table-cell>
          <table:table-cell office:value-type="float" office:value="30.429556" calcext:value-type="float">
            <text:p>30,429556</text:p>
          </table:table-cell>
          <table:table-cell office:value-type="float" office:value="30.560271" calcext:value-type="float">
            <text:p>30,560271</text:p>
          </table:table-cell>
          <table:table-cell office:value-type="float" office:value="30.535389" calcext:value-type="float">
            <text:p>30,535389</text:p>
          </table:table-cell>
          <table:table-cell office:value-type="float" office:value="30.507218" calcext:value-type="float">
            <text:p>30,507218</text:p>
          </table:table-cell>
          <table:table-cell office:value-type="float" office:value="30.525912" calcext:value-type="float">
            <text:p>30,52591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.500003" calcext:value-type="float">
            <text:p>30,500003</text:p>
          </table:table-cell>
          <table:table-cell office:value-type="float" office:value="30.776396" calcext:value-type="float">
            <text:p>30,776396</text:p>
          </table:table-cell>
          <table:table-cell office:value-type="float" office:value="30.725189" calcext:value-type="float">
            <text:p>30,725189</text:p>
          </table:table-cell>
          <table:table-cell office:value-type="float" office:value="30.741803" calcext:value-type="float">
            <text:p>30,741803</text:p>
          </table:table-cell>
          <table:table-cell office:value-type="float" office:value="30.759821" calcext:value-type="float">
            <text:p>30,759821</text:p>
          </table:table-cell>
          <table:table-cell office:value-type="float" office:value="30.769584" calcext:value-type="float">
            <text:p>30,769584</text:p>
          </table:table-cell>
          <table:table-cell office:value-type="float" office:value="30.782337" calcext:value-type="float">
            <text:p>30,7823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,9</text:p>
          </table:table-cell>
          <table:table-cell office:value-type="float" office:value="29.829346" calcext:value-type="float">
            <text:p>29,829346</text:p>
          </table:table-cell>
          <table:table-cell office:value-type="float" office:value="29.757196" calcext:value-type="float">
            <text:p>29,757196</text:p>
          </table:table-cell>
          <table:table-cell office:value-type="float" office:value="29.843971" calcext:value-type="float">
            <text:p>29,843971</text:p>
          </table:table-cell>
          <table:table-cell office:value-type="float" office:value="29.78239" calcext:value-type="float">
            <text:p>29,78239</text:p>
          </table:table-cell>
          <table:table-cell office:value-type="float" office:value="29.837237" calcext:value-type="float">
            <text:p>29,837237</text:p>
          </table:table-cell>
          <table:table-cell office:value-type="float" office:value="29.787473" calcext:value-type="float">
            <text:p>29,7874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.500002" calcext:value-type="float">
            <text:p>31,500002</text:p>
          </table:table-cell>
          <table:table-cell office:value-type="float" office:value="29.902328" calcext:value-type="float">
            <text:p>29,902328</text:p>
          </table:table-cell>
          <table:table-cell office:value-type="float" office:value="29.789787" calcext:value-type="float">
            <text:p>29,789787</text:p>
          </table:table-cell>
          <table:table-cell office:value-type="float" office:value="29.909075" calcext:value-type="float">
            <text:p>29,909075</text:p>
          </table:table-cell>
          <table:table-cell office:value-type="float" office:value="29.866552" calcext:value-type="float">
            <text:p>29,866552</text:p>
          </table:table-cell>
          <table:table-cell office:value-type="float" office:value="29.885389" calcext:value-type="float">
            <text:p>29,885389</text:p>
          </table:table-cell>
          <table:table-cell office:value-type="float" office:value="29.869568" calcext:value-type="float">
            <text:p>29,8695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0.500003" calcext:value-type="float">
            <text:p>30,500003</text:p>
          </table:table-cell>
          <table:table-cell office:value-type="float" office:value="29.965209" calcext:value-type="float">
            <text:p>29,965209</text:p>
          </table:table-cell>
          <table:table-cell office:value-type="float" office:value="29.868996" calcext:value-type="float">
            <text:p>29,868996</text:p>
          </table:table-cell>
          <table:table-cell office:value-type="float" office:value="30.002844" calcext:value-type="float">
            <text:p>30,002844</text:p>
          </table:table-cell>
          <table:table-cell office:value-type="float" office:value="29.973646" calcext:value-type="float">
            <text:p>29,973646</text:p>
          </table:table-cell>
          <table:table-cell office:value-type="float" office:value="30.021525" calcext:value-type="float">
            <text:p>30,021525</text:p>
          </table:table-cell>
          <table:table-cell office:value-type="float" office:value="29.945397" calcext:value-type="float">
            <text:p>29,9453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9.800005" calcext:value-type="float">
            <text:p>29,800005</text:p>
          </table:table-cell>
          <table:table-cell office:value-type="float" office:value="29.16203" calcext:value-type="float">
            <text:p>29,16203</text:p>
          </table:table-cell>
          <table:table-cell office:value-type="float" office:value="29.021084" calcext:value-type="float">
            <text:p>29,021084</text:p>
          </table:table-cell>
          <table:table-cell office:value-type="float" office:value="29.25043" calcext:value-type="float">
            <text:p>29,25043</text:p>
          </table:table-cell>
          <table:table-cell office:value-type="float" office:value="29.133976" calcext:value-type="float">
            <text:p>29,133976</text:p>
          </table:table-cell>
          <table:table-cell office:value-type="float" office:value="29.186093" calcext:value-type="float">
            <text:p>29,186093</text:p>
          </table:table-cell>
          <table:table-cell office:value-type="float" office:value="29.105805" calcext:value-type="float">
            <text:p>29,10580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8.834664" calcext:value-type="float">
            <text:p>28,834664</text:p>
          </table:table-cell>
          <table:table-cell office:value-type="float" office:value="28.666457" calcext:value-type="float">
            <text:p>28,666457</text:p>
          </table:table-cell>
          <table:table-cell office:value-type="float" office:value="28.861132" calcext:value-type="float">
            <text:p>28,861132</text:p>
          </table:table-cell>
          <table:table-cell office:value-type="float" office:value="28.798563" calcext:value-type="float">
            <text:p>28,798563</text:p>
          </table:table-cell>
          <table:table-cell office:value-type="float" office:value="28.792284" calcext:value-type="float">
            <text:p>28,792284</text:p>
          </table:table-cell>
          <table:table-cell office:value-type="float" office:value="28.781845" calcext:value-type="float">
            <text:p>28,7818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7.724451" calcext:value-type="float">
            <text:p>27,724451</text:p>
          </table:table-cell>
          <table:table-cell office:value-type="float" office:value="27.659737" calcext:value-type="float">
            <text:p>27,659737</text:p>
          </table:table-cell>
          <table:table-cell office:value-type="float" office:value="27.737958" calcext:value-type="float">
            <text:p>27,737958</text:p>
          </table:table-cell>
          <table:table-cell office:value-type="float" office:value="27.736151" calcext:value-type="float">
            <text:p>27,736151</text:p>
          </table:table-cell>
          <table:table-cell office:value-type="float" office:value="27.742833" calcext:value-type="float">
            <text:p>27,742833</text:p>
          </table:table-cell>
          <table:table-cell office:value-type="float" office:value="27.718302" calcext:value-type="float">
            <text:p>27,71830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9.099994" calcext:value-type="float">
            <text:p>29,099994</text:p>
          </table:table-cell>
          <table:table-cell office:value-type="float" office:value="27.035295" calcext:value-type="float">
            <text:p>27,035295</text:p>
          </table:table-cell>
          <table:table-cell office:value-type="float" office:value="27.056589" calcext:value-type="float">
            <text:p>27,056589</text:p>
          </table:table-cell>
          <table:table-cell office:value-type="float" office:value="26.937899" calcext:value-type="float">
            <text:p>26,937899</text:p>
          </table:table-cell>
          <table:table-cell office:value-type="float" office:value="27.034788" calcext:value-type="float">
            <text:p>27,034788</text:p>
          </table:table-cell>
          <table:table-cell office:value-type="float" office:value="27.040222" calcext:value-type="float">
            <text:p>27,040222</text:p>
          </table:table-cell>
          <table:table-cell office:value-type="float" office:value="27.06006" calcext:value-type="float">
            <text:p>27,060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6.499994" calcext:value-type="float">
            <text:p>26,499994</text:p>
          </table:table-cell>
          <table:table-cell office:value-type="float" office:value="27.731692" calcext:value-type="float">
            <text:p>27,731692</text:p>
          </table:table-cell>
          <table:table-cell office:value-type="float" office:value="27.670774" calcext:value-type="float">
            <text:p>27,670774</text:p>
          </table:table-cell>
          <table:table-cell office:value-type="float" office:value="27.826696" calcext:value-type="float">
            <text:p>27,826696</text:p>
          </table:table-cell>
          <table:table-cell office:value-type="float" office:value="27.760071" calcext:value-type="float">
            <text:p>27,760071</text:p>
          </table:table-cell>
          <table:table-cell office:value-type="float" office:value="27.794976" calcext:value-type="float">
            <text:p>27,794976</text:p>
          </table:table-cell>
          <table:table-cell office:value-type="float" office:value="27.756522" calcext:value-type="float">
            <text:p>27,75652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414831" calcext:value-type="float">
            <text:p>26,414831</text:p>
          </table:table-cell>
          <table:table-cell office:value-type="float" office:value="26.275211" calcext:value-type="float">
            <text:p>26,275211</text:p>
          </table:table-cell>
          <table:table-cell office:value-type="float" office:value="26.571078" calcext:value-type="float">
            <text:p>26,571078</text:p>
          </table:table-cell>
          <table:table-cell office:value-type="float" office:value="26.425764" calcext:value-type="float">
            <text:p>26,425764</text:p>
          </table:table-cell>
          <table:table-cell office:value-type="float" office:value="26.46323" calcext:value-type="float">
            <text:p>26,46323</text:p>
          </table:table-cell>
          <table:table-cell office:value-type="float" office:value="26.412244" calcext:value-type="float">
            <text:p>26,4122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6.459759" calcext:value-type="float">
            <text:p>26,459759</text:p>
          </table:table-cell>
          <table:table-cell office:value-type="float" office:value="26.555998" calcext:value-type="float">
            <text:p>26,555998</text:p>
          </table:table-cell>
          <table:table-cell office:value-type="float" office:value="26.391353" calcext:value-type="float">
            <text:p>26,391353</text:p>
          </table:table-cell>
          <table:table-cell office:value-type="float" office:value="26.456951" calcext:value-type="float">
            <text:p>26,456951</text:p>
          </table:table-cell>
          <table:table-cell office:value-type="float" office:value="26.402598" calcext:value-type="float">
            <text:p>26,402598</text:p>
          </table:table-cell>
          <table:table-cell office:value-type="float" office:value="26.464257" calcext:value-type="float">
            <text:p>26,4642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8.785433" calcext:value-type="float">
            <text:p>28,785433</text:p>
          </table:table-cell>
          <table:table-cell office:value-type="float" office:value="28.853306" calcext:value-type="float">
            <text:p>28,853306</text:p>
          </table:table-cell>
          <table:table-cell office:value-type="float" office:value="28.973608" calcext:value-type="float">
            <text:p>28,973608</text:p>
          </table:table-cell>
          <table:table-cell office:value-type="float" office:value="28.81987" calcext:value-type="float">
            <text:p>28,81987</text:p>
          </table:table-cell>
          <table:table-cell office:value-type="float" office:value="28.868971" calcext:value-type="float">
            <text:p>28,868971</text:p>
          </table:table-cell>
          <table:table-cell office:value-type="float" office:value="28.85367" calcext:value-type="float">
            <text:p>28,8536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180103" calcext:value-type="float">
            <text:p>26,180103</text:p>
          </table:table-cell>
          <table:table-cell office:value-type="float" office:value="26.1095" calcext:value-type="float">
            <text:p>26,1095</text:p>
          </table:table-cell>
          <table:table-cell office:value-type="float" office:value="26.521158" calcext:value-type="float">
            <text:p>26,521158</text:p>
          </table:table-cell>
          <table:table-cell office:value-type="float" office:value="26.30879" calcext:value-type="float">
            <text:p>26,30879</text:p>
          </table:table-cell>
          <table:table-cell office:value-type="float" office:value="26.317669" calcext:value-type="float">
            <text:p>26,317669</text:p>
          </table:table-cell>
          <table:table-cell office:value-type="float" office:value="26.234885" calcext:value-type="float">
            <text:p>26,234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515932" calcext:value-type="float">
            <text:p>26,515932</text:p>
          </table:table-cell>
          <table:table-cell office:value-type="float" office:value="26.72479" calcext:value-type="float">
            <text:p>26,72479</text:p>
          </table:table-cell>
          <table:table-cell office:value-type="float" office:value="26.452219" calcext:value-type="float">
            <text:p>26,452219</text:p>
          </table:table-cell>
          <table:table-cell office:value-type="float" office:value="26.497836" calcext:value-type="float">
            <text:p>26,497836</text:p>
          </table:table-cell>
          <table:table-cell office:value-type="float" office:value="26.422176" calcext:value-type="float">
            <text:p>26,422176</text:p>
          </table:table-cell>
          <table:table-cell office:value-type="float" office:value="26.524525" calcext:value-type="float">
            <text:p>26,5245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26.925835" calcext:value-type="float">
            <text:p>26,925835</text:p>
          </table:table-cell>
          <table:table-cell office:value-type="float" office:value="27.188084" calcext:value-type="float">
            <text:p>27,188084</text:p>
          </table:table-cell>
          <table:table-cell office:value-type="float" office:value="26.793599" calcext:value-type="float">
            <text:p>26,793599</text:p>
          </table:table-cell>
          <table:table-cell office:value-type="float" office:value="26.860835" calcext:value-type="float">
            <text:p>26,860835</text:p>
          </table:table-cell>
          <table:table-cell office:value-type="float" office:value="26.885054" calcext:value-type="float">
            <text:p>26,885054</text:p>
          </table:table-cell>
          <table:table-cell office:value-type="float" office:value="26.92824" calcext:value-type="float">
            <text:p>26,9282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8.044628" calcext:value-type="float">
            <text:p>28,044628</text:p>
          </table:table-cell>
          <table:table-cell office:value-type="float" office:value="27.680472" calcext:value-type="float">
            <text:p>27,680472</text:p>
          </table:table-cell>
          <table:table-cell office:value-type="float" office:value="28.496599" calcext:value-type="float">
            <text:p>28,496599</text:p>
          </table:table-cell>
          <table:table-cell office:value-type="float" office:value="28.034111" calcext:value-type="float">
            <text:p>28,034111</text:p>
          </table:table-cell>
          <table:table-cell office:value-type="float" office:value="28.187212" calcext:value-type="float">
            <text:p>28,187212</text:p>
          </table:table-cell>
          <table:table-cell office:value-type="float" office:value="28.208337" calcext:value-type="float">
            <text:p>28,20833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8.500005" calcext:value-type="float">
            <text:p>28,500005</text:p>
          </table:table-cell>
          <table:table-cell office:value-type="float" office:value="25.997193" calcext:value-type="float">
            <text:p>25,997193</text:p>
          </table:table-cell>
          <table:table-cell office:value-type="float" office:value="26.055433" calcext:value-type="float">
            <text:p>26,055433</text:p>
          </table:table-cell>
          <table:table-cell office:value-type="float" office:value="26.579853" calcext:value-type="float">
            <text:p>26,579853</text:p>
          </table:table-cell>
          <table:table-cell office:value-type="float" office:value="26.349766" calcext:value-type="float">
            <text:p>26,349766</text:p>
          </table:table-cell>
          <table:table-cell office:value-type="float" office:value="26.310909" calcext:value-type="float">
            <text:p>26,310909</text:p>
          </table:table-cell>
          <table:table-cell office:value-type="float" office:value="26.277746" calcext:value-type="float">
            <text:p>26,2777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7.336596" calcext:value-type="float">
            <text:p>27,336596</text:p>
          </table:table-cell>
          <table:table-cell office:value-type="float" office:value="27.351845" calcext:value-type="float">
            <text:p>27,351845</text:p>
          </table:table-cell>
          <table:table-cell office:value-type="float" office:value="27.496587" calcext:value-type="float">
            <text:p>27,496587</text:p>
          </table:table-cell>
          <table:table-cell office:value-type="float" office:value="27.36751" calcext:value-type="float">
            <text:p>27,36751</text:p>
          </table:table-cell>
          <table:table-cell office:value-type="float" office:value="27.242918" calcext:value-type="float">
            <text:p>27,242918</text:p>
          </table:table-cell>
          <table:table-cell office:value-type="float" office:value="27.383032" calcext:value-type="float">
            <text:p>27,3830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7.063752" calcext:value-type="float">
            <text:p>27,063752</text:p>
          </table:table-cell>
          <table:table-cell office:value-type="float" office:value="27.375596" calcext:value-type="float">
            <text:p>27,375596</text:p>
          </table:table-cell>
          <table:table-cell office:value-type="float" office:value="27.007449" calcext:value-type="float">
            <text:p>27,007449</text:p>
          </table:table-cell>
          <table:table-cell office:value-type="float" office:value="27.069381" calcext:value-type="float">
            <text:p>27,069381</text:p>
          </table:table-cell>
          <table:table-cell office:value-type="float" office:value="27.022152" calcext:value-type="float">
            <text:p>27,022152</text:p>
          </table:table-cell>
          <table:table-cell office:value-type="float" office:value="27.101504" calcext:value-type="float">
            <text:p>27,1015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.800004" calcext:value-type="float">
            <text:p>30,800004</text:p>
          </table:table-cell>
          <table:table-cell office:value-type="float" office:value="25.477115" calcext:value-type="float">
            <text:p>25,477115</text:p>
          </table:table-cell>
          <table:table-cell office:value-type="float" office:value="25.680838" calcext:value-type="float">
            <text:p>25,680838</text:p>
          </table:table-cell>
          <table:table-cell office:value-type="float" office:value="25.325327" calcext:value-type="float">
            <text:p>25,325327</text:p>
          </table:table-cell>
          <table:table-cell office:value-type="float" office:value="25.487684" calcext:value-type="float">
            <text:p>25,487684</text:p>
          </table:table-cell>
          <table:table-cell office:value-type="float" office:value="25.456822" calcext:value-type="float">
            <text:p>25,456822</text:p>
          </table:table-cell>
          <table:table-cell office:value-type="float" office:value="25.509953" calcext:value-type="float">
            <text:p>25,5099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5.399999" calcext:value-type="float">
            <text:p>25,399999</text:p>
          </table:table-cell>
          <table:table-cell office:value-type="float" office:value="28.741324" calcext:value-type="float">
            <text:p>28,741324</text:p>
          </table:table-cell>
          <table:table-cell office:value-type="float" office:value="28.49149" calcext:value-type="float">
            <text:p>28,49149</text:p>
          </table:table-cell>
          <table:table-cell office:value-type="float" office:value="29.180984" calcext:value-type="float">
            <text:p>29,180984</text:p>
          </table:table-cell>
          <table:table-cell office:value-type="float" office:value="28.808105" calcext:value-type="float">
            <text:p>28,808105</text:p>
          </table:table-cell>
          <table:table-cell office:value-type="float" office:value="28.770171" calcext:value-type="float">
            <text:p>28,770171</text:p>
          </table:table-cell>
          <table:table-cell office:value-type="float" office:value="28.798823" calcext:value-type="float">
            <text:p>28,7988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.999996" calcext:value-type="float">
            <text:p>30,999996</text:p>
          </table:table-cell>
          <table:table-cell office:value-type="float" office:value="25.430068" calcext:value-type="float">
            <text:p>25,430068</text:p>
          </table:table-cell>
          <table:table-cell office:value-type="float" office:value="25.418849" calcext:value-type="float">
            <text:p>25,418849</text:p>
          </table:table-cell>
          <table:table-cell office:value-type="float" office:value="26.011272" calcext:value-type="float">
            <text:p>26,011272</text:p>
          </table:table-cell>
          <table:table-cell office:value-type="float" office:value="25.714131" calcext:value-type="float">
            <text:p>25,714131</text:p>
          </table:table-cell>
          <table:table-cell office:value-type="float" office:value="25.71092" calcext:value-type="float">
            <text:p>25,71092</text:p>
          </table:table-cell>
          <table:table-cell office:value-type="float" office:value="25.596585" calcext:value-type="float">
            <text:p>25,59658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5.499995" calcext:value-type="float">
            <text:p>25,499995</text:p>
          </table:table-cell>
          <table:table-cell office:value-type="float" office:value="28.247389" calcext:value-type="float">
            <text:p>28,247389</text:p>
          </table:table-cell>
          <table:table-cell office:value-type="float" office:value="27.954967" calcext:value-type="float">
            <text:p>27,954967</text:p>
          </table:table-cell>
          <table:table-cell office:value-type="float" office:value="28.85887" calcext:value-type="float">
            <text:p>28,85887</text:p>
          </table:table-cell>
          <table:table-cell office:value-type="float" office:value="28.455428" calcext:value-type="float">
            <text:p>28,455428</text:p>
          </table:table-cell>
          <table:table-cell office:value-type="float" office:value="28.217671" calcext:value-type="float">
            <text:p>28,217671</text:p>
          </table:table-cell>
          <table:table-cell office:value-type="float" office:value="28.441947" calcext:value-type="float">
            <text:p>28,4419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.400006" calcext:value-type="float">
            <text:p>31,400006</text:p>
          </table:table-cell>
          <table:table-cell office:value-type="float" office:value="26.602655" calcext:value-type="float">
            <text:p>26,602655</text:p>
          </table:table-cell>
          <table:table-cell office:value-type="float" office:value="27.004745" calcext:value-type="float">
            <text:p>27,004745</text:p>
          </table:table-cell>
          <table:table-cell office:value-type="float" office:value="27.012155" calcext:value-type="float">
            <text:p>27,012155</text:p>
          </table:table-cell>
          <table:table-cell office:value-type="float" office:value="26.964731" calcext:value-type="float">
            <text:p>26,964731</text:p>
          </table:table-cell>
          <table:table-cell office:value-type="float" office:value="26.836928" calcext:value-type="float">
            <text:p>26,836928</text:p>
          </table:table-cell>
          <table:table-cell office:value-type="float" office:value="26.835459" calcext:value-type="float">
            <text:p>26,83545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7.600002" calcext:value-type="float">
            <text:p>27,600002</text:p>
          </table:table-cell>
          <table:table-cell office:value-type="float" office:value="27.570882" calcext:value-type="float">
            <text:p>27,570882</text:p>
          </table:table-cell>
          <table:table-cell office:value-type="float" office:value="26.974884" calcext:value-type="float">
            <text:p>26,974884</text:p>
          </table:table-cell>
          <table:table-cell office:value-type="float" office:value="28.085591" calcext:value-type="float">
            <text:p>28,085591</text:p>
          </table:table-cell>
          <table:table-cell office:value-type="float" office:value="27.477802" calcext:value-type="float">
            <text:p>27,477802</text:p>
          </table:table-cell>
          <table:table-cell office:value-type="float" office:value="27.568906" calcext:value-type="float">
            <text:p>27,568906</text:p>
          </table:table-cell>
          <table:table-cell office:value-type="float" office:value="27.77714" calcext:value-type="float">
            <text:p>27,777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8.154621" calcext:value-type="float">
            <text:p>28,154621</text:p>
          </table:table-cell>
          <table:table-cell office:value-type="float" office:value="28.333384" calcext:value-type="float">
            <text:p>28,333384</text:p>
          </table:table-cell>
          <table:table-cell office:value-type="float" office:value="28.526187" calcext:value-type="float">
            <text:p>28,526187</text:p>
          </table:table-cell>
          <table:table-cell office:value-type="float" office:value="28.497964" calcext:value-type="float">
            <text:p>28,497964</text:p>
          </table:table-cell>
          <table:table-cell office:value-type="float" office:value="28.350674" calcext:value-type="float">
            <text:p>28,350674</text:p>
          </table:table-cell>
          <table:table-cell office:value-type="float" office:value="28.366859" calcext:value-type="float">
            <text:p>28,3668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6.480702" calcext:value-type="float">
            <text:p>26,480702</text:p>
          </table:table-cell>
          <table:table-cell office:value-type="float" office:value="26.480793" calcext:value-type="float">
            <text:p>26,480793</text:p>
          </table:table-cell>
          <table:table-cell office:value-type="float" office:value="26.377404" calcext:value-type="float">
            <text:p>26,377404</text:p>
          </table:table-cell>
          <table:table-cell office:value-type="float" office:value="26.469938" calcext:value-type="float">
            <text:p>26,469938</text:p>
          </table:table-cell>
          <table:table-cell office:value-type="float" office:value="26.38952" calcext:value-type="float">
            <text:p>26,38952</text:p>
          </table:table-cell>
          <table:table-cell office:value-type="float" office:value="26.507859" calcext:value-type="float">
            <text:p>26,50785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.800004" calcext:value-type="float">
            <text:p>30,800004</text:p>
          </table:table-cell>
          <table:table-cell office:value-type="float" office:value="27.537849" calcext:value-type="float">
            <text:p>27,537849</text:p>
          </table:table-cell>
          <table:table-cell office:value-type="float" office:value="27.727103" calcext:value-type="float">
            <text:p>27,727103</text:p>
          </table:table-cell>
          <table:table-cell office:value-type="float" office:value="27.418626" calcext:value-type="float">
            <text:p>27,418626</text:p>
          </table:table-cell>
          <table:table-cell office:value-type="float" office:value="27.495547" calcext:value-type="float">
            <text:p>27,495547</text:p>
          </table:table-cell>
          <table:table-cell office:value-type="float" office:value="27.511524" calcext:value-type="float">
            <text:p>27,511524</text:p>
          </table:table-cell>
          <table:table-cell office:value-type="float" office:value="27.556725" calcext:value-type="float">
            <text:p>27,55672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.6" calcext:value-type="float">
            <text:p>29,6</text:p>
          </table:table-cell>
          <table:table-cell office:value-type="float" office:value="27.902967" calcext:value-type="float">
            <text:p>27,902967</text:p>
          </table:table-cell>
          <table:table-cell office:value-type="float" office:value="27.616629" calcext:value-type="float">
            <text:p>27,616629</text:p>
          </table:table-cell>
          <table:table-cell office:value-type="float" office:value="28.275599" calcext:value-type="float">
            <text:p>28,275599</text:p>
          </table:table-cell>
          <table:table-cell office:value-type="float" office:value="27.885495" calcext:value-type="float">
            <text:p>27,885495</text:p>
          </table:table-cell>
          <table:table-cell office:value-type="float" office:value="28.030757" calcext:value-type="float">
            <text:p>28,030757</text:p>
          </table:table-cell>
          <table:table-cell office:value-type="float" office:value="28.000558" calcext:value-type="float">
            <text:p>28,0005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7.900003" calcext:value-type="float">
            <text:p>27,900003</text:p>
          </table:table-cell>
          <table:table-cell office:value-type="float" office:value="29.709395" calcext:value-type="float">
            <text:p>29,709395</text:p>
          </table:table-cell>
          <table:table-cell office:value-type="float" office:value="29.559752" calcext:value-type="float">
            <text:p>29,559752</text:p>
          </table:table-cell>
          <table:table-cell office:value-type="float" office:value="29.695212" calcext:value-type="float">
            <text:p>29,695212</text:p>
          </table:table-cell>
          <table:table-cell office:value-type="float" office:value="29.745795" calcext:value-type="float">
            <text:p>29,745795</text:p>
          </table:table-cell>
          <table:table-cell office:value-type="float" office:value="29.761265" calcext:value-type="float">
            <text:p>29,761265</text:p>
          </table:table-cell>
          <table:table-cell office:value-type="float" office:value="29.718235" calcext:value-type="float">
            <text:p>29,71823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28.025232" calcext:value-type="float">
            <text:p>28,025232</text:p>
          </table:table-cell>
          <table:table-cell office:value-type="float" office:value="28.087996" calcext:value-type="float">
            <text:p>28,087996</text:p>
          </table:table-cell>
          <table:table-cell office:value-type="float" office:value="28.096056" calcext:value-type="float">
            <text:p>28,096056</text:p>
          </table:table-cell>
          <table:table-cell office:value-type="float" office:value="27.988273" calcext:value-type="float">
            <text:p>27,988273</text:p>
          </table:table-cell>
          <table:table-cell office:value-type="float" office:value="28.009398" calcext:value-type="float">
            <text:p>28,009398</text:p>
          </table:table-cell>
          <table:table-cell office:value-type="float" office:value="28.036685" calcext:value-type="float">
            <text:p>28,03668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7.651092" calcext:value-type="float">
            <text:p>27,651092</text:p>
          </table:table-cell>
          <table:table-cell office:value-type="float" office:value="27.697333" calcext:value-type="float">
            <text:p>27,697333</text:p>
          </table:table-cell>
          <table:table-cell office:value-type="float" office:value="27.566046" calcext:value-type="float">
            <text:p>27,566046</text:p>
          </table:table-cell>
          <table:table-cell office:value-type="float" office:value="27.61152" calcext:value-type="float">
            <text:p>27,61152</text:p>
          </table:table-cell>
          <table:table-cell office:value-type="float" office:value="27.572065" calcext:value-type="float">
            <text:p>27,572065</text:p>
          </table:table-cell>
          <table:table-cell office:value-type="float" office:value="27.626067" calcext:value-type="float">
            <text:p>27,62606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6.631918" calcext:value-type="float">
            <text:p>26,631918</text:p>
          </table:table-cell>
          <table:table-cell office:value-type="float" office:value="26.691445" calcext:value-type="float">
            <text:p>26,691445</text:p>
          </table:table-cell>
          <table:table-cell office:value-type="float" office:value="26.564513" calcext:value-type="float">
            <text:p>26,564513</text:p>
          </table:table-cell>
          <table:table-cell office:value-type="float" office:value="26.627602" calcext:value-type="float">
            <text:p>26,627602</text:p>
          </table:table-cell>
          <table:table-cell office:value-type="float" office:value="26.655409" calcext:value-type="float">
            <text:p>26,655409</text:p>
          </table:table-cell>
          <table:table-cell office:value-type="float" office:value="26.66148" calcext:value-type="float">
            <text:p>26,6614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528815" calcext:value-type="float">
            <text:p>26,528815</text:p>
          </table:table-cell>
          <table:table-cell office:value-type="float" office:value="26.534119" calcext:value-type="float">
            <text:p>26,534119</text:p>
          </table:table-cell>
          <table:table-cell office:value-type="float" office:value="26.520729" calcext:value-type="float">
            <text:p>26,520729</text:p>
          </table:table-cell>
          <table:table-cell office:value-type="float" office:value="26.543778" calcext:value-type="float">
            <text:p>26,543778</text:p>
          </table:table-cell>
          <table:table-cell office:value-type="float" office:value="26.523589" calcext:value-type="float">
            <text:p>26,523589</text:p>
          </table:table-cell>
          <table:table-cell office:value-type="float" office:value="26.531948" calcext:value-type="float">
            <text:p>26,5319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58023" calcext:value-type="float">
            <text:p>26,58023</text:p>
          </table:table-cell>
          <table:table-cell office:value-type="float" office:value="26.504531" calcext:value-type="float">
            <text:p>26,504531</text:p>
          </table:table-cell>
          <table:table-cell office:value-type="float" office:value="26.558377" calcext:value-type="float">
            <text:p>26,558377</text:p>
          </table:table-cell>
          <table:table-cell office:value-type="float" office:value="26.571429" calcext:value-type="float">
            <text:p>26,571429</text:p>
          </table:table-cell>
          <table:table-cell office:value-type="float" office:value="26.513969" calcext:value-type="float">
            <text:p>26,513969</text:p>
          </table:table-cell>
          <table:table-cell office:value-type="float" office:value="26.547925" calcext:value-type="float">
            <text:p>26,5479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6.589005" calcext:value-type="float">
            <text:p>26,589005</text:p>
          </table:table-cell>
          <table:table-cell office:value-type="float" office:value="26.545676" calcext:value-type="float">
            <text:p>26,545676</text:p>
          </table:table-cell>
          <table:table-cell office:value-type="float" office:value="26.550343" calcext:value-type="float">
            <text:p>26,550343</text:p>
          </table:table-cell>
          <table:table-cell office:value-type="float" office:value="26.570064" calcext:value-type="float">
            <text:p>26,570064</text:p>
          </table:table-cell>
          <table:table-cell office:value-type="float" office:value="26.510901" calcext:value-type="float">
            <text:p>26,510901</text:p>
          </table:table-cell>
          <table:table-cell office:value-type="float" office:value="26.552241" calcext:value-type="float">
            <text:p>26,5522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931347" calcext:value-type="float">
            <text:p>26,931347</text:p>
          </table:table-cell>
          <table:table-cell office:value-type="float" office:value="26.93175" calcext:value-type="float">
            <text:p>26,93175</text:p>
          </table:table-cell>
          <table:table-cell office:value-type="float" office:value="26.890657" calcext:value-type="float">
            <text:p>26,890657</text:p>
          </table:table-cell>
          <table:table-cell office:value-type="float" office:value="26.914031" calcext:value-type="float">
            <text:p>26,914031</text:p>
          </table:table-cell>
          <table:table-cell office:value-type="float" office:value="26.875031" calcext:value-type="float">
            <text:p>26,875031</text:p>
          </table:table-cell>
          <table:table-cell office:value-type="float" office:value="26.899445" calcext:value-type="float">
            <text:p>26,8994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790063" calcext:value-type="float">
            <text:p>26,790063</text:p>
          </table:table-cell>
          <table:table-cell office:value-type="float" office:value="26.723113" calcext:value-type="float">
            <text:p>26,723113</text:p>
          </table:table-cell>
          <table:table-cell office:value-type="float" office:value="26.747293" calcext:value-type="float">
            <text:p>26,747293</text:p>
          </table:table-cell>
          <table:table-cell office:value-type="float" office:value="26.76626" calcext:value-type="float">
            <text:p>26,76626</text:p>
          </table:table-cell>
          <table:table-cell office:value-type="float" office:value="26.704315" calcext:value-type="float">
            <text:p>26,704315</text:p>
          </table:table-cell>
          <table:table-cell office:value-type="float" office:value="26.749503" calcext:value-type="float">
            <text:p>26,7495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474111" calcext:value-type="float">
            <text:p>26,474111</text:p>
          </table:table-cell>
          <table:table-cell office:value-type="float" office:value="26.425127" calcext:value-type="float">
            <text:p>26,425127</text:p>
          </table:table-cell>
          <table:table-cell office:value-type="float" office:value="26.425439" calcext:value-type="float">
            <text:p>26,425439</text:p>
          </table:table-cell>
          <table:table-cell office:value-type="float" office:value="26.439466" calcext:value-type="float">
            <text:p>26,439466</text:p>
          </table:table-cell>
          <table:table-cell office:value-type="float" office:value="26.375454" calcext:value-type="float">
            <text:p>26,375454</text:p>
          </table:table-cell>
          <table:table-cell office:value-type="float" office:value="26.433551" calcext:value-type="float">
            <text:p>26,4335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349116" calcext:value-type="float">
            <text:p>26,349116</text:p>
          </table:table-cell>
          <table:table-cell office:value-type="float" office:value="26.321283" calcext:value-type="float">
            <text:p>26,321283</text:p>
          </table:table-cell>
          <table:table-cell office:value-type="float" office:value="26.290486" calcext:value-type="float">
            <text:p>26,290486</text:p>
          </table:table-cell>
          <table:table-cell office:value-type="float" office:value="26.305202" calcext:value-type="float">
            <text:p>26,305202</text:p>
          </table:table-cell>
          <table:table-cell office:value-type="float" office:value="26.249991" calcext:value-type="float">
            <text:p>26,249991</text:p>
          </table:table-cell>
          <table:table-cell office:value-type="float" office:value="26.305332" calcext:value-type="float">
            <text:p>26,30533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5.964134" calcext:value-type="float">
            <text:p>25,964134</text:p>
          </table:table-cell>
          <table:table-cell office:value-type="float" office:value="25.952109" calcext:value-type="float">
            <text:p>25,952109</text:p>
          </table:table-cell>
          <table:table-cell office:value-type="float" office:value="25.898107" calcext:value-type="float">
            <text:p>25,898107</text:p>
          </table:table-cell>
          <table:table-cell office:value-type="float" office:value="25.919375" calcext:value-type="float">
            <text:p>25,919375</text:p>
          </table:table-cell>
          <table:table-cell office:value-type="float" office:value="25.859185" calcext:value-type="float">
            <text:p>25,859185</text:p>
          </table:table-cell>
          <table:table-cell office:value-type="float" office:value="25.922924" calcext:value-type="float">
            <text:p>25,92292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5.891334" calcext:value-type="float">
            <text:p>25,891334</text:p>
          </table:table-cell>
          <table:table-cell office:value-type="float" office:value="25.949041" calcext:value-type="float">
            <text:p>25,949041</text:p>
          </table:table-cell>
          <table:table-cell office:value-type="float" office:value="25.81804" calcext:value-type="float">
            <text:p>25,81804</text:p>
          </table:table-cell>
          <table:table-cell office:value-type="float" office:value="25.851996" calcext:value-type="float">
            <text:p>25,851996</text:p>
          </table:table-cell>
          <table:table-cell office:value-type="float" office:value="25.790714" calcext:value-type="float">
            <text:p>25,790714</text:p>
          </table:table-cell>
          <table:table-cell office:value-type="float" office:value="25.852269" calcext:value-type="float">
            <text:p>25,8522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5.7" calcext:value-type="float">
            <text:p>25,7</text:p>
          </table:table-cell>
          <table:table-cell office:value-type="float" office:value="25.885094" calcext:value-type="float">
            <text:p>25,885094</text:p>
          </table:table-cell>
          <table:table-cell office:value-type="float" office:value="25.910483" calcext:value-type="float">
            <text:p>25,910483</text:p>
          </table:table-cell>
          <table:table-cell office:value-type="float" office:value="25.788517" calcext:value-type="float">
            <text:p>25,788517</text:p>
          </table:table-cell>
          <table:table-cell office:value-type="float" office:value="25.821628" calcext:value-type="float">
            <text:p>25,821628</text:p>
          </table:table-cell>
          <table:table-cell office:value-type="float" office:value="25.745695" calcext:value-type="float">
            <text:p>25,745695</text:p>
          </table:table-cell>
          <table:table-cell office:value-type="float" office:value="25.835291" calcext:value-type="float">
            <text:p>25,8352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.300001" calcext:value-type="float">
            <text:p>27,300001</text:p>
          </table:table-cell>
          <table:table-cell office:value-type="float" office:value="26.177984" calcext:value-type="float">
            <text:p>26,177984</text:p>
          </table:table-cell>
          <table:table-cell office:value-type="float" office:value="26.314315" calcext:value-type="float">
            <text:p>26,314315</text:p>
          </table:table-cell>
          <table:table-cell office:value-type="float" office:value="26.092314" calcext:value-type="float">
            <text:p>26,092314</text:p>
          </table:table-cell>
          <table:table-cell office:value-type="float" office:value="26.152751" calcext:value-type="float">
            <text:p>26,152751</text:p>
          </table:table-cell>
          <table:table-cell office:value-type="float" office:value="26.080289" calcext:value-type="float">
            <text:p>26,080289</text:p>
          </table:table-cell>
          <table:table-cell office:value-type="float" office:value="26.158887" calcext:value-type="float">
            <text:p>26,15888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8.699997" calcext:value-type="float">
            <text:p>28,699997</text:p>
          </table:table-cell>
          <table:table-cell office:value-type="float" office:value="27.567034" calcext:value-type="float">
            <text:p>27,567034</text:p>
          </table:table-cell>
          <table:table-cell office:value-type="float" office:value="27.881361" calcext:value-type="float">
            <text:p>27,881361</text:p>
          </table:table-cell>
          <table:table-cell office:value-type="float" office:value="27.469937" calcext:value-type="float">
            <text:p>27,469937</text:p>
          </table:table-cell>
          <table:table-cell office:value-type="float" office:value="27.582608" calcext:value-type="float">
            <text:p>27,582608</text:p>
          </table:table-cell>
          <table:table-cell office:value-type="float" office:value="27.55705" calcext:value-type="float">
            <text:p>27,55705</text:p>
          </table:table-cell>
          <table:table-cell office:value-type="float" office:value="27.59774" calcext:value-type="float">
            <text:p>27,597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.900001" calcext:value-type="float">
            <text:p>29,900001</text:p>
          </table:table-cell>
          <table:table-cell office:value-type="float" office:value="29.170766" calcext:value-type="float">
            <text:p>29,170766</text:p>
          </table:table-cell>
          <table:table-cell office:value-type="float" office:value="29.366065" calcext:value-type="float">
            <text:p>29,366065</text:p>
          </table:table-cell>
          <table:table-cell office:value-type="float" office:value="28.981629" calcext:value-type="float">
            <text:p>28,981629</text:p>
          </table:table-cell>
          <table:table-cell office:value-type="float" office:value="29.121574" calcext:value-type="float">
            <text:p>29,121574</text:p>
          </table:table-cell>
          <table:table-cell office:value-type="float" office:value="29.122978" calcext:value-type="float">
            <text:p>29,122978</text:p>
          </table:table-cell>
          <table:table-cell office:value-type="float" office:value="29.154061" calcext:value-type="float">
            <text:p>29,1540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.699994" calcext:value-type="float">
            <text:p>31,699994</text:p>
          </table:table-cell>
          <table:table-cell office:value-type="float" office:value="30.297606" calcext:value-type="float">
            <text:p>30,297606</text:p>
          </table:table-cell>
          <table:table-cell office:value-type="float" office:value="30.239873" calcext:value-type="float">
            <text:p>30,239873</text:p>
          </table:table-cell>
          <table:table-cell office:value-type="float" office:value="30.157804" calcext:value-type="float">
            <text:p>30,157804</text:p>
          </table:table-cell>
          <table:table-cell office:value-type="float" office:value="30.225495" calcext:value-type="float">
            <text:p>30,225495</text:p>
          </table:table-cell>
          <table:table-cell office:value-type="float" office:value="30.227315" calcext:value-type="float">
            <text:p>30,227315</text:p>
          </table:table-cell>
          <table:table-cell office:value-type="float" office:value="30.235609" calcext:value-type="float">
            <text:p>30,23560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1.699994" calcext:value-type="float">
            <text:p>31,699994</text:p>
          </table:table-cell>
          <table:table-cell office:value-type="float" office:value="31.605042" calcext:value-type="float">
            <text:p>31,605042</text:p>
          </table:table-cell>
          <table:table-cell office:value-type="float" office:value="31.430153" calcext:value-type="float">
            <text:p>31,430153</text:p>
          </table:table-cell>
          <table:table-cell office:value-type="float" office:value="31.485962" calcext:value-type="float">
            <text:p>31,485962</text:p>
          </table:table-cell>
          <table:table-cell office:value-type="float" office:value="31.565899" calcext:value-type="float">
            <text:p>31,565899</text:p>
          </table:table-cell>
          <table:table-cell office:value-type="float" office:value="31.450069" calcext:value-type="float">
            <text:p>31,450069</text:p>
          </table:table-cell>
          <table:table-cell office:value-type="float" office:value="31.540952" calcext:value-type="float">
            <text:p>31,54095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1.800003" calcext:value-type="float">
            <text:p>31,800003</text:p>
          </table:table-cell>
          <table:table-cell office:value-type="float" office:value="31.277767" calcext:value-type="float">
            <text:p>31,277767</text:p>
          </table:table-cell>
          <table:table-cell office:value-type="float" office:value="31.193657" calcext:value-type="float">
            <text:p>31,193657</text:p>
          </table:table-cell>
          <table:table-cell office:value-type="float" office:value="31.251546" calcext:value-type="float">
            <text:p>31,251546</text:p>
          </table:table-cell>
          <table:table-cell office:value-type="float" office:value="31.304898" calcext:value-type="float">
            <text:p>31,304898</text:p>
          </table:table-cell>
          <table:table-cell office:value-type="float" office:value="31.267445" calcext:value-type="float">
            <text:p>31,267445</text:p>
          </table:table-cell>
          <table:table-cell office:value-type="float" office:value="31.295954" calcext:value-type="float">
            <text:p>31,2959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1.500002" calcext:value-type="float">
            <text:p>31,500002</text:p>
          </table:table-cell>
          <table:table-cell office:value-type="float" office:value="30.831932" calcext:value-type="float">
            <text:p>30,831932</text:p>
          </table:table-cell>
          <table:table-cell office:value-type="float" office:value="30.756506" calcext:value-type="float">
            <text:p>30,756506</text:p>
          </table:table-cell>
          <table:table-cell office:value-type="float" office:value="30.820167" calcext:value-type="float">
            <text:p>30,820167</text:p>
          </table:table-cell>
          <table:table-cell office:value-type="float" office:value="30.812562" calcext:value-type="float">
            <text:p>30,812562</text:p>
          </table:table-cell>
          <table:table-cell office:value-type="float" office:value="30.809936" calcext:value-type="float">
            <text:p>30,809936</text:p>
          </table:table-cell>
          <table:table-cell office:value-type="float" office:value="30.806335" calcext:value-type="float">
            <text:p>30,8063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1.800003" calcext:value-type="float">
            <text:p>31,800003</text:p>
          </table:table-cell>
          <table:table-cell office:value-type="float" office:value="30.076905" calcext:value-type="float">
            <text:p>30,076905</text:p>
          </table:table-cell>
          <table:table-cell office:value-type="float" office:value="29.920463" calcext:value-type="float">
            <text:p>29,920463</text:p>
          </table:table-cell>
          <table:table-cell office:value-type="float" office:value="30.173131" calcext:value-type="float">
            <text:p>30,173131</text:p>
          </table:table-cell>
          <table:table-cell office:value-type="float" office:value="30.115203" calcext:value-type="float">
            <text:p>30,115203</text:p>
          </table:table-cell>
          <table:table-cell office:value-type="float" office:value="30.104972" calcext:value-type="float">
            <text:p>30,104972</text:p>
          </table:table-cell>
          <table:table-cell office:value-type="float" office:value="30.067168" calcext:value-type="float">
            <text:p>30,0671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.699995" calcext:value-type="float">
            <text:p>30,699995</text:p>
          </table:table-cell>
          <table:table-cell office:value-type="float" office:value="29.81905" calcext:value-type="float">
            <text:p>29,81905</text:p>
          </table:table-cell>
          <table:table-cell office:value-type="float" office:value="29.653313" calcext:value-type="float">
            <text:p>29,653313</text:p>
          </table:table-cell>
          <table:table-cell office:value-type="float" office:value="29.887729" calcext:value-type="float">
            <text:p>29,887729</text:p>
          </table:table-cell>
          <table:table-cell office:value-type="float" office:value="29.827136" calcext:value-type="float">
            <text:p>29,827136</text:p>
          </table:table-cell>
          <table:table-cell office:value-type="float" office:value="29.854748" calcext:value-type="float">
            <text:p>29,854748</text:p>
          </table:table-cell>
          <table:table-cell office:value-type="float" office:value="29.78109" calcext:value-type="float">
            <text:p>29,781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9.068768" calcext:value-type="float">
            <text:p>29,068768</text:p>
          </table:table-cell>
          <table:table-cell office:value-type="float" office:value="28.933737" calcext:value-type="float">
            <text:p>28,933737</text:p>
          </table:table-cell>
          <table:table-cell office:value-type="float" office:value="29.202356" calcext:value-type="float">
            <text:p>29,202356</text:p>
          </table:table-cell>
          <table:table-cell office:value-type="float" office:value="29.089945" calcext:value-type="float">
            <text:p>29,089945</text:p>
          </table:table-cell>
          <table:table-cell office:value-type="float" office:value="29.14097" calcext:value-type="float">
            <text:p>29,14097</text:p>
          </table:table-cell>
          <table:table-cell office:value-type="float" office:value="29.03736" calcext:value-type="float">
            <text:p>29,037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8.751217" calcext:value-type="float">
            <text:p>28,751217</text:p>
          </table:table-cell>
          <table:table-cell office:value-type="float" office:value="28.568255" calcext:value-type="float">
            <text:p>28,568255</text:p>
          </table:table-cell>
          <table:table-cell office:value-type="float" office:value="28.795287" calcext:value-type="float">
            <text:p>28,795287</text:p>
          </table:table-cell>
          <table:table-cell office:value-type="float" office:value="28.736995" calcext:value-type="float">
            <text:p>28,736995</text:p>
          </table:table-cell>
          <table:table-cell office:value-type="float" office:value="28.746264" calcext:value-type="float">
            <text:p>28,746264</text:p>
          </table:table-cell>
          <table:table-cell office:value-type="float" office:value="28.705678" calcext:value-type="float">
            <text:p>28,70567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099996" calcext:value-type="float">
            <text:p>27,099996</text:p>
          </table:table-cell>
          <table:table-cell office:value-type="float" office:value="27.65208" calcext:value-type="float">
            <text:p>27,65208</text:p>
          </table:table-cell>
          <table:table-cell office:value-type="float" office:value="27.611065" calcext:value-type="float">
            <text:p>27,611065</text:p>
          </table:table-cell>
          <table:table-cell office:value-type="float" office:value="27.685334" calcext:value-type="float">
            <text:p>27,685334</text:p>
          </table:table-cell>
          <table:table-cell office:value-type="float" office:value="27.67652" calcext:value-type="float">
            <text:p>27,67652</text:p>
          </table:table-cell>
          <table:table-cell office:value-type="float" office:value="27.703573" calcext:value-type="float">
            <text:p>27,703573</text:p>
          </table:table-cell>
          <table:table-cell office:value-type="float" office:value="27.658437" calcext:value-type="float">
            <text:p>27,6584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6.799995" calcext:value-type="float">
            <text:p>26,799995</text:p>
          </table:table-cell>
          <table:table-cell office:value-type="float" office:value="27.105079" calcext:value-type="float">
            <text:p>27,105079</text:p>
          </table:table-cell>
          <table:table-cell office:value-type="float" office:value="27.122655" calcext:value-type="float">
            <text:p>27,122655</text:p>
          </table:table-cell>
          <table:table-cell office:value-type="float" office:value="26.993994" calcext:value-type="float">
            <text:p>26,993994</text:p>
          </table:table-cell>
          <table:table-cell office:value-type="float" office:value="27.109694" calcext:value-type="float">
            <text:p>27,109694</text:p>
          </table:table-cell>
          <table:table-cell office:value-type="float" office:value="27.108186" calcext:value-type="float">
            <text:p>27,108186</text:p>
          </table:table-cell>
          <table:table-cell office:value-type="float" office:value="27.129103" calcext:value-type="float">
            <text:p>27,12910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820847" calcext:value-type="float">
            <text:p>26,820847</text:p>
          </table:table-cell>
          <table:table-cell office:value-type="float" office:value="26.879958" calcext:value-type="float">
            <text:p>26,879958</text:p>
          </table:table-cell>
          <table:table-cell office:value-type="float" office:value="26.744537" calcext:value-type="float">
            <text:p>26,744537</text:p>
          </table:table-cell>
          <table:table-cell office:value-type="float" office:value="26.820782" calcext:value-type="float">
            <text:p>26,820782</text:p>
          </table:table-cell>
          <table:table-cell office:value-type="float" office:value="26.842817" calcext:value-type="float">
            <text:p>26,842817</text:p>
          </table:table-cell>
          <table:table-cell office:value-type="float" office:value="26.849421" calcext:value-type="float">
            <text:p>26,84942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220182" calcext:value-type="float">
            <text:p>26,220182</text:p>
          </table:table-cell>
          <table:table-cell office:value-type="float" office:value="26.264499" calcext:value-type="float">
            <text:p>26,264499</text:p>
          </table:table-cell>
          <table:table-cell office:value-type="float" office:value="26.18893" calcext:value-type="float">
            <text:p>26,18893</text:p>
          </table:table-cell>
          <table:table-cell office:value-type="float" office:value="26.217361" calcext:value-type="float">
            <text:p>26,217361</text:p>
          </table:table-cell>
          <table:table-cell office:value-type="float" office:value="26.221131" calcext:value-type="float">
            <text:p>26,221131</text:p>
          </table:table-cell>
          <table:table-cell office:value-type="float" office:value="26.239552" calcext:value-type="float">
            <text:p>26,2395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6.499994" calcext:value-type="float">
            <text:p>26,499994</text:p>
          </table:table-cell>
          <table:table-cell office:value-type="float" office:value="26.444198" calcext:value-type="float">
            <text:p>26,444198</text:p>
          </table:table-cell>
          <table:table-cell office:value-type="float" office:value="26.466987" calcext:value-type="float">
            <text:p>26,466987</text:p>
          </table:table-cell>
          <table:table-cell office:value-type="float" office:value="26.420889" calcext:value-type="float">
            <text:p>26,420889</text:p>
          </table:table-cell>
          <table:table-cell office:value-type="float" office:value="26.451439" calcext:value-type="float">
            <text:p>26,451439</text:p>
          </table:table-cell>
          <table:table-cell office:value-type="float" office:value="26.404418" calcext:value-type="float">
            <text:p>26,404418</text:p>
          </table:table-cell>
          <table:table-cell office:value-type="float" office:value="26.429664" calcext:value-type="float">
            <text:p>26,4296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760826" calcext:value-type="float">
            <text:p>26,760826</text:p>
          </table:table-cell>
          <table:table-cell office:value-type="float" office:value="26.723386" calcext:value-type="float">
            <text:p>26,723386</text:p>
          </table:table-cell>
          <table:table-cell office:value-type="float" office:value="26.724764" calcext:value-type="float">
            <text:p>26,724764</text:p>
          </table:table-cell>
          <table:table-cell office:value-type="float" office:value="26.747722" calcext:value-type="float">
            <text:p>26,747722</text:p>
          </table:table-cell>
          <table:table-cell office:value-type="float" office:value="26.690821" calcext:value-type="float">
            <text:p>26,690821</text:p>
          </table:table-cell>
          <table:table-cell office:value-type="float" office:value="26.725154" calcext:value-type="float">
            <text:p>26,72515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501827" calcext:value-type="float">
            <text:p>26,501827</text:p>
          </table:table-cell>
          <table:table-cell office:value-type="float" office:value="26.451725" calcext:value-type="float">
            <text:p>26,451725</text:p>
          </table:table-cell>
          <table:table-cell office:value-type="float" office:value="26.458407" calcext:value-type="float">
            <text:p>26,458407</text:p>
          </table:table-cell>
          <table:table-cell office:value-type="float" office:value="26.480845" calcext:value-type="float">
            <text:p>26,480845</text:p>
          </table:table-cell>
          <table:table-cell office:value-type="float" office:value="26.408773" calcext:value-type="float">
            <text:p>26,408773</text:p>
          </table:table-cell>
          <table:table-cell office:value-type="float" office:value="26.464998" calcext:value-type="float">
            <text:p>26,46499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6.490764" calcext:value-type="float">
            <text:p>26,490764</text:p>
          </table:table-cell>
          <table:table-cell office:value-type="float" office:value="26.467923" calcext:value-type="float">
            <text:p>26,467923</text:p>
          </table:table-cell>
          <table:table-cell office:value-type="float" office:value="26.433889" calcext:value-type="float">
            <text:p>26,433889</text:p>
          </table:table-cell>
          <table:table-cell office:value-type="float" office:value="26.450516" calcext:value-type="float">
            <text:p>26,450516</text:p>
          </table:table-cell>
          <table:table-cell office:value-type="float" office:value="26.393862" calcext:value-type="float">
            <text:p>26,393862</text:p>
          </table:table-cell>
          <table:table-cell office:value-type="float" office:value="26.450009" calcext:value-type="float">
            <text:p>26,45000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220312" calcext:value-type="float">
            <text:p>26,220312</text:p>
          </table:table-cell>
          <table:table-cell office:value-type="float" office:value="26.179323" calcext:value-type="float">
            <text:p>26,179323</text:p>
          </table:table-cell>
          <table:table-cell office:value-type="float" office:value="26.15838" calcext:value-type="float">
            <text:p>26,15838</text:p>
          </table:table-cell>
          <table:table-cell office:value-type="float" office:value="26.174201" calcext:value-type="float">
            <text:p>26,174201</text:p>
          </table:table-cell>
          <table:table-cell office:value-type="float" office:value="26.109695" calcext:value-type="float">
            <text:p>26,109695</text:p>
          </table:table-cell>
          <table:table-cell office:value-type="float" office:value="26.174747" calcext:value-type="float">
            <text:p>26,17474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214501" calcext:value-type="float">
            <text:p>26,214501</text:p>
          </table:table-cell>
          <table:table-cell office:value-type="float" office:value="26.258181" calcext:value-type="float">
            <text:p>26,258181</text:p>
          </table:table-cell>
          <table:table-cell office:value-type="float" office:value="26.15786" calcext:value-type="float">
            <text:p>26,15786</text:p>
          </table:table-cell>
          <table:table-cell office:value-type="float" office:value="26.19192" calcext:value-type="float">
            <text:p>26,19192</text:p>
          </table:table-cell>
          <table:table-cell office:value-type="float" office:value="26.128181" calcext:value-type="float">
            <text:p>26,128181</text:p>
          </table:table-cell>
          <table:table-cell office:value-type="float" office:value="26.181117" calcext:value-type="float">
            <text:p>26,1811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.499995" calcext:value-type="float">
            <text:p>25,499995</text:p>
          </table:table-cell>
          <table:table-cell office:value-type="float" office:value="26.374063" calcext:value-type="float">
            <text:p>26,374063</text:p>
          </table:table-cell>
          <table:table-cell office:value-type="float" office:value="26.385373" calcext:value-type="float">
            <text:p>26,385373</text:p>
          </table:table-cell>
          <table:table-cell office:value-type="float" office:value="26.299625" calcext:value-type="float">
            <text:p>26,299625</text:p>
          </table:table-cell>
          <table:table-cell office:value-type="float" office:value="26.335557" calcext:value-type="float">
            <text:p>26,335557</text:p>
          </table:table-cell>
          <table:table-cell office:value-type="float" office:value="26.262588" calcext:value-type="float">
            <text:p>26,262588</text:p>
          </table:table-cell>
          <table:table-cell office:value-type="float" office:value="26.337169" calcext:value-type="float">
            <text:p>26,3371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6.151126" calcext:value-type="float">
            <text:p>26,151126</text:p>
          </table:table-cell>
          <table:table-cell office:value-type="float" office:value="26.152855" calcext:value-type="float">
            <text:p>26,152855</text:p>
          </table:table-cell>
          <table:table-cell office:value-type="float" office:value="26.07024" calcext:value-type="float">
            <text:p>26,07024</text:p>
          </table:table-cell>
          <table:table-cell office:value-type="float" office:value="26.103481" calcext:value-type="float">
            <text:p>26,103481</text:p>
          </table:table-cell>
          <table:table-cell office:value-type="float" office:value="26.023999" calcext:value-type="float">
            <text:p>26,023999</text:p>
          </table:table-cell>
          <table:table-cell office:value-type="float" office:value="26.11041" calcext:value-type="float">
            <text:p>26,110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5.919986" calcext:value-type="float">
            <text:p>25,919986</text:p>
          </table:table-cell>
          <table:table-cell office:value-type="float" office:value="25.922586" calcext:value-type="float">
            <text:p>25,922586</text:p>
          </table:table-cell>
          <table:table-cell office:value-type="float" office:value="25.82753" calcext:value-type="float">
            <text:p>25,82753</text:p>
          </table:table-cell>
          <table:table-cell office:value-type="float" office:value="25.852464" calcext:value-type="float">
            <text:p>25,852464</text:p>
          </table:table-cell>
          <table:table-cell office:value-type="float" office:value="25.780197" calcext:value-type="float">
            <text:p>25,780197</text:p>
          </table:table-cell>
          <table:table-cell office:value-type="float" office:value="25.871782" calcext:value-type="float">
            <text:p>25,871782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6.499994" calcext:value-type="float">
            <text:p>26,499994</text:p>
          </table:table-cell>
          <table:table-cell office:value-type="float" office:value="25.840179" calcext:value-type="float">
            <text:p>25,840179</text:p>
          </table:table-cell>
          <table:table-cell office:value-type="float" office:value="25.898549" calcext:value-type="float">
            <text:p>25,898549</text:p>
          </table:table-cell>
          <table:table-cell office:value-type="float" office:value="25.746683" calcext:value-type="float">
            <text:p>25,746683</text:p>
          </table:table-cell>
          <table:table-cell office:value-type="float" office:value="25.780249" calcext:value-type="float">
            <text:p>25,780249</text:p>
          </table:table-cell>
          <table:table-cell office:value-type="float" office:value="25.713832" calcext:value-type="float">
            <text:p>25,713832</text:p>
          </table:table-cell>
          <table:table-cell office:value-type="float" office:value="25.794289" calcext:value-type="float">
            <text:p>25,79428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7.099996" calcext:value-type="float">
            <text:p>27,099996</text:p>
          </table:table-cell>
          <table:table-cell office:value-type="float" office:value="26.683372" calcext:value-type="float">
            <text:p>26,683372</text:p>
          </table:table-cell>
          <table:table-cell office:value-type="float" office:value="26.917216" calcext:value-type="float">
            <text:p>26,917216</text:p>
          </table:table-cell>
          <table:table-cell office:value-type="float" office:value="26.631879" calcext:value-type="float">
            <text:p>26,631879</text:p>
          </table:table-cell>
          <table:table-cell office:value-type="float" office:value="26.703184" calcext:value-type="float">
            <text:p>26,703184</text:p>
          </table:table-cell>
          <table:table-cell office:value-type="float" office:value="26.646569" calcext:value-type="float">
            <text:p>26,646569</text:p>
          </table:table-cell>
          <table:table-cell office:value-type="float" office:value="26.703314" calcext:value-type="float">
            <text:p>26,7033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399995" calcext:value-type="float">
            <text:p>29,399995</text:p>
          </table:table-cell>
          <table:table-cell office:value-type="float" office:value="27.7072" calcext:value-type="float">
            <text:p>27,7072</text:p>
          </table:table-cell>
          <table:table-cell office:value-type="float" office:value="27.934674" calcext:value-type="float">
            <text:p>27,934674</text:p>
          </table:table-cell>
          <table:table-cell office:value-type="float" office:value="27.557648" calcext:value-type="float">
            <text:p>27,557648</text:p>
          </table:table-cell>
          <table:table-cell office:value-type="float" office:value="27.693303" calcext:value-type="float">
            <text:p>27,693303</text:p>
          </table:table-cell>
          <table:table-cell office:value-type="float" office:value="27.655876" calcext:value-type="float">
            <text:p>27,655876</text:p>
          </table:table-cell>
          <table:table-cell office:value-type="float" office:value="27.723489" calcext:value-type="float">
            <text:p>27,7234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.699995" calcext:value-type="float">
            <text:p>30,699995</text:p>
          </table:table-cell>
          <table:table-cell office:value-type="float" office:value="29.471547" calcext:value-type="float">
            <text:p>29,471547</text:p>
          </table:table-cell>
          <table:table-cell office:value-type="float" office:value="29.638337" calcext:value-type="float">
            <text:p>29,638337</text:p>
          </table:table-cell>
          <table:table-cell office:value-type="float" office:value="29.356354" calcext:value-type="float">
            <text:p>29,356354</text:p>
          </table:table-cell>
          <table:table-cell office:value-type="float" office:value="29.43477" calcext:value-type="float">
            <text:p>29,43477</text:p>
          </table:table-cell>
          <table:table-cell office:value-type="float" office:value="29.42476" calcext:value-type="float">
            <text:p>29,42476</text:p>
          </table:table-cell>
          <table:table-cell office:value-type="float" office:value="29.45401" calcext:value-type="float">
            <text:p>29,454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31.098315" calcext:value-type="float">
            <text:p>31,098315</text:p>
          </table:table-cell>
          <table:table-cell office:value-type="float" office:value="30.859141" calcext:value-type="float">
            <text:p>30,859141</text:p>
          </table:table-cell>
          <table:table-cell office:value-type="float" office:value="30.936478" calcext:value-type="float">
            <text:p>30,936478</text:p>
          </table:table-cell>
          <table:table-cell office:value-type="float" office:value="31.010552" calcext:value-type="float">
            <text:p>31,010552</text:p>
          </table:table-cell>
          <table:table-cell office:value-type="float" office:value="30.93237" calcext:value-type="float">
            <text:p>30,93237</text:p>
          </table:table-cell>
          <table:table-cell office:value-type="float" office:value="30.995628" calcext:value-type="float">
            <text:p>30,99562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.800003" calcext:value-type="float">
            <text:p>31,800003</text:p>
          </table:table-cell>
          <table:table-cell office:value-type="float" office:value="31.059471" calcext:value-type="float">
            <text:p>31,059471</text:p>
          </table:table-cell>
          <table:table-cell office:value-type="float" office:value="30.912233" calcext:value-type="float">
            <text:p>30,912233</text:p>
          </table:table-cell>
          <table:table-cell office:value-type="float" office:value="30.97852" calcext:value-type="float">
            <text:p>30,97852</text:p>
          </table:table-cell>
          <table:table-cell office:value-type="float" office:value="31.037306" calcext:value-type="float">
            <text:p>31,037306</text:p>
          </table:table-cell>
          <table:table-cell office:value-type="float" office:value="31.009785" calcext:value-type="float">
            <text:p>31,009785</text:p>
          </table:table-cell>
          <table:table-cell office:value-type="float" office:value="31.037033" calcext:value-type="float">
            <text:p>31,0370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1.800003" calcext:value-type="float">
            <text:p>31,800003</text:p>
          </table:table-cell>
          <table:table-cell office:value-type="float" office:value="31.220879" calcext:value-type="float">
            <text:p>31,220879</text:p>
          </table:table-cell>
          <table:table-cell office:value-type="float" office:value="31.166747" calcext:value-type="float">
            <text:p>31,166747</text:p>
          </table:table-cell>
          <table:table-cell office:value-type="float" office:value="31.205214" calcext:value-type="float">
            <text:p>31,205214</text:p>
          </table:table-cell>
          <table:table-cell office:value-type="float" office:value="31.234828" calcext:value-type="float">
            <text:p>31,234828</text:p>
          </table:table-cell>
          <table:table-cell office:value-type="float" office:value="31.182776" calcext:value-type="float">
            <text:p>31,182776</text:p>
          </table:table-cell>
          <table:table-cell office:value-type="float" office:value="31.242888" calcext:value-type="float">
            <text:p>31,2428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1.599998" calcext:value-type="float">
            <text:p>31,599998</text:p>
          </table:table-cell>
          <table:table-cell office:value-type="float" office:value="30.562182" calcext:value-type="float">
            <text:p>30,562182</text:p>
          </table:table-cell>
          <table:table-cell office:value-type="float" office:value="30.488628" calcext:value-type="float">
            <text:p>30,488628</text:p>
          </table:table-cell>
          <table:table-cell office:value-type="float" office:value="30.59645" calcext:value-type="float">
            <text:p>30,59645</text:p>
          </table:table-cell>
          <table:table-cell office:value-type="float" office:value="30.578289" calcext:value-type="float">
            <text:p>30,578289</text:p>
          </table:table-cell>
          <table:table-cell office:value-type="float" office:value="30.600181" calcext:value-type="float">
            <text:p>30,600181</text:p>
          </table:table-cell>
          <table:table-cell office:value-type="float" office:value="30.555708" calcext:value-type="float">
            <text:p>30,5557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30.033888" calcext:value-type="float">
            <text:p>30,033888</text:p>
          </table:table-cell>
          <table:table-cell office:value-type="float" office:value="29.904148" calcext:value-type="float">
            <text:p>29,904148</text:p>
          </table:table-cell>
          <table:table-cell office:value-type="float" office:value="30.08412" calcext:value-type="float">
            <text:p>30,08412</text:p>
          </table:table-cell>
          <table:table-cell office:value-type="float" office:value="30.024398" calcext:value-type="float">
            <text:p>30,024398</text:p>
          </table:table-cell>
          <table:table-cell office:value-type="float" office:value="30.04018" calcext:value-type="float">
            <text:p>30,04018</text:p>
          </table:table-cell>
          <table:table-cell office:value-type="float" office:value="29.98818" calcext:value-type="float">
            <text:p>29,988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9.508012" calcext:value-type="float">
            <text:p>29,508012</text:p>
          </table:table-cell>
          <table:table-cell office:value-type="float" office:value="29.341976" calcext:value-type="float">
            <text:p>29,341976</text:p>
          </table:table-cell>
          <table:table-cell office:value-type="float" office:value="29.600052" calcext:value-type="float">
            <text:p>29,600052</text:p>
          </table:table-cell>
          <table:table-cell office:value-type="float" office:value="29.525549" calcext:value-type="float">
            <text:p>29,525549</text:p>
          </table:table-cell>
          <table:table-cell office:value-type="float" office:value="29.536053" calcext:value-type="float">
            <text:p>29,536053</text:p>
          </table:table-cell>
          <table:table-cell office:value-type="float" office:value="29.473224" calcext:value-type="float">
            <text:p>29,4732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7.999999" calcext:value-type="float">
            <text:p>27,999999</text:p>
          </table:table-cell>
          <table:table-cell office:value-type="float" office:value="28.713491" calcext:value-type="float">
            <text:p>28,713491</text:p>
          </table:table-cell>
          <table:table-cell office:value-type="float" office:value="28.550822" calcext:value-type="float">
            <text:p>28,550822</text:p>
          </table:table-cell>
          <table:table-cell office:value-type="float" office:value="28.800448" calcext:value-type="float">
            <text:p>28,800448</text:p>
          </table:table-cell>
          <table:table-cell office:value-type="float" office:value="28.7225" calcext:value-type="float">
            <text:p>28,7225</text:p>
          </table:table-cell>
          <table:table-cell office:value-type="float" office:value="28.751646" calcext:value-type="float">
            <text:p>28,751646</text:p>
          </table:table-cell>
          <table:table-cell office:value-type="float" office:value="28.680263" calcext:value-type="float">
            <text:p>28,68026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7" calcext:value-type="float">
            <text:p>27</text:p>
          </table:table-cell>
          <table:table-cell office:value-type="float" office:value="27.590733" calcext:value-type="float">
            <text:p>27,590733</text:p>
          </table:table-cell>
          <table:table-cell office:value-type="float" office:value="27.55497" calcext:value-type="float">
            <text:p>27,55497</text:p>
          </table:table-cell>
          <table:table-cell office:value-type="float" office:value="27.609648" calcext:value-type="float">
            <text:p>27,609648</text:p>
          </table:table-cell>
          <table:table-cell office:value-type="float" office:value="27.605033" calcext:value-type="float">
            <text:p>27,605033</text:p>
          </table:table-cell>
          <table:table-cell office:value-type="float" office:value="27.63219" calcext:value-type="float">
            <text:p>27,63219</text:p>
          </table:table-cell>
          <table:table-cell office:value-type="float" office:value="27.599079" calcext:value-type="float">
            <text:p>27,5990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7.154856" calcext:value-type="float">
            <text:p>27,154856</text:p>
          </table:table-cell>
          <table:table-cell office:value-type="float" office:value="27.176917" calcext:value-type="float">
            <text:p>27,176917</text:p>
          </table:table-cell>
          <table:table-cell office:value-type="float" office:value="27.018031" calcext:value-type="float">
            <text:p>27,018031</text:p>
          </table:table-cell>
          <table:table-cell office:value-type="float" office:value="27.166647" calcext:value-type="float">
            <text:p>27,166647</text:p>
          </table:table-cell>
          <table:table-cell office:value-type="float" office:value="27.148239" calcext:value-type="float">
            <text:p>27,148239</text:p>
          </table:table-cell>
          <table:table-cell office:value-type="float" office:value="27.177541" calcext:value-type="float">
            <text:p>27,17754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6.512643" calcext:value-type="float">
            <text:p>26,512643</text:p>
          </table:table-cell>
          <table:table-cell office:value-type="float" office:value="26.589941" calcext:value-type="float">
            <text:p>26,589941</text:p>
          </table:table-cell>
          <table:table-cell office:value-type="float" office:value="26.384944" calcext:value-type="float">
            <text:p>26,384944</text:p>
          </table:table-cell>
          <table:table-cell office:value-type="float" office:value="26.485603" calcext:value-type="float">
            <text:p>26,485603</text:p>
          </table:table-cell>
          <table:table-cell office:value-type="float" office:value="26.520326" calcext:value-type="float">
            <text:p>26,520326</text:p>
          </table:table-cell>
          <table:table-cell office:value-type="float" office:value="26.540463" calcext:value-type="float">
            <text:p>26,54046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189021" calcext:value-type="float">
            <text:p>26,189021</text:p>
          </table:table-cell>
          <table:table-cell office:value-type="float" office:value="26.309193" calcext:value-type="float">
            <text:p>26,309193</text:p>
          </table:table-cell>
          <table:table-cell office:value-type="float" office:value="26.153765" calcext:value-type="float">
            <text:p>26,153765</text:p>
          </table:table-cell>
          <table:table-cell office:value-type="float" office:value="26.205323" calcext:value-type="float">
            <text:p>26,205323</text:p>
          </table:table-cell>
          <table:table-cell office:value-type="float" office:value="26.208755" calcext:value-type="float">
            <text:p>26,208755</text:p>
          </table:table-cell>
          <table:table-cell office:value-type="float" office:value="26.220247" calcext:value-type="float">
            <text:p>26,22024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446668" calcext:value-type="float">
            <text:p>26,446668</text:p>
          </table:table-cell>
          <table:table-cell office:value-type="float" office:value="26.441273" calcext:value-type="float">
            <text:p>26,441273</text:p>
          </table:table-cell>
          <table:table-cell office:value-type="float" office:value="26.423983" calcext:value-type="float">
            <text:p>26,423983</text:p>
          </table:table-cell>
          <table:table-cell office:value-type="float" office:value="26.449073" calcext:value-type="float">
            <text:p>26,449073</text:p>
          </table:table-cell>
          <table:table-cell office:value-type="float" office:value="26.391184" calcext:value-type="float">
            <text:p>26,391184</text:p>
          </table:table-cell>
          <table:table-cell office:value-type="float" office:value="26.422605" calcext:value-type="float">
            <text:p>26,4226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447357" calcext:value-type="float">
            <text:p>26,447357</text:p>
          </table:table-cell>
          <table:table-cell office:value-type="float" office:value="26.419082" calcext:value-type="float">
            <text:p>26,419082</text:p>
          </table:table-cell>
          <table:table-cell office:value-type="float" office:value="26.403456" calcext:value-type="float">
            <text:p>26,403456</text:p>
          </table:table-cell>
          <table:table-cell office:value-type="float" office:value="26.434318" calcext:value-type="float">
            <text:p>26,434318</text:p>
          </table:table-cell>
          <table:table-cell office:value-type="float" office:value="26.360335" calcext:value-type="float">
            <text:p>26,360335</text:p>
          </table:table-cell>
          <table:table-cell office:value-type="float" office:value="26.414129" calcext:value-type="float">
            <text:p>26,41412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5.7" calcext:value-type="float">
            <text:p>25,7</text:p>
          </table:table-cell>
          <table:table-cell office:value-type="float" office:value="26.562303" calcext:value-type="float">
            <text:p>26,562303</text:p>
          </table:table-cell>
          <table:table-cell office:value-type="float" office:value="26.553268" calcext:value-type="float">
            <text:p>26,553268</text:p>
          </table:table-cell>
          <table:table-cell office:value-type="float" office:value="26.503595" calcext:value-type="float">
            <text:p>26,503595</text:p>
          </table:table-cell>
          <table:table-cell office:value-type="float" office:value="26.527697" calcext:value-type="float">
            <text:p>26,527697</text:p>
          </table:table-cell>
          <table:table-cell office:value-type="float" office:value="26.469834" calcext:value-type="float">
            <text:p>26,469834</text:p>
          </table:table-cell>
          <table:table-cell office:value-type="float" office:value="26.525669" calcext:value-type="float">
            <text:p>26,52566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316317" calcext:value-type="float">
            <text:p>26,316317</text:p>
          </table:table-cell>
          <table:table-cell office:value-type="float" office:value="26.268308" calcext:value-type="float">
            <text:p>26,268308</text:p>
          </table:table-cell>
          <table:table-cell office:value-type="float" office:value="26.253384" calcext:value-type="float">
            <text:p>26,253384</text:p>
          </table:table-cell>
          <table:table-cell office:value-type="float" office:value="26.269738" calcext:value-type="float">
            <text:p>26,269738</text:p>
          </table:table-cell>
          <table:table-cell office:value-type="float" office:value="26.200461" calcext:value-type="float">
            <text:p>26,200461</text:p>
          </table:table-cell>
          <table:table-cell office:value-type="float" office:value="26.270921" calcext:value-type="float">
            <text:p>26,2709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.7" calcext:value-type="float">
            <text:p>25,7</text:p>
          </table:table-cell>
          <table:table-cell office:value-type="float" office:value="26.380472" calcext:value-type="float">
            <text:p>26,380472</text:p>
          </table:table-cell>
          <table:table-cell office:value-type="float" office:value="26.424191" calcext:value-type="float">
            <text:p>26,424191</text:p>
          </table:table-cell>
          <table:table-cell office:value-type="float" office:value="26.325378" calcext:value-type="float">
            <text:p>26,325378</text:p>
          </table:table-cell>
          <table:table-cell office:value-type="float" office:value="26.358476" calcext:value-type="float">
            <text:p>26,358476</text:p>
          </table:table-cell>
          <table:table-cell office:value-type="float" office:value="26.298858" calcext:value-type="float">
            <text:p>26,298858</text:p>
          </table:table-cell>
          <table:table-cell office:value-type="float" office:value="26.349376" calcext:value-type="float">
            <text:p>26,3493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6.347348" calcext:value-type="float">
            <text:p>26,347348</text:p>
          </table:table-cell>
          <table:table-cell office:value-type="float" office:value="26.315966" calcext:value-type="float">
            <text:p>26,315966</text:p>
          </table:table-cell>
          <table:table-cell office:value-type="float" office:value="26.274574" calcext:value-type="float">
            <text:p>26,274574</text:p>
          </table:table-cell>
          <table:table-cell office:value-type="float" office:value="26.299807" calcext:value-type="float">
            <text:p>26,299807</text:p>
          </table:table-cell>
          <table:table-cell office:value-type="float" office:value="26.223744" calcext:value-type="float">
            <text:p>26,223744</text:p>
          </table:table-cell>
          <table:table-cell office:value-type="float" office:value="26.303616" calcext:value-type="float">
            <text:p>26,3036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5.199994" calcext:value-type="float">
            <text:p>25,199994</text:p>
          </table:table-cell>
          <table:table-cell office:value-type="float" office:value="26.154974" calcext:value-type="float">
            <text:p>26,154974</text:p>
          </table:table-cell>
          <table:table-cell office:value-type="float" office:value="26.178036" calcext:value-type="float">
            <text:p>26,178036</text:p>
          </table:table-cell>
          <table:table-cell office:value-type="float" office:value="26.082421" calcext:value-type="float">
            <text:p>26,082421</text:p>
          </table:table-cell>
          <table:table-cell office:value-type="float" office:value="26.116845" calcext:value-type="float">
            <text:p>26,116845</text:p>
          </table:table-cell>
          <table:table-cell office:value-type="float" office:value="26.044435" calcext:value-type="float">
            <text:p>26,044435</text:p>
          </table:table-cell>
          <table:table-cell office:value-type="float" office:value="26.117703" calcext:value-type="float">
            <text:p>26,11770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6.014275" calcext:value-type="float">
            <text:p>26,014275</text:p>
          </table:table-cell>
          <table:table-cell office:value-type="float" office:value="26.001925" calcext:value-type="float">
            <text:p>26,001925</text:p>
          </table:table-cell>
          <table:table-cell office:value-type="float" office:value="25.925017" calcext:value-type="float">
            <text:p>25,925017</text:p>
          </table:table-cell>
          <table:table-cell office:value-type="float" office:value="25.947663" calcext:value-type="float">
            <text:p>25,947663</text:p>
          </table:table-cell>
          <table:table-cell office:value-type="float" office:value="25.875045" calcext:value-type="float">
            <text:p>25,875045</text:p>
          </table:table-cell>
          <table:table-cell office:value-type="float" office:value="25.964901" calcext:value-type="float">
            <text:p>25,96490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5.000002" calcext:value-type="float">
            <text:p>25,000002</text:p>
          </table:table-cell>
          <table:table-cell office:value-type="float" office:value="25.705239" calcext:value-type="float">
            <text:p>25,705239</text:p>
          </table:table-cell>
          <table:table-cell office:value-type="float" office:value="25.74576" calcext:value-type="float">
            <text:p>25,74576</text:p>
          </table:table-cell>
          <table:table-cell office:value-type="float" office:value="25.608207" calcext:value-type="float">
            <text:p>25,608207</text:p>
          </table:table-cell>
          <table:table-cell office:value-type="float" office:value="25.640018" calcext:value-type="float">
            <text:p>25,640018</text:p>
          </table:table-cell>
          <table:table-cell office:value-type="float" office:value="25.574277" calcext:value-type="float">
            <text:p>25,574277</text:p>
          </table:table-cell>
          <table:table-cell office:value-type="float" office:value="25.655748" calcext:value-type="float">
            <text:p>25,65574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5.778494" calcext:value-type="float">
            <text:p>25,778494</text:p>
          </table:table-cell>
          <table:table-cell office:value-type="float" office:value="25.857222" calcext:value-type="float">
            <text:p>25,857222</text:p>
          </table:table-cell>
          <table:table-cell office:value-type="float" office:value="25.672999" calcext:value-type="float">
            <text:p>25,672999</text:p>
          </table:table-cell>
          <table:table-cell office:value-type="float" office:value="25.71235" calcext:value-type="float">
            <text:p>25,71235</text:p>
          </table:table-cell>
          <table:table-cell office:value-type="float" office:value="25.641513" calcext:value-type="float">
            <text:p>25,641513</text:p>
          </table:table-cell>
          <table:table-cell office:value-type="float" office:value="25.731174" calcext:value-type="float">
            <text:p>25,73117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6.539306" calcext:value-type="float">
            <text:p>26,539306</text:p>
          </table:table-cell>
          <table:table-cell office:value-type="float" office:value="26.772162" calcext:value-type="float">
            <text:p>26,772162</text:p>
          </table:table-cell>
          <table:table-cell office:value-type="float" office:value="26.457965" calcext:value-type="float">
            <text:p>26,457965</text:p>
          </table:table-cell>
          <table:table-cell office:value-type="float" office:value="26.54097" calcext:value-type="float">
            <text:p>26,54097</text:p>
          </table:table-cell>
          <table:table-cell office:value-type="float" office:value="26.476711" calcext:value-type="float">
            <text:p>26,476711</text:p>
          </table:table-cell>
          <table:table-cell office:value-type="float" office:value="26.553125" calcext:value-type="float">
            <text:p>26,55312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8.413464" calcext:value-type="float">
            <text:p>28,413464</text:p>
          </table:table-cell>
          <table:table-cell office:value-type="float" office:value="28.724892" calcext:value-type="float">
            <text:p>28,724892</text:p>
          </table:table-cell>
          <table:table-cell office:value-type="float" office:value="28.259661" calcext:value-type="float">
            <text:p>28,259661</text:p>
          </table:table-cell>
          <table:table-cell office:value-type="float" office:value="28.406028" calcext:value-type="float">
            <text:p>28,406028</text:p>
          </table:table-cell>
          <table:table-cell office:value-type="float" office:value="28.369082" calcext:value-type="float">
            <text:p>28,369082</text:p>
          </table:table-cell>
          <table:table-cell office:value-type="float" office:value="28.433536" calcext:value-type="float">
            <text:p>28,4335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8.999998" calcext:value-type="float">
            <text:p>28,999998</text:p>
          </table:table-cell>
          <table:table-cell office:value-type="float" office:value="30.514446" calcext:value-type="float">
            <text:p>30,514446</text:p>
          </table:table-cell>
          <table:table-cell office:value-type="float" office:value="30.440567" calcext:value-type="float">
            <text:p>30,440567</text:p>
          </table:table-cell>
          <table:table-cell office:value-type="float" office:value="30.292874" calcext:value-type="float">
            <text:p>30,292874</text:p>
          </table:table-cell>
          <table:table-cell office:value-type="float" office:value="30.384667" calcext:value-type="float">
            <text:p>30,384667</text:p>
          </table:table-cell>
          <table:table-cell office:value-type="float" office:value="30.311776" calcext:value-type="float">
            <text:p>30,311776</text:p>
          </table:table-cell>
          <table:table-cell office:value-type="float" office:value="30.390322" calcext:value-type="float">
            <text:p>30,3903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200001" calcext:value-type="float">
            <text:p>31,200001</text:p>
          </table:table-cell>
          <table:table-cell office:value-type="float" office:value="29.528435" calcext:value-type="float">
            <text:p>29,528435</text:p>
          </table:table-cell>
          <table:table-cell office:value-type="float" office:value="29.31322" calcext:value-type="float">
            <text:p>29,31322</text:p>
          </table:table-cell>
          <table:table-cell office:value-type="float" office:value="29.592473" calcext:value-type="float">
            <text:p>29,592473</text:p>
          </table:table-cell>
          <table:table-cell office:value-type="float" office:value="29.529527" calcext:value-type="float">
            <text:p>29,529527</text:p>
          </table:table-cell>
          <table:table-cell office:value-type="float" office:value="29.56139" calcext:value-type="float">
            <text:p>29,56139</text:p>
          </table:table-cell>
          <table:table-cell office:value-type="float" office:value="29.55268" calcext:value-type="float">
            <text:p>29,5526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30.700593" calcext:value-type="float">
            <text:p>30,700593</text:p>
          </table:table-cell>
          <table:table-cell office:value-type="float" office:value="30.717844" calcext:value-type="float">
            <text:p>30,717844</text:p>
          </table:table-cell>
          <table:table-cell office:value-type="float" office:value="30.6686" calcext:value-type="float">
            <text:p>30,6686</text:p>
          </table:table-cell>
          <table:table-cell office:value-type="float" office:value="30.660488" calcext:value-type="float">
            <text:p>30,660488</text:p>
          </table:table-cell>
          <table:table-cell office:value-type="float" office:value="30.636178" calcext:value-type="float">
            <text:p>30,636178</text:p>
          </table:table-cell>
          <table:table-cell office:value-type="float" office:value="30.683355" calcext:value-type="float">
            <text:p>30,6833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800003" calcext:value-type="float">
            <text:p>31,800003</text:p>
          </table:table-cell>
          <table:table-cell office:value-type="float" office:value="30.431779" calcext:value-type="float">
            <text:p>30,431779</text:p>
          </table:table-cell>
          <table:table-cell office:value-type="float" office:value="30.390348" calcext:value-type="float">
            <text:p>30,390348</text:p>
          </table:table-cell>
          <table:table-cell office:value-type="float" office:value="30.473379" calcext:value-type="float">
            <text:p>30,473379</text:p>
          </table:table-cell>
          <table:table-cell office:value-type="float" office:value="30.472131" calcext:value-type="float">
            <text:p>30,472131</text:p>
          </table:table-cell>
          <table:table-cell office:value-type="float" office:value="30.511664" calcext:value-type="float">
            <text:p>30,511664</text:p>
          </table:table-cell>
          <table:table-cell office:value-type="float" office:value="30.465202" calcext:value-type="float">
            <text:p>30,4652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.9" calcext:value-type="float">
            <text:p>30,9</text:p>
          </table:table-cell>
          <table:table-cell office:value-type="float" office:value="30.546374" calcext:value-type="float">
            <text:p>30,546374</text:p>
          </table:table-cell>
          <table:table-cell office:value-type="float" office:value="30.428854" calcext:value-type="float">
            <text:p>30,428854</text:p>
          </table:table-cell>
          <table:table-cell office:value-type="float" office:value="30.461237" calcext:value-type="float">
            <text:p>30,461237</text:p>
          </table:table-cell>
          <table:table-cell office:value-type="float" office:value="30.462199" calcext:value-type="float">
            <text:p>30,462199</text:p>
          </table:table-cell>
          <table:table-cell office:value-type="float" office:value="30.513887" calcext:value-type="float">
            <text:p>30,513887</text:p>
          </table:table-cell>
          <table:table-cell office:value-type="float" office:value="30.465475" calcext:value-type="float">
            <text:p>30,46547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299997" calcext:value-type="float">
            <text:p>31,299997</text:p>
          </table:table-cell>
          <table:table-cell office:value-type="float" office:value="29.882009" calcext:value-type="float">
            <text:p>29,882009</text:p>
          </table:table-cell>
          <table:table-cell office:value-type="float" office:value="29.743013" calcext:value-type="float">
            <text:p>29,743013</text:p>
          </table:table-cell>
          <table:table-cell office:value-type="float" office:value="30.008499" calcext:value-type="float">
            <text:p>30,008499</text:p>
          </table:table-cell>
          <table:table-cell office:value-type="float" office:value="29.915055" calcext:value-type="float">
            <text:p>29,915055</text:p>
          </table:table-cell>
          <table:table-cell office:value-type="float" office:value="29.91551" calcext:value-type="float">
            <text:p>29,91551</text:p>
          </table:table-cell>
          <table:table-cell office:value-type="float" office:value="29.874079" calcext:value-type="float">
            <text:p>29,87407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.100006" calcext:value-type="float">
            <text:p>30,100006</text:p>
          </table:table-cell>
          <table:table-cell office:value-type="float" office:value="29.659072" calcext:value-type="float">
            <text:p>29,659072</text:p>
          </table:table-cell>
          <table:table-cell office:value-type="float" office:value="29.469298" calcext:value-type="float">
            <text:p>29,469298</text:p>
          </table:table-cell>
          <table:table-cell office:value-type="float" office:value="29.683694" calcext:value-type="float">
            <text:p>29,683694</text:p>
          </table:table-cell>
          <table:table-cell office:value-type="float" office:value="29.628223" calcext:value-type="float">
            <text:p>29,628223</text:p>
          </table:table-cell>
          <table:table-cell office:value-type="float" office:value="29.638779" calcext:value-type="float">
            <text:p>29,638779</text:p>
          </table:table-cell>
          <table:table-cell office:value-type="float" office:value="29.604069" calcext:value-type="float">
            <text:p>29,60406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.900003" calcext:value-type="float">
            <text:p>27,900003</text:p>
          </table:table-cell>
          <table:table-cell office:value-type="float" office:value="28.795274" calcext:value-type="float">
            <text:p>28,795274</text:p>
          </table:table-cell>
          <table:table-cell office:value-type="float" office:value="28.651949" calcext:value-type="float">
            <text:p>28,651949</text:p>
          </table:table-cell>
          <table:table-cell office:value-type="float" office:value="28.921101" calcext:value-type="float">
            <text:p>28,921101</text:p>
          </table:table-cell>
          <table:table-cell office:value-type="float" office:value="28.825278" calcext:value-type="float">
            <text:p>28,825278</text:p>
          </table:table-cell>
          <table:table-cell office:value-type="float" office:value="28.865968" calcext:value-type="float">
            <text:p>28,865968</text:p>
          </table:table-cell>
          <table:table-cell office:value-type="float" office:value="28.771757" calcext:value-type="float">
            <text:p>28,77175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7.498992" calcext:value-type="float">
            <text:p>27,498992</text:p>
          </table:table-cell>
          <table:table-cell office:value-type="float" office:value="27.479999" calcext:value-type="float">
            <text:p>27,479999</text:p>
          </table:table-cell>
          <table:table-cell office:value-type="float" office:value="27.520754" calcext:value-type="float">
            <text:p>27,520754</text:p>
          </table:table-cell>
          <table:table-cell office:value-type="float" office:value="27.48906" calcext:value-type="float">
            <text:p>27,48906</text:p>
          </table:table-cell>
          <table:table-cell office:value-type="float" office:value="27.520195" calcext:value-type="float">
            <text:p>27,520195</text:p>
          </table:table-cell>
          <table:table-cell office:value-type="float" office:value="27.504816" calcext:value-type="float">
            <text:p>27,5048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7.200005" calcext:value-type="float">
            <text:p>27,200005</text:p>
          </table:table-cell>
          <table:table-cell office:value-type="float" office:value="27.155441" calcext:value-type="float">
            <text:p>27,155441</text:p>
          </table:table-cell>
          <table:table-cell office:value-type="float" office:value="27.20267" calcext:value-type="float">
            <text:p>27,20267</text:p>
          </table:table-cell>
          <table:table-cell office:value-type="float" office:value="26.98635" calcext:value-type="float">
            <text:p>26,98635</text:p>
          </table:table-cell>
          <table:table-cell office:value-type="float" office:value="27.166881" calcext:value-type="float">
            <text:p>27,166881</text:p>
          </table:table-cell>
          <table:table-cell office:value-type="float" office:value="27.120796" calcext:value-type="float">
            <text:p>27,120796</text:p>
          </table:table-cell>
          <table:table-cell office:value-type="float" office:value="27.175032" calcext:value-type="float">
            <text:p>27,1750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6.900004" calcext:value-type="float">
            <text:p>26,900004</text:p>
          </table:table-cell>
          <table:table-cell office:value-type="float" office:value="26.832521" calcext:value-type="float">
            <text:p>26,832521</text:p>
          </table:table-cell>
          <table:table-cell office:value-type="float" office:value="26.890475" calcext:value-type="float">
            <text:p>26,890475</text:p>
          </table:table-cell>
          <table:table-cell office:value-type="float" office:value="26.796706" calcext:value-type="float">
            <text:p>26,796706</text:p>
          </table:table-cell>
          <table:table-cell office:value-type="float" office:value="26.848524" calcext:value-type="float">
            <text:p>26,848524</text:p>
          </table:table-cell>
          <table:table-cell office:value-type="float" office:value="26.888629" calcext:value-type="float">
            <text:p>26,888629</text:p>
          </table:table-cell>
          <table:table-cell office:value-type="float" office:value="26.872574" calcext:value-type="float">
            <text:p>26,87257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609181" calcext:value-type="float">
            <text:p>26,609181</text:p>
          </table:table-cell>
          <table:table-cell office:value-type="float" office:value="26.54539" calcext:value-type="float">
            <text:p>26,54539</text:p>
          </table:table-cell>
          <table:table-cell office:value-type="float" office:value="26.630709" calcext:value-type="float">
            <text:p>26,630709</text:p>
          </table:table-cell>
          <table:table-cell office:value-type="float" office:value="26.617982" calcext:value-type="float">
            <text:p>26,617982</text:p>
          </table:table-cell>
          <table:table-cell office:value-type="float" office:value="26.604137" calcext:value-type="float">
            <text:p>26,604137</text:p>
          </table:table-cell>
          <table:table-cell office:value-type="float" office:value="26.597195" calcext:value-type="float">
            <text:p>26,5971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.000001" calcext:value-type="float">
            <text:p>26,000001</text:p>
          </table:table-cell>
          <table:table-cell office:value-type="float" office:value="26.306411" calcext:value-type="float">
            <text:p>26,306411</text:p>
          </table:table-cell>
          <table:table-cell office:value-type="float" office:value="26.245779" calcext:value-type="float">
            <text:p>26,245779</text:p>
          </table:table-cell>
          <table:table-cell office:value-type="float" office:value="26.285455" calcext:value-type="float">
            <text:p>26,285455</text:p>
          </table:table-cell>
          <table:table-cell office:value-type="float" office:value="26.295777" calcext:value-type="float">
            <text:p>26,295777</text:p>
          </table:table-cell>
          <table:table-cell office:value-type="float" office:value="26.241047" calcext:value-type="float">
            <text:p>26,241047</text:p>
          </table:table-cell>
          <table:table-cell office:value-type="float" office:value="26.283609" calcext:value-type="float">
            <text:p>26,28360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6.099997" calcext:value-type="float">
            <text:p>26,099997</text:p>
          </table:table-cell>
          <table:table-cell office:value-type="float" office:value="26.423684" calcext:value-type="float">
            <text:p>26,423684</text:p>
          </table:table-cell>
          <table:table-cell office:value-type="float" office:value="26.429625" calcext:value-type="float">
            <text:p>26,429625</text:p>
          </table:table-cell>
          <table:table-cell office:value-type="float" office:value="26.371463" calcext:value-type="float">
            <text:p>26,371463</text:p>
          </table:table-cell>
          <table:table-cell office:value-type="float" office:value="26.388129" calcext:value-type="float">
            <text:p>26,388129</text:p>
          </table:table-cell>
          <table:table-cell office:value-type="float" office:value="26.347491" calcext:value-type="float">
            <text:p>26,347491</text:p>
          </table:table-cell>
          <table:table-cell office:value-type="float" office:value="26.38744" calcext:value-type="float">
            <text:p>26,3874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430158" calcext:value-type="float">
            <text:p>26,430158</text:p>
          </table:table-cell>
          <table:table-cell office:value-type="float" office:value="26.428091" calcext:value-type="float">
            <text:p>26,428091</text:p>
          </table:table-cell>
          <table:table-cell office:value-type="float" office:value="26.390196" calcext:value-type="float">
            <text:p>26,390196</text:p>
          </table:table-cell>
          <table:table-cell office:value-type="float" office:value="26.413258" calcext:value-type="float">
            <text:p>26,413258</text:p>
          </table:table-cell>
          <table:table-cell office:value-type="float" office:value="26.356708" calcext:value-type="float">
            <text:p>26,356708</text:p>
          </table:table-cell>
          <table:table-cell office:value-type="float" office:value="26.396449" calcext:value-type="float">
            <text:p>26,39644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6.249094" calcext:value-type="float">
            <text:p>26,249094</text:p>
          </table:table-cell>
          <table:table-cell office:value-type="float" office:value="26.228372" calcext:value-type="float">
            <text:p>26,228372</text:p>
          </table:table-cell>
          <table:table-cell office:value-type="float" office:value="26.196756" calcext:value-type="float">
            <text:p>26,196756</text:p>
          </table:table-cell>
          <table:table-cell office:value-type="float" office:value="26.227137" calcext:value-type="float">
            <text:p>26,227137</text:p>
          </table:table-cell>
          <table:table-cell office:value-type="float" office:value="26.150333" calcext:value-type="float">
            <text:p>26,150333</text:p>
          </table:table-cell>
          <table:table-cell office:value-type="float" office:value="26.212837" calcext:value-type="float">
            <text:p>26,2128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896442" calcext:value-type="float">
            <text:p>26,896442</text:p>
          </table:table-cell>
          <table:table-cell office:value-type="float" office:value="27.017368" calcext:value-type="float">
            <text:p>27,017368</text:p>
          </table:table-cell>
          <table:table-cell office:value-type="float" office:value="26.849811" calcext:value-type="float">
            <text:p>26,849811</text:p>
          </table:table-cell>
          <table:table-cell office:value-type="float" office:value="26.894167" calcext:value-type="float">
            <text:p>26,894167</text:p>
          </table:table-cell>
          <table:table-cell office:value-type="float" office:value="26.860263" calcext:value-type="float">
            <text:p>26,860263</text:p>
          </table:table-cell>
          <table:table-cell office:value-type="float" office:value="26.889994" calcext:value-type="float">
            <text:p>26,88999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.300003" calcext:value-type="float">
            <text:p>25,300003</text:p>
          </table:table-cell>
          <table:table-cell office:value-type="float" office:value="26.18373" calcext:value-type="float">
            <text:p>26,18373</text:p>
          </table:table-cell>
          <table:table-cell office:value-type="float" office:value="26.083565" calcext:value-type="float">
            <text:p>26,083565</text:p>
          </table:table-cell>
          <table:table-cell office:value-type="float" office:value="26.136631" calcext:value-type="float">
            <text:p>26,136631</text:p>
          </table:table-cell>
          <table:table-cell office:value-type="float" office:value="26.121954" calcext:value-type="float">
            <text:p>26,121954</text:p>
          </table:table-cell>
          <table:table-cell office:value-type="float" office:value="26.040743" calcext:value-type="float">
            <text:p>26,040743</text:p>
          </table:table-cell>
          <table:table-cell office:value-type="float" office:value="26.133823" calcext:value-type="float">
            <text:p>26,1338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.199994" calcext:value-type="float">
            <text:p>25,199994</text:p>
          </table:table-cell>
          <table:table-cell office:value-type="float" office:value="25.824332" calcext:value-type="float">
            <text:p>25,824332</text:p>
          </table:table-cell>
          <table:table-cell office:value-type="float" office:value="25.916567" calcext:value-type="float">
            <text:p>25,916567</text:p>
          </table:table-cell>
          <table:table-cell office:value-type="float" office:value="25.757096" calcext:value-type="float">
            <text:p>25,757096</text:p>
          </table:table-cell>
          <table:table-cell office:value-type="float" office:value="25.792027" calcext:value-type="float">
            <text:p>25,792027</text:p>
          </table:table-cell>
          <table:table-cell office:value-type="float" office:value="25.73718" calcext:value-type="float">
            <text:p>25,73718</text:p>
          </table:table-cell>
          <table:table-cell office:value-type="float" office:value="25.794406" calcext:value-type="float">
            <text:p>25,79440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.700001" calcext:value-type="float">
            <text:p>24,700001</text:p>
          </table:table-cell>
          <table:table-cell office:value-type="float" office:value="26.052586" calcext:value-type="float">
            <text:p>26,052586</text:p>
          </table:table-cell>
          <table:table-cell office:value-type="float" office:value="26.097345" calcext:value-type="float">
            <text:p>26,097345</text:p>
          </table:table-cell>
          <table:table-cell office:value-type="float" office:value="25.960819" calcext:value-type="float">
            <text:p>25,960819</text:p>
          </table:table-cell>
          <table:table-cell office:value-type="float" office:value="25.98457" calcext:value-type="float">
            <text:p>25,98457</text:p>
          </table:table-cell>
          <table:table-cell office:value-type="float" office:value="25.931647" calcext:value-type="float">
            <text:p>25,931647</text:p>
          </table:table-cell>
          <table:table-cell office:value-type="float" office:value="26.00615" calcext:value-type="float">
            <text:p>26,006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.700001" calcext:value-type="float">
            <text:p>24,700001</text:p>
          </table:table-cell>
          <table:table-cell office:value-type="float" office:value="25.513866" calcext:value-type="float">
            <text:p>25,513866</text:p>
          </table:table-cell>
          <table:table-cell office:value-type="float" office:value="25.577657" calcext:value-type="float">
            <text:p>25,577657</text:p>
          </table:table-cell>
          <table:table-cell office:value-type="float" office:value="25.407591" calcext:value-type="float">
            <text:p>25,407591</text:p>
          </table:table-cell>
          <table:table-cell office:value-type="float" office:value="25.446812" calcext:value-type="float">
            <text:p>25,446812</text:p>
          </table:table-cell>
          <table:table-cell office:value-type="float" office:value="25.37968" calcext:value-type="float">
            <text:p>25,37968</text:p>
          </table:table-cell>
          <table:table-cell office:value-type="float" office:value="25.463283" calcext:value-type="float">
            <text:p>25,4632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5.199994" calcext:value-type="float">
            <text:p>25,199994</text:p>
          </table:table-cell>
          <table:table-cell office:value-type="float" office:value="25.603475" calcext:value-type="float">
            <text:p>25,603475</text:p>
          </table:table-cell>
          <table:table-cell office:value-type="float" office:value="25.690328" calcext:value-type="float">
            <text:p>25,690328</text:p>
          </table:table-cell>
          <table:table-cell office:value-type="float" office:value="25.477388" calcext:value-type="float">
            <text:p>25,477388</text:p>
          </table:table-cell>
          <table:table-cell office:value-type="float" office:value="25.517558" calcext:value-type="float">
            <text:p>25,517558</text:p>
          </table:table-cell>
          <table:table-cell office:value-type="float" office:value="25.445525" calcext:value-type="float">
            <text:p>25,445525</text:p>
          </table:table-cell>
          <table:table-cell office:value-type="float" office:value="25.549317" calcext:value-type="float">
            <text:p>25,54931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5.95688" calcext:value-type="float">
            <text:p>25,95688</text:p>
          </table:table-cell>
          <table:table-cell office:value-type="float" office:value="26.095616" calcext:value-type="float">
            <text:p>26,095616</text:p>
          </table:table-cell>
          <table:table-cell office:value-type="float" office:value="25.830611" calcext:value-type="float">
            <text:p>25,830611</text:p>
          </table:table-cell>
          <table:table-cell office:value-type="float" office:value="25.890814" calcext:value-type="float">
            <text:p>25,890814</text:p>
          </table:table-cell>
          <table:table-cell office:value-type="float" office:value="25.808758" calcext:value-type="float">
            <text:p>25,808758</text:p>
          </table:table-cell>
          <table:table-cell office:value-type="float" office:value="25.923704" calcext:value-type="float">
            <text:p>25,9237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8.800006" calcext:value-type="float">
            <text:p>28,800006</text:p>
          </table:table-cell>
          <table:table-cell office:value-type="float" office:value="27.059982" calcext:value-type="float">
            <text:p>27,059982</text:p>
          </table:table-cell>
          <table:table-cell office:value-type="float" office:value="27.386022" calcext:value-type="float">
            <text:p>27,386022</text:p>
          </table:table-cell>
          <table:table-cell office:value-type="float" office:value="26.940226" calcext:value-type="float">
            <text:p>26,940226</text:p>
          </table:table-cell>
          <table:table-cell office:value-type="float" office:value="27.068744" calcext:value-type="float">
            <text:p>27,068744</text:p>
          </table:table-cell>
          <table:table-cell office:value-type="float" office:value="26.997738" calcext:value-type="float">
            <text:p>26,997738</text:p>
          </table:table-cell>
          <table:table-cell office:value-type="float" office:value="27.095251" calcext:value-type="float">
            <text:p>27,09525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.399994" calcext:value-type="float">
            <text:p>30,399994</text:p>
          </table:table-cell>
          <table:table-cell office:value-type="float" office:value="29.226835" calcext:value-type="float">
            <text:p>29,226835</text:p>
          </table:table-cell>
          <table:table-cell office:value-type="float" office:value="29.405039" calcext:value-type="float">
            <text:p>29,405039</text:p>
          </table:table-cell>
          <table:table-cell office:value-type="float" office:value="29.02748" calcext:value-type="float">
            <text:p>29,02748</text:p>
          </table:table-cell>
          <table:table-cell office:value-type="float" office:value="29.152683" calcext:value-type="float">
            <text:p>29,152683</text:p>
          </table:table-cell>
          <table:table-cell office:value-type="float" office:value="29.108041" calcext:value-type="float">
            <text:p>29,108041</text:p>
          </table:table-cell>
          <table:table-cell office:value-type="float" office:value="29.175693" calcext:value-type="float">
            <text:p>29,1756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.800004" calcext:value-type="float">
            <text:p>30,800004</text:p>
          </table:table-cell>
          <table:table-cell office:value-type="float" office:value="30.889548" calcext:value-type="float">
            <text:p>30,889548</text:p>
          </table:table-cell>
          <table:table-cell office:value-type="float" office:value="30.669757" calcext:value-type="float">
            <text:p>30,669757</text:p>
          </table:table-cell>
          <table:table-cell office:value-type="float" office:value="30.69486" calcext:value-type="float">
            <text:p>30,69486</text:p>
          </table:table-cell>
          <table:table-cell office:value-type="float" office:value="30.762512" calcext:value-type="float">
            <text:p>30,762512</text:p>
          </table:table-cell>
          <table:table-cell office:value-type="float" office:value="30.675711" calcext:value-type="float">
            <text:p>30,675711</text:p>
          </table:table-cell>
          <table:table-cell office:value-type="float" office:value="30.752619" calcext:value-type="float">
            <text:p>30,7526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0.299998" calcext:value-type="float">
            <text:p>30,299998</text:p>
          </table:table-cell>
          <table:table-cell office:value-type="float" office:value="31.027582" calcext:value-type="float">
            <text:p>31,027582</text:p>
          </table:table-cell>
          <table:table-cell office:value-type="float" office:value="30.755206" calcext:value-type="float">
            <text:p>30,755206</text:p>
          </table:table-cell>
          <table:table-cell office:value-type="float" office:value="31.004052" calcext:value-type="float">
            <text:p>31,004052</text:p>
          </table:table-cell>
          <table:table-cell office:value-type="float" office:value="31.017507" calcext:value-type="float">
            <text:p>31,017507</text:p>
          </table:table-cell>
          <table:table-cell office:value-type="float" office:value="30.954652" calcext:value-type="float">
            <text:p>30,954652</text:p>
          </table:table-cell>
          <table:table-cell office:value-type="float" office:value="31.003467" calcext:value-type="float">
            <text:p>31,0034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.599999" calcext:value-type="float">
            <text:p>30,599999</text:p>
          </table:table-cell>
          <table:table-cell office:value-type="float" office:value="30.11272" calcext:value-type="float">
            <text:p>30,11272</text:p>
          </table:table-cell>
          <table:table-cell office:value-type="float" office:value="30.04057" calcext:value-type="float">
            <text:p>30,04057</text:p>
          </table:table-cell>
          <table:table-cell office:value-type="float" office:value="30.169023" calcext:value-type="float">
            <text:p>30,169023</text:p>
          </table:table-cell>
          <table:table-cell office:value-type="float" office:value="30.083496" calcext:value-type="float">
            <text:p>30,083496</text:p>
          </table:table-cell>
          <table:table-cell office:value-type="float" office:value="30.103503" calcext:value-type="float">
            <text:p>30,103503</text:p>
          </table:table-cell>
          <table:table-cell office:value-type="float" office:value="30.099655" calcext:value-type="float">
            <text:p>30,09965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.999996" calcext:value-type="float">
            <text:p>30,999996</text:p>
          </table:table-cell>
          <table:table-cell office:value-type="float" office:value="29.759432" calcext:value-type="float">
            <text:p>29,759432</text:p>
          </table:table-cell>
          <table:table-cell office:value-type="float" office:value="29.642744" calcext:value-type="float">
            <text:p>29,642744</text:p>
          </table:table-cell>
          <table:table-cell office:value-type="float" office:value="29.774694" calcext:value-type="float">
            <text:p>29,774694</text:p>
          </table:table-cell>
          <table:table-cell office:value-type="float" office:value="29.722915" calcext:value-type="float">
            <text:p>29,722915</text:p>
          </table:table-cell>
          <table:table-cell office:value-type="float" office:value="29.739438" calcext:value-type="float">
            <text:p>29,739438</text:p>
          </table:table-cell>
          <table:table-cell office:value-type="float" office:value="29.72961" calcext:value-type="float">
            <text:p>29,7296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.800004" calcext:value-type="float">
            <text:p>30,800004</text:p>
          </table:table-cell>
          <table:table-cell office:value-type="float" office:value="29.608697" calcext:value-type="float">
            <text:p>29,608697</text:p>
          </table:table-cell>
          <table:table-cell office:value-type="float" office:value="29.488239" calcext:value-type="float">
            <text:p>29,488239</text:p>
          </table:table-cell>
          <table:table-cell office:value-type="float" office:value="29.645929" calcext:value-type="float">
            <text:p>29,645929</text:p>
          </table:table-cell>
          <table:table-cell office:value-type="float" office:value="29.601898" calcext:value-type="float">
            <text:p>29,601898</text:p>
          </table:table-cell>
          <table:table-cell office:value-type="float" office:value="29.650596" calcext:value-type="float">
            <text:p>29,650596</text:p>
          </table:table-cell>
          <table:table-cell office:value-type="float" office:value="29.576249" calcext:value-type="float">
            <text:p>29,57624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.500003" calcext:value-type="float">
            <text:p>30,500003</text:p>
          </table:table-cell>
          <table:table-cell office:value-type="float" office:value="29.435667" calcext:value-type="float">
            <text:p>29,435667</text:p>
          </table:table-cell>
          <table:table-cell office:value-type="float" office:value="29.289534" calcext:value-type="float">
            <text:p>29,289534</text:p>
          </table:table-cell>
          <table:table-cell office:value-type="float" office:value="29.474797" calcext:value-type="float">
            <text:p>29,474797</text:p>
          </table:table-cell>
          <table:table-cell office:value-type="float" office:value="29.399345" calcext:value-type="float">
            <text:p>29,399345</text:p>
          </table:table-cell>
          <table:table-cell office:value-type="float" office:value="29.450604" calcext:value-type="float">
            <text:p>29,450604</text:p>
          </table:table-cell>
          <table:table-cell office:value-type="float" office:value="29.375685" calcext:value-type="float">
            <text:p>29,3756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.999997" calcext:value-type="float">
            <text:p>29,999997</text:p>
          </table:table-cell>
          <table:table-cell office:value-type="float" office:value="29.342704" calcext:value-type="float">
            <text:p>29,342704</text:p>
          </table:table-cell>
          <table:table-cell office:value-type="float" office:value="29.192398" calcext:value-type="float">
            <text:p>29,192398</text:p>
          </table:table-cell>
          <table:table-cell office:value-type="float" office:value="29.378532" calcext:value-type="float">
            <text:p>29,378532</text:p>
          </table:table-cell>
          <table:table-cell office:value-type="float" office:value="29.308982" calcext:value-type="float">
            <text:p>29,308982</text:p>
          </table:table-cell>
          <table:table-cell office:value-type="float" office:value="29.330393" calcext:value-type="float">
            <text:p>29,330393</text:p>
          </table:table-cell>
          <table:table-cell office:value-type="float" office:value="29.291068" calcext:value-type="float">
            <text:p>29,2910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.099995" calcext:value-type="float">
            <text:p>28,099995</text:p>
          </table:table-cell>
          <table:table-cell office:value-type="float" office:value="28.890356" calcext:value-type="float">
            <text:p>28,890356</text:p>
          </table:table-cell>
          <table:table-cell office:value-type="float" office:value="28.720004" calcext:value-type="float">
            <text:p>28,720004</text:p>
          </table:table-cell>
          <table:table-cell office:value-type="float" office:value="28.938573" calcext:value-type="float">
            <text:p>28,938573</text:p>
          </table:table-cell>
          <table:table-cell office:value-type="float" office:value="28.872338" calcext:value-type="float">
            <text:p>28,872338</text:p>
          </table:table-cell>
          <table:table-cell office:value-type="float" office:value="28.890044" calcext:value-type="float">
            <text:p>28,890044</text:p>
          </table:table-cell>
          <table:table-cell office:value-type="float" office:value="28.846052" calcext:value-type="float">
            <text:p>28,8460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.600004" calcext:value-type="float">
            <text:p>25,600004</text:p>
          </table:table-cell>
          <table:table-cell office:value-type="float" office:value="27.63362" calcext:value-type="float">
            <text:p>27,63362</text:p>
          </table:table-cell>
          <table:table-cell office:value-type="float" office:value="27.559156" calcext:value-type="float">
            <text:p>27,559156</text:p>
          </table:table-cell>
          <table:table-cell office:value-type="float" office:value="27.677209" calcext:value-type="float">
            <text:p>27,677209</text:p>
          </table:table-cell>
          <table:table-cell office:value-type="float" office:value="27.623545" calcext:value-type="float">
            <text:p>27,623545</text:p>
          </table:table-cell>
          <table:table-cell office:value-type="float" office:value="27.648726" calcext:value-type="float">
            <text:p>27,648726</text:p>
          </table:table-cell>
          <table:table-cell office:value-type="float" office:value="27.623233" calcext:value-type="float">
            <text:p>27,62323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583337" calcext:value-type="float">
            <text:p>26,583337</text:p>
          </table:table-cell>
          <table:table-cell office:value-type="float" office:value="26.66265" calcext:value-type="float">
            <text:p>26,66265</text:p>
          </table:table-cell>
          <table:table-cell office:value-type="float" office:value="26.402949" calcext:value-type="float">
            <text:p>26,402949</text:p>
          </table:table-cell>
          <table:table-cell office:value-type="float" office:value="26.563434" calcext:value-type="float">
            <text:p>26,563434</text:p>
          </table:table-cell>
          <table:table-cell office:value-type="float" office:value="26.532949" calcext:value-type="float">
            <text:p>26,532949</text:p>
          </table:table-cell>
          <table:table-cell office:value-type="float" office:value="26.607959" calcext:value-type="float">
            <text:p>26,60795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7.699998" calcext:value-type="float">
            <text:p>27,699998</text:p>
          </table:table-cell>
          <table:table-cell office:value-type="float" office:value="26.387934" calcext:value-type="float">
            <text:p>26,387934</text:p>
          </table:table-cell>
          <table:table-cell office:value-type="float" office:value="26.530141" calcext:value-type="float">
            <text:p>26,530141</text:p>
          </table:table-cell>
          <table:table-cell office:value-type="float" office:value="26.217933" calcext:value-type="float">
            <text:p>26,217933</text:p>
          </table:table-cell>
          <table:table-cell office:value-type="float" office:value="26.387063" calcext:value-type="float">
            <text:p>26,387063</text:p>
          </table:table-cell>
          <table:table-cell office:value-type="float" office:value="26.354381" calcext:value-type="float">
            <text:p>26,354381</text:p>
          </table:table-cell>
          <table:table-cell office:value-type="float" office:value="26.437061" calcext:value-type="float">
            <text:p>26,4370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9.099994" calcext:value-type="float">
            <text:p>29,099994</text:p>
          </table:table-cell>
          <table:table-cell office:value-type="float" office:value="26.741443" calcext:value-type="float">
            <text:p>26,741443</text:p>
          </table:table-cell>
          <table:table-cell office:value-type="float" office:value="26.82593" calcext:value-type="float">
            <text:p>26,82593</text:p>
          </table:table-cell>
          <table:table-cell office:value-type="float" office:value="26.861732" calcext:value-type="float">
            <text:p>26,861732</text:p>
          </table:table-cell>
          <table:table-cell office:value-type="float" office:value="26.813905" calcext:value-type="float">
            <text:p>26,813905</text:p>
          </table:table-cell>
          <table:table-cell office:value-type="float" office:value="26.79122" calcext:value-type="float">
            <text:p>26,79122</text:p>
          </table:table-cell>
          <table:table-cell office:value-type="float" office:value="26.772045" calcext:value-type="float">
            <text:p>26,77204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1.100005" calcext:value-type="float">
            <text:p>31,100005</text:p>
          </table:table-cell>
          <table:table-cell office:value-type="float" office:value="28.769495" calcext:value-type="float">
            <text:p>28,769495</text:p>
          </table:table-cell>
          <table:table-cell office:value-type="float" office:value="28.875042" calcext:value-type="float">
            <text:p>28,875042</text:p>
          </table:table-cell>
          <table:table-cell office:value-type="float" office:value="28.66491" calcext:value-type="float">
            <text:p>28,66491</text:p>
          </table:table-cell>
          <table:table-cell office:value-type="float" office:value="28.786096" calcext:value-type="float">
            <text:p>28,786096</text:p>
          </table:table-cell>
          <table:table-cell office:value-type="float" office:value="28.767727" calcext:value-type="float">
            <text:p>28,767727</text:p>
          </table:table-cell>
          <table:table-cell office:value-type="float" office:value="28.782352" calcext:value-type="float">
            <text:p>28,78235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.099994" calcext:value-type="float">
            <text:p>29,099994</text:p>
          </table:table-cell>
          <table:table-cell office:value-type="float" office:value="31.192591" calcext:value-type="float">
            <text:p>31,192591</text:p>
          </table:table-cell>
          <table:table-cell office:value-type="float" office:value="31.048005" calcext:value-type="float">
            <text:p>31,048005</text:p>
          </table:table-cell>
          <table:table-cell office:value-type="float" office:value="31.011748" calcext:value-type="float">
            <text:p>31,011748</text:p>
          </table:table-cell>
          <table:table-cell office:value-type="float" office:value="31.09812" calcext:value-type="float">
            <text:p>31,09812</text:p>
          </table:table-cell>
          <table:table-cell office:value-type="float" office:value="31.017546" calcext:value-type="float">
            <text:p>31,017546</text:p>
          </table:table-cell>
          <table:table-cell office:value-type="float" office:value="31.091529" calcext:value-type="float">
            <text:p>31,09152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9.299999" calcext:value-type="float">
            <text:p>29,299999</text:p>
          </table:table-cell>
          <table:table-cell office:value-type="float" office:value="29.295176" calcext:value-type="float">
            <text:p>29,295176</text:p>
          </table:table-cell>
          <table:table-cell office:value-type="float" office:value="29.18374" calcext:value-type="float">
            <text:p>29,18374</text:p>
          </table:table-cell>
          <table:table-cell office:value-type="float" office:value="29.489851" calcext:value-type="float">
            <text:p>29,489851</text:p>
          </table:table-cell>
          <table:table-cell office:value-type="float" office:value="29.345421" calcext:value-type="float">
            <text:p>29,345421</text:p>
          </table:table-cell>
          <table:table-cell office:value-type="float" office:value="29.387749" calcext:value-type="float">
            <text:p>29,387749</text:p>
          </table:table-cell>
          <table:table-cell office:value-type="float" office:value="29.346552" calcext:value-type="float">
            <text:p>29,34655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9.500004" calcext:value-type="float">
            <text:p>29,500004</text:p>
          </table:table-cell>
          <table:table-cell office:value-type="float" office:value="28.986075" calcext:value-type="float">
            <text:p>28,986075</text:p>
          </table:table-cell>
          <table:table-cell office:value-type="float" office:value="28.94324" calcext:value-type="float">
            <text:p>28,94324</text:p>
          </table:table-cell>
          <table:table-cell office:value-type="float" office:value="28.960023" calcext:value-type="float">
            <text:p>28,960023</text:p>
          </table:table-cell>
          <table:table-cell office:value-type="float" office:value="28.888211" calcext:value-type="float">
            <text:p>28,888211</text:p>
          </table:table-cell>
          <table:table-cell office:value-type="float" office:value="28.882491" calcext:value-type="float">
            <text:p>28,882491</text:p>
          </table:table-cell>
          <table:table-cell office:value-type="float" office:value="28.919749" calcext:value-type="float">
            <text:p>28,91974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2.2" calcext:value-type="float">
            <text:p>32,2</text:p>
          </table:table-cell>
          <table:table-cell office:value-type="float" office:value="28.777412" calcext:value-type="float">
            <text:p>28,777412</text:p>
          </table:table-cell>
          <table:table-cell office:value-type="float" office:value="28.681147" calcext:value-type="float">
            <text:p>28,681147</text:p>
          </table:table-cell>
          <table:table-cell office:value-type="float" office:value="28.818622" calcext:value-type="float">
            <text:p>28,818622</text:p>
          </table:table-cell>
          <table:table-cell office:value-type="float" office:value="28.784133" calcext:value-type="float">
            <text:p>28,784133</text:p>
          </table:table-cell>
          <table:table-cell office:value-type="float" office:value="28.820104" calcext:value-type="float">
            <text:p>28,820104</text:p>
          </table:table-cell>
          <table:table-cell office:value-type="float" office:value="28.765439" calcext:value-type="float">
            <text:p>28,7654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2.400005" calcext:value-type="float">
            <text:p>32,400005</text:p>
          </table:table-cell>
          <table:table-cell office:value-type="float" office:value="30.075579" calcext:value-type="float">
            <text:p>30,075579</text:p>
          </table:table-cell>
          <table:table-cell office:value-type="float" office:value="29.885415" calcext:value-type="float">
            <text:p>29,885415</text:p>
          </table:table-cell>
          <table:table-cell office:value-type="float" office:value="30.088423" calcext:value-type="float">
            <text:p>30,088423</text:p>
          </table:table-cell>
          <table:table-cell office:value-type="float" office:value="29.989194" calcext:value-type="float">
            <text:p>29,989194</text:p>
          </table:table-cell>
          <table:table-cell office:value-type="float" office:value="30.139214" calcext:value-type="float">
            <text:p>30,139214</text:p>
          </table:table-cell>
          <table:table-cell office:value-type="float" office:value="30.028844" calcext:value-type="float">
            <text:p>30,02884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1.500002" calcext:value-type="float">
            <text:p>31,500002</text:p>
          </table:table-cell>
          <table:table-cell office:value-type="float" office:value="31.384536" calcext:value-type="float">
            <text:p>31,384536</text:p>
          </table:table-cell>
          <table:table-cell office:value-type="float" office:value="31.364607" calcext:value-type="float">
            <text:p>31,364607</text:p>
          </table:table-cell>
          <table:table-cell office:value-type="float" office:value="31.311515" calcext:value-type="float">
            <text:p>31,311515</text:p>
          </table:table-cell>
          <table:table-cell office:value-type="float" office:value="31.409561" calcext:value-type="float">
            <text:p>31,409561</text:p>
          </table:table-cell>
          <table:table-cell office:value-type="float" office:value="31.433039" calcext:value-type="float">
            <text:p>31,433039</text:p>
          </table:table-cell>
          <table:table-cell office:value-type="float" office:value="31.379128" calcext:value-type="float">
            <text:p>31,37912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9.699996" calcext:value-type="float">
            <text:p>29,699996</text:p>
          </table:table-cell>
          <table:table-cell office:value-type="float" office:value="30.487926" calcext:value-type="float">
            <text:p>30,487926</text:p>
          </table:table-cell>
          <table:table-cell office:value-type="float" office:value="30.408873" calcext:value-type="float">
            <text:p>30,408873</text:p>
          </table:table-cell>
          <table:table-cell office:value-type="float" office:value="30.510572" calcext:value-type="float">
            <text:p>30,510572</text:p>
          </table:table-cell>
          <table:table-cell office:value-type="float" office:value="30.445949" calcext:value-type="float">
            <text:p>30,445949</text:p>
          </table:table-cell>
          <table:table-cell office:value-type="float" office:value="30.467451" calcext:value-type="float">
            <text:p>30,467451</text:p>
          </table:table-cell>
          <table:table-cell office:value-type="float" office:value="30.432429" calcext:value-type="float">
            <text:p>30,4324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8.399996" calcext:value-type="float">
            <text:p>28,399996</text:p>
          </table:table-cell>
          <table:table-cell office:value-type="float" office:value="28.921556" calcext:value-type="float">
            <text:p>28,921556</text:p>
          </table:table-cell>
          <table:table-cell office:value-type="float" office:value="28.754025" calcext:value-type="float">
            <text:p>28,754025</text:p>
          </table:table-cell>
          <table:table-cell office:value-type="float" office:value="29.049957" calcext:value-type="float">
            <text:p>29,049957</text:p>
          </table:table-cell>
          <table:table-cell office:value-type="float" office:value="28.960868" calcext:value-type="float">
            <text:p>28,960868</text:p>
          </table:table-cell>
          <table:table-cell office:value-type="float" office:value="28.90606" calcext:value-type="float">
            <text:p>28,90606</text:p>
          </table:table-cell>
          <table:table-cell office:value-type="float" office:value="28.895959" calcext:value-type="float">
            <text:p>28,8959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.699998" calcext:value-type="float">
            <text:p>27,699998</text:p>
          </table:table-cell>
          <table:table-cell office:value-type="float" office:value="27.876967" calcext:value-type="float">
            <text:p>27,876967</text:p>
          </table:table-cell>
          <table:table-cell office:value-type="float" office:value="27.806416" calcext:value-type="float">
            <text:p>27,806416</text:p>
          </table:table-cell>
          <table:table-cell office:value-type="float" office:value="27.840697" calcext:value-type="float">
            <text:p>27,840697</text:p>
          </table:table-cell>
          <table:table-cell office:value-type="float" office:value="27.928512" calcext:value-type="float">
            <text:p>27,928512</text:p>
          </table:table-cell>
          <table:table-cell office:value-type="float" office:value="27.910312" calcext:value-type="float">
            <text:p>27,910312</text:p>
          </table:table-cell>
          <table:table-cell office:value-type="float" office:value="27.880022" calcext:value-type="float">
            <text:p>27,88002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.500006" calcext:value-type="float">
            <text:p>27,500006</text:p>
          </table:table-cell>
          <table:table-cell office:value-type="float" office:value="27.309231" calcext:value-type="float">
            <text:p>27,309231</text:p>
          </table:table-cell>
          <table:table-cell office:value-type="float" office:value="27.276822" calcext:value-type="float">
            <text:p>27,276822</text:p>
          </table:table-cell>
          <table:table-cell office:value-type="float" office:value="27.243984" calcext:value-type="float">
            <text:p>27,243984</text:p>
          </table:table-cell>
          <table:table-cell office:value-type="float" office:value="27.32591" calcext:value-type="float">
            <text:p>27,32591</text:p>
          </table:table-cell>
          <table:table-cell office:value-type="float" office:value="27.366769" calcext:value-type="float">
            <text:p>27,366769</text:p>
          </table:table-cell>
          <table:table-cell office:value-type="float" office:value="27.330707" calcext:value-type="float">
            <text:p>27,3307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6.98544" calcext:value-type="float">
            <text:p>26,98544</text:p>
          </table:table-cell>
          <table:table-cell office:value-type="float" office:value="26.956775" calcext:value-type="float">
            <text:p>26,956775</text:p>
          </table:table-cell>
          <table:table-cell office:value-type="float" office:value="26.973675" calcext:value-type="float">
            <text:p>26,973675</text:p>
          </table:table-cell>
          <table:table-cell office:value-type="float" office:value="26.98544" calcext:value-type="float">
            <text:p>26,98544</text:p>
          </table:table-cell>
          <table:table-cell office:value-type="float" office:value="27.02431" calcext:value-type="float">
            <text:p>27,02431</text:p>
          </table:table-cell>
          <table:table-cell office:value-type="float" office:value="27.00052" calcext:value-type="float">
            <text:p>27,000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.200005" calcext:value-type="float">
            <text:p>27,200005</text:p>
          </table:table-cell>
          <table:table-cell office:value-type="float" office:value="26.668149" calcext:value-type="float">
            <text:p>26,668149</text:p>
          </table:table-cell>
          <table:table-cell office:value-type="float" office:value="26.59765" calcext:value-type="float">
            <text:p>26,59765</text:p>
          </table:table-cell>
          <table:table-cell office:value-type="float" office:value="26.657073" calcext:value-type="float">
            <text:p>26,657073</text:p>
          </table:table-cell>
          <table:table-cell office:value-type="float" office:value="26.658217" calcext:value-type="float">
            <text:p>26,658217</text:p>
          </table:table-cell>
          <table:table-cell office:value-type="float" office:value="26.649624" calcext:value-type="float">
            <text:p>26,649624</text:p>
          </table:table-cell>
          <table:table-cell office:value-type="float" office:value="26.665679" calcext:value-type="float">
            <text:p>26,66567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7.000819" calcext:value-type="float">
            <text:p>27,000819</text:p>
          </table:table-cell>
          <table:table-cell office:value-type="float" office:value="26.95788" calcext:value-type="float">
            <text:p>26,95788</text:p>
          </table:table-cell>
          <table:table-cell office:value-type="float" office:value="26.98661" calcext:value-type="float">
            <text:p>26,98661</text:p>
          </table:table-cell>
          <table:table-cell office:value-type="float" office:value="26.999402" calcext:value-type="float">
            <text:p>26,999402</text:p>
          </table:table-cell>
          <table:table-cell office:value-type="float" office:value="26.965342" calcext:value-type="float">
            <text:p>26,965342</text:p>
          </table:table-cell>
          <table:table-cell office:value-type="float" office:value="26.979772" calcext:value-type="float">
            <text:p>26,9797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.499994" calcext:value-type="float">
            <text:p>26,499994</text:p>
          </table:table-cell>
          <table:table-cell office:value-type="float" office:value="26.847861" calcext:value-type="float">
            <text:p>26,847861</text:p>
          </table:table-cell>
          <table:table-cell office:value-type="float" office:value="26.71309" calcext:value-type="float">
            <text:p>26,71309</text:p>
          </table:table-cell>
          <table:table-cell office:value-type="float" office:value="26.831533" calcext:value-type="float">
            <text:p>26,831533</text:p>
          </table:table-cell>
          <table:table-cell office:value-type="float" office:value="26.822121" calcext:value-type="float">
            <text:p>26,822121</text:p>
          </table:table-cell>
          <table:table-cell office:value-type="float" office:value="26.776985" calcext:value-type="float">
            <text:p>26,776985</text:p>
          </table:table-cell>
          <table:table-cell office:value-type="float" office:value="26.801529" calcext:value-type="float">
            <text:p>26,8015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.399998" calcext:value-type="float">
            <text:p>26,399998</text:p>
          </table:table-cell>
          <table:table-cell office:value-type="float" office:value="26.64549" calcext:value-type="float">
            <text:p>26,64549</text:p>
          </table:table-cell>
          <table:table-cell office:value-type="float" office:value="26.602122" calcext:value-type="float">
            <text:p>26,602122</text:p>
          </table:table-cell>
          <table:table-cell office:value-type="float" office:value="26.615174" calcext:value-type="float">
            <text:p>26,615174</text:p>
          </table:table-cell>
          <table:table-cell office:value-type="float" office:value="26.636754" calcext:value-type="float">
            <text:p>26,636754</text:p>
          </table:table-cell>
          <table:table-cell office:value-type="float" office:value="26.579619" calcext:value-type="float">
            <text:p>26,579619</text:p>
          </table:table-cell>
          <table:table-cell office:value-type="float" office:value="26.615213" calcext:value-type="float">
            <text:p>26,6152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6.499994" calcext:value-type="float">
            <text:p>26,499994</text:p>
          </table:table-cell>
          <table:table-cell office:value-type="float" office:value="26.782068" calcext:value-type="float">
            <text:p>26,782068</text:p>
          </table:table-cell>
          <table:table-cell office:value-type="float" office:value="26.719317" calcext:value-type="float">
            <text:p>26,719317</text:p>
          </table:table-cell>
          <table:table-cell office:value-type="float" office:value="26.738492" calcext:value-type="float">
            <text:p>26,738492</text:p>
          </table:table-cell>
          <table:table-cell office:value-type="float" office:value="26.74429" calcext:value-type="float">
            <text:p>26,74429</text:p>
          </table:table-cell>
          <table:table-cell office:value-type="float" office:value="26.702196" calcext:value-type="float">
            <text:p>26,702196</text:p>
          </table:table-cell>
          <table:table-cell office:value-type="float" office:value="26.736347" calcext:value-type="float">
            <text:p>26,7363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.300002" calcext:value-type="float">
            <text:p>26,300002</text:p>
          </table:table-cell>
          <table:table-cell office:value-type="float" office:value="26.694877" calcext:value-type="float">
            <text:p>26,694877</text:p>
          </table:table-cell>
          <table:table-cell office:value-type="float" office:value="26.662819" calcext:value-type="float">
            <text:p>26,662819</text:p>
          </table:table-cell>
          <table:table-cell office:value-type="float" office:value="26.661636" calcext:value-type="float">
            <text:p>26,661636</text:p>
          </table:table-cell>
          <table:table-cell office:value-type="float" office:value="26.686947" calcext:value-type="float">
            <text:p>26,686947</text:p>
          </table:table-cell>
          <table:table-cell office:value-type="float" office:value="26.62807" calcext:value-type="float">
            <text:p>26,62807</text:p>
          </table:table-cell>
          <table:table-cell office:value-type="float" office:value="26.662325" calcext:value-type="float">
            <text:p>26,6623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698972" calcext:value-type="float">
            <text:p>26,698972</text:p>
          </table:table-cell>
          <table:table-cell office:value-type="float" office:value="26.6412" calcext:value-type="float">
            <text:p>26,6412</text:p>
          </table:table-cell>
          <table:table-cell office:value-type="float" office:value="26.65329" calcext:value-type="float">
            <text:p>26,65329</text:p>
          </table:table-cell>
          <table:table-cell office:value-type="float" office:value="26.670424" calcext:value-type="float">
            <text:p>26,670424</text:p>
          </table:table-cell>
          <table:table-cell office:value-type="float" office:value="26.611196" calcext:value-type="float">
            <text:p>26,611196</text:p>
          </table:table-cell>
          <table:table-cell office:value-type="float" office:value="26.65771" calcext:value-type="float">
            <text:p>26,657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5.900005" calcext:value-type="float">
            <text:p>25,900005</text:p>
          </table:table-cell>
          <table:table-cell office:value-type="float" office:value="26.39966" calcext:value-type="float">
            <text:p>26,39966</text:p>
          </table:table-cell>
          <table:table-cell office:value-type="float" office:value="26.345853" calcext:value-type="float">
            <text:p>26,345853</text:p>
          </table:table-cell>
          <table:table-cell office:value-type="float" office:value="26.349025" calcext:value-type="float">
            <text:p>26,349025</text:p>
          </table:table-cell>
          <table:table-cell office:value-type="float" office:value="26.363676" calcext:value-type="float">
            <text:p>26,363676</text:p>
          </table:table-cell>
          <table:table-cell office:value-type="float" office:value="26.298312" calcext:value-type="float">
            <text:p>26,298312</text:p>
          </table:table-cell>
          <table:table-cell office:value-type="float" office:value="26.357319" calcext:value-type="float">
            <text:p>26,3573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.200005" calcext:value-type="float">
            <text:p>27,200005</text:p>
          </table:table-cell>
          <table:table-cell office:value-type="float" office:value="26.363039" calcext:value-type="float">
            <text:p>26,363039</text:p>
          </table:table-cell>
          <table:table-cell office:value-type="float" office:value="26.357254" calcext:value-type="float">
            <text:p>26,357254</text:p>
          </table:table-cell>
          <table:table-cell office:value-type="float" office:value="26.307828" calcext:value-type="float">
            <text:p>26,307828</text:p>
          </table:table-cell>
          <table:table-cell office:value-type="float" office:value="26.328771" calcext:value-type="float">
            <text:p>26,328771</text:p>
          </table:table-cell>
          <table:table-cell office:value-type="float" office:value="26.271246" calcext:value-type="float">
            <text:p>26,271246</text:p>
          </table:table-cell>
          <table:table-cell office:value-type="float" office:value="26.323116" calcext:value-type="float">
            <text:p>26,3231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6.900004" calcext:value-type="float">
            <text:p>26,900004</text:p>
          </table:table-cell>
          <table:table-cell office:value-type="float" office:value="27.18512" calcext:value-type="float">
            <text:p>27,18512</text:p>
          </table:table-cell>
          <table:table-cell office:value-type="float" office:value="27.329641" calcext:value-type="float">
            <text:p>27,329641</text:p>
          </table:table-cell>
          <table:table-cell office:value-type="float" office:value="27.159978" calcext:value-type="float">
            <text:p>27,159978</text:p>
          </table:table-cell>
          <table:table-cell office:value-type="float" office:value="27.209781" calcext:value-type="float">
            <text:p>27,209781</text:p>
          </table:table-cell>
          <table:table-cell office:value-type="float" office:value="27.174096" calcext:value-type="float">
            <text:p>27,174096</text:p>
          </table:table-cell>
          <table:table-cell office:value-type="float" office:value="27.191334" calcext:value-type="float">
            <text:p>27,19133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6.600003" calcext:value-type="float">
            <text:p>26,600003</text:p>
          </table:table-cell>
          <table:table-cell office:value-type="float" office:value="27.386542" calcext:value-type="float">
            <text:p>27,386542</text:p>
          </table:table-cell>
          <table:table-cell office:value-type="float" office:value="27.401258" calcext:value-type="float">
            <text:p>27,401258</text:p>
          </table:table-cell>
          <table:table-cell office:value-type="float" office:value="27.319605" calcext:value-type="float">
            <text:p>27,319605</text:p>
          </table:table-cell>
          <table:table-cell office:value-type="float" office:value="27.371956" calcext:value-type="float">
            <text:p>27,371956</text:p>
          </table:table-cell>
          <table:table-cell office:value-type="float" office:value="27.327535" calcext:value-type="float">
            <text:p>27,327535</text:p>
          </table:table-cell>
          <table:table-cell office:value-type="float" office:value="27.371787" calcext:value-type="float">
            <text:p>27,37178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6.200006" calcext:value-type="float">
            <text:p>26,200006</text:p>
          </table:table-cell>
          <table:table-cell office:value-type="float" office:value="27.007956" calcext:value-type="float">
            <text:p>27,007956</text:p>
          </table:table-cell>
          <table:table-cell office:value-type="float" office:value="27.013832" calcext:value-type="float">
            <text:p>27,013832</text:p>
          </table:table-cell>
          <table:table-cell office:value-type="float" office:value="26.963483" calcext:value-type="float">
            <text:p>26,963483</text:p>
          </table:table-cell>
          <table:table-cell office:value-type="float" office:value="26.97543" calcext:value-type="float">
            <text:p>26,97543</text:p>
          </table:table-cell>
          <table:table-cell office:value-type="float" office:value="26.936365" calcext:value-type="float">
            <text:p>26,936365</text:p>
          </table:table-cell>
          <table:table-cell office:value-type="float" office:value="26.984335" calcext:value-type="float">
            <text:p>26,9843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5.799996" calcext:value-type="float">
            <text:p>25,799996</text:p>
          </table:table-cell>
          <table:table-cell office:value-type="float" office:value="26.785734" calcext:value-type="float">
            <text:p>26,785734</text:p>
          </table:table-cell>
          <table:table-cell office:value-type="float" office:value="26.729574" calcext:value-type="float">
            <text:p>26,729574</text:p>
          </table:table-cell>
          <table:table-cell office:value-type="float" office:value="26.732148" calcext:value-type="float">
            <text:p>26,732148</text:p>
          </table:table-cell>
          <table:table-cell office:value-type="float" office:value="26.728222" calcext:value-type="float">
            <text:p>26,728222</text:p>
          </table:table-cell>
          <table:table-cell office:value-type="float" office:value="26.692147" calcext:value-type="float">
            <text:p>26,692147</text:p>
          </table:table-cell>
          <table:table-cell office:value-type="float" office:value="26.737036" calcext:value-type="float">
            <text:p>26,73703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5.199994" calcext:value-type="float">
            <text:p>25,199994</text:p>
          </table:table-cell>
          <table:table-cell office:value-type="float" office:value="26.252344" calcext:value-type="float">
            <text:p>26,252344</text:p>
          </table:table-cell>
          <table:table-cell office:value-type="float" office:value="26.220065" calcext:value-type="float">
            <text:p>26,220065</text:p>
          </table:table-cell>
          <table:table-cell office:value-type="float" office:value="26.205206" calcext:value-type="float">
            <text:p>26,205206</text:p>
          </table:table-cell>
          <table:table-cell office:value-type="float" office:value="26.224303" calcext:value-type="float">
            <text:p>26,224303</text:p>
          </table:table-cell>
          <table:table-cell office:value-type="float" office:value="26.170795" calcext:value-type="float">
            <text:p>26,170795</text:p>
          </table:table-cell>
          <table:table-cell office:value-type="float" office:value="26.218544" calcext:value-type="float">
            <text:p>26,21854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5.888552" calcext:value-type="float">
            <text:p>25,888552</text:p>
          </table:table-cell>
          <table:table-cell office:value-type="float" office:value="25.894051" calcext:value-type="float">
            <text:p>25,894051</text:p>
          </table:table-cell>
          <table:table-cell office:value-type="float" office:value="25.821836" calcext:value-type="float">
            <text:p>25,821836</text:p>
          </table:table-cell>
          <table:table-cell office:value-type="float" office:value="25.845756" calcext:value-type="float">
            <text:p>25,845756</text:p>
          </table:table-cell>
          <table:table-cell office:value-type="float" office:value="25.795719" calcext:value-type="float">
            <text:p>25,795719</text:p>
          </table:table-cell>
          <table:table-cell office:value-type="float" office:value="25.85522" calcext:value-type="float">
            <text:p>25,8552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5.099998" calcext:value-type="float">
            <text:p>25,099998</text:p>
          </table:table-cell>
          <table:table-cell office:value-type="float" office:value="25.657555" calcext:value-type="float">
            <text:p>25,657555</text:p>
          </table:table-cell>
          <table:table-cell office:value-type="float" office:value="25.729445" calcext:value-type="float">
            <text:p>25,729445</text:p>
          </table:table-cell>
          <table:table-cell office:value-type="float" office:value="25.572392" calcext:value-type="float">
            <text:p>25,572392</text:p>
          </table:table-cell>
          <table:table-cell office:value-type="float" office:value="25.607011" calcext:value-type="float">
            <text:p>25,607011</text:p>
          </table:table-cell>
          <table:table-cell office:value-type="float" office:value="25.557" calcext:value-type="float">
            <text:p>25,557</text:p>
          </table:table-cell>
          <table:table-cell office:value-type="float" office:value="25.621337" calcext:value-type="float">
            <text:p>25,62133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.900006" calcext:value-type="float">
            <text:p>24,900006</text:p>
          </table:table-cell>
          <table:table-cell office:value-type="float" office:value="25.774126" calcext:value-type="float">
            <text:p>25,774126</text:p>
          </table:table-cell>
          <table:table-cell office:value-type="float" office:value="25.870326" calcext:value-type="float">
            <text:p>25,870326</text:p>
          </table:table-cell>
          <table:table-cell office:value-type="float" office:value="25.684699" calcext:value-type="float">
            <text:p>25,684699</text:p>
          </table:table-cell>
          <table:table-cell office:value-type="float" office:value="25.725116" calcext:value-type="float">
            <text:p>25,725116</text:p>
          </table:table-cell>
          <table:table-cell office:value-type="float" office:value="25.659128" calcext:value-type="float">
            <text:p>25,659128</text:p>
          </table:table-cell>
          <table:table-cell office:value-type="float" office:value="25.732682" calcext:value-type="float">
            <text:p>25,7326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6.699999" calcext:value-type="float">
            <text:p>26,699999</text:p>
          </table:table-cell>
          <table:table-cell office:value-type="float" office:value="25.784253" calcext:value-type="float">
            <text:p>25,784253</text:p>
          </table:table-cell>
          <table:table-cell office:value-type="float" office:value="25.827205" calcext:value-type="float">
            <text:p>25,827205</text:p>
          </table:table-cell>
          <table:table-cell office:value-type="float" office:value="25.656476" calcext:value-type="float">
            <text:p>25,656476</text:p>
          </table:table-cell>
          <table:table-cell office:value-type="float" office:value="25.702587" calcext:value-type="float">
            <text:p>25,702587</text:p>
          </table:table-cell>
          <table:table-cell office:value-type="float" office:value="25.613017" calcext:value-type="float">
            <text:p>25,613017</text:p>
          </table:table-cell>
          <table:table-cell office:value-type="float" office:value="25.728132" calcext:value-type="float">
            <text:p>25,72813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.699998" calcext:value-type="float">
            <text:p>27,699998</text:p>
          </table:table-cell>
          <table:table-cell office:value-type="float" office:value="26.814503" calcext:value-type="float">
            <text:p>26,814503</text:p>
          </table:table-cell>
          <table:table-cell office:value-type="float" office:value="27.12168" calcext:value-type="float">
            <text:p>27,12168</text:p>
          </table:table-cell>
          <table:table-cell office:value-type="float" office:value="26.759045" calcext:value-type="float">
            <text:p>26,759045</text:p>
          </table:table-cell>
          <table:table-cell office:value-type="float" office:value="26.843168" calcext:value-type="float">
            <text:p>26,843168</text:p>
          </table:table-cell>
          <table:table-cell office:value-type="float" office:value="26.785305" calcext:value-type="float">
            <text:p>26,785305</text:p>
          </table:table-cell>
          <table:table-cell office:value-type="float" office:value="26.856012" calcext:value-type="float">
            <text:p>26,8560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7.300001" calcext:value-type="float">
            <text:p>27,300001</text:p>
          </table:table-cell>
          <table:table-cell office:value-type="float" office:value="28.435057" calcext:value-type="float">
            <text:p>28,435057</text:p>
          </table:table-cell>
          <table:table-cell office:value-type="float" office:value="28.671566" calcext:value-type="float">
            <text:p>28,671566</text:p>
          </table:table-cell>
          <table:table-cell office:value-type="float" office:value="28.230593" calcext:value-type="float">
            <text:p>28,230593</text:p>
          </table:table-cell>
          <table:table-cell office:value-type="float" office:value="28.383304" calcext:value-type="float">
            <text:p>28,383304</text:p>
          </table:table-cell>
          <table:table-cell office:value-type="float" office:value="28.367561" calcext:value-type="float">
            <text:p>28,367561</text:p>
          </table:table-cell>
          <table:table-cell office:value-type="float" office:value="28.426295" calcext:value-type="float">
            <text:p>28,42629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7.399997" calcext:value-type="float">
            <text:p>27,399997</text:p>
          </table:table-cell>
          <table:table-cell office:value-type="float" office:value="27.955357" calcext:value-type="float">
            <text:p>27,955357</text:p>
          </table:table-cell>
          <table:table-cell office:value-type="float" office:value="28.036815" calcext:value-type="float">
            <text:p>28,036815</text:p>
          </table:table-cell>
          <table:table-cell office:value-type="float" office:value="27.874289" calcext:value-type="float">
            <text:p>27,874289</text:p>
          </table:table-cell>
          <table:table-cell office:value-type="float" office:value="27.917891" calcext:value-type="float">
            <text:p>27,917891</text:p>
          </table:table-cell>
          <table:table-cell office:value-type="float" office:value="27.923273" calcext:value-type="float">
            <text:p>27,923273</text:p>
          </table:table-cell>
          <table:table-cell office:value-type="float" office:value="27.977249" calcext:value-type="float">
            <text:p>27,97724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.200002" calcext:value-type="float">
            <text:p>30,200002</text:p>
          </table:table-cell>
          <table:table-cell office:value-type="float" office:value="27.849381" calcext:value-type="float">
            <text:p>27,849381</text:p>
          </table:table-cell>
          <table:table-cell office:value-type="float" office:value="27.87542" calcext:value-type="float">
            <text:p>27,87542</text:p>
          </table:table-cell>
          <table:table-cell office:value-type="float" office:value="27.816465" calcext:value-type="float">
            <text:p>27,816465</text:p>
          </table:table-cell>
          <table:table-cell office:value-type="float" office:value="27.787618" calcext:value-type="float">
            <text:p>27,787618</text:p>
          </table:table-cell>
          <table:table-cell office:value-type="float" office:value="27.801047" calcext:value-type="float">
            <text:p>27,801047</text:p>
          </table:table-cell>
          <table:table-cell office:value-type="float" office:value="27.825578" calcext:value-type="float">
            <text:p>27,8255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1.899999" calcext:value-type="float">
            <text:p>31,899999</text:p>
          </table:table-cell>
          <table:table-cell office:value-type="float" office:value="29.58453" calcext:value-type="float">
            <text:p>29,58453</text:p>
          </table:table-cell>
          <table:table-cell office:value-type="float" office:value="29.724566" calcext:value-type="float">
            <text:p>29,724566</text:p>
          </table:table-cell>
          <table:table-cell office:value-type="float" office:value="29.563782" calcext:value-type="float">
            <text:p>29,563782</text:p>
          </table:table-cell>
          <table:table-cell office:value-type="float" office:value="29.569489" calcext:value-type="float">
            <text:p>29,569489</text:p>
          </table:table-cell>
          <table:table-cell office:value-type="float" office:value="29.615977" calcext:value-type="float">
            <text:p>29,615977</text:p>
          </table:table-cell>
          <table:table-cell office:value-type="float" office:value="29.602236" calcext:value-type="float">
            <text:p>29,602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5:49:53.378833976</meta:creation-date>
    <dc:date>2017-01-20T06:06:36.028432270</dc:date>
    <meta:editing-duration>PT2M6S</meta:editing-duration>
    <meta:editing-cycles>1</meta:editing-cycles>
    <meta:generator>LibreOffice/5.1.4.2$Linux_X86_64 LibreOffice_project/10m0$Build-2</meta:generator>
    <meta:document-statistic meta:table-count="1" meta:cell-count="23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022cm" svg:y="0.316cm" chart:style-name="ch2">
          <text:p>Temperature Simulation by ANN network topology</text:p>
        </chart:title>
        <chart:legend chart:legend-position="end" svg:x="13.942cm" svg:y="2.707cm" style:legend-expansion="high" chart:style-name="ch3"/>
        <chart:plot-area chart:style-name="ch4" table:cell-range-address="Planilha1.A1:Planilha1.H295" chart:data-source-has-labels="both" svg:x="1.331cm" svg:y="1.275cm" svg:width="12.291cm" svg:height="6.564cm">
          <chartooo:coordinate-region svg:x="1.952cm" svg:y="1.396cm" svg:width="11.67cm" svg:height="5.441cm"/>
          <chart:axis chart:dimension="x" chart:name="primary-x" chart:style-name="ch5" chartooo:axis-type="auto">
            <chartooo:date-scale/>
            <chart:title svg:x="7.009cm" svg:y="8.019cm" chart:style-name="ch6">
              <text:p>Event</text:p>
            </chart:title>
            <chart:categories table:cell-range-address="Planilha1.A2:Planilha1.A295"/>
          </chart:axis>
          <chart:axis chart:dimension="y" chart:name="primary-y" chart:style-name="ch5">
            <chart:title svg:x="0.451cm" svg:y="5.778cm" chart:style-name="ch7">
              <text:p>Temperature (C)</text:p>
            </chart:title>
            <chart:grid chart:style-name="ch8" chart:class="major"/>
          </chart:axis>
          <chart:series chart:style-name="ch9" chart:values-cell-range-address="Planilha1.B2:Planilha1.B295" chart:label-cell-address="Planilha1.B1:Planilha1.B1" chart:class="chart:line">
            <chart:data-point chart:repeated="294"/>
          </chart:series>
          <chart:series chart:style-name="ch10" chart:values-cell-range-address="Planilha1.C2:Planilha1.C295" chart:label-cell-address="Planilha1.C1:Planilha1.C1" chart:class="chart:line">
            <chart:data-point chart:repeated="294"/>
          </chart:series>
          <chart:series chart:style-name="ch11" chart:values-cell-range-address="Planilha1.D2:Planilha1.D295" chart:label-cell-address="Planilha1.D1:Planilha1.D1" chart:class="chart:line">
            <chart:data-point chart:repeated="294"/>
          </chart:series>
          <chart:series chart:style-name="ch12" chart:values-cell-range-address="Planilha1.E2:Planilha1.E295" chart:label-cell-address="Planilha1.E1:Planilha1.E1" chart:class="chart:line">
            <chart:data-point chart:repeated="294"/>
          </chart:series>
          <chart:series chart:style-name="ch13" chart:values-cell-range-address="Planilha1.F2:Planilha1.F295" chart:label-cell-address="Planilha1.F1:Planilha1.F1" chart:class="chart:line">
            <chart:data-point chart:repeated="294"/>
          </chart:series>
          <chart:series chart:style-name="ch14" chart:values-cell-range-address="Planilha1.G2:Planilha1.G295" chart:label-cell-address="Planilha1.G1:Planilha1.G1" chart:class="chart:line">
            <chart:data-point chart:repeated="294"/>
          </chart:series>
          <chart:series chart:style-name="ch15" chart:values-cell-range-address="Planilha1.H2:Planilha1.H295" chart:label-cell-address="Planilha1.H1:Planilha1.H1" chart:class="chart:line">
            <chart:data-point chart:repeated="29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Planilha1.B1:Planilha1.B1</svg:desc>
                </draw:g>
              </table:table-cell>
              <table:table-cell office:value-type="string">
                <text:p>MLP</text:p>
                <draw:g>
                  <svg:desc>Planilha1.C1:Planilha1.C1</svg:desc>
                </draw:g>
              </table:table-cell>
              <table:table-cell office:value-type="string">
                <text:p>CP</text:p>
                <draw:g>
                  <svg:desc>Planilha1.D1:Planilha1.D1</svg:desc>
                </draw:g>
              </table:table-cell>
              <table:table-cell office:value-type="string">
                <text:p>RD</text:p>
                <draw:g>
                  <svg:desc>Planilha1.E1:Planilha1.E1</svg:desc>
                </draw:g>
              </table:table-cell>
              <table:table-cell office:value-type="string">
                <text:p>SF</text:p>
                <draw:g>
                  <svg:desc>Planilha1.F1:Planilha1.F1</svg:desc>
                </draw:g>
              </table:table-cell>
              <table:table-cell office:value-type="string">
                <text:p>SW</text:p>
                <draw:g>
                  <svg:desc>Planilha1.G1:Planilha1.G1</svg:desc>
                </draw:g>
              </table:table-cell>
              <table:table-cell office:value-type="string">
                <text:p>HY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295</svg:desc>
                </draw:g>
              </table:table-cell>
              <table:table-cell office:value-type="float" office:value="26.099997">
                <text:p>26.099997</text:p>
                <draw:g>
                  <svg:desc>Planilha1.B2:Planilha1.B295</svg:desc>
                </draw:g>
              </table:table-cell>
              <table:table-cell office:value-type="float" office:value="26.647089">
                <text:p>26.647089</text:p>
                <draw:g>
                  <svg:desc>Planilha1.C2:Planilha1.C295</svg:desc>
                </draw:g>
              </table:table-cell>
              <table:table-cell office:value-type="float" office:value="26.688676">
                <text:p>26.688676</text:p>
                <draw:g>
                  <svg:desc>Planilha1.D2:Planilha1.D295</svg:desc>
                </draw:g>
              </table:table-cell>
              <table:table-cell office:value-type="float" office:value="26.580672">
                <text:p>26.580672</text:p>
                <draw:g>
                  <svg:desc>Planilha1.E2:Planilha1.E295</svg:desc>
                </draw:g>
              </table:table-cell>
              <table:table-cell office:value-type="float" office:value="26.622506">
                <text:p>26.622506</text:p>
                <draw:g>
                  <svg:desc>Planilha1.F2:Planilha1.F295</svg:desc>
                </draw:g>
              </table:table-cell>
              <table:table-cell office:value-type="float" office:value="26.564578">
                <text:p>26.564578</text:p>
                <draw:g>
                  <svg:desc>Planilha1.G2:Planilha1.G295</svg:desc>
                </draw:g>
              </table:table-cell>
              <table:table-cell office:value-type="float" office:value="26.620556">
                <text:p>26.620556</text:p>
                <draw:g>
                  <svg:desc>Planilha1.H2:Planilha1.H29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10689">
                <text:p>26.610689</text:p>
              </table:table-cell>
              <table:table-cell office:value-type="float" office:value="26.6217">
                <text:p>26.6217</text:p>
              </table:table-cell>
              <table:table-cell office:value-type="float" office:value="26.539488">
                <text:p>26.539488</text:p>
              </table:table-cell>
              <table:table-cell office:value-type="float" office:value="26.582297">
                <text:p>26.582297</text:p>
              </table:table-cell>
              <table:table-cell office:value-type="float" office:value="26.511837">
                <text:p>26.511837</text:p>
              </table:table-cell>
              <table:table-cell office:value-type="float" office:value="26.581062">
                <text:p>26.5810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81472">
                <text:p>27.381472</text:p>
              </table:table-cell>
              <table:table-cell office:value-type="float" office:value="27.552279">
                <text:p>27.552279</text:p>
              </table:table-cell>
              <table:table-cell office:value-type="float" office:value="27.325286">
                <text:p>27.325286</text:p>
              </table:table-cell>
              <table:table-cell office:value-type="float" office:value="27.380406">
                <text:p>27.380406</text:p>
              </table:table-cell>
              <table:table-cell office:value-type="float" office:value="27.36816">
                <text:p>27.36816</text:p>
              </table:table-cell>
              <table:table-cell office:value-type="float" office:value="27.388752">
                <text:p>27.388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21356">
                <text:p>28.721356</text:p>
              </table:table-cell>
              <table:table-cell office:value-type="float" office:value="28.920399">
                <text:p>28.920399</text:p>
              </table:table-cell>
              <table:table-cell office:value-type="float" office:value="28.612104">
                <text:p>28.612104</text:p>
              </table:table-cell>
              <table:table-cell office:value-type="float" office:value="28.708694">
                <text:p>28.708694</text:p>
              </table:table-cell>
              <table:table-cell office:value-type="float" office:value="28.742065">
                <text:p>28.742065</text:p>
              </table:table-cell>
              <table:table-cell office:value-type="float" office:value="28.733615">
                <text:p>28.733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97454">
                <text:p>30.197454</text:p>
              </table:table-cell>
              <table:table-cell office:value-type="float" office:value="30.253328">
                <text:p>30.253328</text:p>
              </table:table-cell>
              <table:table-cell office:value-type="float" office:value="30.031678">
                <text:p>30.031678</text:p>
              </table:table-cell>
              <table:table-cell office:value-type="float" office:value="30.136276">
                <text:p>30.136276</text:p>
              </table:table-cell>
              <table:table-cell office:value-type="float" office:value="30.162185">
                <text:p>30.162185</text:p>
              </table:table-cell>
              <table:table-cell office:value-type="float" office:value="30.160989">
                <text:p>30.1609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91091">
                <text:p>30.991091</text:p>
              </table:table-cell>
              <table:table-cell office:value-type="float" office:value="30.853109">
                <text:p>30.853109</text:p>
              </table:table-cell>
              <table:table-cell office:value-type="float" office:value="30.885297">
                <text:p>30.885297</text:p>
              </table:table-cell>
              <table:table-cell office:value-type="float" office:value="30.952416">
                <text:p>30.952416</text:p>
              </table:table-cell>
              <table:table-cell office:value-type="float" office:value="30.931837">
                <text:p>30.931837</text:p>
              </table:table-cell>
              <table:table-cell office:value-type="float" office:value="30.954015">
                <text:p>30.9540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13679">
                <text:p>30.513679</text:p>
              </table:table-cell>
              <table:table-cell office:value-type="float" office:value="30.458299">
                <text:p>30.458299</text:p>
              </table:table-cell>
              <table:table-cell office:value-type="float" office:value="30.505346">
                <text:p>30.505346</text:p>
              </table:table-cell>
              <table:table-cell office:value-type="float" office:value="30.485742">
                <text:p>30.485742</text:p>
              </table:table-cell>
              <table:table-cell office:value-type="float" office:value="30.515031">
                <text:p>30.515031</text:p>
              </table:table-cell>
              <table:table-cell office:value-type="float" office:value="30.503682">
                <text:p>30.5036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73387">
                <text:p>30.273387</text:p>
              </table:table-cell>
              <table:table-cell office:value-type="float" office:value="30.185468">
                <text:p>30.185468</text:p>
              </table:table-cell>
              <table:table-cell office:value-type="float" office:value="30.280251">
                <text:p>30.280251</text:p>
              </table:table-cell>
              <table:table-cell office:value-type="float" office:value="30.244358">
                <text:p>30.244358</text:p>
              </table:table-cell>
              <table:table-cell office:value-type="float" office:value="30.266042">
                <text:p>30.266042</text:p>
              </table:table-cell>
              <table:table-cell office:value-type="float" office:value="30.253302">
                <text:p>30.2533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27179">
                <text:p>29.727179</text:p>
              </table:table-cell>
              <table:table-cell office:value-type="float" office:value="29.604251">
                <text:p>29.604251</text:p>
              </table:table-cell>
              <table:table-cell office:value-type="float" office:value="29.777424">
                <text:p>29.777424</text:p>
              </table:table-cell>
              <table:table-cell office:value-type="float" office:value="29.721849">
                <text:p>29.721849</text:p>
              </table:table-cell>
              <table:table-cell office:value-type="float" office:value="29.751983">
                <text:p>29.751983</text:p>
              </table:table-cell>
              <table:table-cell office:value-type="float" office:value="29.69399">
                <text:p>29.69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4489">
                <text:p>29.94489</text:p>
              </table:table-cell>
              <table:table-cell office:value-type="float" office:value="29.812771">
                <text:p>29.812771</text:p>
              </table:table-cell>
              <table:table-cell office:value-type="float" office:value="29.965547">
                <text:p>29.965547</text:p>
              </table:table-cell>
              <table:table-cell office:value-type="float" office:value="29.922738">
                <text:p>29.922738</text:p>
              </table:table-cell>
              <table:table-cell office:value-type="float" office:value="29.963584">
                <text:p>29.963584</text:p>
              </table:table-cell>
              <table:table-cell office:value-type="float" office:value="29.899169">
                <text:p>29.8991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85072">
                <text:p>28.385072</text:p>
              </table:table-cell>
              <table:table-cell office:value-type="float" office:value="28.3052">
                <text:p>28.3052</text:p>
              </table:table-cell>
              <table:table-cell office:value-type="float" office:value="28.553266">
                <text:p>28.553266</text:p>
              </table:table-cell>
              <table:table-cell office:value-type="float" office:value="28.400243">
                <text:p>28.400243</text:p>
              </table:table-cell>
              <table:table-cell office:value-type="float" office:value="28.449045">
                <text:p>28.449045</text:p>
              </table:table-cell>
              <table:table-cell office:value-type="float" office:value="28.370343">
                <text:p>28.370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103583">
                <text:p>28.103583</text:p>
              </table:table-cell>
              <table:table-cell office:value-type="float" office:value="28.012726">
                <text:p>28.012726</text:p>
              </table:table-cell>
              <table:table-cell office:value-type="float" office:value="28.056679">
                <text:p>28.056679</text:p>
              </table:table-cell>
              <table:table-cell office:value-type="float" office:value="28.082627">
                <text:p>28.082627</text:p>
              </table:table-cell>
              <table:table-cell office:value-type="float" office:value="28.049087">
                <text:p>28.049087</text:p>
              </table:table-cell>
              <table:table-cell office:value-type="float" office:value="28.07575">
                <text:p>28.07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39387">
                <text:p>27.439387</text:p>
              </table:table-cell>
              <table:table-cell office:value-type="float" office:value="27.434512">
                <text:p>27.434512</text:p>
              </table:table-cell>
              <table:table-cell office:value-type="float" office:value="27.387257">
                <text:p>27.387257</text:p>
              </table:table-cell>
              <table:table-cell office:value-type="float" office:value="27.459446">
                <text:p>27.459446</text:p>
              </table:table-cell>
              <table:table-cell office:value-type="float" office:value="27.468663">
                <text:p>27.468663</text:p>
              </table:table-cell>
              <table:table-cell office:value-type="float" office:value="27.451438">
                <text:p>27.4514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61415">
                <text:p>26.661415</text:p>
              </table:table-cell>
              <table:table-cell office:value-type="float" office:value="26.696788">
                <text:p>26.696788</text:p>
              </table:table-cell>
              <table:table-cell office:value-type="float" office:value="26.60987">
                <text:p>26.60987</text:p>
              </table:table-cell>
              <table:table-cell office:value-type="float" office:value="26.653836">
                <text:p>26.653836</text:p>
              </table:table-cell>
              <table:table-cell office:value-type="float" office:value="26.688793">
                <text:p>26.688793</text:p>
              </table:table-cell>
              <table:table-cell office:value-type="float" office:value="26.691874">
                <text:p>26.6918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46955">
                <text:p>26.746955</text:p>
              </table:table-cell>
              <table:table-cell office:value-type="float" office:value="26.747085">
                <text:p>26.747085</text:p>
              </table:table-cell>
              <table:table-cell office:value-type="float" office:value="26.712817">
                <text:p>26.712817</text:p>
              </table:table-cell>
              <table:table-cell office:value-type="float" office:value="26.74728">
                <text:p>26.74728</text:p>
              </table:table-cell>
              <table:table-cell office:value-type="float" office:value="26.735047">
                <text:p>26.735047</text:p>
              </table:table-cell>
              <table:table-cell office:value-type="float" office:value="26.752298">
                <text:p>26.7522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50266">
                <text:p>26.850266</text:p>
              </table:table-cell>
              <table:table-cell office:value-type="float" office:value="26.783732">
                <text:p>26.783732</text:p>
              </table:table-cell>
              <table:table-cell office:value-type="float" office:value="26.846002">
                <text:p>26.846002</text:p>
              </table:table-cell>
              <table:table-cell office:value-type="float" office:value="26.856051">
                <text:p>26.856051</text:p>
              </table:table-cell>
              <table:table-cell office:value-type="float" office:value="26.815881">
                <text:p>26.815881</text:p>
              </table:table-cell>
              <table:table-cell office:value-type="float" office:value="26.826801">
                <text:p>26.8268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83012">
                <text:p>26.583012</text:p>
              </table:table-cell>
              <table:table-cell office:value-type="float" office:value="26.47558">
                <text:p>26.47558</text:p>
              </table:table-cell>
              <table:table-cell office:value-type="float" office:value="26.564435">
                <text:p>26.564435</text:p>
              </table:table-cell>
              <table:table-cell office:value-type="float" office:value="26.566177">
                <text:p>26.566177</text:p>
              </table:table-cell>
              <table:table-cell office:value-type="float" office:value="26.505532">
                <text:p>26.505532</text:p>
              </table:table-cell>
              <table:table-cell office:value-type="float" office:value="26.544961">
                <text:p>26.5449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75995">
                <text:p>26.175995</text:p>
              </table:table-cell>
              <table:table-cell office:value-type="float" office:value="26.143898">
                <text:p>26.143898</text:p>
              </table:table-cell>
              <table:table-cell office:value-type="float" office:value="26.123423">
                <text:p>26.123423</text:p>
              </table:table-cell>
              <table:table-cell office:value-type="float" office:value="26.140466">
                <text:p>26.140466</text:p>
              </table:table-cell>
              <table:table-cell office:value-type="float" office:value="26.085853">
                <text:p>26.085853</text:p>
              </table:table-cell>
              <table:table-cell office:value-type="float" office:value="26.143287">
                <text:p>26.143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50954">
                <text:p>26.550954</text:p>
              </table:table-cell>
              <table:table-cell office:value-type="float" office:value="26.631229">
                <text:p>26.631229</text:p>
              </table:table-cell>
              <table:table-cell office:value-type="float" office:value="26.526787">
                <text:p>26.526787</text:p>
              </table:table-cell>
              <table:table-cell office:value-type="float" office:value="26.542985">
                <text:p>26.542985</text:p>
              </table:table-cell>
              <table:table-cell office:value-type="float" office:value="26.508717">
                <text:p>26.508717</text:p>
              </table:table-cell>
              <table:table-cell office:value-type="float" office:value="26.527294">
                <text:p>26.5272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87758">
                <text:p>25.587758</text:p>
              </table:table-cell>
              <table:table-cell office:value-type="float" office:value="25.524929">
                <text:p>25.524929</text:p>
              </table:table-cell>
              <table:table-cell office:value-type="float" office:value="25.545911">
                <text:p>25.545911</text:p>
              </table:table-cell>
              <table:table-cell office:value-type="float" office:value="25.519924">
                <text:p>25.519924</text:p>
              </table:table-cell>
              <table:table-cell office:value-type="float" office:value="25.478714">
                <text:p>25.478714</text:p>
              </table:table-cell>
              <table:table-cell office:value-type="float" office:value="25.554933">
                <text:p>25.5549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221379">
                <text:p>25.221379</text:p>
              </table:table-cell>
              <table:table-cell office:value-type="float" office:value="25.420773">
                <text:p>25.420773</text:p>
              </table:table-cell>
              <table:table-cell office:value-type="float" office:value="25.115013">
                <text:p>25.115013</text:p>
              </table:table-cell>
              <table:table-cell office:value-type="float" office:value="25.172954">
                <text:p>25.172954</text:p>
              </table:table-cell>
              <table:table-cell office:value-type="float" office:value="25.138725">
                <text:p>25.138725</text:p>
              </table:table-cell>
              <table:table-cell office:value-type="float" office:value="25.200644">
                <text:p>25.2006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916152">
                <text:p>24.916152</text:p>
              </table:table-cell>
              <table:table-cell office:value-type="float" office:value="25.068954">
                <text:p>25.068954</text:p>
              </table:table-cell>
              <table:table-cell office:value-type="float" office:value="24.698246">
                <text:p>24.698246</text:p>
              </table:table-cell>
              <table:table-cell office:value-type="float" office:value="24.751949">
                <text:p>24.751949</text:p>
              </table:table-cell>
              <table:table-cell office:value-type="float" office:value="24.702783">
                <text:p>24.702783</text:p>
              </table:table-cell>
              <table:table-cell office:value-type="float" office:value="24.866518">
                <text:p>24.8665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541102">
                <text:p>24.541102</text:p>
              </table:table-cell>
              <table:table-cell office:value-type="float" office:value="24.776532">
                <text:p>24.776532</text:p>
              </table:table-cell>
              <table:table-cell office:value-type="float" office:value="24.298795">
                <text:p>24.298795</text:p>
              </table:table-cell>
              <table:table-cell office:value-type="float" office:value="24.360883">
                <text:p>24.360883</text:p>
              </table:table-cell>
              <table:table-cell office:value-type="float" office:value="24.324678">
                <text:p>24.324678</text:p>
              </table:table-cell>
              <table:table-cell office:value-type="float" office:value="24.439741">
                <text:p>24.4397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271897">
                <text:p>25.271897</text:p>
              </table:table-cell>
              <table:table-cell office:value-type="float" office:value="25.388273">
                <text:p>25.388273</text:p>
              </table:table-cell>
              <table:table-cell office:value-type="float" office:value="24.967463">
                <text:p>24.967463</text:p>
              </table:table-cell>
              <table:table-cell office:value-type="float" office:value="25.015615">
                <text:p>25.015615</text:p>
              </table:table-cell>
              <table:table-cell office:value-type="float" office:value="24.904309">
                <text:p>24.904309</text:p>
              </table:table-cell>
              <table:table-cell office:value-type="float" office:value="25.132953">
                <text:p>25.1329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88026">
                <text:p>25.388026</text:p>
              </table:table-cell>
              <table:table-cell office:value-type="float" office:value="25.51605">
                <text:p>25.51605</text:p>
              </table:table-cell>
              <table:table-cell office:value-type="float" office:value="24.95094">
                <text:p>24.95094</text:p>
              </table:table-cell>
              <table:table-cell office:value-type="float" office:value="25.038131">
                <text:p>25.038131</text:p>
              </table:table-cell>
              <table:table-cell office:value-type="float" office:value="24.912304">
                <text:p>24.912304</text:p>
              </table:table-cell>
              <table:table-cell office:value-type="float" office:value="25.183809">
                <text:p>25.1838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652758">
                <text:p>25.652758</text:p>
              </table:table-cell>
              <table:table-cell office:value-type="float" office:value="26.013625">
                <text:p>26.013625</text:p>
              </table:table-cell>
              <table:table-cell office:value-type="float" office:value="25.299665">
                <text:p>25.299665</text:p>
              </table:table-cell>
              <table:table-cell office:value-type="float" office:value="25.395111">
                <text:p>25.395111</text:p>
              </table:table-cell>
              <table:table-cell office:value-type="float" office:value="25.248445">
                <text:p>25.248445</text:p>
              </table:table-cell>
              <table:table-cell office:value-type="float" office:value="25.520847">
                <text:p>25.5208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5862">
                <text:p>26.65862</text:p>
              </table:table-cell>
              <table:table-cell office:value-type="float" office:value="27.057174">
                <text:p>27.057174</text:p>
              </table:table-cell>
              <table:table-cell office:value-type="float" office:value="26.396397">
                <text:p>26.396397</text:p>
              </table:table-cell>
              <table:table-cell office:value-type="float" office:value="26.527515">
                <text:p>26.527515</text:p>
              </table:table-cell>
              <table:table-cell office:value-type="float" office:value="26.428182">
                <text:p>26.428182</text:p>
              </table:table-cell>
              <table:table-cell office:value-type="float" office:value="26.603825">
                <text:p>26.6038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58277">
                <text:p>27.758277</text:p>
              </table:table-cell>
              <table:table-cell office:value-type="float" office:value="28.071954">
                <text:p>28.071954</text:p>
              </table:table-cell>
              <table:table-cell office:value-type="float" office:value="27.441974">
                <text:p>27.441974</text:p>
              </table:table-cell>
              <table:table-cell office:value-type="float" office:value="27.62699">
                <text:p>27.62699</text:p>
              </table:table-cell>
              <table:table-cell office:value-type="float" office:value="27.547547">
                <text:p>27.547547</text:p>
              </table:table-cell>
              <table:table-cell office:value-type="float" office:value="27.70083">
                <text:p>27.700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66626">
                <text:p>28.666626</text:p>
              </table:table-cell>
              <table:table-cell office:value-type="float" office:value="28.825551">
                <text:p>28.825551</text:p>
              </table:table-cell>
              <table:table-cell office:value-type="float" office:value="28.506726">
                <text:p>28.506726</text:p>
              </table:table-cell>
              <table:table-cell office:value-type="float" office:value="28.598441">
                <text:p>28.598441</text:p>
              </table:table-cell>
              <table:table-cell office:value-type="float" office:value="28.585766">
                <text:p>28.585766</text:p>
              </table:table-cell>
              <table:table-cell office:value-type="float" office:value="28.618799">
                <text:p>28.618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0099">
                <text:p>28.90099</text:p>
              </table:table-cell>
              <table:table-cell office:value-type="float" office:value="28.89163">
                <text:p>28.89163</text:p>
              </table:table-cell>
              <table:table-cell office:value-type="float" office:value="28.811108">
                <text:p>28.811108</text:p>
              </table:table-cell>
              <table:table-cell office:value-type="float" office:value="28.826539">
                <text:p>28.826539</text:p>
              </table:table-cell>
              <table:table-cell office:value-type="float" office:value="28.865981">
                <text:p>28.865981</text:p>
              </table:table-cell>
              <table:table-cell office:value-type="float" office:value="28.863888">
                <text:p>28.8638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28418">
                <text:p>28.328418</text:p>
              </table:table-cell>
              <table:table-cell office:value-type="float" office:value="28.328613">
                <text:p>28.328613</text:p>
              </table:table-cell>
              <table:table-cell office:value-type="float" office:value="28.299558">
                <text:p>28.299558</text:p>
              </table:table-cell>
              <table:table-cell office:value-type="float" office:value="28.277146">
                <text:p>28.277146</text:p>
              </table:table-cell>
              <table:table-cell office:value-type="float" office:value="28.306903">
                <text:p>28.306903</text:p>
              </table:table-cell>
              <table:table-cell office:value-type="float" office:value="28.313286">
                <text:p>28.3132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04942">
                <text:p>28.904942</text:p>
              </table:table-cell>
              <table:table-cell office:value-type="float" office:value="28.945086">
                <text:p>28.945086</text:p>
              </table:table-cell>
              <table:table-cell office:value-type="float" office:value="28.868464">
                <text:p>28.868464</text:p>
              </table:table-cell>
              <table:table-cell office:value-type="float" office:value="28.852669">
                <text:p>28.852669</text:p>
              </table:table-cell>
              <table:table-cell office:value-type="float" office:value="28.912248">
                <text:p>28.912248</text:p>
              </table:table-cell>
              <table:table-cell office:value-type="float" office:value="28.885143">
                <text:p>28.8851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28183">
                <text:p>29.328183</text:p>
              </table:table-cell>
              <table:table-cell office:value-type="float" office:value="29.298491">
                <text:p>29.298491</text:p>
              </table:table-cell>
              <table:table-cell office:value-type="float" office:value="29.278692">
                <text:p>29.278692</text:p>
              </table:table-cell>
              <table:table-cell office:value-type="float" office:value="29.299232">
                <text:p>29.299232</text:p>
              </table:table-cell>
              <table:table-cell office:value-type="float" office:value="29.372357">
                <text:p>29.372357</text:p>
              </table:table-cell>
              <table:table-cell office:value-type="float" office:value="29.304705">
                <text:p>29.3047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26316">
                <text:p>30.826316</text:p>
              </table:table-cell>
              <table:table-cell office:value-type="float" office:value="30.838094">
                <text:p>30.838094</text:p>
              </table:table-cell>
              <table:table-cell office:value-type="float" office:value="30.691064">
                <text:p>30.691064</text:p>
              </table:table-cell>
              <table:table-cell office:value-type="float" office:value="30.766659">
                <text:p>30.766659</text:p>
              </table:table-cell>
              <table:table-cell office:value-type="float" office:value="30.819374">
                <text:p>30.819374</text:p>
              </table:table-cell>
              <table:table-cell office:value-type="float" office:value="30.792737">
                <text:p>30.7927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9225">
                <text:p>29.409225</text:p>
              </table:table-cell>
              <table:table-cell office:value-type="float" office:value="29.348437">
                <text:p>29.348437</text:p>
              </table:table-cell>
              <table:table-cell office:value-type="float" office:value="29.544529">
                <text:p>29.544529</text:p>
              </table:table-cell>
              <table:table-cell office:value-type="float" office:value="29.414854">
                <text:p>29.414854</text:p>
              </table:table-cell>
              <table:table-cell office:value-type="float" office:value="29.48222">
                <text:p>29.48222</text:p>
              </table:table-cell>
              <table:table-cell office:value-type="float" office:value="29.401568">
                <text:p>29.4015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93621">
                <text:p>28.193621</text:p>
              </table:table-cell>
              <table:table-cell office:value-type="float" office:value="28.149096">
                <text:p>28.149096</text:p>
              </table:table-cell>
              <table:table-cell office:value-type="float" office:value="28.185873">
                <text:p>28.185873</text:p>
              </table:table-cell>
              <table:table-cell office:value-type="float" office:value="28.124045">
                <text:p>28.124045</text:p>
              </table:table-cell>
              <table:table-cell office:value-type="float" office:value="28.108276">
                <text:p>28.108276</text:p>
              </table:table-cell>
              <table:table-cell office:value-type="float" office:value="28.13932">
                <text:p>28.139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90023">
                <text:p>27.790023</text:p>
              </table:table-cell>
              <table:table-cell office:value-type="float" office:value="27.78429">
                <text:p>27.78429</text:p>
              </table:table-cell>
              <table:table-cell office:value-type="float" office:value="27.728208">
                <text:p>27.728208</text:p>
              </table:table-cell>
              <table:table-cell office:value-type="float" office:value="27.801658">
                <text:p>27.801658</text:p>
              </table:table-cell>
              <table:table-cell office:value-type="float" office:value="27.78">
                <text:p>27.78</text:p>
              </table:table-cell>
              <table:table-cell office:value-type="float" office:value="27.790855">
                <text:p>27.7908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20543">
                <text:p>26.620543</text:p>
              </table:table-cell>
              <table:table-cell office:value-type="float" office:value="26.643709">
                <text:p>26.643709</text:p>
              </table:table-cell>
              <table:table-cell office:value-type="float" office:value="26.571728">
                <text:p>26.571728</text:p>
              </table:table-cell>
              <table:table-cell office:value-type="float" office:value="26.599847">
                <text:p>26.599847</text:p>
              </table:table-cell>
              <table:table-cell office:value-type="float" office:value="26.652952">
                <text:p>26.652952</text:p>
              </table:table-cell>
              <table:table-cell office:value-type="float" office:value="26.645724">
                <text:p>26.6457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57523">
                <text:p>26.457523</text:p>
              </table:table-cell>
              <table:table-cell office:value-type="float" office:value="26.520105">
                <text:p>26.520105</text:p>
              </table:table-cell>
              <table:table-cell office:value-type="float" office:value="26.403612">
                <text:p>26.403612</text:p>
              </table:table-cell>
              <table:table-cell office:value-type="float" office:value="26.466038">
                <text:p>26.466038</text:p>
              </table:table-cell>
              <table:table-cell office:value-type="float" office:value="26.456444">
                <text:p>26.456444</text:p>
              </table:table-cell>
              <table:table-cell office:value-type="float" office:value="26.48546">
                <text:p>26.485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90361">
                <text:p>26.490361</text:p>
              </table:table-cell>
              <table:table-cell office:value-type="float" office:value="26.480169">
                <text:p>26.480169</text:p>
              </table:table-cell>
              <table:table-cell office:value-type="float" office:value="26.458862">
                <text:p>26.458862</text:p>
              </table:table-cell>
              <table:table-cell office:value-type="float" office:value="26.48104">
                <text:p>26.48104</text:p>
              </table:table-cell>
              <table:table-cell office:value-type="float" office:value="26.449892">
                <text:p>26.449892</text:p>
              </table:table-cell>
              <table:table-cell office:value-type="float" office:value="26.475528">
                <text:p>26.4755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0465">
                <text:p>26.490465</text:p>
              </table:table-cell>
              <table:table-cell office:value-type="float" office:value="26.479506">
                <text:p>26.479506</text:p>
              </table:table-cell>
              <table:table-cell office:value-type="float" office:value="26.468118">
                <text:p>26.468118</text:p>
              </table:table-cell>
              <table:table-cell office:value-type="float" office:value="26.498408">
                <text:p>26.498408</text:p>
              </table:table-cell>
              <table:table-cell office:value-type="float" office:value="26.4345">
                <text:p>26.4345</text:p>
              </table:table-cell>
              <table:table-cell office:value-type="float" office:value="26.467429">
                <text:p>26.4674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3081">
                <text:p>26.483081</text:p>
              </table:table-cell>
              <table:table-cell office:value-type="float" office:value="26.418601">
                <text:p>26.418601</text:p>
              </table:table-cell>
              <table:table-cell office:value-type="float" office:value="26.43463">
                <text:p>26.43463</text:p>
              </table:table-cell>
              <table:table-cell office:value-type="float" office:value="26.449736">
                <text:p>26.449736</text:p>
              </table:table-cell>
              <table:table-cell office:value-type="float" office:value="26.381863">
                <text:p>26.381863</text:p>
              </table:table-cell>
              <table:table-cell office:value-type="float" office:value="26.440103">
                <text:p>26.4401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5559">
                <text:p>26.545559</text:p>
              </table:table-cell>
              <table:table-cell office:value-type="float" office:value="26.55553">
                <text:p>26.55553</text:p>
              </table:table-cell>
              <table:table-cell office:value-type="float" office:value="26.496003">
                <text:p>26.496003</text:p>
              </table:table-cell>
              <table:table-cell office:value-type="float" office:value="26.522484">
                <text:p>26.522484</text:p>
              </table:table-cell>
              <table:table-cell office:value-type="float" office:value="26.467104">
                <text:p>26.467104</text:p>
              </table:table-cell>
              <table:table-cell office:value-type="float" office:value="26.51198">
                <text:p>26.511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61948">
                <text:p>26.661948</text:p>
              </table:table-cell>
              <table:table-cell office:value-type="float" office:value="26.639731">
                <text:p>26.639731</text:p>
              </table:table-cell>
              <table:table-cell office:value-type="float" office:value="26.60441">
                <text:p>26.60441</text:p>
              </table:table-cell>
              <table:table-cell office:value-type="float" office:value="26.629981">
                <text:p>26.629981</text:p>
              </table:table-cell>
              <table:table-cell office:value-type="float" office:value="26.57152">
                <text:p>26.57152</text:p>
              </table:table-cell>
              <table:table-cell office:value-type="float" office:value="26.624066">
                <text:p>26.6240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4218">
                <text:p>26.464218</text:p>
              </table:table-cell>
              <table:table-cell office:value-type="float" office:value="26.441871">
                <text:p>26.441871</text:p>
              </table:table-cell>
              <table:table-cell office:value-type="float" office:value="26.407434">
                <text:p>26.407434</text:p>
              </table:table-cell>
              <table:table-cell office:value-type="float" office:value="26.435748">
                <text:p>26.435748</text:p>
              </table:table-cell>
              <table:table-cell office:value-type="float" office:value="26.365327">
                <text:p>26.365327</text:p>
              </table:table-cell>
              <table:table-cell office:value-type="float" office:value="26.427597">
                <text:p>26.4275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38777">
                <text:p>26.438777</text:p>
              </table:table-cell>
              <table:table-cell office:value-type="float" office:value="26.424152">
                <text:p>26.424152</text:p>
              </table:table-cell>
              <table:table-cell office:value-type="float" office:value="26.374934">
                <text:p>26.374934</text:p>
              </table:table-cell>
              <table:table-cell office:value-type="float" office:value="26.397034">
                <text:p>26.397034</text:p>
              </table:table-cell>
              <table:table-cell office:value-type="float" office:value="26.334998">
                <text:p>26.334998</text:p>
              </table:table-cell>
              <table:table-cell office:value-type="float" office:value="26.398971">
                <text:p>26.3989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3796">
                <text:p>25.73796</text:p>
              </table:table-cell>
              <table:table-cell office:value-type="float" office:value="25.70598">
                <text:p>25.70598</text:p>
              </table:table-cell>
              <table:table-cell office:value-type="float" office:value="25.662261">
                <text:p>25.662261</text:p>
              </table:table-cell>
              <table:table-cell office:value-type="float" office:value="25.671985">
                <text:p>25.671985</text:p>
              </table:table-cell>
              <table:table-cell office:value-type="float" office:value="25.613563">
                <text:p>25.613563</text:p>
              </table:table-cell>
              <table:table-cell office:value-type="float" office:value="25.694527">
                <text:p>25.6945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26152">
                <text:p>25.826152</text:p>
              </table:table-cell>
              <table:table-cell office:value-type="float" office:value="25.968034">
                <text:p>25.968034</text:p>
              </table:table-cell>
              <table:table-cell office:value-type="float" office:value="25.770876">
                <text:p>25.770876</text:p>
              </table:table-cell>
              <table:table-cell office:value-type="float" office:value="25.802908">
                <text:p>25.802908</text:p>
              </table:table-cell>
              <table:table-cell office:value-type="float" office:value="25.757304">
                <text:p>25.757304</text:p>
              </table:table-cell>
              <table:table-cell office:value-type="float" office:value="25.798774">
                <text:p>25.7987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88548">
                <text:p>25.988548</text:p>
              </table:table-cell>
              <table:table-cell office:value-type="float" office:value="25.99497">
                <text:p>25.99497</text:p>
              </table:table-cell>
              <table:table-cell office:value-type="float" office:value="25.880856">
                <text:p>25.880856</text:p>
              </table:table-cell>
              <table:table-cell office:value-type="float" office:value="25.914929">
                <text:p>25.914929</text:p>
              </table:table-cell>
              <table:table-cell office:value-type="float" office:value="25.824462">
                <text:p>25.824462</text:p>
              </table:table-cell>
              <table:table-cell office:value-type="float" office:value="25.935612">
                <text:p>25.9356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25285">
                <text:p>25.725285</text:p>
              </table:table-cell>
              <table:table-cell office:value-type="float" office:value="25.813737">
                <text:p>25.813737</text:p>
              </table:table-cell>
              <table:table-cell office:value-type="float" office:value="25.607362">
                <text:p>25.607362</text:p>
              </table:table-cell>
              <table:table-cell office:value-type="float" office:value="25.660636">
                <text:p>25.660636</text:p>
              </table:table-cell>
              <table:table-cell office:value-type="float" office:value="25.581934">
                <text:p>25.581934</text:p>
              </table:table-cell>
              <table:table-cell office:value-type="float" office:value="25.679252">
                <text:p>25.67925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77688">
                <text:p>25.777688</text:p>
              </table:table-cell>
              <table:table-cell office:value-type="float" office:value="25.820159">
                <text:p>25.820159</text:p>
              </table:table-cell>
              <table:table-cell office:value-type="float" office:value="25.636924">
                <text:p>25.636924</text:p>
              </table:table-cell>
              <table:table-cell office:value-type="float" office:value="25.675703">
                <text:p>25.675703</text:p>
              </table:table-cell>
              <table:table-cell office:value-type="float" office:value="25.589071">
                <text:p>25.589071</text:p>
              </table:table-cell>
              <table:table-cell office:value-type="float" office:value="25.722542">
                <text:p>25.72254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70902">
                <text:p>25.770902</text:p>
              </table:table-cell>
              <table:table-cell office:value-type="float" office:value="25.887356">
                <text:p>25.887356</text:p>
              </table:table-cell>
              <table:table-cell office:value-type="float" office:value="25.647298">
                <text:p>25.647298</text:p>
              </table:table-cell>
              <table:table-cell office:value-type="float" office:value="25.699571">
                <text:p>25.699571</text:p>
              </table:table-cell>
              <table:table-cell office:value-type="float" office:value="25.621376">
                <text:p>25.621376</text:p>
              </table:table-cell>
              <table:table-cell office:value-type="float" office:value="25.727456">
                <text:p>25.72745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905049">
                <text:p>25.905049</text:p>
              </table:table-cell>
              <table:table-cell office:value-type="float" office:value="25.971583">
                <text:p>25.971583</text:p>
              </table:table-cell>
              <table:table-cell office:value-type="float" office:value="25.747801">
                <text:p>25.747801</text:p>
              </table:table-cell>
              <table:table-cell office:value-type="float" office:value="25.804754">
                <text:p>25.804754</text:p>
              </table:table-cell>
              <table:table-cell office:value-type="float" office:value="25.706812">
                <text:p>25.706812</text:p>
              </table:table-cell>
              <table:table-cell office:value-type="float" office:value="25.852789">
                <text:p>25.85278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8.600001">
                <text:p>28.600001</text:p>
              </table:table-cell>
              <table:table-cell office:value-type="float" office:value="26.818468">
                <text:p>26.818468</text:p>
              </table:table-cell>
              <table:table-cell office:value-type="float" office:value="27.14027">
                <text:p>27.14027</text:p>
              </table:table-cell>
              <table:table-cell office:value-type="float" office:value="26.738336">
                <text:p>26.738336</text:p>
              </table:table-cell>
              <table:table-cell office:value-type="float" office:value="26.835472">
                <text:p>26.835472</text:p>
              </table:table-cell>
              <table:table-cell office:value-type="float" office:value="26.774749">
                <text:p>26.774749</text:p>
              </table:table-cell>
              <table:table-cell office:value-type="float" office:value="26.857403">
                <text:p>26.85740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101242">
                <text:p>29.101242</text:p>
              </table:table-cell>
              <table:table-cell office:value-type="float" office:value="29.299674">
                <text:p>29.299674</text:p>
              </table:table-cell>
              <table:table-cell office:value-type="float" office:value="28.891968">
                <text:p>28.891968</text:p>
              </table:table-cell>
              <table:table-cell office:value-type="float" office:value="29.025413">
                <text:p>29.025413</text:p>
              </table:table-cell>
              <table:table-cell office:value-type="float" office:value="28.982812">
                <text:p>28.982812</text:p>
              </table:table-cell>
              <table:table-cell office:value-type="float" office:value="29.051517">
                <text:p>29.05151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026751">
                <text:p>30.026751</text:p>
              </table:table-cell>
              <table:table-cell office:value-type="float" office:value="29.951585">
                <text:p>29.951585</text:p>
              </table:table-cell>
              <table:table-cell office:value-type="float" office:value="29.843594">
                <text:p>29.843594</text:p>
              </table:table-cell>
              <table:table-cell office:value-type="float" office:value="29.9419">
                <text:p>29.9419</text:p>
              </table:table-cell>
              <table:table-cell office:value-type="float" office:value="29.933684">
                <text:p>29.933684</text:p>
              </table:table-cell>
              <table:table-cell office:value-type="float" office:value="29.963324">
                <text:p>29.9633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0.9">
                <text:p>30.9</text:p>
              </table:table-cell>
              <table:table-cell office:value-type="float" office:value="30.128086">
                <text:p>30.128086</text:p>
              </table:table-cell>
              <table:table-cell office:value-type="float" office:value="29.993406">
                <text:p>29.993406</text:p>
              </table:table-cell>
              <table:table-cell office:value-type="float" office:value="30.114995">
                <text:p>30.114995</text:p>
              </table:table-cell>
              <table:table-cell office:value-type="float" office:value="30.087981">
                <text:p>30.087981</text:p>
              </table:table-cell>
              <table:table-cell office:value-type="float" office:value="30.108716">
                <text:p>30.108716</text:p>
              </table:table-cell>
              <table:table-cell office:value-type="float" office:value="30.101579">
                <text:p>30.10157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9.900001">
                <text:p>29.900001</text:p>
              </table:table-cell>
              <table:table-cell office:value-type="float" office:value="30.636776">
                <text:p>30.636776</text:p>
              </table:table-cell>
              <table:table-cell office:value-type="float" office:value="30.626532">
                <text:p>30.626532</text:p>
              </table:table-cell>
              <table:table-cell office:value-type="float" office:value="30.587701">
                <text:p>30.587701</text:p>
              </table:table-cell>
              <table:table-cell office:value-type="float" office:value="30.59801">
                <text:p>30.59801</text:p>
              </table:table-cell>
              <table:table-cell office:value-type="float" office:value="30.617757">
                <text:p>30.617757</text:p>
              </table:table-cell>
              <table:table-cell office:value-type="float" office:value="30.62895">
                <text:p>30.628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357381">
                <text:p>29.357381</text:p>
              </table:table-cell>
              <table:table-cell office:value-type="float" office:value="29.274272">
                <text:p>29.274272</text:p>
              </table:table-cell>
              <table:table-cell office:value-type="float" office:value="29.422758">
                <text:p>29.422758</text:p>
              </table:table-cell>
              <table:table-cell office:value-type="float" office:value="29.33012">
                <text:p>29.33012</text:p>
              </table:table-cell>
              <table:table-cell office:value-type="float" office:value="29.384785">
                <text:p>29.384785</text:p>
              </table:table-cell>
              <table:table-cell office:value-type="float" office:value="29.322684">
                <text:p>29.32268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553226">
                <text:p>29.553226</text:p>
              </table:table-cell>
              <table:table-cell office:value-type="float" office:value="29.445625">
                <text:p>29.445625</text:p>
              </table:table-cell>
              <table:table-cell office:value-type="float" office:value="29.532049">
                <text:p>29.532049</text:p>
              </table:table-cell>
              <table:table-cell office:value-type="float" office:value="29.489812">
                <text:p>29.489812</text:p>
              </table:table-cell>
              <table:table-cell office:value-type="float" office:value="29.509351">
                <text:p>29.509351</text:p>
              </table:table-cell>
              <table:table-cell office:value-type="float" office:value="29.504151">
                <text:p>29.50415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0.200002">
                <text:p>30.200002</text:p>
              </table:table-cell>
              <table:table-cell office:value-type="float" office:value="29.181543">
                <text:p>29.181543</text:p>
              </table:table-cell>
              <table:table-cell office:value-type="float" office:value="29.051972">
                <text:p>29.051972</text:p>
              </table:table-cell>
              <table:table-cell office:value-type="float" office:value="29.244333">
                <text:p>29.244333</text:p>
              </table:table-cell>
              <table:table-cell office:value-type="float" office:value="29.182752">
                <text:p>29.182752</text:p>
              </table:table-cell>
              <table:table-cell office:value-type="float" office:value="29.220309">
                <text:p>29.220309</text:p>
              </table:table-cell>
              <table:table-cell office:value-type="float" office:value="29.151877">
                <text:p>29.15187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59425">
                <text:p>28.959425</text:p>
              </table:table-cell>
              <table:table-cell office:value-type="float" office:value="28.766414">
                <text:p>28.766414</text:p>
              </table:table-cell>
              <table:table-cell office:value-type="float" office:value="28.978821">
                <text:p>28.978821</text:p>
              </table:table-cell>
              <table:table-cell office:value-type="float" office:value="28.903915">
                <text:p>28.903915</text:p>
              </table:table-cell>
              <table:table-cell office:value-type="float" office:value="28.938768">
                <text:p>28.938768</text:p>
              </table:table-cell>
              <table:table-cell office:value-type="float" office:value="28.897207">
                <text:p>28.89720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7.399997">
                <text:p>27.399997</text:p>
              </table:table-cell>
              <table:table-cell office:value-type="float" office:value="28.694251">
                <text:p>28.694251</text:p>
              </table:table-cell>
              <table:table-cell office:value-type="float" office:value="28.545206">
                <text:p>28.545206</text:p>
              </table:table-cell>
              <table:table-cell office:value-type="float" office:value="28.738048">
                <text:p>28.738048</text:p>
              </table:table-cell>
              <table:table-cell office:value-type="float" office:value="28.666873">
                <text:p>28.666873</text:p>
              </table:table-cell>
              <table:table-cell office:value-type="float" office:value="28.685931">
                <text:p>28.685931</text:p>
              </table:table-cell>
              <table:table-cell office:value-type="float" office:value="28.649869">
                <text:p>28.64986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274508">
                <text:p>27.274508</text:p>
              </table:table-cell>
              <table:table-cell office:value-type="float" office:value="27.248196">
                <text:p>27.248196</text:p>
              </table:table-cell>
              <table:table-cell office:value-type="float" office:value="27.292305">
                <text:p>27.292305</text:p>
              </table:table-cell>
              <table:table-cell office:value-type="float" office:value="27.258024">
                <text:p>27.258024</text:p>
              </table:table-cell>
              <table:table-cell office:value-type="float" office:value="27.27274">
                <text:p>27.27274</text:p>
              </table:table-cell>
              <table:table-cell office:value-type="float" office:value="27.274599">
                <text:p>27.27459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565046">
                <text:p>26.565046</text:p>
              </table:table-cell>
              <table:table-cell office:value-type="float" office:value="26.677275">
                <text:p>26.677275</text:p>
              </table:table-cell>
              <table:table-cell office:value-type="float" office:value="26.36781">
                <text:p>26.36781</text:p>
              </table:table-cell>
              <table:table-cell office:value-type="float" office:value="26.547717">
                <text:p>26.547717</text:p>
              </table:table-cell>
              <table:table-cell office:value-type="float" office:value="26.509497">
                <text:p>26.509497</text:p>
              </table:table-cell>
              <table:table-cell office:value-type="float" office:value="26.593282">
                <text:p>26.59328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27349">
                <text:p>26.127349</text:p>
              </table:table-cell>
              <table:table-cell office:value-type="float" office:value="26.287366">
                <text:p>26.287366</text:p>
              </table:table-cell>
              <table:table-cell office:value-type="float" office:value="25.948183">
                <text:p>25.948183</text:p>
              </table:table-cell>
              <table:table-cell office:value-type="float" office:value="26.096266">
                <text:p>26.096266</text:p>
              </table:table-cell>
              <table:table-cell office:value-type="float" office:value="26.086646">
                <text:p>26.086646</text:p>
              </table:table-cell>
              <table:table-cell office:value-type="float" office:value="26.167194">
                <text:p>26.16719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082408">
                <text:p>26.082408</text:p>
              </table:table-cell>
              <table:table-cell office:value-type="float" office:value="26.275302">
                <text:p>26.275302</text:p>
              </table:table-cell>
              <table:table-cell office:value-type="float" office:value="26.102194">
                <text:p>26.102194</text:p>
              </table:table-cell>
              <table:table-cell office:value-type="float" office:value="26.124996">
                <text:p>26.124996</text:p>
              </table:table-cell>
              <table:table-cell office:value-type="float" office:value="26.098476">
                <text:p>26.098476</text:p>
              </table:table-cell>
              <table:table-cell office:value-type="float" office:value="26.105834">
                <text:p>26.10583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14718">
                <text:p>26.314718</text:p>
              </table:table-cell>
              <table:table-cell office:value-type="float" office:value="26.304799">
                <text:p>26.304799</text:p>
              </table:table-cell>
              <table:table-cell office:value-type="float" office:value="26.263199">
                <text:p>26.263199</text:p>
              </table:table-cell>
              <table:table-cell office:value-type="float" office:value="26.308114">
                <text:p>26.308114</text:p>
              </table:table-cell>
              <table:table-cell office:value-type="float" office:value="26.204556">
                <text:p>26.204556</text:p>
              </table:table-cell>
              <table:table-cell office:value-type="float" office:value="26.284181">
                <text:p>26.28418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416677">
                <text:p>26.416677</text:p>
              </table:table-cell>
              <table:table-cell office:value-type="float" office:value="26.480091">
                <text:p>26.480091</text:p>
              </table:table-cell>
              <table:table-cell office:value-type="float" office:value="26.34064">
                <text:p>26.34064</text:p>
              </table:table-cell>
              <table:table-cell office:value-type="float" office:value="26.381291">
                <text:p>26.381291</text:p>
              </table:table-cell>
              <table:table-cell office:value-type="float" office:value="26.315316">
                <text:p>26.315316</text:p>
              </table:table-cell>
              <table:table-cell office:value-type="float" office:value="26.395292">
                <text:p>26.39529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324689">
                <text:p>26.324689</text:p>
              </table:table-cell>
              <table:table-cell office:value-type="float" office:value="26.296921">
                <text:p>26.296921</text:p>
              </table:table-cell>
              <table:table-cell office:value-type="float" office:value="26.239331">
                <text:p>26.239331</text:p>
              </table:table-cell>
              <table:table-cell office:value-type="float" office:value="26.255555">
                <text:p>26.255555</text:p>
              </table:table-cell>
              <table:table-cell office:value-type="float" office:value="26.191205">
                <text:p>26.191205</text:p>
              </table:table-cell>
              <table:table-cell office:value-type="float" office:value="26.279592">
                <text:p>26.27959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816779">
                <text:p>25.816779</text:p>
              </table:table-cell>
              <table:table-cell office:value-type="float" office:value="25.835668">
                <text:p>25.835668</text:p>
              </table:table-cell>
              <table:table-cell office:value-type="float" office:value="25.7364">
                <text:p>25.7364</text:p>
              </table:table-cell>
              <table:table-cell office:value-type="float" office:value="25.764597">
                <text:p>25.764597</text:p>
              </table:table-cell>
              <table:table-cell office:value-type="float" office:value="25.700247">
                <text:p>25.700247</text:p>
              </table:table-cell>
              <table:table-cell office:value-type="float" office:value="25.772423">
                <text:p>25.77242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674754">
                <text:p>25.674754</text:p>
              </table:table-cell>
              <table:table-cell office:value-type="float" office:value="25.718876">
                <text:p>25.718876</text:p>
              </table:table-cell>
              <table:table-cell office:value-type="float" office:value="25.573302">
                <text:p>25.573302</text:p>
              </table:table-cell>
              <table:table-cell office:value-type="float" office:value="25.603358">
                <text:p>25.603358</text:p>
              </table:table-cell>
              <table:table-cell office:value-type="float" office:value="25.540854">
                <text:p>25.540854</text:p>
              </table:table-cell>
              <table:table-cell office:value-type="float" office:value="25.623651">
                <text:p>25.62365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4.499996">
                <text:p>24.499996</text:p>
              </table:table-cell>
              <table:table-cell office:value-type="float" office:value="25.628799">
                <text:p>25.628799</text:p>
              </table:table-cell>
              <table:table-cell office:value-type="float" office:value="25.71157">
                <text:p>25.71157</text:p>
              </table:table-cell>
              <table:table-cell office:value-type="float" office:value="25.515764">
                <text:p>25.515764</text:p>
              </table:table-cell>
              <table:table-cell office:value-type="float" office:value="25.55648">
                <text:p>25.55648</text:p>
              </table:table-cell>
              <table:table-cell office:value-type="float" office:value="25.486696">
                <text:p>25.486696</text:p>
              </table:table-cell>
              <table:table-cell office:value-type="float" office:value="25.576487">
                <text:p>25.5764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552892">
                <text:p>25.552892</text:p>
              </table:table-cell>
              <table:table-cell office:value-type="float" office:value="25.601486">
                <text:p>25.601486</text:p>
              </table:table-cell>
              <table:table-cell office:value-type="float" office:value="25.40269">
                <text:p>25.40269</text:p>
              </table:table-cell>
              <table:table-cell office:value-type="float" office:value="25.444134">
                <text:p>25.444134</text:p>
              </table:table-cell>
              <table:table-cell office:value-type="float" office:value="25.360726">
                <text:p>25.360726</text:p>
              </table:table-cell>
              <table:table-cell office:value-type="float" office:value="25.483316">
                <text:p>25.48331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72756">
                <text:p>25.72756</text:p>
              </table:table-cell>
              <table:table-cell office:value-type="float" office:value="25.870482">
                <text:p>25.870482</text:p>
              </table:table-cell>
              <table:table-cell office:value-type="float" office:value="25.582571">
                <text:p>25.582571</text:p>
              </table:table-cell>
              <table:table-cell office:value-type="float" office:value="25.642839">
                <text:p>25.642839</text:p>
              </table:table-cell>
              <table:table-cell office:value-type="float" office:value="25.55986">
                <text:p>25.55986</text:p>
              </table:table-cell>
              <table:table-cell office:value-type="float" office:value="25.683308">
                <text:p>25.68330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06506">
                <text:p>26.206506</text:p>
              </table:table-cell>
              <table:table-cell office:value-type="float" office:value="26.375064">
                <text:p>26.375064</text:p>
              </table:table-cell>
              <table:table-cell office:value-type="float" office:value="26.03618">
                <text:p>26.03618</text:p>
              </table:table-cell>
              <table:table-cell office:value-type="float" office:value="26.121785">
                <text:p>26.121785</text:p>
              </table:table-cell>
              <table:table-cell office:value-type="float" office:value="26.030369">
                <text:p>26.030369</text:p>
              </table:table-cell>
              <table:table-cell office:value-type="float" office:value="26.179869">
                <text:p>26.17986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147394">
                <text:p>27.147394</text:p>
              </table:table-cell>
              <table:table-cell office:value-type="float" office:value="27.486148">
                <text:p>27.486148</text:p>
              </table:table-cell>
              <table:table-cell office:value-type="float" office:value="27.010348">
                <text:p>27.010348</text:p>
              </table:table-cell>
              <table:table-cell office:value-type="float" office:value="27.142116">
                <text:p>27.142116</text:p>
              </table:table-cell>
              <table:table-cell office:value-type="float" office:value="27.083772">
                <text:p>27.083772</text:p>
              </table:table-cell>
              <table:table-cell office:value-type="float" office:value="27.175916">
                <text:p>27.17591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751622">
                <text:p>26.751622</text:p>
              </table:table-cell>
              <table:table-cell office:value-type="float" office:value="26.782913">
                <text:p>26.782913</text:p>
              </table:table-cell>
              <table:table-cell office:value-type="float" office:value="26.624807">
                <text:p>26.624807</text:p>
              </table:table-cell>
              <table:table-cell office:value-type="float" office:value="26.663729">
                <text:p>26.663729</text:p>
              </table:table-cell>
              <table:table-cell office:value-type="float" office:value="26.579905">
                <text:p>26.579905</text:p>
              </table:table-cell>
              <table:table-cell office:value-type="float" office:value="26.728261">
                <text:p>26.72826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584014">
                <text:p>25.584014</text:p>
              </table:table-cell>
              <table:table-cell office:value-type="float" office:value="25.657984">
                <text:p>25.657984</text:p>
              </table:table-cell>
              <table:table-cell office:value-type="float" office:value="25.495874">
                <text:p>25.495874</text:p>
              </table:table-cell>
              <table:table-cell office:value-type="float" office:value="25.524162">
                <text:p>25.524162</text:p>
              </table:table-cell>
              <table:table-cell office:value-type="float" office:value="25.450374">
                <text:p>25.450374</text:p>
              </table:table-cell>
              <table:table-cell office:value-type="float" office:value="25.563396">
                <text:p>25.5633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07982">
                <text:p>25.707982</text:p>
              </table:table-cell>
              <table:table-cell office:value-type="float" office:value="25.852789">
                <text:p>25.852789</text:p>
              </table:table-cell>
              <table:table-cell office:value-type="float" office:value="25.611834">
                <text:p>25.611834</text:p>
              </table:table-cell>
              <table:table-cell office:value-type="float" office:value="25.641344">
                <text:p>25.641344</text:p>
              </table:table-cell>
              <table:table-cell office:value-type="float" office:value="25.603917">
                <text:p>25.603917</text:p>
              </table:table-cell>
              <table:table-cell office:value-type="float" office:value="25.671816">
                <text:p>25.67181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  <table:table-cell office:value-type="float" office:value="26.607153">
                <text:p>26.607153</text:p>
              </table:table-cell>
              <table:table-cell office:value-type="float" office:value="26.848485">
                <text:p>26.848485</text:p>
              </table:table-cell>
              <table:table-cell office:value-type="float" office:value="26.622844">
                <text:p>26.622844</text:p>
              </table:table-cell>
              <table:table-cell office:value-type="float" office:value="26.676027">
                <text:p>26.676027</text:p>
              </table:table-cell>
              <table:table-cell office:value-type="float" office:value="26.588784">
                <text:p>26.588784</text:p>
              </table:table-cell>
              <table:table-cell office:value-type="float" office:value="26.648636">
                <text:p>26.64863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780845">
                <text:p>27.780845</text:p>
              </table:table-cell>
              <table:table-cell office:value-type="float" office:value="27.974636">
                <text:p>27.974636</text:p>
              </table:table-cell>
              <table:table-cell office:value-type="float" office:value="27.590408">
                <text:p>27.590408</text:p>
              </table:table-cell>
              <table:table-cell office:value-type="float" office:value="27.75309">
                <text:p>27.75309</text:p>
              </table:table-cell>
              <table:table-cell office:value-type="float" office:value="27.683865">
                <text:p>27.683865</text:p>
              </table:table-cell>
              <table:table-cell office:value-type="float" office:value="27.793585">
                <text:p>27.79358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28.800006">
                <text:p>28.800006</text:p>
              </table:table-cell>
              <table:table-cell office:value-type="float" office:value="28.936389">
                <text:p>28.936389</text:p>
              </table:table-cell>
              <table:table-cell office:value-type="float" office:value="29.119546">
                <text:p>29.119546</text:p>
              </table:table-cell>
              <table:table-cell office:value-type="float" office:value="28.848509">
                <text:p>28.848509</text:p>
              </table:table-cell>
              <table:table-cell office:value-type="float" office:value="28.912313">
                <text:p>28.912313</text:p>
              </table:table-cell>
              <table:table-cell office:value-type="float" office:value="28.93479">
                <text:p>28.93479</text:p>
              </table:table-cell>
              <table:table-cell office:value-type="float" office:value="28.941693">
                <text:p>28.9416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7.799994">
                <text:p>27.799994</text:p>
              </table:table-cell>
              <table:table-cell office:value-type="float" office:value="29.426476">
                <text:p>29.426476</text:p>
              </table:table-cell>
              <table:table-cell office:value-type="float" office:value="29.355899">
                <text:p>29.355899</text:p>
              </table:table-cell>
              <table:table-cell office:value-type="float" office:value="29.360163">
                <text:p>29.360163</text:p>
              </table:table-cell>
              <table:table-cell office:value-type="float" office:value="29.359019">
                <text:p>29.359019</text:p>
              </table:table-cell>
              <table:table-cell office:value-type="float" office:value="29.406196">
                <text:p>29.406196</text:p>
              </table:table-cell>
              <table:table-cell office:value-type="float" office:value="29.389374">
                <text:p>29.38937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8.099995">
                <text:p>28.099995</text:p>
              </table:table-cell>
              <table:table-cell office:value-type="float" office:value="27.984152">
                <text:p>27.984152</text:p>
              </table:table-cell>
              <table:table-cell office:value-type="float" office:value="27.916448">
                <text:p>27.916448</text:p>
              </table:table-cell>
              <table:table-cell office:value-type="float" office:value="28.000051">
                <text:p>28.000051</text:p>
              </table:table-cell>
              <table:table-cell office:value-type="float" office:value="27.942071">
                <text:p>27.942071</text:p>
              </table:table-cell>
              <table:table-cell office:value-type="float" office:value="27.955487">
                <text:p>27.955487</text:p>
              </table:table-cell>
              <table:table-cell office:value-type="float" office:value="27.960986">
                <text:p>27.96098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6.900004">
                <text:p>26.900004</text:p>
              </table:table-cell>
              <table:table-cell office:value-type="float" office:value="28.095341">
                <text:p>28.095341</text:p>
              </table:table-cell>
              <table:table-cell office:value-type="float" office:value="28.080807">
                <text:p>28.080807</text:p>
              </table:table-cell>
              <table:table-cell office:value-type="float" office:value="28.067651">
                <text:p>28.067651</text:p>
              </table:table-cell>
              <table:table-cell office:value-type="float" office:value="28.028274">
                <text:p>28.028274</text:p>
              </table:table-cell>
              <table:table-cell office:value-type="float" office:value="28.029613">
                <text:p>28.029613</text:p>
              </table:table-cell>
              <table:table-cell office:value-type="float" office:value="28.044472">
                <text:p>28.044472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19955">
                <text:p>27.019955</text:p>
              </table:table-cell>
              <table:table-cell office:value-type="float" office:value="26.902721">
                <text:p>26.902721</text:p>
              </table:table-cell>
              <table:table-cell office:value-type="float" office:value="27.020969">
                <text:p>27.020969</text:p>
              </table:table-cell>
              <table:table-cell office:value-type="float" office:value="26.989509">
                <text:p>26.989509</text:p>
              </table:table-cell>
              <table:table-cell office:value-type="float" office:value="26.98037">
                <text:p>26.98037</text:p>
              </table:table-cell>
              <table:table-cell office:value-type="float" office:value="26.988066">
                <text:p>26.9880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433512">
                <text:p>26.433512</text:p>
              </table:table-cell>
              <table:table-cell office:value-type="float" office:value="26.446421">
                <text:p>26.446421</text:p>
              </table:table-cell>
              <table:table-cell office:value-type="float" office:value="26.384255">
                <text:p>26.384255</text:p>
              </table:table-cell>
              <table:table-cell office:value-type="float" office:value="26.425998">
                <text:p>26.425998</text:p>
              </table:table-cell>
              <table:table-cell office:value-type="float" office:value="26.394343">
                <text:p>26.394343</text:p>
              </table:table-cell>
              <table:table-cell office:value-type="float" office:value="26.438543">
                <text:p>26.43854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5.399999">
                <text:p>25.399999</text:p>
              </table:table-cell>
              <table:table-cell office:value-type="float" office:value="26.075063">
                <text:p>26.075063</text:p>
              </table:table-cell>
              <table:table-cell office:value-type="float" office:value="26.149878">
                <text:p>26.149878</text:p>
              </table:table-cell>
              <table:table-cell office:value-type="float" office:value="25.988977">
                <text:p>25.988977</text:p>
              </table:table-cell>
              <table:table-cell office:value-type="float" office:value="26.036362">
                <text:p>26.036362</text:p>
              </table:table-cell>
              <table:table-cell office:value-type="float" office:value="26.021646">
                <text:p>26.021646</text:p>
              </table:table-cell>
              <table:table-cell office:value-type="float" office:value="26.080718">
                <text:p>26.0807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805677">
                <text:p>25.805677</text:p>
              </table:table-cell>
              <table:table-cell office:value-type="float" office:value="25.961807">
                <text:p>25.961807</text:p>
              </table:table-cell>
              <table:table-cell office:value-type="float" office:value="25.749166">
                <text:p>25.749166</text:p>
              </table:table-cell>
              <table:table-cell office:value-type="float" office:value="25.804585">
                <text:p>25.804585</text:p>
              </table:table-cell>
              <table:table-cell office:value-type="float" office:value="25.774152">
                <text:p>25.774152</text:p>
              </table:table-cell>
              <table:table-cell office:value-type="float" office:value="25.811553">
                <text:p>25.81155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966604">
                <text:p>25.966604</text:p>
              </table:table-cell>
              <table:table-cell office:value-type="float" office:value="26.020749">
                <text:p>26.020749</text:p>
              </table:table-cell>
              <table:table-cell office:value-type="float" office:value="25.898575">
                <text:p>25.898575</text:p>
              </table:table-cell>
              <table:table-cell office:value-type="float" office:value="25.935391">
                <text:p>25.935391</text:p>
              </table:table-cell>
              <table:table-cell office:value-type="float" office:value="25.864151">
                <text:p>25.864151</text:p>
              </table:table-cell>
              <table:table-cell office:value-type="float" office:value="25.93049">
                <text:p>25.9304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005981">
                <text:p>26.005981</text:p>
              </table:table-cell>
              <table:table-cell office:value-type="float" office:value="26.06504">
                <text:p>26.06504</text:p>
              </table:table-cell>
              <table:table-cell office:value-type="float" office:value="25.913941">
                <text:p>25.913941</text:p>
              </table:table-cell>
              <table:table-cell office:value-type="float" office:value="25.96507">
                <text:p>25.96507</text:p>
              </table:table-cell>
              <table:table-cell office:value-type="float" office:value="25.881571">
                <text:p>25.881571</text:p>
              </table:table-cell>
              <table:table-cell office:value-type="float" office:value="25.968463">
                <text:p>25.9684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977381">
                <text:p>25.977381</text:p>
              </table:table-cell>
              <table:table-cell office:value-type="float" office:value="25.999312">
                <text:p>25.999312</text:p>
              </table:table-cell>
              <table:table-cell office:value-type="float" office:value="25.863293">
                <text:p>25.863293</text:p>
              </table:table-cell>
              <table:table-cell office:value-type="float" office:value="25.899563">
                <text:p>25.899563</text:p>
              </table:table-cell>
              <table:table-cell office:value-type="float" office:value="25.815232">
                <text:p>25.815232</text:p>
              </table:table-cell>
              <table:table-cell office:value-type="float" office:value="25.930412">
                <text:p>25.93041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.799997">
                <text:p>24.799997</text:p>
              </table:table-cell>
              <table:table-cell office:value-type="float" office:value="25.717017">
                <text:p>25.717017</text:p>
              </table:table-cell>
              <table:table-cell office:value-type="float" office:value="25.755562">
                <text:p>25.755562</text:p>
              </table:table-cell>
              <table:table-cell office:value-type="float" office:value="25.599341">
                <text:p>25.599341</text:p>
              </table:table-cell>
              <table:table-cell office:value-type="float" office:value="25.633479">
                <text:p>25.633479</text:p>
              </table:table-cell>
              <table:table-cell office:value-type="float" office:value="25.557364">
                <text:p>25.557364</text:p>
              </table:table-cell>
              <table:table-cell office:value-type="float" office:value="25.662989">
                <text:p>25.66298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24.4">
                <text:p>24.4</text:p>
              </table:table-cell>
              <table:table-cell office:value-type="float" office:value="25.691823">
                <text:p>25.691823</text:p>
              </table:table-cell>
              <table:table-cell office:value-type="float" office:value="25.767158">
                <text:p>25.767158</text:p>
              </table:table-cell>
              <table:table-cell office:value-type="float" office:value="25.568297">
                <text:p>25.568297</text:p>
              </table:table-cell>
              <table:table-cell office:value-type="float" office:value="25.608831">
                <text:p>25.608831</text:p>
              </table:table-cell>
              <table:table-cell office:value-type="float" office:value="25.533704">
                <text:p>25.533704</text:p>
              </table:table-cell>
              <table:table-cell office:value-type="float" office:value="25.638484">
                <text:p>25.6384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25.7">
                <text:p>25.7</text:p>
              </table:table-cell>
              <table:table-cell office:value-type="float" office:value="25.514009">
                <text:p>25.514009</text:p>
              </table:table-cell>
              <table:table-cell office:value-type="float" office:value="25.553776">
                <text:p>25.553776</text:p>
              </table:table-cell>
              <table:table-cell office:value-type="float" office:value="25.358841">
                <text:p>25.358841</text:p>
              </table:table-cell>
              <table:table-cell office:value-type="float" office:value="25.39762">
                <text:p>25.39762</text:p>
              </table:table-cell>
              <table:table-cell office:value-type="float" office:value="25.313887">
                <text:p>25.313887</text:p>
              </table:table-cell>
              <table:table-cell office:value-type="float" office:value="25.440832">
                <text:p>25.44083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4.499996">
                <text:p>24.499996</text:p>
              </table:table-cell>
              <table:table-cell office:value-type="float" office:value="26.10638">
                <text:p>26.10638</text:p>
              </table:table-cell>
              <table:table-cell office:value-type="float" office:value="26.353224">
                <text:p>26.353224</text:p>
              </table:table-cell>
              <table:table-cell office:value-type="float" office:value="26.015718">
                <text:p>26.015718</text:p>
              </table:table-cell>
              <table:table-cell office:value-type="float" office:value="26.084891">
                <text:p>26.084891</text:p>
              </table:table-cell>
              <table:table-cell office:value-type="float" office:value="26.016589">
                <text:p>26.016589</text:p>
              </table:table-cell>
              <table:table-cell office:value-type="float" office:value="26.110046">
                <text:p>26.11004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918166">
                <text:p>25.918166</text:p>
              </table:table-cell>
              <table:table-cell office:value-type="float" office:value="25.89019">
                <text:p>25.89019</text:p>
              </table:table-cell>
              <table:table-cell office:value-type="float" office:value="25.738818">
                <text:p>25.738818</text:p>
              </table:table-cell>
              <table:table-cell office:value-type="float" office:value="25.77033">
                <text:p>25.77033</text:p>
              </table:table-cell>
              <table:table-cell office:value-type="float" office:value="25.647077">
                <text:p>25.647077</text:p>
              </table:table-cell>
              <table:table-cell office:value-type="float" office:value="25.841401">
                <text:p>25.84140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24.300004">
                <text:p>24.300004</text:p>
              </table:table-cell>
              <table:table-cell office:value-type="float" office:value="25.172187">
                <text:p>25.172187</text:p>
              </table:table-cell>
              <table:table-cell office:value-type="float" office:value="25.321973">
                <text:p>25.321973</text:p>
              </table:table-cell>
              <table:table-cell office:value-type="float" office:value="25.012105">
                <text:p>25.012105</text:p>
              </table:table-cell>
              <table:table-cell office:value-type="float" office:value="25.055889">
                <text:p>25.055889</text:p>
              </table:table-cell>
              <table:table-cell office:value-type="float" office:value="24.986859">
                <text:p>24.986859</text:p>
              </table:table-cell>
              <table:table-cell office:value-type="float" office:value="25.113414">
                <text:p>25.11341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6.600003">
                <text:p>26.600003</text:p>
              </table:table-cell>
              <table:table-cell office:value-type="float" office:value="25.516596">
                <text:p>25.516596</text:p>
              </table:table-cell>
              <table:table-cell office:value-type="float" office:value="25.656723">
                <text:p>25.656723</text:p>
              </table:table-cell>
              <table:table-cell office:value-type="float" office:value="25.355448">
                <text:p>25.355448</text:p>
              </table:table-cell>
              <table:table-cell office:value-type="float" office:value="25.401299">
                <text:p>25.401299</text:p>
              </table:table-cell>
              <table:table-cell office:value-type="float" office:value="25.320634">
                <text:p>25.320634</text:p>
              </table:table-cell>
              <table:table-cell office:value-type="float" office:value="25.457849">
                <text:p>25.45784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54386">
                <text:p>26.554386</text:p>
              </table:table-cell>
              <table:table-cell office:value-type="float" office:value="26.845157">
                <text:p>26.845157</text:p>
              </table:table-cell>
              <table:table-cell office:value-type="float" office:value="26.517947">
                <text:p>26.517947</text:p>
              </table:table-cell>
              <table:table-cell office:value-type="float" office:value="26.593646">
                <text:p>26.593646</text:p>
              </table:table-cell>
              <table:table-cell office:value-type="float" office:value="26.50119">
                <text:p>26.50119</text:p>
              </table:table-cell>
              <table:table-cell office:value-type="float" office:value="26.609948">
                <text:p>26.60994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24.799997">
                <text:p>24.799997</text:p>
              </table:table-cell>
              <table:table-cell office:value-type="float" office:value="27.171054">
                <text:p>27.171054</text:p>
              </table:table-cell>
              <table:table-cell office:value-type="float" office:value="27.257686">
                <text:p>27.257686</text:p>
              </table:table-cell>
              <table:table-cell office:value-type="float" office:value="26.927707">
                <text:p>26.927707</text:p>
              </table:table-cell>
              <table:table-cell office:value-type="float" office:value="27.04836">
                <text:p>27.04836</text:p>
              </table:table-cell>
              <table:table-cell office:value-type="float" office:value="26.946076">
                <text:p>26.946076</text:p>
              </table:table-cell>
              <table:table-cell office:value-type="float" office:value="27.132067">
                <text:p>27.13206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7.300001">
                <text:p>27.300001</text:p>
              </table:table-cell>
              <table:table-cell office:value-type="float" office:value="25.79009">
                <text:p>25.79009</text:p>
              </table:table-cell>
              <table:table-cell office:value-type="float" office:value="25.936626">
                <text:p>25.936626</text:p>
              </table:table-cell>
              <table:table-cell office:value-type="float" office:value="25.69428">
                <text:p>25.69428</text:p>
              </table:table-cell>
              <table:table-cell office:value-type="float" office:value="25.722776">
                <text:p>25.722776</text:p>
              </table:table-cell>
              <table:table-cell office:value-type="float" office:value="25.636924">
                <text:p>25.636924</text:p>
              </table:table-cell>
              <table:table-cell office:value-type="float" office:value="25.788699">
                <text:p>25.78869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27.900003">
                <text:p>27.900003</text:p>
              </table:table-cell>
              <table:table-cell office:value-type="float" office:value="27.143208">
                <text:p>27.143208</text:p>
              </table:table-cell>
              <table:table-cell office:value-type="float" office:value="27.328328">
                <text:p>27.328328</text:p>
              </table:table-cell>
              <table:table-cell office:value-type="float" office:value="27.203177">
                <text:p>27.203177</text:p>
              </table:table-cell>
              <table:table-cell office:value-type="float" office:value="27.14183">
                <text:p>27.14183</text:p>
              </table:table-cell>
              <table:table-cell office:value-type="float" office:value="27.170157">
                <text:p>27.170157</text:p>
              </table:table-cell>
              <table:table-cell office:value-type="float" office:value="27.150007">
                <text:p>27.15000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319708">
                <text:p>28.319708</text:p>
              </table:table-cell>
              <table:table-cell office:value-type="float" office:value="28.47966">
                <text:p>28.47966</text:p>
              </table:table-cell>
              <table:table-cell office:value-type="float" office:value="28.177683">
                <text:p>28.177683</text:p>
              </table:table-cell>
              <table:table-cell office:value-type="float" office:value="28.330628">
                <text:p>28.330628</text:p>
              </table:table-cell>
              <table:table-cell office:value-type="float" office:value="28.288768">
                <text:p>28.288768</text:p>
              </table:table-cell>
              <table:table-cell office:value-type="float" office:value="28.33679">
                <text:p>28.3367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706172">
                <text:p>28.706172</text:p>
              </table:table-cell>
              <table:table-cell office:value-type="float" office:value="28.807481">
                <text:p>28.807481</text:p>
              </table:table-cell>
              <table:table-cell office:value-type="float" office:value="28.605136">
                <text:p>28.605136</text:p>
              </table:table-cell>
              <table:table-cell office:value-type="float" office:value="28.684332">
                <text:p>28.684332</text:p>
              </table:table-cell>
              <table:table-cell office:value-type="float" office:value="28.71275">
                <text:p>28.71275</text:p>
              </table:table-cell>
              <table:table-cell office:value-type="float" office:value="28.738906">
                <text:p>28.73890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26.799995">
                <text:p>26.799995</text:p>
              </table:table-cell>
              <table:table-cell office:value-type="float" office:value="29.374203">
                <text:p>29.374203</text:p>
              </table:table-cell>
              <table:table-cell office:value-type="float" office:value="29.350803">
                <text:p>29.350803</text:p>
              </table:table-cell>
              <table:table-cell office:value-type="float" office:value="29.344394">
                <text:p>29.344394</text:p>
              </table:table-cell>
              <table:table-cell office:value-type="float" office:value="29.302287">
                <text:p>29.302287</text:p>
              </table:table-cell>
              <table:table-cell office:value-type="float" office:value="29.354885">
                <text:p>29.354885</text:p>
              </table:table-cell>
              <table:table-cell office:value-type="float" office:value="29.334722">
                <text:p>29.334722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114751">
                <text:p>27.114751</text:p>
              </table:table-cell>
              <table:table-cell office:value-type="float" office:value="27.054314">
                <text:p>27.054314</text:p>
              </table:table-cell>
              <table:table-cell office:value-type="float" office:value="27.194142">
                <text:p>27.194142</text:p>
              </table:table-cell>
              <table:table-cell office:value-type="float" office:value="27.10166">
                <text:p>27.10166</text:p>
              </table:table-cell>
              <table:table-cell office:value-type="float" office:value="27.099177">
                <text:p>27.099177</text:p>
              </table:table-cell>
              <table:table-cell office:value-type="float" office:value="27.104988">
                <text:p>27.10498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129389">
                <text:p>27.129389</text:p>
              </table:table-cell>
              <table:table-cell office:value-type="float" office:value="27.189904">
                <text:p>27.189904</text:p>
              </table:table-cell>
              <table:table-cell office:value-type="float" office:value="27.071045">
                <text:p>27.071045</text:p>
              </table:table-cell>
              <table:table-cell office:value-type="float" office:value="27.094809">
                <text:p>27.094809</text:p>
              </table:table-cell>
              <table:table-cell office:value-type="float" office:value="27.060463">
                <text:p>27.060463</text:p>
              </table:table-cell>
              <table:table-cell office:value-type="float" office:value="27.108511">
                <text:p>27.1085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865125">
                <text:p>26.865125</text:p>
              </table:table-cell>
              <table:table-cell office:value-type="float" office:value="26.823083">
                <text:p>26.823083</text:p>
              </table:table-cell>
              <table:table-cell office:value-type="float" office:value="26.828192">
                <text:p>26.828192</text:p>
              </table:table-cell>
              <table:table-cell office:value-type="float" office:value="26.83503">
                <text:p>26.83503</text:p>
              </table:table-cell>
              <table:table-cell office:value-type="float" office:value="26.829882">
                <text:p>26.829882</text:p>
              </table:table-cell>
              <table:table-cell office:value-type="float" office:value="26.841881">
                <text:p>26.84188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68558">
                <text:p>25.868558</text:p>
              </table:table-cell>
              <table:table-cell office:value-type="float" office:value="25.915748">
                <text:p>25.915748</text:p>
              </table:table-cell>
              <table:table-cell office:value-type="float" office:value="25.833978">
                <text:p>25.833978</text:p>
              </table:table-cell>
              <table:table-cell office:value-type="float" office:value="25.867089">
                <text:p>25.867089</text:p>
              </table:table-cell>
              <table:table-cell office:value-type="float" office:value="25.84001">
                <text:p>25.84001</text:p>
              </table:table-cell>
              <table:table-cell office:value-type="float" office:value="25.882117">
                <text:p>25.88211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6.799995">
                <text:p>26.799995</text:p>
              </table:table-cell>
              <table:table-cell office:value-type="float" office:value="25.755822">
                <text:p>25.755822</text:p>
              </table:table-cell>
              <table:table-cell office:value-type="float" office:value="25.850319">
                <text:p>25.850319</text:p>
              </table:table-cell>
              <table:table-cell office:value-type="float" office:value="25.665446">
                <text:p>25.665446</text:p>
              </table:table-cell>
              <table:table-cell office:value-type="float" office:value="25.711362">
                <text:p>25.711362</text:p>
              </table:table-cell>
              <table:table-cell office:value-type="float" office:value="25.679564">
                <text:p>25.679564</text:p>
              </table:table-cell>
              <table:table-cell office:value-type="float" office:value="25.743108">
                <text:p>25.743108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88853">
                <text:p>26.488853</text:p>
              </table:table-cell>
              <table:table-cell office:value-type="float" office:value="26.675364">
                <text:p>26.675364</text:p>
              </table:table-cell>
              <table:table-cell office:value-type="float" office:value="26.542621">
                <text:p>26.542621</text:p>
              </table:table-cell>
              <table:table-cell office:value-type="float" office:value="26.549095">
                <text:p>26.549095</text:p>
              </table:table-cell>
              <table:table-cell office:value-type="float" office:value="26.498421">
                <text:p>26.498421</text:p>
              </table:table-cell>
              <table:table-cell office:value-type="float" office:value="26.507404">
                <text:p>26.50740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24509">
                <text:p>26.924509</text:p>
              </table:table-cell>
              <table:table-cell office:value-type="float" office:value="26.940057">
                <text:p>26.940057</text:p>
              </table:table-cell>
              <table:table-cell office:value-type="float" office:value="26.839671">
                <text:p>26.839671</text:p>
              </table:table-cell>
              <table:table-cell office:value-type="float" office:value="26.910508">
                <text:p>26.910508</text:p>
              </table:table-cell>
              <table:table-cell office:value-type="float" office:value="26.808003">
                <text:p>26.808003</text:p>
              </table:table-cell>
              <table:table-cell office:value-type="float" office:value="26.896767">
                <text:p>26.89676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354">
                <text:p>26.51354</text:p>
              </table:table-cell>
              <table:table-cell office:value-type="float" office:value="26.600393">
                <text:p>26.600393</text:p>
              </table:table-cell>
              <table:table-cell office:value-type="float" office:value="26.445043">
                <text:p>26.445043</text:p>
              </table:table-cell>
              <table:table-cell office:value-type="float" office:value="26.482574">
                <text:p>26.482574</text:p>
              </table:table-cell>
              <table:table-cell office:value-type="float" office:value="26.418484">
                <text:p>26.418484</text:p>
              </table:table-cell>
              <table:table-cell office:value-type="float" office:value="26.505636">
                <text:p>26.5056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85193">
                <text:p>26.85193</text:p>
              </table:table-cell>
              <table:table-cell office:value-type="float" office:value="26.882779">
                <text:p>26.882779</text:p>
              </table:table-cell>
              <table:table-cell office:value-type="float" office:value="26.779351">
                <text:p>26.779351</text:p>
              </table:table-cell>
              <table:table-cell office:value-type="float" office:value="26.78524">
                <text:p>26.78524</text:p>
              </table:table-cell>
              <table:table-cell office:value-type="float" office:value="26.764284">
                <text:p>26.764284</text:p>
              </table:table-cell>
              <table:table-cell office:value-type="float" office:value="26.817571">
                <text:p>26.81757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951471">
                <text:p>26.951471</text:p>
              </table:table-cell>
              <table:table-cell office:value-type="float" office:value="26.998869">
                <text:p>26.998869</text:p>
              </table:table-cell>
              <table:table-cell office:value-type="float" office:value="26.911769">
                <text:p>26.911769</text:p>
              </table:table-cell>
              <table:table-cell office:value-type="float" office:value="26.958699">
                <text:p>26.958699</text:p>
              </table:table-cell>
              <table:table-cell office:value-type="float" office:value="26.908441">
                <text:p>26.908441</text:p>
              </table:table-cell>
              <table:table-cell office:value-type="float" office:value="26.93422">
                <text:p>26.9342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88849">
                <text:p>26.588849</text:p>
              </table:table-cell>
              <table:table-cell office:value-type="float" office:value="26.515295">
                <text:p>26.515295</text:p>
              </table:table-cell>
              <table:table-cell office:value-type="float" office:value="26.542647">
                <text:p>26.542647</text:p>
              </table:table-cell>
              <table:table-cell office:value-type="float" office:value="26.551604">
                <text:p>26.551604</text:p>
              </table:table-cell>
              <table:table-cell office:value-type="float" office:value="26.478297">
                <text:p>26.478297</text:p>
              </table:table-cell>
              <table:table-cell office:value-type="float" office:value="26.546352">
                <text:p>26.54635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564799">
                <text:p>26.564799</text:p>
              </table:table-cell>
              <table:table-cell office:value-type="float" office:value="26.588394">
                <text:p>26.588394</text:p>
              </table:table-cell>
              <table:table-cell office:value-type="float" office:value="26.513696">
                <text:p>26.513696</text:p>
              </table:table-cell>
              <table:table-cell office:value-type="float" office:value="26.533586">
                <text:p>26.533586</text:p>
              </table:table-cell>
              <table:table-cell office:value-type="float" office:value="26.48429">
                <text:p>26.48429</text:p>
              </table:table-cell>
              <table:table-cell office:value-type="float" office:value="26.532793">
                <text:p>26.5327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26225">
                <text:p>26.26225</text:p>
              </table:table-cell>
              <table:table-cell office:value-type="float" office:value="26.191673">
                <text:p>26.191673</text:p>
              </table:table-cell>
              <table:table-cell office:value-type="float" office:value="26.197562">
                <text:p>26.197562</text:p>
              </table:table-cell>
              <table:table-cell office:value-type="float" office:value="26.202528">
                <text:p>26.202528</text:p>
              </table:table-cell>
              <table:table-cell office:value-type="float" office:value="26.140843">
                <text:p>26.140843</text:p>
              </table:table-cell>
              <table:table-cell office:value-type="float" office:value="26.212057">
                <text:p>26.21205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841713">
                <text:p>25.841713</text:p>
              </table:table-cell>
              <table:table-cell office:value-type="float" office:value="25.898159">
                <text:p>25.898159</text:p>
              </table:table-cell>
              <table:table-cell office:value-type="float" office:value="25.775335">
                <text:p>25.775335</text:p>
              </table:table-cell>
              <table:table-cell office:value-type="float" office:value="25.812008">
                <text:p>25.812008</text:p>
              </table:table-cell>
              <table:table-cell office:value-type="float" office:value="25.753534">
                <text:p>25.753534</text:p>
              </table:table-cell>
              <table:table-cell office:value-type="float" office:value="25.809239">
                <text:p>25.80923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37943">
                <text:p>25.837943</text:p>
              </table:table-cell>
              <table:table-cell office:value-type="float" office:value="25.861213">
                <text:p>25.861213</text:p>
              </table:table-cell>
              <table:table-cell office:value-type="float" office:value="25.745734">
                <text:p>25.745734</text:p>
              </table:table-cell>
              <table:table-cell office:value-type="float" office:value="25.771617">
                <text:p>25.771617</text:p>
              </table:table-cell>
              <table:table-cell office:value-type="float" office:value="25.708827">
                <text:p>25.708827</text:p>
              </table:table-cell>
              <table:table-cell office:value-type="float" office:value="25.788179">
                <text:p>25.78817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4.600005">
                <text:p>24.600005</text:p>
              </table:table-cell>
              <table:table-cell office:value-type="float" office:value="25.817013">
                <text:p>25.817013</text:p>
              </table:table-cell>
              <table:table-cell office:value-type="float" office:value="25.91073">
                <text:p>25.91073</text:p>
              </table:table-cell>
              <table:table-cell office:value-type="float" office:value="25.726884">
                <text:p>25.726884</text:p>
              </table:table-cell>
              <table:table-cell office:value-type="float" office:value="25.773112">
                <text:p>25.773112</text:p>
              </table:table-cell>
              <table:table-cell office:value-type="float" office:value="25.700637">
                <text:p>25.700637</text:p>
              </table:table-cell>
              <table:table-cell office:value-type="float" office:value="25.777311">
                <text:p>25.77731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668956">
                <text:p>25.668956</text:p>
              </table:table-cell>
              <table:table-cell office:value-type="float" office:value="25.670542">
                <text:p>25.670542</text:p>
              </table:table-cell>
              <table:table-cell office:value-type="float" office:value="25.534731">
                <text:p>25.534731</text:p>
              </table:table-cell>
              <table:table-cell office:value-type="float" office:value="25.565515">
                <text:p>25.565515</text:p>
              </table:table-cell>
              <table:table-cell office:value-type="float" office:value="25.479299">
                <text:p>25.479299</text:p>
              </table:table-cell>
              <table:table-cell office:value-type="float" office:value="25.602617">
                <text:p>25.60261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8.800006">
                <text:p>28.800006</text:p>
              </table:table-cell>
              <table:table-cell office:value-type="float" office:value="26.611534">
                <text:p>26.611534</text:p>
              </table:table-cell>
              <table:table-cell office:value-type="float" office:value="26.895259">
                <text:p>26.895259</text:p>
              </table:table-cell>
              <table:table-cell office:value-type="float" office:value="26.606178">
                <text:p>26.606178</text:p>
              </table:table-cell>
              <table:table-cell office:value-type="float" office:value="26.657177">
                <text:p>26.657177</text:p>
              </table:table-cell>
              <table:table-cell office:value-type="float" office:value="26.601654">
                <text:p>26.601654</text:p>
              </table:table-cell>
              <table:table-cell office:value-type="float" office:value="26.656995">
                <text:p>26.65699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9.200003">
                <text:p>29.200003</text:p>
              </table:table-cell>
              <table:table-cell office:value-type="float" office:value="29.280746">
                <text:p>29.280746</text:p>
              </table:table-cell>
              <table:table-cell office:value-type="float" office:value="29.4557">
                <text:p>29.4557</text:p>
              </table:table-cell>
              <table:table-cell office:value-type="float" office:value="29.05062">
                <text:p>29.05062</text:p>
              </table:table-cell>
              <table:table-cell office:value-type="float" office:value="29.192385">
                <text:p>29.192385</text:p>
              </table:table-cell>
              <table:table-cell office:value-type="float" office:value="29.134093">
                <text:p>29.134093</text:p>
              </table:table-cell>
              <table:table-cell office:value-type="float" office:value="29.224976">
                <text:p>29.22497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848729">
                <text:p>29.848729</text:p>
              </table:table-cell>
              <table:table-cell office:value-type="float" office:value="29.747693">
                <text:p>29.747693</text:p>
              </table:table-cell>
              <table:table-cell office:value-type="float" office:value="29.674906">
                <text:p>29.674906</text:p>
              </table:table-cell>
              <table:table-cell office:value-type="float" office:value="29.776059">
                <text:p>29.776059</text:p>
              </table:table-cell>
              <table:table-cell office:value-type="float" office:value="29.770807">
                <text:p>29.770807</text:p>
              </table:table-cell>
              <table:table-cell office:value-type="float" office:value="29.808312">
                <text:p>29.80831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570021">
                <text:p>30.570021</text:p>
              </table:table-cell>
              <table:table-cell office:value-type="float" office:value="30.429556">
                <text:p>30.429556</text:p>
              </table:table-cell>
              <table:table-cell office:value-type="float" office:value="30.560271">
                <text:p>30.560271</text:p>
              </table:table-cell>
              <table:table-cell office:value-type="float" office:value="30.535389">
                <text:p>30.535389</text:p>
              </table:table-cell>
              <table:table-cell office:value-type="float" office:value="30.507218">
                <text:p>30.507218</text:p>
              </table:table-cell>
              <table:table-cell office:value-type="float" office:value="30.525912">
                <text:p>30.52591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0.500003">
                <text:p>30.500003</text:p>
              </table:table-cell>
              <table:table-cell office:value-type="float" office:value="30.776396">
                <text:p>30.776396</text:p>
              </table:table-cell>
              <table:table-cell office:value-type="float" office:value="30.725189">
                <text:p>30.725189</text:p>
              </table:table-cell>
              <table:table-cell office:value-type="float" office:value="30.741803">
                <text:p>30.741803</text:p>
              </table:table-cell>
              <table:table-cell office:value-type="float" office:value="30.759821">
                <text:p>30.759821</text:p>
              </table:table-cell>
              <table:table-cell office:value-type="float" office:value="30.769584">
                <text:p>30.769584</text:p>
              </table:table-cell>
              <table:table-cell office:value-type="float" office:value="30.782337">
                <text:p>30.7823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.9">
                <text:p>30.9</text:p>
              </table:table-cell>
              <table:table-cell office:value-type="float" office:value="29.829346">
                <text:p>29.829346</text:p>
              </table:table-cell>
              <table:table-cell office:value-type="float" office:value="29.757196">
                <text:p>29.757196</text:p>
              </table:table-cell>
              <table:table-cell office:value-type="float" office:value="29.843971">
                <text:p>29.843971</text:p>
              </table:table-cell>
              <table:table-cell office:value-type="float" office:value="29.78239">
                <text:p>29.78239</text:p>
              </table:table-cell>
              <table:table-cell office:value-type="float" office:value="29.837237">
                <text:p>29.837237</text:p>
              </table:table-cell>
              <table:table-cell office:value-type="float" office:value="29.787473">
                <text:p>29.78747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902328">
                <text:p>29.902328</text:p>
              </table:table-cell>
              <table:table-cell office:value-type="float" office:value="29.789787">
                <text:p>29.789787</text:p>
              </table:table-cell>
              <table:table-cell office:value-type="float" office:value="29.909075">
                <text:p>29.909075</text:p>
              </table:table-cell>
              <table:table-cell office:value-type="float" office:value="29.866552">
                <text:p>29.866552</text:p>
              </table:table-cell>
              <table:table-cell office:value-type="float" office:value="29.885389">
                <text:p>29.885389</text:p>
              </table:table-cell>
              <table:table-cell office:value-type="float" office:value="29.869568">
                <text:p>29.86956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965209">
                <text:p>29.965209</text:p>
              </table:table-cell>
              <table:table-cell office:value-type="float" office:value="29.868996">
                <text:p>29.868996</text:p>
              </table:table-cell>
              <table:table-cell office:value-type="float" office:value="30.002844">
                <text:p>30.002844</text:p>
              </table:table-cell>
              <table:table-cell office:value-type="float" office:value="29.973646">
                <text:p>29.973646</text:p>
              </table:table-cell>
              <table:table-cell office:value-type="float" office:value="30.021525">
                <text:p>30.021525</text:p>
              </table:table-cell>
              <table:table-cell office:value-type="float" office:value="29.945397">
                <text:p>29.94539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9.800005">
                <text:p>29.800005</text:p>
              </table:table-cell>
              <table:table-cell office:value-type="float" office:value="29.16203">
                <text:p>29.16203</text:p>
              </table:table-cell>
              <table:table-cell office:value-type="float" office:value="29.021084">
                <text:p>29.021084</text:p>
              </table:table-cell>
              <table:table-cell office:value-type="float" office:value="29.25043">
                <text:p>29.25043</text:p>
              </table:table-cell>
              <table:table-cell office:value-type="float" office:value="29.133976">
                <text:p>29.133976</text:p>
              </table:table-cell>
              <table:table-cell office:value-type="float" office:value="29.186093">
                <text:p>29.186093</text:p>
              </table:table-cell>
              <table:table-cell office:value-type="float" office:value="29.105805">
                <text:p>29.10580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34664">
                <text:p>28.834664</text:p>
              </table:table-cell>
              <table:table-cell office:value-type="float" office:value="28.666457">
                <text:p>28.666457</text:p>
              </table:table-cell>
              <table:table-cell office:value-type="float" office:value="28.861132">
                <text:p>28.861132</text:p>
              </table:table-cell>
              <table:table-cell office:value-type="float" office:value="28.798563">
                <text:p>28.798563</text:p>
              </table:table-cell>
              <table:table-cell office:value-type="float" office:value="28.792284">
                <text:p>28.792284</text:p>
              </table:table-cell>
              <table:table-cell office:value-type="float" office:value="28.781845">
                <text:p>28.78184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27.724451">
                <text:p>27.724451</text:p>
              </table:table-cell>
              <table:table-cell office:value-type="float" office:value="27.659737">
                <text:p>27.659737</text:p>
              </table:table-cell>
              <table:table-cell office:value-type="float" office:value="27.737958">
                <text:p>27.737958</text:p>
              </table:table-cell>
              <table:table-cell office:value-type="float" office:value="27.736151">
                <text:p>27.736151</text:p>
              </table:table-cell>
              <table:table-cell office:value-type="float" office:value="27.742833">
                <text:p>27.742833</text:p>
              </table:table-cell>
              <table:table-cell office:value-type="float" office:value="27.718302">
                <text:p>27.71830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9.099994">
                <text:p>29.099994</text:p>
              </table:table-cell>
              <table:table-cell office:value-type="float" office:value="27.035295">
                <text:p>27.035295</text:p>
              </table:table-cell>
              <table:table-cell office:value-type="float" office:value="27.056589">
                <text:p>27.056589</text:p>
              </table:table-cell>
              <table:table-cell office:value-type="float" office:value="26.937899">
                <text:p>26.937899</text:p>
              </table:table-cell>
              <table:table-cell office:value-type="float" office:value="27.034788">
                <text:p>27.034788</text:p>
              </table:table-cell>
              <table:table-cell office:value-type="float" office:value="27.040222">
                <text:p>27.040222</text:p>
              </table:table-cell>
              <table:table-cell office:value-type="float" office:value="27.06006">
                <text:p>27.0600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6.499994">
                <text:p>26.499994</text:p>
              </table:table-cell>
              <table:table-cell office:value-type="float" office:value="27.731692">
                <text:p>27.731692</text:p>
              </table:table-cell>
              <table:table-cell office:value-type="float" office:value="27.670774">
                <text:p>27.670774</text:p>
              </table:table-cell>
              <table:table-cell office:value-type="float" office:value="27.826696">
                <text:p>27.826696</text:p>
              </table:table-cell>
              <table:table-cell office:value-type="float" office:value="27.760071">
                <text:p>27.760071</text:p>
              </table:table-cell>
              <table:table-cell office:value-type="float" office:value="27.794976">
                <text:p>27.794976</text:p>
              </table:table-cell>
              <table:table-cell office:value-type="float" office:value="27.756522">
                <text:p>27.75652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14831">
                <text:p>26.414831</text:p>
              </table:table-cell>
              <table:table-cell office:value-type="float" office:value="26.275211">
                <text:p>26.275211</text:p>
              </table:table-cell>
              <table:table-cell office:value-type="float" office:value="26.571078">
                <text:p>26.571078</text:p>
              </table:table-cell>
              <table:table-cell office:value-type="float" office:value="26.425764">
                <text:p>26.425764</text:p>
              </table:table-cell>
              <table:table-cell office:value-type="float" office:value="26.46323">
                <text:p>26.46323</text:p>
              </table:table-cell>
              <table:table-cell office:value-type="float" office:value="26.412244">
                <text:p>26.41224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30.100006">
                <text:p>30.100006</text:p>
              </table:table-cell>
              <table:table-cell office:value-type="float" office:value="26.459759">
                <text:p>26.459759</text:p>
              </table:table-cell>
              <table:table-cell office:value-type="float" office:value="26.555998">
                <text:p>26.555998</text:p>
              </table:table-cell>
              <table:table-cell office:value-type="float" office:value="26.391353">
                <text:p>26.391353</text:p>
              </table:table-cell>
              <table:table-cell office:value-type="float" office:value="26.456951">
                <text:p>26.456951</text:p>
              </table:table-cell>
              <table:table-cell office:value-type="float" office:value="26.402598">
                <text:p>26.402598</text:p>
              </table:table-cell>
              <table:table-cell office:value-type="float" office:value="26.464257">
                <text:p>26.4642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6.300002">
                <text:p>26.300002</text:p>
              </table:table-cell>
              <table:table-cell office:value-type="float" office:value="28.785433">
                <text:p>28.785433</text:p>
              </table:table-cell>
              <table:table-cell office:value-type="float" office:value="28.853306">
                <text:p>28.853306</text:p>
              </table:table-cell>
              <table:table-cell office:value-type="float" office:value="28.973608">
                <text:p>28.973608</text:p>
              </table:table-cell>
              <table:table-cell office:value-type="float" office:value="28.81987">
                <text:p>28.81987</text:p>
              </table:table-cell>
              <table:table-cell office:value-type="float" office:value="28.868971">
                <text:p>28.868971</text:p>
              </table:table-cell>
              <table:table-cell office:value-type="float" office:value="28.85367">
                <text:p>28.853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80103">
                <text:p>26.180103</text:p>
              </table:table-cell>
              <table:table-cell office:value-type="float" office:value="26.1095">
                <text:p>26.1095</text:p>
              </table:table-cell>
              <table:table-cell office:value-type="float" office:value="26.521158">
                <text:p>26.521158</text:p>
              </table:table-cell>
              <table:table-cell office:value-type="float" office:value="26.30879">
                <text:p>26.30879</text:p>
              </table:table-cell>
              <table:table-cell office:value-type="float" office:value="26.317669">
                <text:p>26.317669</text:p>
              </table:table-cell>
              <table:table-cell office:value-type="float" office:value="26.234885">
                <text:p>26.23488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515932">
                <text:p>26.515932</text:p>
              </table:table-cell>
              <table:table-cell office:value-type="float" office:value="26.72479">
                <text:p>26.72479</text:p>
              </table:table-cell>
              <table:table-cell office:value-type="float" office:value="26.452219">
                <text:p>26.452219</text:p>
              </table:table-cell>
              <table:table-cell office:value-type="float" office:value="26.497836">
                <text:p>26.497836</text:p>
              </table:table-cell>
              <table:table-cell office:value-type="float" office:value="26.422176">
                <text:p>26.422176</text:p>
              </table:table-cell>
              <table:table-cell office:value-type="float" office:value="26.524525">
                <text:p>26.524525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31.100005">
                <text:p>31.100005</text:p>
              </table:table-cell>
              <table:table-cell office:value-type="float" office:value="26.925835">
                <text:p>26.925835</text:p>
              </table:table-cell>
              <table:table-cell office:value-type="float" office:value="27.188084">
                <text:p>27.188084</text:p>
              </table:table-cell>
              <table:table-cell office:value-type="float" office:value="26.793599">
                <text:p>26.793599</text:p>
              </table:table-cell>
              <table:table-cell office:value-type="float" office:value="26.860835">
                <text:p>26.860835</text:p>
              </table:table-cell>
              <table:table-cell office:value-type="float" office:value="26.885054">
                <text:p>26.885054</text:p>
              </table:table-cell>
              <table:table-cell office:value-type="float" office:value="26.92824">
                <text:p>26.9282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5.600004">
                <text:p>25.600004</text:p>
              </table:table-cell>
              <table:table-cell office:value-type="float" office:value="28.044628">
                <text:p>28.044628</text:p>
              </table:table-cell>
              <table:table-cell office:value-type="float" office:value="27.680472">
                <text:p>27.680472</text:p>
              </table:table-cell>
              <table:table-cell office:value-type="float" office:value="28.496599">
                <text:p>28.496599</text:p>
              </table:table-cell>
              <table:table-cell office:value-type="float" office:value="28.034111">
                <text:p>28.034111</text:p>
              </table:table-cell>
              <table:table-cell office:value-type="float" office:value="28.187212">
                <text:p>28.187212</text:p>
              </table:table-cell>
              <table:table-cell office:value-type="float" office:value="28.208337">
                <text:p>28.20833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8.500005">
                <text:p>28.500005</text:p>
              </table:table-cell>
              <table:table-cell office:value-type="float" office:value="25.997193">
                <text:p>25.997193</text:p>
              </table:table-cell>
              <table:table-cell office:value-type="float" office:value="26.055433">
                <text:p>26.055433</text:p>
              </table:table-cell>
              <table:table-cell office:value-type="float" office:value="26.579853">
                <text:p>26.579853</text:p>
              </table:table-cell>
              <table:table-cell office:value-type="float" office:value="26.349766">
                <text:p>26.349766</text:p>
              </table:table-cell>
              <table:table-cell office:value-type="float" office:value="26.310909">
                <text:p>26.310909</text:p>
              </table:table-cell>
              <table:table-cell office:value-type="float" office:value="26.277746">
                <text:p>26.27774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336596">
                <text:p>27.336596</text:p>
              </table:table-cell>
              <table:table-cell office:value-type="float" office:value="27.351845">
                <text:p>27.351845</text:p>
              </table:table-cell>
              <table:table-cell office:value-type="float" office:value="27.496587">
                <text:p>27.496587</text:p>
              </table:table-cell>
              <table:table-cell office:value-type="float" office:value="27.36751">
                <text:p>27.36751</text:p>
              </table:table-cell>
              <table:table-cell office:value-type="float" office:value="27.242918">
                <text:p>27.242918</text:p>
              </table:table-cell>
              <table:table-cell office:value-type="float" office:value="27.383032">
                <text:p>27.38303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5.300003">
                <text:p>25.300003</text:p>
              </table:table-cell>
              <table:table-cell office:value-type="float" office:value="27.063752">
                <text:p>27.063752</text:p>
              </table:table-cell>
              <table:table-cell office:value-type="float" office:value="27.375596">
                <text:p>27.375596</text:p>
              </table:table-cell>
              <table:table-cell office:value-type="float" office:value="27.007449">
                <text:p>27.007449</text:p>
              </table:table-cell>
              <table:table-cell office:value-type="float" office:value="27.069381">
                <text:p>27.069381</text:p>
              </table:table-cell>
              <table:table-cell office:value-type="float" office:value="27.022152">
                <text:p>27.022152</text:p>
              </table:table-cell>
              <table:table-cell office:value-type="float" office:value="27.101504">
                <text:p>27.10150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30.800004">
                <text:p>30.800004</text:p>
              </table:table-cell>
              <table:table-cell office:value-type="float" office:value="25.477115">
                <text:p>25.477115</text:p>
              </table:table-cell>
              <table:table-cell office:value-type="float" office:value="25.680838">
                <text:p>25.680838</text:p>
              </table:table-cell>
              <table:table-cell office:value-type="float" office:value="25.325327">
                <text:p>25.325327</text:p>
              </table:table-cell>
              <table:table-cell office:value-type="float" office:value="25.487684">
                <text:p>25.487684</text:p>
              </table:table-cell>
              <table:table-cell office:value-type="float" office:value="25.456822">
                <text:p>25.456822</text:p>
              </table:table-cell>
              <table:table-cell office:value-type="float" office:value="25.509953">
                <text:p>25.509953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5.399999">
                <text:p>25.399999</text:p>
              </table:table-cell>
              <table:table-cell office:value-type="float" office:value="28.741324">
                <text:p>28.741324</text:p>
              </table:table-cell>
              <table:table-cell office:value-type="float" office:value="28.49149">
                <text:p>28.49149</text:p>
              </table:table-cell>
              <table:table-cell office:value-type="float" office:value="29.180984">
                <text:p>29.180984</text:p>
              </table:table-cell>
              <table:table-cell office:value-type="float" office:value="28.808105">
                <text:p>28.808105</text:p>
              </table:table-cell>
              <table:table-cell office:value-type="float" office:value="28.770171">
                <text:p>28.770171</text:p>
              </table:table-cell>
              <table:table-cell office:value-type="float" office:value="28.798823">
                <text:p>28.79882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0.999996">
                <text:p>30.999996</text:p>
              </table:table-cell>
              <table:table-cell office:value-type="float" office:value="25.430068">
                <text:p>25.430068</text:p>
              </table:table-cell>
              <table:table-cell office:value-type="float" office:value="25.418849">
                <text:p>25.418849</text:p>
              </table:table-cell>
              <table:table-cell office:value-type="float" office:value="26.011272">
                <text:p>26.011272</text:p>
              </table:table-cell>
              <table:table-cell office:value-type="float" office:value="25.714131">
                <text:p>25.714131</text:p>
              </table:table-cell>
              <table:table-cell office:value-type="float" office:value="25.71092">
                <text:p>25.71092</text:p>
              </table:table-cell>
              <table:table-cell office:value-type="float" office:value="25.596585">
                <text:p>25.596585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5.499995">
                <text:p>25.499995</text:p>
              </table:table-cell>
              <table:table-cell office:value-type="float" office:value="28.247389">
                <text:p>28.247389</text:p>
              </table:table-cell>
              <table:table-cell office:value-type="float" office:value="27.954967">
                <text:p>27.954967</text:p>
              </table:table-cell>
              <table:table-cell office:value-type="float" office:value="28.85887">
                <text:p>28.85887</text:p>
              </table:table-cell>
              <table:table-cell office:value-type="float" office:value="28.455428">
                <text:p>28.455428</text:p>
              </table:table-cell>
              <table:table-cell office:value-type="float" office:value="28.217671">
                <text:p>28.217671</text:p>
              </table:table-cell>
              <table:table-cell office:value-type="float" office:value="28.441947">
                <text:p>28.44194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31.400006">
                <text:p>31.400006</text:p>
              </table:table-cell>
              <table:table-cell office:value-type="float" office:value="26.602655">
                <text:p>26.602655</text:p>
              </table:table-cell>
              <table:table-cell office:value-type="float" office:value="27.004745">
                <text:p>27.004745</text:p>
              </table:table-cell>
              <table:table-cell office:value-type="float" office:value="27.012155">
                <text:p>27.012155</text:p>
              </table:table-cell>
              <table:table-cell office:value-type="float" office:value="26.964731">
                <text:p>26.964731</text:p>
              </table:table-cell>
              <table:table-cell office:value-type="float" office:value="26.836928">
                <text:p>26.836928</text:p>
              </table:table-cell>
              <table:table-cell office:value-type="float" office:value="26.835459">
                <text:p>26.83545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7.600002">
                <text:p>27.600002</text:p>
              </table:table-cell>
              <table:table-cell office:value-type="float" office:value="27.570882">
                <text:p>27.570882</text:p>
              </table:table-cell>
              <table:table-cell office:value-type="float" office:value="26.974884">
                <text:p>26.974884</text:p>
              </table:table-cell>
              <table:table-cell office:value-type="float" office:value="28.085591">
                <text:p>28.085591</text:p>
              </table:table-cell>
              <table:table-cell office:value-type="float" office:value="27.477802">
                <text:p>27.477802</text:p>
              </table:table-cell>
              <table:table-cell office:value-type="float" office:value="27.568906">
                <text:p>27.568906</text:p>
              </table:table-cell>
              <table:table-cell office:value-type="float" office:value="27.77714">
                <text:p>27.7771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6.699999">
                <text:p>26.699999</text:p>
              </table:table-cell>
              <table:table-cell office:value-type="float" office:value="28.154621">
                <text:p>28.154621</text:p>
              </table:table-cell>
              <table:table-cell office:value-type="float" office:value="28.333384">
                <text:p>28.333384</text:p>
              </table:table-cell>
              <table:table-cell office:value-type="float" office:value="28.526187">
                <text:p>28.526187</text:p>
              </table:table-cell>
              <table:table-cell office:value-type="float" office:value="28.497964">
                <text:p>28.497964</text:p>
              </table:table-cell>
              <table:table-cell office:value-type="float" office:value="28.350674">
                <text:p>28.350674</text:p>
              </table:table-cell>
              <table:table-cell office:value-type="float" office:value="28.366859">
                <text:p>28.36685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480702">
                <text:p>26.480702</text:p>
              </table:table-cell>
              <table:table-cell office:value-type="float" office:value="26.480793">
                <text:p>26.480793</text:p>
              </table:table-cell>
              <table:table-cell office:value-type="float" office:value="26.377404">
                <text:p>26.377404</text:p>
              </table:table-cell>
              <table:table-cell office:value-type="float" office:value="26.469938">
                <text:p>26.469938</text:p>
              </table:table-cell>
              <table:table-cell office:value-type="float" office:value="26.38952">
                <text:p>26.38952</text:p>
              </table:table-cell>
              <table:table-cell office:value-type="float" office:value="26.507859">
                <text:p>26.50785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30.800004">
                <text:p>30.800004</text:p>
              </table:table-cell>
              <table:table-cell office:value-type="float" office:value="27.537849">
                <text:p>27.537849</text:p>
              </table:table-cell>
              <table:table-cell office:value-type="float" office:value="27.727103">
                <text:p>27.727103</text:p>
              </table:table-cell>
              <table:table-cell office:value-type="float" office:value="27.418626">
                <text:p>27.418626</text:p>
              </table:table-cell>
              <table:table-cell office:value-type="float" office:value="27.495547">
                <text:p>27.495547</text:p>
              </table:table-cell>
              <table:table-cell office:value-type="float" office:value="27.511524">
                <text:p>27.511524</text:p>
              </table:table-cell>
              <table:table-cell office:value-type="float" office:value="27.556725">
                <text:p>27.55672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9.6">
                <text:p>29.6</text:p>
              </table:table-cell>
              <table:table-cell office:value-type="float" office:value="27.902967">
                <text:p>27.902967</text:p>
              </table:table-cell>
              <table:table-cell office:value-type="float" office:value="27.616629">
                <text:p>27.616629</text:p>
              </table:table-cell>
              <table:table-cell office:value-type="float" office:value="28.275599">
                <text:p>28.275599</text:p>
              </table:table-cell>
              <table:table-cell office:value-type="float" office:value="27.885495">
                <text:p>27.885495</text:p>
              </table:table-cell>
              <table:table-cell office:value-type="float" office:value="28.030757">
                <text:p>28.030757</text:p>
              </table:table-cell>
              <table:table-cell office:value-type="float" office:value="28.000558">
                <text:p>28.00055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7.900003">
                <text:p>27.900003</text:p>
              </table:table-cell>
              <table:table-cell office:value-type="float" office:value="29.709395">
                <text:p>29.709395</text:p>
              </table:table-cell>
              <table:table-cell office:value-type="float" office:value="29.559752">
                <text:p>29.559752</text:p>
              </table:table-cell>
              <table:table-cell office:value-type="float" office:value="29.695212">
                <text:p>29.695212</text:p>
              </table:table-cell>
              <table:table-cell office:value-type="float" office:value="29.745795">
                <text:p>29.745795</text:p>
              </table:table-cell>
              <table:table-cell office:value-type="float" office:value="29.761265">
                <text:p>29.761265</text:p>
              </table:table-cell>
              <table:table-cell office:value-type="float" office:value="29.718235">
                <text:p>29.718235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7">
                <text:p>27</text:p>
              </table:table-cell>
              <table:table-cell office:value-type="float" office:value="28.025232">
                <text:p>28.025232</text:p>
              </table:table-cell>
              <table:table-cell office:value-type="float" office:value="28.087996">
                <text:p>28.087996</text:p>
              </table:table-cell>
              <table:table-cell office:value-type="float" office:value="28.096056">
                <text:p>28.096056</text:p>
              </table:table-cell>
              <table:table-cell office:value-type="float" office:value="27.988273">
                <text:p>27.988273</text:p>
              </table:table-cell>
              <table:table-cell office:value-type="float" office:value="28.009398">
                <text:p>28.009398</text:p>
              </table:table-cell>
              <table:table-cell office:value-type="float" office:value="28.036685">
                <text:p>28.03668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651092">
                <text:p>27.651092</text:p>
              </table:table-cell>
              <table:table-cell office:value-type="float" office:value="27.697333">
                <text:p>27.697333</text:p>
              </table:table-cell>
              <table:table-cell office:value-type="float" office:value="27.566046">
                <text:p>27.566046</text:p>
              </table:table-cell>
              <table:table-cell office:value-type="float" office:value="27.61152">
                <text:p>27.61152</text:p>
              </table:table-cell>
              <table:table-cell office:value-type="float" office:value="27.572065">
                <text:p>27.572065</text:p>
              </table:table-cell>
              <table:table-cell office:value-type="float" office:value="27.626067">
                <text:p>27.62606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631918">
                <text:p>26.631918</text:p>
              </table:table-cell>
              <table:table-cell office:value-type="float" office:value="26.691445">
                <text:p>26.691445</text:p>
              </table:table-cell>
              <table:table-cell office:value-type="float" office:value="26.564513">
                <text:p>26.564513</text:p>
              </table:table-cell>
              <table:table-cell office:value-type="float" office:value="26.627602">
                <text:p>26.627602</text:p>
              </table:table-cell>
              <table:table-cell office:value-type="float" office:value="26.655409">
                <text:p>26.655409</text:p>
              </table:table-cell>
              <table:table-cell office:value-type="float" office:value="26.66148">
                <text:p>26.6614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528815">
                <text:p>26.528815</text:p>
              </table:table-cell>
              <table:table-cell office:value-type="float" office:value="26.534119">
                <text:p>26.534119</text:p>
              </table:table-cell>
              <table:table-cell office:value-type="float" office:value="26.520729">
                <text:p>26.520729</text:p>
              </table:table-cell>
              <table:table-cell office:value-type="float" office:value="26.543778">
                <text:p>26.543778</text:p>
              </table:table-cell>
              <table:table-cell office:value-type="float" office:value="26.523589">
                <text:p>26.523589</text:p>
              </table:table-cell>
              <table:table-cell office:value-type="float" office:value="26.531948">
                <text:p>26.53194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58023">
                <text:p>26.58023</text:p>
              </table:table-cell>
              <table:table-cell office:value-type="float" office:value="26.504531">
                <text:p>26.504531</text:p>
              </table:table-cell>
              <table:table-cell office:value-type="float" office:value="26.558377">
                <text:p>26.558377</text:p>
              </table:table-cell>
              <table:table-cell office:value-type="float" office:value="26.571429">
                <text:p>26.571429</text:p>
              </table:table-cell>
              <table:table-cell office:value-type="float" office:value="26.513969">
                <text:p>26.513969</text:p>
              </table:table-cell>
              <table:table-cell office:value-type="float" office:value="26.547925">
                <text:p>26.54792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589005">
                <text:p>26.589005</text:p>
              </table:table-cell>
              <table:table-cell office:value-type="float" office:value="26.545676">
                <text:p>26.545676</text:p>
              </table:table-cell>
              <table:table-cell office:value-type="float" office:value="26.550343">
                <text:p>26.550343</text:p>
              </table:table-cell>
              <table:table-cell office:value-type="float" office:value="26.570064">
                <text:p>26.570064</text:p>
              </table:table-cell>
              <table:table-cell office:value-type="float" office:value="26.510901">
                <text:p>26.510901</text:p>
              </table:table-cell>
              <table:table-cell office:value-type="float" office:value="26.552241">
                <text:p>26.55224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931347">
                <text:p>26.931347</text:p>
              </table:table-cell>
              <table:table-cell office:value-type="float" office:value="26.93175">
                <text:p>26.93175</text:p>
              </table:table-cell>
              <table:table-cell office:value-type="float" office:value="26.890657">
                <text:p>26.890657</text:p>
              </table:table-cell>
              <table:table-cell office:value-type="float" office:value="26.914031">
                <text:p>26.914031</text:p>
              </table:table-cell>
              <table:table-cell office:value-type="float" office:value="26.875031">
                <text:p>26.875031</text:p>
              </table:table-cell>
              <table:table-cell office:value-type="float" office:value="26.899445">
                <text:p>26.899445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790063">
                <text:p>26.790063</text:p>
              </table:table-cell>
              <table:table-cell office:value-type="float" office:value="26.723113">
                <text:p>26.723113</text:p>
              </table:table-cell>
              <table:table-cell office:value-type="float" office:value="26.747293">
                <text:p>26.747293</text:p>
              </table:table-cell>
              <table:table-cell office:value-type="float" office:value="26.76626">
                <text:p>26.76626</text:p>
              </table:table-cell>
              <table:table-cell office:value-type="float" office:value="26.704315">
                <text:p>26.704315</text:p>
              </table:table-cell>
              <table:table-cell office:value-type="float" office:value="26.749503">
                <text:p>26.749503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74111">
                <text:p>26.474111</text:p>
              </table:table-cell>
              <table:table-cell office:value-type="float" office:value="26.425127">
                <text:p>26.425127</text:p>
              </table:table-cell>
              <table:table-cell office:value-type="float" office:value="26.425439">
                <text:p>26.425439</text:p>
              </table:table-cell>
              <table:table-cell office:value-type="float" office:value="26.439466">
                <text:p>26.439466</text:p>
              </table:table-cell>
              <table:table-cell office:value-type="float" office:value="26.375454">
                <text:p>26.375454</text:p>
              </table:table-cell>
              <table:table-cell office:value-type="float" office:value="26.433551">
                <text:p>26.43355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349116">
                <text:p>26.349116</text:p>
              </table:table-cell>
              <table:table-cell office:value-type="float" office:value="26.321283">
                <text:p>26.321283</text:p>
              </table:table-cell>
              <table:table-cell office:value-type="float" office:value="26.290486">
                <text:p>26.290486</text:p>
              </table:table-cell>
              <table:table-cell office:value-type="float" office:value="26.305202">
                <text:p>26.305202</text:p>
              </table:table-cell>
              <table:table-cell office:value-type="float" office:value="26.249991">
                <text:p>26.249991</text:p>
              </table:table-cell>
              <table:table-cell office:value-type="float" office:value="26.305332">
                <text:p>26.3053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5.300003">
                <text:p>25.300003</text:p>
              </table:table-cell>
              <table:table-cell office:value-type="float" office:value="25.964134">
                <text:p>25.964134</text:p>
              </table:table-cell>
              <table:table-cell office:value-type="float" office:value="25.952109">
                <text:p>25.952109</text:p>
              </table:table-cell>
              <table:table-cell office:value-type="float" office:value="25.898107">
                <text:p>25.898107</text:p>
              </table:table-cell>
              <table:table-cell office:value-type="float" office:value="25.919375">
                <text:p>25.919375</text:p>
              </table:table-cell>
              <table:table-cell office:value-type="float" office:value="25.859185">
                <text:p>25.859185</text:p>
              </table:table-cell>
              <table:table-cell office:value-type="float" office:value="25.922924">
                <text:p>25.92292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91334">
                <text:p>25.891334</text:p>
              </table:table-cell>
              <table:table-cell office:value-type="float" office:value="25.949041">
                <text:p>25.949041</text:p>
              </table:table-cell>
              <table:table-cell office:value-type="float" office:value="25.81804">
                <text:p>25.81804</text:p>
              </table:table-cell>
              <table:table-cell office:value-type="float" office:value="25.851996">
                <text:p>25.851996</text:p>
              </table:table-cell>
              <table:table-cell office:value-type="float" office:value="25.790714">
                <text:p>25.790714</text:p>
              </table:table-cell>
              <table:table-cell office:value-type="float" office:value="25.852269">
                <text:p>25.85226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5.7">
                <text:p>25.7</text:p>
              </table:table-cell>
              <table:table-cell office:value-type="float" office:value="25.885094">
                <text:p>25.885094</text:p>
              </table:table-cell>
              <table:table-cell office:value-type="float" office:value="25.910483">
                <text:p>25.910483</text:p>
              </table:table-cell>
              <table:table-cell office:value-type="float" office:value="25.788517">
                <text:p>25.788517</text:p>
              </table:table-cell>
              <table:table-cell office:value-type="float" office:value="25.821628">
                <text:p>25.821628</text:p>
              </table:table-cell>
              <table:table-cell office:value-type="float" office:value="25.745695">
                <text:p>25.745695</text:p>
              </table:table-cell>
              <table:table-cell office:value-type="float" office:value="25.835291">
                <text:p>25.8352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7.300001">
                <text:p>27.300001</text:p>
              </table:table-cell>
              <table:table-cell office:value-type="float" office:value="26.177984">
                <text:p>26.177984</text:p>
              </table:table-cell>
              <table:table-cell office:value-type="float" office:value="26.314315">
                <text:p>26.314315</text:p>
              </table:table-cell>
              <table:table-cell office:value-type="float" office:value="26.092314">
                <text:p>26.092314</text:p>
              </table:table-cell>
              <table:table-cell office:value-type="float" office:value="26.152751">
                <text:p>26.152751</text:p>
              </table:table-cell>
              <table:table-cell office:value-type="float" office:value="26.080289">
                <text:p>26.080289</text:p>
              </table:table-cell>
              <table:table-cell office:value-type="float" office:value="26.158887">
                <text:p>26.158887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8.699997">
                <text:p>28.699997</text:p>
              </table:table-cell>
              <table:table-cell office:value-type="float" office:value="27.567034">
                <text:p>27.567034</text:p>
              </table:table-cell>
              <table:table-cell office:value-type="float" office:value="27.881361">
                <text:p>27.881361</text:p>
              </table:table-cell>
              <table:table-cell office:value-type="float" office:value="27.469937">
                <text:p>27.469937</text:p>
              </table:table-cell>
              <table:table-cell office:value-type="float" office:value="27.582608">
                <text:p>27.582608</text:p>
              </table:table-cell>
              <table:table-cell office:value-type="float" office:value="27.55705">
                <text:p>27.55705</text:p>
              </table:table-cell>
              <table:table-cell office:value-type="float" office:value="27.59774">
                <text:p>27.5977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9.900001">
                <text:p>29.900001</text:p>
              </table:table-cell>
              <table:table-cell office:value-type="float" office:value="29.170766">
                <text:p>29.170766</text:p>
              </table:table-cell>
              <table:table-cell office:value-type="float" office:value="29.366065">
                <text:p>29.366065</text:p>
              </table:table-cell>
              <table:table-cell office:value-type="float" office:value="28.981629">
                <text:p>28.981629</text:p>
              </table:table-cell>
              <table:table-cell office:value-type="float" office:value="29.121574">
                <text:p>29.121574</text:p>
              </table:table-cell>
              <table:table-cell office:value-type="float" office:value="29.122978">
                <text:p>29.122978</text:p>
              </table:table-cell>
              <table:table-cell office:value-type="float" office:value="29.154061">
                <text:p>29.15406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31.699994">
                <text:p>31.699994</text:p>
              </table:table-cell>
              <table:table-cell office:value-type="float" office:value="30.297606">
                <text:p>30.297606</text:p>
              </table:table-cell>
              <table:table-cell office:value-type="float" office:value="30.239873">
                <text:p>30.239873</text:p>
              </table:table-cell>
              <table:table-cell office:value-type="float" office:value="30.157804">
                <text:p>30.157804</text:p>
              </table:table-cell>
              <table:table-cell office:value-type="float" office:value="30.225495">
                <text:p>30.225495</text:p>
              </table:table-cell>
              <table:table-cell office:value-type="float" office:value="30.227315">
                <text:p>30.227315</text:p>
              </table:table-cell>
              <table:table-cell office:value-type="float" office:value="30.235609">
                <text:p>30.23560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31.699994">
                <text:p>31.699994</text:p>
              </table:table-cell>
              <table:table-cell office:value-type="float" office:value="31.605042">
                <text:p>31.605042</text:p>
              </table:table-cell>
              <table:table-cell office:value-type="float" office:value="31.430153">
                <text:p>31.430153</text:p>
              </table:table-cell>
              <table:table-cell office:value-type="float" office:value="31.485962">
                <text:p>31.485962</text:p>
              </table:table-cell>
              <table:table-cell office:value-type="float" office:value="31.565899">
                <text:p>31.565899</text:p>
              </table:table-cell>
              <table:table-cell office:value-type="float" office:value="31.450069">
                <text:p>31.450069</text:p>
              </table:table-cell>
              <table:table-cell office:value-type="float" office:value="31.540952">
                <text:p>31.54095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77767">
                <text:p>31.277767</text:p>
              </table:table-cell>
              <table:table-cell office:value-type="float" office:value="31.193657">
                <text:p>31.193657</text:p>
              </table:table-cell>
              <table:table-cell office:value-type="float" office:value="31.251546">
                <text:p>31.251546</text:p>
              </table:table-cell>
              <table:table-cell office:value-type="float" office:value="31.304898">
                <text:p>31.304898</text:p>
              </table:table-cell>
              <table:table-cell office:value-type="float" office:value="31.267445">
                <text:p>31.267445</text:p>
              </table:table-cell>
              <table:table-cell office:value-type="float" office:value="31.295954">
                <text:p>31.29595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31.500002">
                <text:p>31.500002</text:p>
              </table:table-cell>
              <table:table-cell office:value-type="float" office:value="30.831932">
                <text:p>30.831932</text:p>
              </table:table-cell>
              <table:table-cell office:value-type="float" office:value="30.756506">
                <text:p>30.756506</text:p>
              </table:table-cell>
              <table:table-cell office:value-type="float" office:value="30.820167">
                <text:p>30.820167</text:p>
              </table:table-cell>
              <table:table-cell office:value-type="float" office:value="30.812562">
                <text:p>30.812562</text:p>
              </table:table-cell>
              <table:table-cell office:value-type="float" office:value="30.809936">
                <text:p>30.809936</text:p>
              </table:table-cell>
              <table:table-cell office:value-type="float" office:value="30.806335">
                <text:p>30.80633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076905">
                <text:p>30.076905</text:p>
              </table:table-cell>
              <table:table-cell office:value-type="float" office:value="29.920463">
                <text:p>29.920463</text:p>
              </table:table-cell>
              <table:table-cell office:value-type="float" office:value="30.173131">
                <text:p>30.173131</text:p>
              </table:table-cell>
              <table:table-cell office:value-type="float" office:value="30.115203">
                <text:p>30.115203</text:p>
              </table:table-cell>
              <table:table-cell office:value-type="float" office:value="30.104972">
                <text:p>30.104972</text:p>
              </table:table-cell>
              <table:table-cell office:value-type="float" office:value="30.067168">
                <text:p>30.0671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81905">
                <text:p>29.81905</text:p>
              </table:table-cell>
              <table:table-cell office:value-type="float" office:value="29.653313">
                <text:p>29.653313</text:p>
              </table:table-cell>
              <table:table-cell office:value-type="float" office:value="29.887729">
                <text:p>29.887729</text:p>
              </table:table-cell>
              <table:table-cell office:value-type="float" office:value="29.827136">
                <text:p>29.827136</text:p>
              </table:table-cell>
              <table:table-cell office:value-type="float" office:value="29.854748">
                <text:p>29.854748</text:p>
              </table:table-cell>
              <table:table-cell office:value-type="float" office:value="29.78109">
                <text:p>29.7810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068768">
                <text:p>29.068768</text:p>
              </table:table-cell>
              <table:table-cell office:value-type="float" office:value="28.933737">
                <text:p>28.933737</text:p>
              </table:table-cell>
              <table:table-cell office:value-type="float" office:value="29.202356">
                <text:p>29.202356</text:p>
              </table:table-cell>
              <table:table-cell office:value-type="float" office:value="29.089945">
                <text:p>29.089945</text:p>
              </table:table-cell>
              <table:table-cell office:value-type="float" office:value="29.14097">
                <text:p>29.14097</text:p>
              </table:table-cell>
              <table:table-cell office:value-type="float" office:value="29.03736">
                <text:p>29.0373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751217">
                <text:p>28.751217</text:p>
              </table:table-cell>
              <table:table-cell office:value-type="float" office:value="28.568255">
                <text:p>28.568255</text:p>
              </table:table-cell>
              <table:table-cell office:value-type="float" office:value="28.795287">
                <text:p>28.795287</text:p>
              </table:table-cell>
              <table:table-cell office:value-type="float" office:value="28.736995">
                <text:p>28.736995</text:p>
              </table:table-cell>
              <table:table-cell office:value-type="float" office:value="28.746264">
                <text:p>28.746264</text:p>
              </table:table-cell>
              <table:table-cell office:value-type="float" office:value="28.705678">
                <text:p>28.70567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7.099996">
                <text:p>27.099996</text:p>
              </table:table-cell>
              <table:table-cell office:value-type="float" office:value="27.65208">
                <text:p>27.65208</text:p>
              </table:table-cell>
              <table:table-cell office:value-type="float" office:value="27.611065">
                <text:p>27.611065</text:p>
              </table:table-cell>
              <table:table-cell office:value-type="float" office:value="27.685334">
                <text:p>27.685334</text:p>
              </table:table-cell>
              <table:table-cell office:value-type="float" office:value="27.67652">
                <text:p>27.67652</text:p>
              </table:table-cell>
              <table:table-cell office:value-type="float" office:value="27.703573">
                <text:p>27.703573</text:p>
              </table:table-cell>
              <table:table-cell office:value-type="float" office:value="27.658437">
                <text:p>27.658437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105079">
                <text:p>27.105079</text:p>
              </table:table-cell>
              <table:table-cell office:value-type="float" office:value="27.122655">
                <text:p>27.122655</text:p>
              </table:table-cell>
              <table:table-cell office:value-type="float" office:value="26.993994">
                <text:p>26.993994</text:p>
              </table:table-cell>
              <table:table-cell office:value-type="float" office:value="27.109694">
                <text:p>27.109694</text:p>
              </table:table-cell>
              <table:table-cell office:value-type="float" office:value="27.108186">
                <text:p>27.108186</text:p>
              </table:table-cell>
              <table:table-cell office:value-type="float" office:value="27.129103">
                <text:p>27.12910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820847">
                <text:p>26.820847</text:p>
              </table:table-cell>
              <table:table-cell office:value-type="float" office:value="26.879958">
                <text:p>26.879958</text:p>
              </table:table-cell>
              <table:table-cell office:value-type="float" office:value="26.744537">
                <text:p>26.744537</text:p>
              </table:table-cell>
              <table:table-cell office:value-type="float" office:value="26.820782">
                <text:p>26.820782</text:p>
              </table:table-cell>
              <table:table-cell office:value-type="float" office:value="26.842817">
                <text:p>26.842817</text:p>
              </table:table-cell>
              <table:table-cell office:value-type="float" office:value="26.849421">
                <text:p>26.84942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220182">
                <text:p>26.220182</text:p>
              </table:table-cell>
              <table:table-cell office:value-type="float" office:value="26.264499">
                <text:p>26.264499</text:p>
              </table:table-cell>
              <table:table-cell office:value-type="float" office:value="26.18893">
                <text:p>26.18893</text:p>
              </table:table-cell>
              <table:table-cell office:value-type="float" office:value="26.217361">
                <text:p>26.217361</text:p>
              </table:table-cell>
              <table:table-cell office:value-type="float" office:value="26.221131">
                <text:p>26.221131</text:p>
              </table:table-cell>
              <table:table-cell office:value-type="float" office:value="26.239552">
                <text:p>26.23955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444198">
                <text:p>26.444198</text:p>
              </table:table-cell>
              <table:table-cell office:value-type="float" office:value="26.466987">
                <text:p>26.466987</text:p>
              </table:table-cell>
              <table:table-cell office:value-type="float" office:value="26.420889">
                <text:p>26.420889</text:p>
              </table:table-cell>
              <table:table-cell office:value-type="float" office:value="26.451439">
                <text:p>26.451439</text:p>
              </table:table-cell>
              <table:table-cell office:value-type="float" office:value="26.404418">
                <text:p>26.404418</text:p>
              </table:table-cell>
              <table:table-cell office:value-type="float" office:value="26.429664">
                <text:p>26.42966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760826">
                <text:p>26.760826</text:p>
              </table:table-cell>
              <table:table-cell office:value-type="float" office:value="26.723386">
                <text:p>26.723386</text:p>
              </table:table-cell>
              <table:table-cell office:value-type="float" office:value="26.724764">
                <text:p>26.724764</text:p>
              </table:table-cell>
              <table:table-cell office:value-type="float" office:value="26.747722">
                <text:p>26.747722</text:p>
              </table:table-cell>
              <table:table-cell office:value-type="float" office:value="26.690821">
                <text:p>26.690821</text:p>
              </table:table-cell>
              <table:table-cell office:value-type="float" office:value="26.725154">
                <text:p>26.72515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501827">
                <text:p>26.501827</text:p>
              </table:table-cell>
              <table:table-cell office:value-type="float" office:value="26.451725">
                <text:p>26.451725</text:p>
              </table:table-cell>
              <table:table-cell office:value-type="float" office:value="26.458407">
                <text:p>26.458407</text:p>
              </table:table-cell>
              <table:table-cell office:value-type="float" office:value="26.480845">
                <text:p>26.480845</text:p>
              </table:table-cell>
              <table:table-cell office:value-type="float" office:value="26.408773">
                <text:p>26.408773</text:p>
              </table:table-cell>
              <table:table-cell office:value-type="float" office:value="26.464998">
                <text:p>26.46499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490764">
                <text:p>26.490764</text:p>
              </table:table-cell>
              <table:table-cell office:value-type="float" office:value="26.467923">
                <text:p>26.467923</text:p>
              </table:table-cell>
              <table:table-cell office:value-type="float" office:value="26.433889">
                <text:p>26.433889</text:p>
              </table:table-cell>
              <table:table-cell office:value-type="float" office:value="26.450516">
                <text:p>26.450516</text:p>
              </table:table-cell>
              <table:table-cell office:value-type="float" office:value="26.393862">
                <text:p>26.393862</text:p>
              </table:table-cell>
              <table:table-cell office:value-type="float" office:value="26.450009">
                <text:p>26.45000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20312">
                <text:p>26.220312</text:p>
              </table:table-cell>
              <table:table-cell office:value-type="float" office:value="26.179323">
                <text:p>26.179323</text:p>
              </table:table-cell>
              <table:table-cell office:value-type="float" office:value="26.15838">
                <text:p>26.15838</text:p>
              </table:table-cell>
              <table:table-cell office:value-type="float" office:value="26.174201">
                <text:p>26.174201</text:p>
              </table:table-cell>
              <table:table-cell office:value-type="float" office:value="26.109695">
                <text:p>26.109695</text:p>
              </table:table-cell>
              <table:table-cell office:value-type="float" office:value="26.174747">
                <text:p>26.17474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214501">
                <text:p>26.214501</text:p>
              </table:table-cell>
              <table:table-cell office:value-type="float" office:value="26.258181">
                <text:p>26.258181</text:p>
              </table:table-cell>
              <table:table-cell office:value-type="float" office:value="26.15786">
                <text:p>26.15786</text:p>
              </table:table-cell>
              <table:table-cell office:value-type="float" office:value="26.19192">
                <text:p>26.19192</text:p>
              </table:table-cell>
              <table:table-cell office:value-type="float" office:value="26.128181">
                <text:p>26.128181</text:p>
              </table:table-cell>
              <table:table-cell office:value-type="float" office:value="26.181117">
                <text:p>26.18111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5.499995">
                <text:p>25.499995</text:p>
              </table:table-cell>
              <table:table-cell office:value-type="float" office:value="26.374063">
                <text:p>26.374063</text:p>
              </table:table-cell>
              <table:table-cell office:value-type="float" office:value="26.385373">
                <text:p>26.385373</text:p>
              </table:table-cell>
              <table:table-cell office:value-type="float" office:value="26.299625">
                <text:p>26.299625</text:p>
              </table:table-cell>
              <table:table-cell office:value-type="float" office:value="26.335557">
                <text:p>26.335557</text:p>
              </table:table-cell>
              <table:table-cell office:value-type="float" office:value="26.262588">
                <text:p>26.262588</text:p>
              </table:table-cell>
              <table:table-cell office:value-type="float" office:value="26.337169">
                <text:p>26.33716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5.099998">
                <text:p>25.099998</text:p>
              </table:table-cell>
              <table:table-cell office:value-type="float" office:value="26.151126">
                <text:p>26.151126</text:p>
              </table:table-cell>
              <table:table-cell office:value-type="float" office:value="26.152855">
                <text:p>26.152855</text:p>
              </table:table-cell>
              <table:table-cell office:value-type="float" office:value="26.07024">
                <text:p>26.07024</text:p>
              </table:table-cell>
              <table:table-cell office:value-type="float" office:value="26.103481">
                <text:p>26.103481</text:p>
              </table:table-cell>
              <table:table-cell office:value-type="float" office:value="26.023999">
                <text:p>26.023999</text:p>
              </table:table-cell>
              <table:table-cell office:value-type="float" office:value="26.11041">
                <text:p>26.1104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919986">
                <text:p>25.919986</text:p>
              </table:table-cell>
              <table:table-cell office:value-type="float" office:value="25.922586">
                <text:p>25.922586</text:p>
              </table:table-cell>
              <table:table-cell office:value-type="float" office:value="25.82753">
                <text:p>25.82753</text:p>
              </table:table-cell>
              <table:table-cell office:value-type="float" office:value="25.852464">
                <text:p>25.852464</text:p>
              </table:table-cell>
              <table:table-cell office:value-type="float" office:value="25.780197">
                <text:p>25.780197</text:p>
              </table:table-cell>
              <table:table-cell office:value-type="float" office:value="25.871782">
                <text:p>25.87178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6.499994">
                <text:p>26.499994</text:p>
              </table:table-cell>
              <table:table-cell office:value-type="float" office:value="25.840179">
                <text:p>25.840179</text:p>
              </table:table-cell>
              <table:table-cell office:value-type="float" office:value="25.898549">
                <text:p>25.898549</text:p>
              </table:table-cell>
              <table:table-cell office:value-type="float" office:value="25.746683">
                <text:p>25.746683</text:p>
              </table:table-cell>
              <table:table-cell office:value-type="float" office:value="25.780249">
                <text:p>25.780249</text:p>
              </table:table-cell>
              <table:table-cell office:value-type="float" office:value="25.713832">
                <text:p>25.713832</text:p>
              </table:table-cell>
              <table:table-cell office:value-type="float" office:value="25.794289">
                <text:p>25.79428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7.099996">
                <text:p>27.099996</text:p>
              </table:table-cell>
              <table:table-cell office:value-type="float" office:value="26.683372">
                <text:p>26.683372</text:p>
              </table:table-cell>
              <table:table-cell office:value-type="float" office:value="26.917216">
                <text:p>26.917216</text:p>
              </table:table-cell>
              <table:table-cell office:value-type="float" office:value="26.631879">
                <text:p>26.631879</text:p>
              </table:table-cell>
              <table:table-cell office:value-type="float" office:value="26.703184">
                <text:p>26.703184</text:p>
              </table:table-cell>
              <table:table-cell office:value-type="float" office:value="26.646569">
                <text:p>26.646569</text:p>
              </table:table-cell>
              <table:table-cell office:value-type="float" office:value="26.703314">
                <text:p>26.70331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9.399995">
                <text:p>29.399995</text:p>
              </table:table-cell>
              <table:table-cell office:value-type="float" office:value="27.7072">
                <text:p>27.7072</text:p>
              </table:table-cell>
              <table:table-cell office:value-type="float" office:value="27.934674">
                <text:p>27.934674</text:p>
              </table:table-cell>
              <table:table-cell office:value-type="float" office:value="27.557648">
                <text:p>27.557648</text:p>
              </table:table-cell>
              <table:table-cell office:value-type="float" office:value="27.693303">
                <text:p>27.693303</text:p>
              </table:table-cell>
              <table:table-cell office:value-type="float" office:value="27.655876">
                <text:p>27.655876</text:p>
              </table:table-cell>
              <table:table-cell office:value-type="float" office:value="27.723489">
                <text:p>27.72348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30.699995">
                <text:p>30.699995</text:p>
              </table:table-cell>
              <table:table-cell office:value-type="float" office:value="29.471547">
                <text:p>29.471547</text:p>
              </table:table-cell>
              <table:table-cell office:value-type="float" office:value="29.638337">
                <text:p>29.638337</text:p>
              </table:table-cell>
              <table:table-cell office:value-type="float" office:value="29.356354">
                <text:p>29.356354</text:p>
              </table:table-cell>
              <table:table-cell office:value-type="float" office:value="29.43477">
                <text:p>29.43477</text:p>
              </table:table-cell>
              <table:table-cell office:value-type="float" office:value="29.42476">
                <text:p>29.42476</text:p>
              </table:table-cell>
              <table:table-cell office:value-type="float" office:value="29.45401">
                <text:p>29.454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1.100005">
                <text:p>31.100005</text:p>
              </table:table-cell>
              <table:table-cell office:value-type="float" office:value="31.098315">
                <text:p>31.098315</text:p>
              </table:table-cell>
              <table:table-cell office:value-type="float" office:value="30.859141">
                <text:p>30.859141</text:p>
              </table:table-cell>
              <table:table-cell office:value-type="float" office:value="30.936478">
                <text:p>30.936478</text:p>
              </table:table-cell>
              <table:table-cell office:value-type="float" office:value="31.010552">
                <text:p>31.010552</text:p>
              </table:table-cell>
              <table:table-cell office:value-type="float" office:value="30.93237">
                <text:p>30.93237</text:p>
              </table:table-cell>
              <table:table-cell office:value-type="float" office:value="30.995628">
                <text:p>30.99562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059471">
                <text:p>31.059471</text:p>
              </table:table-cell>
              <table:table-cell office:value-type="float" office:value="30.912233">
                <text:p>30.912233</text:p>
              </table:table-cell>
              <table:table-cell office:value-type="float" office:value="30.97852">
                <text:p>30.97852</text:p>
              </table:table-cell>
              <table:table-cell office:value-type="float" office:value="31.037306">
                <text:p>31.037306</text:p>
              </table:table-cell>
              <table:table-cell office:value-type="float" office:value="31.009785">
                <text:p>31.009785</text:p>
              </table:table-cell>
              <table:table-cell office:value-type="float" office:value="31.037033">
                <text:p>31.03703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31.800003">
                <text:p>31.800003</text:p>
              </table:table-cell>
              <table:table-cell office:value-type="float" office:value="31.220879">
                <text:p>31.220879</text:p>
              </table:table-cell>
              <table:table-cell office:value-type="float" office:value="31.166747">
                <text:p>31.166747</text:p>
              </table:table-cell>
              <table:table-cell office:value-type="float" office:value="31.205214">
                <text:p>31.205214</text:p>
              </table:table-cell>
              <table:table-cell office:value-type="float" office:value="31.234828">
                <text:p>31.234828</text:p>
              </table:table-cell>
              <table:table-cell office:value-type="float" office:value="31.182776">
                <text:p>31.182776</text:p>
              </table:table-cell>
              <table:table-cell office:value-type="float" office:value="31.242888">
                <text:p>31.242888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31.599998">
                <text:p>31.599998</text:p>
              </table:table-cell>
              <table:table-cell office:value-type="float" office:value="30.562182">
                <text:p>30.562182</text:p>
              </table:table-cell>
              <table:table-cell office:value-type="float" office:value="30.488628">
                <text:p>30.488628</text:p>
              </table:table-cell>
              <table:table-cell office:value-type="float" office:value="30.59645">
                <text:p>30.59645</text:p>
              </table:table-cell>
              <table:table-cell office:value-type="float" office:value="30.578289">
                <text:p>30.578289</text:p>
              </table:table-cell>
              <table:table-cell office:value-type="float" office:value="30.600181">
                <text:p>30.600181</text:p>
              </table:table-cell>
              <table:table-cell office:value-type="float" office:value="30.555708">
                <text:p>30.55570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033888">
                <text:p>30.033888</text:p>
              </table:table-cell>
              <table:table-cell office:value-type="float" office:value="29.904148">
                <text:p>29.904148</text:p>
              </table:table-cell>
              <table:table-cell office:value-type="float" office:value="30.08412">
                <text:p>30.08412</text:p>
              </table:table-cell>
              <table:table-cell office:value-type="float" office:value="30.024398">
                <text:p>30.024398</text:p>
              </table:table-cell>
              <table:table-cell office:value-type="float" office:value="30.04018">
                <text:p>30.04018</text:p>
              </table:table-cell>
              <table:table-cell office:value-type="float" office:value="29.98818">
                <text:p>29.9881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508012">
                <text:p>29.508012</text:p>
              </table:table-cell>
              <table:table-cell office:value-type="float" office:value="29.341976">
                <text:p>29.341976</text:p>
              </table:table-cell>
              <table:table-cell office:value-type="float" office:value="29.600052">
                <text:p>29.600052</text:p>
              </table:table-cell>
              <table:table-cell office:value-type="float" office:value="29.525549">
                <text:p>29.525549</text:p>
              </table:table-cell>
              <table:table-cell office:value-type="float" office:value="29.536053">
                <text:p>29.536053</text:p>
              </table:table-cell>
              <table:table-cell office:value-type="float" office:value="29.473224">
                <text:p>29.47322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713491">
                <text:p>28.713491</text:p>
              </table:table-cell>
              <table:table-cell office:value-type="float" office:value="28.550822">
                <text:p>28.550822</text:p>
              </table:table-cell>
              <table:table-cell office:value-type="float" office:value="28.800448">
                <text:p>28.800448</text:p>
              </table:table-cell>
              <table:table-cell office:value-type="float" office:value="28.7225">
                <text:p>28.7225</text:p>
              </table:table-cell>
              <table:table-cell office:value-type="float" office:value="28.751646">
                <text:p>28.751646</text:p>
              </table:table-cell>
              <table:table-cell office:value-type="float" office:value="28.680263">
                <text:p>28.68026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7">
                <text:p>27</text:p>
              </table:table-cell>
              <table:table-cell office:value-type="float" office:value="27.590733">
                <text:p>27.590733</text:p>
              </table:table-cell>
              <table:table-cell office:value-type="float" office:value="27.55497">
                <text:p>27.55497</text:p>
              </table:table-cell>
              <table:table-cell office:value-type="float" office:value="27.609648">
                <text:p>27.609648</text:p>
              </table:table-cell>
              <table:table-cell office:value-type="float" office:value="27.605033">
                <text:p>27.605033</text:p>
              </table:table-cell>
              <table:table-cell office:value-type="float" office:value="27.63219">
                <text:p>27.63219</text:p>
              </table:table-cell>
              <table:table-cell office:value-type="float" office:value="27.599079">
                <text:p>27.59907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6.099997">
                <text:p>26.099997</text:p>
              </table:table-cell>
              <table:table-cell office:value-type="float" office:value="27.154856">
                <text:p>27.154856</text:p>
              </table:table-cell>
              <table:table-cell office:value-type="float" office:value="27.176917">
                <text:p>27.176917</text:p>
              </table:table-cell>
              <table:table-cell office:value-type="float" office:value="27.018031">
                <text:p>27.018031</text:p>
              </table:table-cell>
              <table:table-cell office:value-type="float" office:value="27.166647">
                <text:p>27.166647</text:p>
              </table:table-cell>
              <table:table-cell office:value-type="float" office:value="27.148239">
                <text:p>27.148239</text:p>
              </table:table-cell>
              <table:table-cell office:value-type="float" office:value="27.177541">
                <text:p>27.17754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12643">
                <text:p>26.512643</text:p>
              </table:table-cell>
              <table:table-cell office:value-type="float" office:value="26.589941">
                <text:p>26.589941</text:p>
              </table:table-cell>
              <table:table-cell office:value-type="float" office:value="26.384944">
                <text:p>26.384944</text:p>
              </table:table-cell>
              <table:table-cell office:value-type="float" office:value="26.485603">
                <text:p>26.485603</text:p>
              </table:table-cell>
              <table:table-cell office:value-type="float" office:value="26.520326">
                <text:p>26.520326</text:p>
              </table:table-cell>
              <table:table-cell office:value-type="float" office:value="26.540463">
                <text:p>26.5404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189021">
                <text:p>26.189021</text:p>
              </table:table-cell>
              <table:table-cell office:value-type="float" office:value="26.309193">
                <text:p>26.309193</text:p>
              </table:table-cell>
              <table:table-cell office:value-type="float" office:value="26.153765">
                <text:p>26.153765</text:p>
              </table:table-cell>
              <table:table-cell office:value-type="float" office:value="26.205323">
                <text:p>26.205323</text:p>
              </table:table-cell>
              <table:table-cell office:value-type="float" office:value="26.208755">
                <text:p>26.208755</text:p>
              </table:table-cell>
              <table:table-cell office:value-type="float" office:value="26.220247">
                <text:p>26.22024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6668">
                <text:p>26.446668</text:p>
              </table:table-cell>
              <table:table-cell office:value-type="float" office:value="26.441273">
                <text:p>26.441273</text:p>
              </table:table-cell>
              <table:table-cell office:value-type="float" office:value="26.423983">
                <text:p>26.423983</text:p>
              </table:table-cell>
              <table:table-cell office:value-type="float" office:value="26.449073">
                <text:p>26.449073</text:p>
              </table:table-cell>
              <table:table-cell office:value-type="float" office:value="26.391184">
                <text:p>26.391184</text:p>
              </table:table-cell>
              <table:table-cell office:value-type="float" office:value="26.422605">
                <text:p>26.42260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47357">
                <text:p>26.447357</text:p>
              </table:table-cell>
              <table:table-cell office:value-type="float" office:value="26.419082">
                <text:p>26.419082</text:p>
              </table:table-cell>
              <table:table-cell office:value-type="float" office:value="26.403456">
                <text:p>26.403456</text:p>
              </table:table-cell>
              <table:table-cell office:value-type="float" office:value="26.434318">
                <text:p>26.434318</text:p>
              </table:table-cell>
              <table:table-cell office:value-type="float" office:value="26.360335">
                <text:p>26.360335</text:p>
              </table:table-cell>
              <table:table-cell office:value-type="float" office:value="26.414129">
                <text:p>26.41412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5.7">
                <text:p>25.7</text:p>
              </table:table-cell>
              <table:table-cell office:value-type="float" office:value="26.562303">
                <text:p>26.562303</text:p>
              </table:table-cell>
              <table:table-cell office:value-type="float" office:value="26.553268">
                <text:p>26.553268</text:p>
              </table:table-cell>
              <table:table-cell office:value-type="float" office:value="26.503595">
                <text:p>26.503595</text:p>
              </table:table-cell>
              <table:table-cell office:value-type="float" office:value="26.527697">
                <text:p>26.527697</text:p>
              </table:table-cell>
              <table:table-cell office:value-type="float" office:value="26.469834">
                <text:p>26.469834</text:p>
              </table:table-cell>
              <table:table-cell office:value-type="float" office:value="26.525669">
                <text:p>26.52566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16317">
                <text:p>26.316317</text:p>
              </table:table-cell>
              <table:table-cell office:value-type="float" office:value="26.268308">
                <text:p>26.268308</text:p>
              </table:table-cell>
              <table:table-cell office:value-type="float" office:value="26.253384">
                <text:p>26.253384</text:p>
              </table:table-cell>
              <table:table-cell office:value-type="float" office:value="26.269738">
                <text:p>26.269738</text:p>
              </table:table-cell>
              <table:table-cell office:value-type="float" office:value="26.200461">
                <text:p>26.200461</text:p>
              </table:table-cell>
              <table:table-cell office:value-type="float" office:value="26.270921">
                <text:p>26.27092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5.7">
                <text:p>25.7</text:p>
              </table:table-cell>
              <table:table-cell office:value-type="float" office:value="26.380472">
                <text:p>26.380472</text:p>
              </table:table-cell>
              <table:table-cell office:value-type="float" office:value="26.424191">
                <text:p>26.424191</text:p>
              </table:table-cell>
              <table:table-cell office:value-type="float" office:value="26.325378">
                <text:p>26.325378</text:p>
              </table:table-cell>
              <table:table-cell office:value-type="float" office:value="26.358476">
                <text:p>26.358476</text:p>
              </table:table-cell>
              <table:table-cell office:value-type="float" office:value="26.298858">
                <text:p>26.298858</text:p>
              </table:table-cell>
              <table:table-cell office:value-type="float" office:value="26.349376">
                <text:p>26.349376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347348">
                <text:p>26.347348</text:p>
              </table:table-cell>
              <table:table-cell office:value-type="float" office:value="26.315966">
                <text:p>26.315966</text:p>
              </table:table-cell>
              <table:table-cell office:value-type="float" office:value="26.274574">
                <text:p>26.274574</text:p>
              </table:table-cell>
              <table:table-cell office:value-type="float" office:value="26.299807">
                <text:p>26.299807</text:p>
              </table:table-cell>
              <table:table-cell office:value-type="float" office:value="26.223744">
                <text:p>26.223744</text:p>
              </table:table-cell>
              <table:table-cell office:value-type="float" office:value="26.303616">
                <text:p>26.30361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154974">
                <text:p>26.154974</text:p>
              </table:table-cell>
              <table:table-cell office:value-type="float" office:value="26.178036">
                <text:p>26.178036</text:p>
              </table:table-cell>
              <table:table-cell office:value-type="float" office:value="26.082421">
                <text:p>26.082421</text:p>
              </table:table-cell>
              <table:table-cell office:value-type="float" office:value="26.116845">
                <text:p>26.116845</text:p>
              </table:table-cell>
              <table:table-cell office:value-type="float" office:value="26.044435">
                <text:p>26.044435</text:p>
              </table:table-cell>
              <table:table-cell office:value-type="float" office:value="26.117703">
                <text:p>26.117703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4.900006">
                <text:p>24.900006</text:p>
              </table:table-cell>
              <table:table-cell office:value-type="float" office:value="26.014275">
                <text:p>26.014275</text:p>
              </table:table-cell>
              <table:table-cell office:value-type="float" office:value="26.001925">
                <text:p>26.001925</text:p>
              </table:table-cell>
              <table:table-cell office:value-type="float" office:value="25.925017">
                <text:p>25.925017</text:p>
              </table:table-cell>
              <table:table-cell office:value-type="float" office:value="25.947663">
                <text:p>25.947663</text:p>
              </table:table-cell>
              <table:table-cell office:value-type="float" office:value="25.875045">
                <text:p>25.875045</text:p>
              </table:table-cell>
              <table:table-cell office:value-type="float" office:value="25.964901">
                <text:p>25.96490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705239">
                <text:p>25.705239</text:p>
              </table:table-cell>
              <table:table-cell office:value-type="float" office:value="25.74576">
                <text:p>25.74576</text:p>
              </table:table-cell>
              <table:table-cell office:value-type="float" office:value="25.608207">
                <text:p>25.608207</text:p>
              </table:table-cell>
              <table:table-cell office:value-type="float" office:value="25.640018">
                <text:p>25.640018</text:p>
              </table:table-cell>
              <table:table-cell office:value-type="float" office:value="25.574277">
                <text:p>25.574277</text:p>
              </table:table-cell>
              <table:table-cell office:value-type="float" office:value="25.655748">
                <text:p>25.6557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6.200006">
                <text:p>26.200006</text:p>
              </table:table-cell>
              <table:table-cell office:value-type="float" office:value="25.778494">
                <text:p>25.778494</text:p>
              </table:table-cell>
              <table:table-cell office:value-type="float" office:value="25.857222">
                <text:p>25.857222</text:p>
              </table:table-cell>
              <table:table-cell office:value-type="float" office:value="25.672999">
                <text:p>25.672999</text:p>
              </table:table-cell>
              <table:table-cell office:value-type="float" office:value="25.71235">
                <text:p>25.71235</text:p>
              </table:table-cell>
              <table:table-cell office:value-type="float" office:value="25.641513">
                <text:p>25.641513</text:p>
              </table:table-cell>
              <table:table-cell office:value-type="float" office:value="25.731174">
                <text:p>25.73117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8.099995">
                <text:p>28.099995</text:p>
              </table:table-cell>
              <table:table-cell office:value-type="float" office:value="26.539306">
                <text:p>26.539306</text:p>
              </table:table-cell>
              <table:table-cell office:value-type="float" office:value="26.772162">
                <text:p>26.772162</text:p>
              </table:table-cell>
              <table:table-cell office:value-type="float" office:value="26.457965">
                <text:p>26.457965</text:p>
              </table:table-cell>
              <table:table-cell office:value-type="float" office:value="26.54097">
                <text:p>26.54097</text:p>
              </table:table-cell>
              <table:table-cell office:value-type="float" office:value="26.476711">
                <text:p>26.476711</text:p>
              </table:table-cell>
              <table:table-cell office:value-type="float" office:value="26.553125">
                <text:p>26.55312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413464">
                <text:p>28.413464</text:p>
              </table:table-cell>
              <table:table-cell office:value-type="float" office:value="28.724892">
                <text:p>28.724892</text:p>
              </table:table-cell>
              <table:table-cell office:value-type="float" office:value="28.259661">
                <text:p>28.259661</text:p>
              </table:table-cell>
              <table:table-cell office:value-type="float" office:value="28.406028">
                <text:p>28.406028</text:p>
              </table:table-cell>
              <table:table-cell office:value-type="float" office:value="28.369082">
                <text:p>28.369082</text:p>
              </table:table-cell>
              <table:table-cell office:value-type="float" office:value="28.433536">
                <text:p>28.43353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8.999998">
                <text:p>28.999998</text:p>
              </table:table-cell>
              <table:table-cell office:value-type="float" office:value="30.514446">
                <text:p>30.514446</text:p>
              </table:table-cell>
              <table:table-cell office:value-type="float" office:value="30.440567">
                <text:p>30.440567</text:p>
              </table:table-cell>
              <table:table-cell office:value-type="float" office:value="30.292874">
                <text:p>30.292874</text:p>
              </table:table-cell>
              <table:table-cell office:value-type="float" office:value="30.384667">
                <text:p>30.384667</text:p>
              </table:table-cell>
              <table:table-cell office:value-type="float" office:value="30.311776">
                <text:p>30.311776</text:p>
              </table:table-cell>
              <table:table-cell office:value-type="float" office:value="30.390322">
                <text:p>30.3903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1.200001">
                <text:p>31.200001</text:p>
              </table:table-cell>
              <table:table-cell office:value-type="float" office:value="29.528435">
                <text:p>29.528435</text:p>
              </table:table-cell>
              <table:table-cell office:value-type="float" office:value="29.31322">
                <text:p>29.31322</text:p>
              </table:table-cell>
              <table:table-cell office:value-type="float" office:value="29.592473">
                <text:p>29.592473</text:p>
              </table:table-cell>
              <table:table-cell office:value-type="float" office:value="29.529527">
                <text:p>29.529527</text:p>
              </table:table-cell>
              <table:table-cell office:value-type="float" office:value="29.56139">
                <text:p>29.56139</text:p>
              </table:table-cell>
              <table:table-cell office:value-type="float" office:value="29.55268">
                <text:p>29.5526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700593">
                <text:p>30.700593</text:p>
              </table:table-cell>
              <table:table-cell office:value-type="float" office:value="30.717844">
                <text:p>30.717844</text:p>
              </table:table-cell>
              <table:table-cell office:value-type="float" office:value="30.6686">
                <text:p>30.6686</text:p>
              </table:table-cell>
              <table:table-cell office:value-type="float" office:value="30.660488">
                <text:p>30.660488</text:p>
              </table:table-cell>
              <table:table-cell office:value-type="float" office:value="30.636178">
                <text:p>30.636178</text:p>
              </table:table-cell>
              <table:table-cell office:value-type="float" office:value="30.683355">
                <text:p>30.68335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31.800003">
                <text:p>31.800003</text:p>
              </table:table-cell>
              <table:table-cell office:value-type="float" office:value="30.431779">
                <text:p>30.431779</text:p>
              </table:table-cell>
              <table:table-cell office:value-type="float" office:value="30.390348">
                <text:p>30.390348</text:p>
              </table:table-cell>
              <table:table-cell office:value-type="float" office:value="30.473379">
                <text:p>30.473379</text:p>
              </table:table-cell>
              <table:table-cell office:value-type="float" office:value="30.472131">
                <text:p>30.472131</text:p>
              </table:table-cell>
              <table:table-cell office:value-type="float" office:value="30.511664">
                <text:p>30.511664</text:p>
              </table:table-cell>
              <table:table-cell office:value-type="float" office:value="30.465202">
                <text:p>30.46520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30.9">
                <text:p>30.9</text:p>
              </table:table-cell>
              <table:table-cell office:value-type="float" office:value="30.546374">
                <text:p>30.546374</text:p>
              </table:table-cell>
              <table:table-cell office:value-type="float" office:value="30.428854">
                <text:p>30.428854</text:p>
              </table:table-cell>
              <table:table-cell office:value-type="float" office:value="30.461237">
                <text:p>30.461237</text:p>
              </table:table-cell>
              <table:table-cell office:value-type="float" office:value="30.462199">
                <text:p>30.462199</text:p>
              </table:table-cell>
              <table:table-cell office:value-type="float" office:value="30.513887">
                <text:p>30.513887</text:p>
              </table:table-cell>
              <table:table-cell office:value-type="float" office:value="30.465475">
                <text:p>30.46547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31.299997">
                <text:p>31.299997</text:p>
              </table:table-cell>
              <table:table-cell office:value-type="float" office:value="29.882009">
                <text:p>29.882009</text:p>
              </table:table-cell>
              <table:table-cell office:value-type="float" office:value="29.743013">
                <text:p>29.743013</text:p>
              </table:table-cell>
              <table:table-cell office:value-type="float" office:value="30.008499">
                <text:p>30.008499</text:p>
              </table:table-cell>
              <table:table-cell office:value-type="float" office:value="29.915055">
                <text:p>29.915055</text:p>
              </table:table-cell>
              <table:table-cell office:value-type="float" office:value="29.91551">
                <text:p>29.91551</text:p>
              </table:table-cell>
              <table:table-cell office:value-type="float" office:value="29.874079">
                <text:p>29.874079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30.100006">
                <text:p>30.100006</text:p>
              </table:table-cell>
              <table:table-cell office:value-type="float" office:value="29.659072">
                <text:p>29.659072</text:p>
              </table:table-cell>
              <table:table-cell office:value-type="float" office:value="29.469298">
                <text:p>29.469298</text:p>
              </table:table-cell>
              <table:table-cell office:value-type="float" office:value="29.683694">
                <text:p>29.683694</text:p>
              </table:table-cell>
              <table:table-cell office:value-type="float" office:value="29.628223">
                <text:p>29.628223</text:p>
              </table:table-cell>
              <table:table-cell office:value-type="float" office:value="29.638779">
                <text:p>29.638779</text:p>
              </table:table-cell>
              <table:table-cell office:value-type="float" office:value="29.604069">
                <text:p>29.60406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795274">
                <text:p>28.795274</text:p>
              </table:table-cell>
              <table:table-cell office:value-type="float" office:value="28.651949">
                <text:p>28.651949</text:p>
              </table:table-cell>
              <table:table-cell office:value-type="float" office:value="28.921101">
                <text:p>28.921101</text:p>
              </table:table-cell>
              <table:table-cell office:value-type="float" office:value="28.825278">
                <text:p>28.825278</text:p>
              </table:table-cell>
              <table:table-cell office:value-type="float" office:value="28.865968">
                <text:p>28.865968</text:p>
              </table:table-cell>
              <table:table-cell office:value-type="float" office:value="28.771757">
                <text:p>28.77175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6.699999">
                <text:p>26.699999</text:p>
              </table:table-cell>
              <table:table-cell office:value-type="float" office:value="27.498992">
                <text:p>27.498992</text:p>
              </table:table-cell>
              <table:table-cell office:value-type="float" office:value="27.479999">
                <text:p>27.479999</text:p>
              </table:table-cell>
              <table:table-cell office:value-type="float" office:value="27.520754">
                <text:p>27.520754</text:p>
              </table:table-cell>
              <table:table-cell office:value-type="float" office:value="27.48906">
                <text:p>27.48906</text:p>
              </table:table-cell>
              <table:table-cell office:value-type="float" office:value="27.520195">
                <text:p>27.520195</text:p>
              </table:table-cell>
              <table:table-cell office:value-type="float" office:value="27.504816">
                <text:p>27.50481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7.200005">
                <text:p>27.200005</text:p>
              </table:table-cell>
              <table:table-cell office:value-type="float" office:value="27.155441">
                <text:p>27.155441</text:p>
              </table:table-cell>
              <table:table-cell office:value-type="float" office:value="27.20267">
                <text:p>27.20267</text:p>
              </table:table-cell>
              <table:table-cell office:value-type="float" office:value="26.98635">
                <text:p>26.98635</text:p>
              </table:table-cell>
              <table:table-cell office:value-type="float" office:value="27.166881">
                <text:p>27.166881</text:p>
              </table:table-cell>
              <table:table-cell office:value-type="float" office:value="27.120796">
                <text:p>27.120796</text:p>
              </table:table-cell>
              <table:table-cell office:value-type="float" office:value="27.175032">
                <text:p>27.17503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6.900004">
                <text:p>26.900004</text:p>
              </table:table-cell>
              <table:table-cell office:value-type="float" office:value="26.832521">
                <text:p>26.832521</text:p>
              </table:table-cell>
              <table:table-cell office:value-type="float" office:value="26.890475">
                <text:p>26.890475</text:p>
              </table:table-cell>
              <table:table-cell office:value-type="float" office:value="26.796706">
                <text:p>26.796706</text:p>
              </table:table-cell>
              <table:table-cell office:value-type="float" office:value="26.848524">
                <text:p>26.848524</text:p>
              </table:table-cell>
              <table:table-cell office:value-type="float" office:value="26.888629">
                <text:p>26.888629</text:p>
              </table:table-cell>
              <table:table-cell office:value-type="float" office:value="26.872574">
                <text:p>26.87257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09181">
                <text:p>26.609181</text:p>
              </table:table-cell>
              <table:table-cell office:value-type="float" office:value="26.54539">
                <text:p>26.54539</text:p>
              </table:table-cell>
              <table:table-cell office:value-type="float" office:value="26.630709">
                <text:p>26.630709</text:p>
              </table:table-cell>
              <table:table-cell office:value-type="float" office:value="26.617982">
                <text:p>26.617982</text:p>
              </table:table-cell>
              <table:table-cell office:value-type="float" office:value="26.604137">
                <text:p>26.604137</text:p>
              </table:table-cell>
              <table:table-cell office:value-type="float" office:value="26.597195">
                <text:p>26.59719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306411">
                <text:p>26.306411</text:p>
              </table:table-cell>
              <table:table-cell office:value-type="float" office:value="26.245779">
                <text:p>26.245779</text:p>
              </table:table-cell>
              <table:table-cell office:value-type="float" office:value="26.285455">
                <text:p>26.285455</text:p>
              </table:table-cell>
              <table:table-cell office:value-type="float" office:value="26.295777">
                <text:p>26.295777</text:p>
              </table:table-cell>
              <table:table-cell office:value-type="float" office:value="26.241047">
                <text:p>26.241047</text:p>
              </table:table-cell>
              <table:table-cell office:value-type="float" office:value="26.283609">
                <text:p>26.28360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6.099997">
                <text:p>26.099997</text:p>
              </table:table-cell>
              <table:table-cell office:value-type="float" office:value="26.423684">
                <text:p>26.423684</text:p>
              </table:table-cell>
              <table:table-cell office:value-type="float" office:value="26.429625">
                <text:p>26.429625</text:p>
              </table:table-cell>
              <table:table-cell office:value-type="float" office:value="26.371463">
                <text:p>26.371463</text:p>
              </table:table-cell>
              <table:table-cell office:value-type="float" office:value="26.388129">
                <text:p>26.388129</text:p>
              </table:table-cell>
              <table:table-cell office:value-type="float" office:value="26.347491">
                <text:p>26.347491</text:p>
              </table:table-cell>
              <table:table-cell office:value-type="float" office:value="26.38744">
                <text:p>26.3874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430158">
                <text:p>26.430158</text:p>
              </table:table-cell>
              <table:table-cell office:value-type="float" office:value="26.428091">
                <text:p>26.428091</text:p>
              </table:table-cell>
              <table:table-cell office:value-type="float" office:value="26.390196">
                <text:p>26.390196</text:p>
              </table:table-cell>
              <table:table-cell office:value-type="float" office:value="26.413258">
                <text:p>26.413258</text:p>
              </table:table-cell>
              <table:table-cell office:value-type="float" office:value="26.356708">
                <text:p>26.356708</text:p>
              </table:table-cell>
              <table:table-cell office:value-type="float" office:value="26.396449">
                <text:p>26.39644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249094">
                <text:p>26.249094</text:p>
              </table:table-cell>
              <table:table-cell office:value-type="float" office:value="26.228372">
                <text:p>26.228372</text:p>
              </table:table-cell>
              <table:table-cell office:value-type="float" office:value="26.196756">
                <text:p>26.196756</text:p>
              </table:table-cell>
              <table:table-cell office:value-type="float" office:value="26.227137">
                <text:p>26.227137</text:p>
              </table:table-cell>
              <table:table-cell office:value-type="float" office:value="26.150333">
                <text:p>26.150333</text:p>
              </table:table-cell>
              <table:table-cell office:value-type="float" office:value="26.212837">
                <text:p>26.21283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896442">
                <text:p>26.896442</text:p>
              </table:table-cell>
              <table:table-cell office:value-type="float" office:value="27.017368">
                <text:p>27.017368</text:p>
              </table:table-cell>
              <table:table-cell office:value-type="float" office:value="26.849811">
                <text:p>26.849811</text:p>
              </table:table-cell>
              <table:table-cell office:value-type="float" office:value="26.894167">
                <text:p>26.894167</text:p>
              </table:table-cell>
              <table:table-cell office:value-type="float" office:value="26.860263">
                <text:p>26.860263</text:p>
              </table:table-cell>
              <table:table-cell office:value-type="float" office:value="26.889994">
                <text:p>26.889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5.300003">
                <text:p>25.300003</text:p>
              </table:table-cell>
              <table:table-cell office:value-type="float" office:value="26.18373">
                <text:p>26.18373</text:p>
              </table:table-cell>
              <table:table-cell office:value-type="float" office:value="26.083565">
                <text:p>26.083565</text:p>
              </table:table-cell>
              <table:table-cell office:value-type="float" office:value="26.136631">
                <text:p>26.136631</text:p>
              </table:table-cell>
              <table:table-cell office:value-type="float" office:value="26.121954">
                <text:p>26.121954</text:p>
              </table:table-cell>
              <table:table-cell office:value-type="float" office:value="26.040743">
                <text:p>26.040743</text:p>
              </table:table-cell>
              <table:table-cell office:value-type="float" office:value="26.133823">
                <text:p>26.13382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824332">
                <text:p>25.824332</text:p>
              </table:table-cell>
              <table:table-cell office:value-type="float" office:value="25.916567">
                <text:p>25.916567</text:p>
              </table:table-cell>
              <table:table-cell office:value-type="float" office:value="25.757096">
                <text:p>25.757096</text:p>
              </table:table-cell>
              <table:table-cell office:value-type="float" office:value="25.792027">
                <text:p>25.792027</text:p>
              </table:table-cell>
              <table:table-cell office:value-type="float" office:value="25.73718">
                <text:p>25.73718</text:p>
              </table:table-cell>
              <table:table-cell office:value-type="float" office:value="25.794406">
                <text:p>25.79440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.700001">
                <text:p>24.700001</text:p>
              </table:table-cell>
              <table:table-cell office:value-type="float" office:value="26.052586">
                <text:p>26.052586</text:p>
              </table:table-cell>
              <table:table-cell office:value-type="float" office:value="26.097345">
                <text:p>26.097345</text:p>
              </table:table-cell>
              <table:table-cell office:value-type="float" office:value="25.960819">
                <text:p>25.960819</text:p>
              </table:table-cell>
              <table:table-cell office:value-type="float" office:value="25.98457">
                <text:p>25.98457</text:p>
              </table:table-cell>
              <table:table-cell office:value-type="float" office:value="25.931647">
                <text:p>25.931647</text:p>
              </table:table-cell>
              <table:table-cell office:value-type="float" office:value="26.00615">
                <text:p>26.0061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513866">
                <text:p>25.513866</text:p>
              </table:table-cell>
              <table:table-cell office:value-type="float" office:value="25.577657">
                <text:p>25.577657</text:p>
              </table:table-cell>
              <table:table-cell office:value-type="float" office:value="25.407591">
                <text:p>25.407591</text:p>
              </table:table-cell>
              <table:table-cell office:value-type="float" office:value="25.446812">
                <text:p>25.446812</text:p>
              </table:table-cell>
              <table:table-cell office:value-type="float" office:value="25.37968">
                <text:p>25.37968</text:p>
              </table:table-cell>
              <table:table-cell office:value-type="float" office:value="25.463283">
                <text:p>25.463283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5.199994">
                <text:p>25.199994</text:p>
              </table:table-cell>
              <table:table-cell office:value-type="float" office:value="25.603475">
                <text:p>25.603475</text:p>
              </table:table-cell>
              <table:table-cell office:value-type="float" office:value="25.690328">
                <text:p>25.690328</text:p>
              </table:table-cell>
              <table:table-cell office:value-type="float" office:value="25.477388">
                <text:p>25.477388</text:p>
              </table:table-cell>
              <table:table-cell office:value-type="float" office:value="25.517558">
                <text:p>25.517558</text:p>
              </table:table-cell>
              <table:table-cell office:value-type="float" office:value="25.445525">
                <text:p>25.445525</text:p>
              </table:table-cell>
              <table:table-cell office:value-type="float" office:value="25.549317">
                <text:p>25.54931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95688">
                <text:p>25.95688</text:p>
              </table:table-cell>
              <table:table-cell office:value-type="float" office:value="26.095616">
                <text:p>26.095616</text:p>
              </table:table-cell>
              <table:table-cell office:value-type="float" office:value="25.830611">
                <text:p>25.830611</text:p>
              </table:table-cell>
              <table:table-cell office:value-type="float" office:value="25.890814">
                <text:p>25.890814</text:p>
              </table:table-cell>
              <table:table-cell office:value-type="float" office:value="25.808758">
                <text:p>25.808758</text:p>
              </table:table-cell>
              <table:table-cell office:value-type="float" office:value="25.923704">
                <text:p>25.92370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8.800006">
                <text:p>28.800006</text:p>
              </table:table-cell>
              <table:table-cell office:value-type="float" office:value="27.059982">
                <text:p>27.059982</text:p>
              </table:table-cell>
              <table:table-cell office:value-type="float" office:value="27.386022">
                <text:p>27.386022</text:p>
              </table:table-cell>
              <table:table-cell office:value-type="float" office:value="26.940226">
                <text:p>26.940226</text:p>
              </table:table-cell>
              <table:table-cell office:value-type="float" office:value="27.068744">
                <text:p>27.068744</text:p>
              </table:table-cell>
              <table:table-cell office:value-type="float" office:value="26.997738">
                <text:p>26.997738</text:p>
              </table:table-cell>
              <table:table-cell office:value-type="float" office:value="27.095251">
                <text:p>27.09525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30.399994">
                <text:p>30.399994</text:p>
              </table:table-cell>
              <table:table-cell office:value-type="float" office:value="29.226835">
                <text:p>29.226835</text:p>
              </table:table-cell>
              <table:table-cell office:value-type="float" office:value="29.405039">
                <text:p>29.405039</text:p>
              </table:table-cell>
              <table:table-cell office:value-type="float" office:value="29.02748">
                <text:p>29.02748</text:p>
              </table:table-cell>
              <table:table-cell office:value-type="float" office:value="29.152683">
                <text:p>29.152683</text:p>
              </table:table-cell>
              <table:table-cell office:value-type="float" office:value="29.108041">
                <text:p>29.108041</text:p>
              </table:table-cell>
              <table:table-cell office:value-type="float" office:value="29.175693">
                <text:p>29.17569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889548">
                <text:p>30.889548</text:p>
              </table:table-cell>
              <table:table-cell office:value-type="float" office:value="30.669757">
                <text:p>30.669757</text:p>
              </table:table-cell>
              <table:table-cell office:value-type="float" office:value="30.69486">
                <text:p>30.69486</text:p>
              </table:table-cell>
              <table:table-cell office:value-type="float" office:value="30.762512">
                <text:p>30.762512</text:p>
              </table:table-cell>
              <table:table-cell office:value-type="float" office:value="30.675711">
                <text:p>30.675711</text:p>
              </table:table-cell>
              <table:table-cell office:value-type="float" office:value="30.752619">
                <text:p>30.752619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30.299998">
                <text:p>30.299998</text:p>
              </table:table-cell>
              <table:table-cell office:value-type="float" office:value="31.027582">
                <text:p>31.027582</text:p>
              </table:table-cell>
              <table:table-cell office:value-type="float" office:value="30.755206">
                <text:p>30.755206</text:p>
              </table:table-cell>
              <table:table-cell office:value-type="float" office:value="31.004052">
                <text:p>31.004052</text:p>
              </table:table-cell>
              <table:table-cell office:value-type="float" office:value="31.017507">
                <text:p>31.017507</text:p>
              </table:table-cell>
              <table:table-cell office:value-type="float" office:value="30.954652">
                <text:p>30.954652</text:p>
              </table:table-cell>
              <table:table-cell office:value-type="float" office:value="31.003467">
                <text:p>31.0034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.599999">
                <text:p>30.599999</text:p>
              </table:table-cell>
              <table:table-cell office:value-type="float" office:value="30.11272">
                <text:p>30.11272</text:p>
              </table:table-cell>
              <table:table-cell office:value-type="float" office:value="30.04057">
                <text:p>30.04057</text:p>
              </table:table-cell>
              <table:table-cell office:value-type="float" office:value="30.169023">
                <text:p>30.169023</text:p>
              </table:table-cell>
              <table:table-cell office:value-type="float" office:value="30.083496">
                <text:p>30.083496</text:p>
              </table:table-cell>
              <table:table-cell office:value-type="float" office:value="30.103503">
                <text:p>30.103503</text:p>
              </table:table-cell>
              <table:table-cell office:value-type="float" office:value="30.099655">
                <text:p>30.09965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30.999996">
                <text:p>30.999996</text:p>
              </table:table-cell>
              <table:table-cell office:value-type="float" office:value="29.759432">
                <text:p>29.759432</text:p>
              </table:table-cell>
              <table:table-cell office:value-type="float" office:value="29.642744">
                <text:p>29.642744</text:p>
              </table:table-cell>
              <table:table-cell office:value-type="float" office:value="29.774694">
                <text:p>29.774694</text:p>
              </table:table-cell>
              <table:table-cell office:value-type="float" office:value="29.722915">
                <text:p>29.722915</text:p>
              </table:table-cell>
              <table:table-cell office:value-type="float" office:value="29.739438">
                <text:p>29.739438</text:p>
              </table:table-cell>
              <table:table-cell office:value-type="float" office:value="29.72961">
                <text:p>29.72961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30.800004">
                <text:p>30.800004</text:p>
              </table:table-cell>
              <table:table-cell office:value-type="float" office:value="29.608697">
                <text:p>29.608697</text:p>
              </table:table-cell>
              <table:table-cell office:value-type="float" office:value="29.488239">
                <text:p>29.488239</text:p>
              </table:table-cell>
              <table:table-cell office:value-type="float" office:value="29.645929">
                <text:p>29.645929</text:p>
              </table:table-cell>
              <table:table-cell office:value-type="float" office:value="29.601898">
                <text:p>29.601898</text:p>
              </table:table-cell>
              <table:table-cell office:value-type="float" office:value="29.650596">
                <text:p>29.650596</text:p>
              </table:table-cell>
              <table:table-cell office:value-type="float" office:value="29.576249">
                <text:p>29.57624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30.500003">
                <text:p>30.500003</text:p>
              </table:table-cell>
              <table:table-cell office:value-type="float" office:value="29.435667">
                <text:p>29.435667</text:p>
              </table:table-cell>
              <table:table-cell office:value-type="float" office:value="29.289534">
                <text:p>29.289534</text:p>
              </table:table-cell>
              <table:table-cell office:value-type="float" office:value="29.474797">
                <text:p>29.474797</text:p>
              </table:table-cell>
              <table:table-cell office:value-type="float" office:value="29.399345">
                <text:p>29.399345</text:p>
              </table:table-cell>
              <table:table-cell office:value-type="float" office:value="29.450604">
                <text:p>29.450604</text:p>
              </table:table-cell>
              <table:table-cell office:value-type="float" office:value="29.375685">
                <text:p>29.37568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9.999997">
                <text:p>29.999997</text:p>
              </table:table-cell>
              <table:table-cell office:value-type="float" office:value="29.342704">
                <text:p>29.342704</text:p>
              </table:table-cell>
              <table:table-cell office:value-type="float" office:value="29.192398">
                <text:p>29.192398</text:p>
              </table:table-cell>
              <table:table-cell office:value-type="float" office:value="29.378532">
                <text:p>29.378532</text:p>
              </table:table-cell>
              <table:table-cell office:value-type="float" office:value="29.308982">
                <text:p>29.308982</text:p>
              </table:table-cell>
              <table:table-cell office:value-type="float" office:value="29.330393">
                <text:p>29.330393</text:p>
              </table:table-cell>
              <table:table-cell office:value-type="float" office:value="29.291068">
                <text:p>29.291068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890356">
                <text:p>28.890356</text:p>
              </table:table-cell>
              <table:table-cell office:value-type="float" office:value="28.720004">
                <text:p>28.720004</text:p>
              </table:table-cell>
              <table:table-cell office:value-type="float" office:value="28.938573">
                <text:p>28.938573</text:p>
              </table:table-cell>
              <table:table-cell office:value-type="float" office:value="28.872338">
                <text:p>28.872338</text:p>
              </table:table-cell>
              <table:table-cell office:value-type="float" office:value="28.890044">
                <text:p>28.890044</text:p>
              </table:table-cell>
              <table:table-cell office:value-type="float" office:value="28.846052">
                <text:p>28.84605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.600004">
                <text:p>25.600004</text:p>
              </table:table-cell>
              <table:table-cell office:value-type="float" office:value="27.63362">
                <text:p>27.63362</text:p>
              </table:table-cell>
              <table:table-cell office:value-type="float" office:value="27.559156">
                <text:p>27.559156</text:p>
              </table:table-cell>
              <table:table-cell office:value-type="float" office:value="27.677209">
                <text:p>27.677209</text:p>
              </table:table-cell>
              <table:table-cell office:value-type="float" office:value="27.623545">
                <text:p>27.623545</text:p>
              </table:table-cell>
              <table:table-cell office:value-type="float" office:value="27.648726">
                <text:p>27.648726</text:p>
              </table:table-cell>
              <table:table-cell office:value-type="float" office:value="27.623233">
                <text:p>27.6232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583337">
                <text:p>26.583337</text:p>
              </table:table-cell>
              <table:table-cell office:value-type="float" office:value="26.66265">
                <text:p>26.66265</text:p>
              </table:table-cell>
              <table:table-cell office:value-type="float" office:value="26.402949">
                <text:p>26.402949</text:p>
              </table:table-cell>
              <table:table-cell office:value-type="float" office:value="26.563434">
                <text:p>26.563434</text:p>
              </table:table-cell>
              <table:table-cell office:value-type="float" office:value="26.532949">
                <text:p>26.532949</text:p>
              </table:table-cell>
              <table:table-cell office:value-type="float" office:value="26.607959">
                <text:p>26.607959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387934">
                <text:p>26.387934</text:p>
              </table:table-cell>
              <table:table-cell office:value-type="float" office:value="26.530141">
                <text:p>26.530141</text:p>
              </table:table-cell>
              <table:table-cell office:value-type="float" office:value="26.217933">
                <text:p>26.217933</text:p>
              </table:table-cell>
              <table:table-cell office:value-type="float" office:value="26.387063">
                <text:p>26.387063</text:p>
              </table:table-cell>
              <table:table-cell office:value-type="float" office:value="26.354381">
                <text:p>26.354381</text:p>
              </table:table-cell>
              <table:table-cell office:value-type="float" office:value="26.437061">
                <text:p>26.43706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9.099994">
                <text:p>29.099994</text:p>
              </table:table-cell>
              <table:table-cell office:value-type="float" office:value="26.741443">
                <text:p>26.741443</text:p>
              </table:table-cell>
              <table:table-cell office:value-type="float" office:value="26.82593">
                <text:p>26.82593</text:p>
              </table:table-cell>
              <table:table-cell office:value-type="float" office:value="26.861732">
                <text:p>26.861732</text:p>
              </table:table-cell>
              <table:table-cell office:value-type="float" office:value="26.813905">
                <text:p>26.813905</text:p>
              </table:table-cell>
              <table:table-cell office:value-type="float" office:value="26.79122">
                <text:p>26.79122</text:p>
              </table:table-cell>
              <table:table-cell office:value-type="float" office:value="26.772045">
                <text:p>26.7720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31.100005">
                <text:p>31.100005</text:p>
              </table:table-cell>
              <table:table-cell office:value-type="float" office:value="28.769495">
                <text:p>28.769495</text:p>
              </table:table-cell>
              <table:table-cell office:value-type="float" office:value="28.875042">
                <text:p>28.875042</text:p>
              </table:table-cell>
              <table:table-cell office:value-type="float" office:value="28.66491">
                <text:p>28.66491</text:p>
              </table:table-cell>
              <table:table-cell office:value-type="float" office:value="28.786096">
                <text:p>28.786096</text:p>
              </table:table-cell>
              <table:table-cell office:value-type="float" office:value="28.767727">
                <text:p>28.767727</text:p>
              </table:table-cell>
              <table:table-cell office:value-type="float" office:value="28.782352">
                <text:p>28.78235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29.099994">
                <text:p>29.099994</text:p>
              </table:table-cell>
              <table:table-cell office:value-type="float" office:value="31.192591">
                <text:p>31.192591</text:p>
              </table:table-cell>
              <table:table-cell office:value-type="float" office:value="31.048005">
                <text:p>31.048005</text:p>
              </table:table-cell>
              <table:table-cell office:value-type="float" office:value="31.011748">
                <text:p>31.011748</text:p>
              </table:table-cell>
              <table:table-cell office:value-type="float" office:value="31.09812">
                <text:p>31.09812</text:p>
              </table:table-cell>
              <table:table-cell office:value-type="float" office:value="31.017546">
                <text:p>31.017546</text:p>
              </table:table-cell>
              <table:table-cell office:value-type="float" office:value="31.091529">
                <text:p>31.09152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29.299999">
                <text:p>29.299999</text:p>
              </table:table-cell>
              <table:table-cell office:value-type="float" office:value="29.295176">
                <text:p>29.295176</text:p>
              </table:table-cell>
              <table:table-cell office:value-type="float" office:value="29.18374">
                <text:p>29.18374</text:p>
              </table:table-cell>
              <table:table-cell office:value-type="float" office:value="29.489851">
                <text:p>29.489851</text:p>
              </table:table-cell>
              <table:table-cell office:value-type="float" office:value="29.345421">
                <text:p>29.345421</text:p>
              </table:table-cell>
              <table:table-cell office:value-type="float" office:value="29.387749">
                <text:p>29.387749</text:p>
              </table:table-cell>
              <table:table-cell office:value-type="float" office:value="29.346552">
                <text:p>29.34655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29.500004">
                <text:p>29.500004</text:p>
              </table:table-cell>
              <table:table-cell office:value-type="float" office:value="28.986075">
                <text:p>28.986075</text:p>
              </table:table-cell>
              <table:table-cell office:value-type="float" office:value="28.94324">
                <text:p>28.94324</text:p>
              </table:table-cell>
              <table:table-cell office:value-type="float" office:value="28.960023">
                <text:p>28.960023</text:p>
              </table:table-cell>
              <table:table-cell office:value-type="float" office:value="28.888211">
                <text:p>28.888211</text:p>
              </table:table-cell>
              <table:table-cell office:value-type="float" office:value="28.882491">
                <text:p>28.882491</text:p>
              </table:table-cell>
              <table:table-cell office:value-type="float" office:value="28.919749">
                <text:p>28.91974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32.2">
                <text:p>32.2</text:p>
              </table:table-cell>
              <table:table-cell office:value-type="float" office:value="28.777412">
                <text:p>28.777412</text:p>
              </table:table-cell>
              <table:table-cell office:value-type="float" office:value="28.681147">
                <text:p>28.681147</text:p>
              </table:table-cell>
              <table:table-cell office:value-type="float" office:value="28.818622">
                <text:p>28.818622</text:p>
              </table:table-cell>
              <table:table-cell office:value-type="float" office:value="28.784133">
                <text:p>28.784133</text:p>
              </table:table-cell>
              <table:table-cell office:value-type="float" office:value="28.820104">
                <text:p>28.820104</text:p>
              </table:table-cell>
              <table:table-cell office:value-type="float" office:value="28.765439">
                <text:p>28.76543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32.400005">
                <text:p>32.400005</text:p>
              </table:table-cell>
              <table:table-cell office:value-type="float" office:value="30.075579">
                <text:p>30.075579</text:p>
              </table:table-cell>
              <table:table-cell office:value-type="float" office:value="29.885415">
                <text:p>29.885415</text:p>
              </table:table-cell>
              <table:table-cell office:value-type="float" office:value="30.088423">
                <text:p>30.088423</text:p>
              </table:table-cell>
              <table:table-cell office:value-type="float" office:value="29.989194">
                <text:p>29.989194</text:p>
              </table:table-cell>
              <table:table-cell office:value-type="float" office:value="30.139214">
                <text:p>30.139214</text:p>
              </table:table-cell>
              <table:table-cell office:value-type="float" office:value="30.028844">
                <text:p>30.02884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31.500002">
                <text:p>31.500002</text:p>
              </table:table-cell>
              <table:table-cell office:value-type="float" office:value="31.384536">
                <text:p>31.384536</text:p>
              </table:table-cell>
              <table:table-cell office:value-type="float" office:value="31.364607">
                <text:p>31.364607</text:p>
              </table:table-cell>
              <table:table-cell office:value-type="float" office:value="31.311515">
                <text:p>31.311515</text:p>
              </table:table-cell>
              <table:table-cell office:value-type="float" office:value="31.409561">
                <text:p>31.409561</text:p>
              </table:table-cell>
              <table:table-cell office:value-type="float" office:value="31.433039">
                <text:p>31.433039</text:p>
              </table:table-cell>
              <table:table-cell office:value-type="float" office:value="31.379128">
                <text:p>31.379128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9.699996">
                <text:p>29.699996</text:p>
              </table:table-cell>
              <table:table-cell office:value-type="float" office:value="30.487926">
                <text:p>30.487926</text:p>
              </table:table-cell>
              <table:table-cell office:value-type="float" office:value="30.408873">
                <text:p>30.408873</text:p>
              </table:table-cell>
              <table:table-cell office:value-type="float" office:value="30.510572">
                <text:p>30.510572</text:p>
              </table:table-cell>
              <table:table-cell office:value-type="float" office:value="30.445949">
                <text:p>30.445949</text:p>
              </table:table-cell>
              <table:table-cell office:value-type="float" office:value="30.467451">
                <text:p>30.467451</text:p>
              </table:table-cell>
              <table:table-cell office:value-type="float" office:value="30.432429">
                <text:p>30.43242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8.399996">
                <text:p>28.399996</text:p>
              </table:table-cell>
              <table:table-cell office:value-type="float" office:value="28.921556">
                <text:p>28.921556</text:p>
              </table:table-cell>
              <table:table-cell office:value-type="float" office:value="28.754025">
                <text:p>28.754025</text:p>
              </table:table-cell>
              <table:table-cell office:value-type="float" office:value="29.049957">
                <text:p>29.049957</text:p>
              </table:table-cell>
              <table:table-cell office:value-type="float" office:value="28.960868">
                <text:p>28.960868</text:p>
              </table:table-cell>
              <table:table-cell office:value-type="float" office:value="28.90606">
                <text:p>28.90606</text:p>
              </table:table-cell>
              <table:table-cell office:value-type="float" office:value="28.895959">
                <text:p>28.89595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27.699998">
                <text:p>27.699998</text:p>
              </table:table-cell>
              <table:table-cell office:value-type="float" office:value="27.876967">
                <text:p>27.876967</text:p>
              </table:table-cell>
              <table:table-cell office:value-type="float" office:value="27.806416">
                <text:p>27.806416</text:p>
              </table:table-cell>
              <table:table-cell office:value-type="float" office:value="27.840697">
                <text:p>27.840697</text:p>
              </table:table-cell>
              <table:table-cell office:value-type="float" office:value="27.928512">
                <text:p>27.928512</text:p>
              </table:table-cell>
              <table:table-cell office:value-type="float" office:value="27.910312">
                <text:p>27.910312</text:p>
              </table:table-cell>
              <table:table-cell office:value-type="float" office:value="27.880022">
                <text:p>27.88002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.500006">
                <text:p>27.500006</text:p>
              </table:table-cell>
              <table:table-cell office:value-type="float" office:value="27.309231">
                <text:p>27.309231</text:p>
              </table:table-cell>
              <table:table-cell office:value-type="float" office:value="27.276822">
                <text:p>27.276822</text:p>
              </table:table-cell>
              <table:table-cell office:value-type="float" office:value="27.243984">
                <text:p>27.243984</text:p>
              </table:table-cell>
              <table:table-cell office:value-type="float" office:value="27.32591">
                <text:p>27.32591</text:p>
              </table:table-cell>
              <table:table-cell office:value-type="float" office:value="27.366769">
                <text:p>27.366769</text:p>
              </table:table-cell>
              <table:table-cell office:value-type="float" office:value="27.330707">
                <text:p>27.33070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26.699999">
                <text:p>26.699999</text:p>
              </table:table-cell>
              <table:table-cell office:value-type="float" office:value="26.98544">
                <text:p>26.98544</text:p>
              </table:table-cell>
              <table:table-cell office:value-type="float" office:value="26.956775">
                <text:p>26.956775</text:p>
              </table:table-cell>
              <table:table-cell office:value-type="float" office:value="26.973675">
                <text:p>26.973675</text:p>
              </table:table-cell>
              <table:table-cell office:value-type="float" office:value="26.98544">
                <text:p>26.98544</text:p>
              </table:table-cell>
              <table:table-cell office:value-type="float" office:value="27.02431">
                <text:p>27.02431</text:p>
              </table:table-cell>
              <table:table-cell office:value-type="float" office:value="27.00052">
                <text:p>27.00052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68149">
                <text:p>26.668149</text:p>
              </table:table-cell>
              <table:table-cell office:value-type="float" office:value="26.59765">
                <text:p>26.59765</text:p>
              </table:table-cell>
              <table:table-cell office:value-type="float" office:value="26.657073">
                <text:p>26.657073</text:p>
              </table:table-cell>
              <table:table-cell office:value-type="float" office:value="26.658217">
                <text:p>26.658217</text:p>
              </table:table-cell>
              <table:table-cell office:value-type="float" office:value="26.649624">
                <text:p>26.649624</text:p>
              </table:table-cell>
              <table:table-cell office:value-type="float" office:value="26.665679">
                <text:p>26.66567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000819">
                <text:p>27.000819</text:p>
              </table:table-cell>
              <table:table-cell office:value-type="float" office:value="26.95788">
                <text:p>26.95788</text:p>
              </table:table-cell>
              <table:table-cell office:value-type="float" office:value="26.98661">
                <text:p>26.98661</text:p>
              </table:table-cell>
              <table:table-cell office:value-type="float" office:value="26.999402">
                <text:p>26.999402</text:p>
              </table:table-cell>
              <table:table-cell office:value-type="float" office:value="26.965342">
                <text:p>26.965342</text:p>
              </table:table-cell>
              <table:table-cell office:value-type="float" office:value="26.979772">
                <text:p>26.97977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847861">
                <text:p>26.847861</text:p>
              </table:table-cell>
              <table:table-cell office:value-type="float" office:value="26.71309">
                <text:p>26.71309</text:p>
              </table:table-cell>
              <table:table-cell office:value-type="float" office:value="26.831533">
                <text:p>26.831533</text:p>
              </table:table-cell>
              <table:table-cell office:value-type="float" office:value="26.822121">
                <text:p>26.822121</text:p>
              </table:table-cell>
              <table:table-cell office:value-type="float" office:value="26.776985">
                <text:p>26.776985</text:p>
              </table:table-cell>
              <table:table-cell office:value-type="float" office:value="26.801529">
                <text:p>26.80152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4549">
                <text:p>26.64549</text:p>
              </table:table-cell>
              <table:table-cell office:value-type="float" office:value="26.602122">
                <text:p>26.602122</text:p>
              </table:table-cell>
              <table:table-cell office:value-type="float" office:value="26.615174">
                <text:p>26.615174</text:p>
              </table:table-cell>
              <table:table-cell office:value-type="float" office:value="26.636754">
                <text:p>26.636754</text:p>
              </table:table-cell>
              <table:table-cell office:value-type="float" office:value="26.579619">
                <text:p>26.579619</text:p>
              </table:table-cell>
              <table:table-cell office:value-type="float" office:value="26.615213">
                <text:p>26.615213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26.499994">
                <text:p>26.499994</text:p>
              </table:table-cell>
              <table:table-cell office:value-type="float" office:value="26.782068">
                <text:p>26.782068</text:p>
              </table:table-cell>
              <table:table-cell office:value-type="float" office:value="26.719317">
                <text:p>26.719317</text:p>
              </table:table-cell>
              <table:table-cell office:value-type="float" office:value="26.738492">
                <text:p>26.738492</text:p>
              </table:table-cell>
              <table:table-cell office:value-type="float" office:value="26.74429">
                <text:p>26.74429</text:p>
              </table:table-cell>
              <table:table-cell office:value-type="float" office:value="26.702196">
                <text:p>26.702196</text:p>
              </table:table-cell>
              <table:table-cell office:value-type="float" office:value="26.736347">
                <text:p>26.73634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694877">
                <text:p>26.694877</text:p>
              </table:table-cell>
              <table:table-cell office:value-type="float" office:value="26.662819">
                <text:p>26.662819</text:p>
              </table:table-cell>
              <table:table-cell office:value-type="float" office:value="26.661636">
                <text:p>26.661636</text:p>
              </table:table-cell>
              <table:table-cell office:value-type="float" office:value="26.686947">
                <text:p>26.686947</text:p>
              </table:table-cell>
              <table:table-cell office:value-type="float" office:value="26.62807">
                <text:p>26.62807</text:p>
              </table:table-cell>
              <table:table-cell office:value-type="float" office:value="26.662325">
                <text:p>26.66232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698972">
                <text:p>26.698972</text:p>
              </table:table-cell>
              <table:table-cell office:value-type="float" office:value="26.6412">
                <text:p>26.6412</text:p>
              </table:table-cell>
              <table:table-cell office:value-type="float" office:value="26.65329">
                <text:p>26.65329</text:p>
              </table:table-cell>
              <table:table-cell office:value-type="float" office:value="26.670424">
                <text:p>26.670424</text:p>
              </table:table-cell>
              <table:table-cell office:value-type="float" office:value="26.611196">
                <text:p>26.611196</text:p>
              </table:table-cell>
              <table:table-cell office:value-type="float" office:value="26.65771">
                <text:p>26.65771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39966">
                <text:p>26.39966</text:p>
              </table:table-cell>
              <table:table-cell office:value-type="float" office:value="26.345853">
                <text:p>26.345853</text:p>
              </table:table-cell>
              <table:table-cell office:value-type="float" office:value="26.349025">
                <text:p>26.349025</text:p>
              </table:table-cell>
              <table:table-cell office:value-type="float" office:value="26.363676">
                <text:p>26.363676</text:p>
              </table:table-cell>
              <table:table-cell office:value-type="float" office:value="26.298312">
                <text:p>26.298312</text:p>
              </table:table-cell>
              <table:table-cell office:value-type="float" office:value="26.357319">
                <text:p>26.35731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363039">
                <text:p>26.363039</text:p>
              </table:table-cell>
              <table:table-cell office:value-type="float" office:value="26.357254">
                <text:p>26.357254</text:p>
              </table:table-cell>
              <table:table-cell office:value-type="float" office:value="26.307828">
                <text:p>26.307828</text:p>
              </table:table-cell>
              <table:table-cell office:value-type="float" office:value="26.328771">
                <text:p>26.328771</text:p>
              </table:table-cell>
              <table:table-cell office:value-type="float" office:value="26.271246">
                <text:p>26.271246</text:p>
              </table:table-cell>
              <table:table-cell office:value-type="float" office:value="26.323116">
                <text:p>26.32311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6.900004">
                <text:p>26.900004</text:p>
              </table:table-cell>
              <table:table-cell office:value-type="float" office:value="27.18512">
                <text:p>27.18512</text:p>
              </table:table-cell>
              <table:table-cell office:value-type="float" office:value="27.329641">
                <text:p>27.329641</text:p>
              </table:table-cell>
              <table:table-cell office:value-type="float" office:value="27.159978">
                <text:p>27.159978</text:p>
              </table:table-cell>
              <table:table-cell office:value-type="float" office:value="27.209781">
                <text:p>27.209781</text:p>
              </table:table-cell>
              <table:table-cell office:value-type="float" office:value="27.174096">
                <text:p>27.174096</text:p>
              </table:table-cell>
              <table:table-cell office:value-type="float" office:value="27.191334">
                <text:p>27.191334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386542">
                <text:p>27.386542</text:p>
              </table:table-cell>
              <table:table-cell office:value-type="float" office:value="27.401258">
                <text:p>27.401258</text:p>
              </table:table-cell>
              <table:table-cell office:value-type="float" office:value="27.319605">
                <text:p>27.319605</text:p>
              </table:table-cell>
              <table:table-cell office:value-type="float" office:value="27.371956">
                <text:p>27.371956</text:p>
              </table:table-cell>
              <table:table-cell office:value-type="float" office:value="27.327535">
                <text:p>27.327535</text:p>
              </table:table-cell>
              <table:table-cell office:value-type="float" office:value="27.371787">
                <text:p>27.37178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6.200006">
                <text:p>26.200006</text:p>
              </table:table-cell>
              <table:table-cell office:value-type="float" office:value="27.007956">
                <text:p>27.007956</text:p>
              </table:table-cell>
              <table:table-cell office:value-type="float" office:value="27.013832">
                <text:p>27.013832</text:p>
              </table:table-cell>
              <table:table-cell office:value-type="float" office:value="26.963483">
                <text:p>26.963483</text:p>
              </table:table-cell>
              <table:table-cell office:value-type="float" office:value="26.97543">
                <text:p>26.97543</text:p>
              </table:table-cell>
              <table:table-cell office:value-type="float" office:value="26.936365">
                <text:p>26.936365</text:p>
              </table:table-cell>
              <table:table-cell office:value-type="float" office:value="26.984335">
                <text:p>26.98433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5.799996">
                <text:p>25.799996</text:p>
              </table:table-cell>
              <table:table-cell office:value-type="float" office:value="26.785734">
                <text:p>26.785734</text:p>
              </table:table-cell>
              <table:table-cell office:value-type="float" office:value="26.729574">
                <text:p>26.729574</text:p>
              </table:table-cell>
              <table:table-cell office:value-type="float" office:value="26.732148">
                <text:p>26.732148</text:p>
              </table:table-cell>
              <table:table-cell office:value-type="float" office:value="26.728222">
                <text:p>26.728222</text:p>
              </table:table-cell>
              <table:table-cell office:value-type="float" office:value="26.692147">
                <text:p>26.692147</text:p>
              </table:table-cell>
              <table:table-cell office:value-type="float" office:value="26.737036">
                <text:p>26.73703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5.199994">
                <text:p>25.199994</text:p>
              </table:table-cell>
              <table:table-cell office:value-type="float" office:value="26.252344">
                <text:p>26.252344</text:p>
              </table:table-cell>
              <table:table-cell office:value-type="float" office:value="26.220065">
                <text:p>26.220065</text:p>
              </table:table-cell>
              <table:table-cell office:value-type="float" office:value="26.205206">
                <text:p>26.205206</text:p>
              </table:table-cell>
              <table:table-cell office:value-type="float" office:value="26.224303">
                <text:p>26.224303</text:p>
              </table:table-cell>
              <table:table-cell office:value-type="float" office:value="26.170795">
                <text:p>26.170795</text:p>
              </table:table-cell>
              <table:table-cell office:value-type="float" office:value="26.218544">
                <text:p>26.218544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888552">
                <text:p>25.888552</text:p>
              </table:table-cell>
              <table:table-cell office:value-type="float" office:value="25.894051">
                <text:p>25.894051</text:p>
              </table:table-cell>
              <table:table-cell office:value-type="float" office:value="25.821836">
                <text:p>25.821836</text:p>
              </table:table-cell>
              <table:table-cell office:value-type="float" office:value="25.845756">
                <text:p>25.845756</text:p>
              </table:table-cell>
              <table:table-cell office:value-type="float" office:value="25.795719">
                <text:p>25.795719</text:p>
              </table:table-cell>
              <table:table-cell office:value-type="float" office:value="25.85522">
                <text:p>25.8552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657555">
                <text:p>25.657555</text:p>
              </table:table-cell>
              <table:table-cell office:value-type="float" office:value="25.729445">
                <text:p>25.729445</text:p>
              </table:table-cell>
              <table:table-cell office:value-type="float" office:value="25.572392">
                <text:p>25.572392</text:p>
              </table:table-cell>
              <table:table-cell office:value-type="float" office:value="25.607011">
                <text:p>25.607011</text:p>
              </table:table-cell>
              <table:table-cell office:value-type="float" office:value="25.557">
                <text:p>25.557</text:p>
              </table:table-cell>
              <table:table-cell office:value-type="float" office:value="25.621337">
                <text:p>25.621337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4.900006">
                <text:p>24.900006</text:p>
              </table:table-cell>
              <table:table-cell office:value-type="float" office:value="25.774126">
                <text:p>25.774126</text:p>
              </table:table-cell>
              <table:table-cell office:value-type="float" office:value="25.870326">
                <text:p>25.870326</text:p>
              </table:table-cell>
              <table:table-cell office:value-type="float" office:value="25.684699">
                <text:p>25.684699</text:p>
              </table:table-cell>
              <table:table-cell office:value-type="float" office:value="25.725116">
                <text:p>25.725116</text:p>
              </table:table-cell>
              <table:table-cell office:value-type="float" office:value="25.659128">
                <text:p>25.659128</text:p>
              </table:table-cell>
              <table:table-cell office:value-type="float" office:value="25.732682">
                <text:p>25.732682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6.699999">
                <text:p>26.699999</text:p>
              </table:table-cell>
              <table:table-cell office:value-type="float" office:value="25.784253">
                <text:p>25.784253</text:p>
              </table:table-cell>
              <table:table-cell office:value-type="float" office:value="25.827205">
                <text:p>25.827205</text:p>
              </table:table-cell>
              <table:table-cell office:value-type="float" office:value="25.656476">
                <text:p>25.656476</text:p>
              </table:table-cell>
              <table:table-cell office:value-type="float" office:value="25.702587">
                <text:p>25.702587</text:p>
              </table:table-cell>
              <table:table-cell office:value-type="float" office:value="25.613017">
                <text:p>25.613017</text:p>
              </table:table-cell>
              <table:table-cell office:value-type="float" office:value="25.728132">
                <text:p>25.72813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.699998">
                <text:p>27.699998</text:p>
              </table:table-cell>
              <table:table-cell office:value-type="float" office:value="26.814503">
                <text:p>26.814503</text:p>
              </table:table-cell>
              <table:table-cell office:value-type="float" office:value="27.12168">
                <text:p>27.12168</text:p>
              </table:table-cell>
              <table:table-cell office:value-type="float" office:value="26.759045">
                <text:p>26.759045</text:p>
              </table:table-cell>
              <table:table-cell office:value-type="float" office:value="26.843168">
                <text:p>26.843168</text:p>
              </table:table-cell>
              <table:table-cell office:value-type="float" office:value="26.785305">
                <text:p>26.785305</text:p>
              </table:table-cell>
              <table:table-cell office:value-type="float" office:value="26.856012">
                <text:p>26.85601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7.300001">
                <text:p>27.300001</text:p>
              </table:table-cell>
              <table:table-cell office:value-type="float" office:value="28.435057">
                <text:p>28.435057</text:p>
              </table:table-cell>
              <table:table-cell office:value-type="float" office:value="28.671566">
                <text:p>28.671566</text:p>
              </table:table-cell>
              <table:table-cell office:value-type="float" office:value="28.230593">
                <text:p>28.230593</text:p>
              </table:table-cell>
              <table:table-cell office:value-type="float" office:value="28.383304">
                <text:p>28.383304</text:p>
              </table:table-cell>
              <table:table-cell office:value-type="float" office:value="28.367561">
                <text:p>28.367561</text:p>
              </table:table-cell>
              <table:table-cell office:value-type="float" office:value="28.426295">
                <text:p>28.42629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27.399997">
                <text:p>27.399997</text:p>
              </table:table-cell>
              <table:table-cell office:value-type="float" office:value="27.955357">
                <text:p>27.955357</text:p>
              </table:table-cell>
              <table:table-cell office:value-type="float" office:value="28.036815">
                <text:p>28.036815</text:p>
              </table:table-cell>
              <table:table-cell office:value-type="float" office:value="27.874289">
                <text:p>27.874289</text:p>
              </table:table-cell>
              <table:table-cell office:value-type="float" office:value="27.917891">
                <text:p>27.917891</text:p>
              </table:table-cell>
              <table:table-cell office:value-type="float" office:value="27.923273">
                <text:p>27.923273</text:p>
              </table:table-cell>
              <table:table-cell office:value-type="float" office:value="27.977249">
                <text:p>27.9772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0.200002">
                <text:p>30.200002</text:p>
              </table:table-cell>
              <table:table-cell office:value-type="float" office:value="27.849381">
                <text:p>27.849381</text:p>
              </table:table-cell>
              <table:table-cell office:value-type="float" office:value="27.87542">
                <text:p>27.87542</text:p>
              </table:table-cell>
              <table:table-cell office:value-type="float" office:value="27.816465">
                <text:p>27.816465</text:p>
              </table:table-cell>
              <table:table-cell office:value-type="float" office:value="27.787618">
                <text:p>27.787618</text:p>
              </table:table-cell>
              <table:table-cell office:value-type="float" office:value="27.801047">
                <text:p>27.801047</text:p>
              </table:table-cell>
              <table:table-cell office:value-type="float" office:value="27.825578">
                <text:p>27.825578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1.899999">
                <text:p>31.899999</text:p>
              </table:table-cell>
              <table:table-cell office:value-type="float" office:value="29.58453">
                <text:p>29.58453</text:p>
              </table:table-cell>
              <table:table-cell office:value-type="float" office:value="29.724566">
                <text:p>29.724566</text:p>
              </table:table-cell>
              <table:table-cell office:value-type="float" office:value="29.563782">
                <text:p>29.563782</text:p>
              </table:table-cell>
              <table:table-cell office:value-type="float" office:value="29.569489">
                <text:p>29.569489</text:p>
              </table:table-cell>
              <table:table-cell office:value-type="float" office:value="29.615977">
                <text:p>29.615977</text:p>
              </table:table-cell>
              <table:table-cell office:value-type="float" office:value="29.602236">
                <text:p>29.6022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95cm" svg:y="0.316cm" chart:style-name="ch2">
          <text:p>Temperature simulation by ANN topology</text:p>
        </chart:title>
        <chart:legend chart:legend-position="end" svg:x="13.942cm" svg:y="2.707cm" style:legend-expansion="high" chart:style-name="ch3"/>
        <chart:plot-area chart:style-name="ch4" table:cell-range-address="Planilha1.A1:Planilha1.H51" chart:data-source-has-labels="both" svg:x="1.331cm" svg:y="1.275cm" svg:width="12.291cm" svg:height="6.564cm">
          <chartooo:coordinate-region svg:x="1.952cm" svg:y="1.474cm" svg:width="11.67cm" svg:height="5.574cm"/>
          <chart:axis chart:dimension="x" chart:name="primary-x" chart:style-name="ch5" chartooo:axis-type="auto">
            <chartooo:date-scale/>
            <chart:title svg:x="7.009cm" svg:y="8.019cm" chart:style-name="ch6">
              <text:p>Event</text:p>
            </chart:title>
            <chart:categories table:cell-range-address="Planilha1.A2:Planilha1.A51"/>
          </chart:axis>
          <chart:axis chart:dimension="y" chart:name="primary-y" chart:style-name="ch7">
            <chart:title svg:x="0.451cm" svg:y="5.778cm" chart:style-name="ch8">
              <text:p>Temperature (C)</text:p>
            </chart:title>
            <chart:grid chart:style-name="ch9" chart:class="major"/>
          </chart:axis>
          <chart:series chart:style-name="ch10" chart:values-cell-range-address="Planilha1.B2:Planilha1.B51" chart:label-cell-address="Planilha1.B1:Planilha1.B1" chart:class="chart:line">
            <chart:data-point chart:repeated="50"/>
          </chart:series>
          <chart:series chart:style-name="ch11" chart:values-cell-range-address="Planilha1.C2:Planilha1.C51" chart:label-cell-address="Planilha1.C1:Planilha1.C1" chart:class="chart:line">
            <chart:data-point chart:repeated="50"/>
          </chart:series>
          <chart:series chart:style-name="ch12" chart:values-cell-range-address="Planilha1.D2:Planilha1.D51" chart:label-cell-address="Planilha1.D1:Planilha1.D1" chart:class="chart:line">
            <chart:data-point chart:repeated="50"/>
          </chart:series>
          <chart:series chart:style-name="ch13" chart:values-cell-range-address="Planilha1.E2:Planilha1.E51" chart:label-cell-address="Planilha1.E1:Planilha1.E1" chart:class="chart:line">
            <chart:data-point chart:repeated="50"/>
          </chart:series>
          <chart:series chart:style-name="ch14" chart:values-cell-range-address="Planilha1.F2:Planilha1.F51" chart:label-cell-address="Planilha1.F1:Planilha1.F1" chart:class="chart:line">
            <chart:data-point chart:repeated="50"/>
          </chart:series>
          <chart:series chart:style-name="ch15" chart:values-cell-range-address="Planilha1.G2:Planilha1.G51" chart:label-cell-address="Planilha1.G1:Planilha1.G1" chart:class="chart:line">
            <chart:data-point chart:repeated="50"/>
          </chart:series>
          <chart:series chart:style-name="ch16" chart:values-cell-range-address="Planilha1.H2:Planilha1.H51" chart:label-cell-address="Planilha1.H1:Planilha1.H1" chart:class="chart:line">
            <chart:data-point chart:repeated="5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Planilha1.B1:Planilha1.B1</svg:desc>
                </draw:g>
              </table:table-cell>
              <table:table-cell office:value-type="string">
                <text:p>MLP</text:p>
                <draw:g>
                  <svg:desc>Planilha1.C1:Planilha1.C1</svg:desc>
                </draw:g>
              </table:table-cell>
              <table:table-cell office:value-type="string">
                <text:p>CP</text:p>
                <draw:g>
                  <svg:desc>Planilha1.D1:Planilha1.D1</svg:desc>
                </draw:g>
              </table:table-cell>
              <table:table-cell office:value-type="string">
                <text:p>RD</text:p>
                <draw:g>
                  <svg:desc>Planilha1.E1:Planilha1.E1</svg:desc>
                </draw:g>
              </table:table-cell>
              <table:table-cell office:value-type="string">
                <text:p>SF</text:p>
                <draw:g>
                  <svg:desc>Planilha1.F1:Planilha1.F1</svg:desc>
                </draw:g>
              </table:table-cell>
              <table:table-cell office:value-type="string">
                <text:p>SW</text:p>
                <draw:g>
                  <svg:desc>Planilha1.G1:Planilha1.G1</svg:desc>
                </draw:g>
              </table:table-cell>
              <table:table-cell office:value-type="string">
                <text:p>HY</text:p>
                <draw:g>
                  <svg:desc>Planilha1.H1:Planilha1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lanilha1.A2:Planilha1.A51</svg:desc>
                </draw:g>
              </table:table-cell>
              <table:table-cell office:value-type="float" office:value="26.099997">
                <text:p>26.099997</text:p>
                <draw:g>
                  <svg:desc>Planilha1.B2:Planilha1.B51</svg:desc>
                </draw:g>
              </table:table-cell>
              <table:table-cell office:value-type="float" office:value="26.647089">
                <text:p>26.647089</text:p>
                <draw:g>
                  <svg:desc>Planilha1.C2:Planilha1.C51</svg:desc>
                </draw:g>
              </table:table-cell>
              <table:table-cell office:value-type="float" office:value="26.688676">
                <text:p>26.688676</text:p>
                <draw:g>
                  <svg:desc>Planilha1.D2:Planilha1.D51</svg:desc>
                </draw:g>
              </table:table-cell>
              <table:table-cell office:value-type="float" office:value="26.580672">
                <text:p>26.580672</text:p>
                <draw:g>
                  <svg:desc>Planilha1.E2:Planilha1.E51</svg:desc>
                </draw:g>
              </table:table-cell>
              <table:table-cell office:value-type="float" office:value="26.622506">
                <text:p>26.622506</text:p>
                <draw:g>
                  <svg:desc>Planilha1.F2:Planilha1.F51</svg:desc>
                </draw:g>
              </table:table-cell>
              <table:table-cell office:value-type="float" office:value="26.564578">
                <text:p>26.564578</text:p>
                <draw:g>
                  <svg:desc>Planilha1.G2:Planilha1.G51</svg:desc>
                </draw:g>
              </table:table-cell>
              <table:table-cell office:value-type="float" office:value="26.620556">
                <text:p>26.620556</text:p>
                <draw:g>
                  <svg:desc>Planilha1.H2:Planilha1.H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.200005">
                <text:p>27.200005</text:p>
              </table:table-cell>
              <table:table-cell office:value-type="float" office:value="26.610689">
                <text:p>26.610689</text:p>
              </table:table-cell>
              <table:table-cell office:value-type="float" office:value="26.6217">
                <text:p>26.6217</text:p>
              </table:table-cell>
              <table:table-cell office:value-type="float" office:value="26.539488">
                <text:p>26.539488</text:p>
              </table:table-cell>
              <table:table-cell office:value-type="float" office:value="26.582297">
                <text:p>26.582297</text:p>
              </table:table-cell>
              <table:table-cell office:value-type="float" office:value="26.511837">
                <text:p>26.511837</text:p>
              </table:table-cell>
              <table:table-cell office:value-type="float" office:value="26.581062">
                <text:p>26.5810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8.500005">
                <text:p>28.500005</text:p>
              </table:table-cell>
              <table:table-cell office:value-type="float" office:value="27.381472">
                <text:p>27.381472</text:p>
              </table:table-cell>
              <table:table-cell office:value-type="float" office:value="27.552279">
                <text:p>27.552279</text:p>
              </table:table-cell>
              <table:table-cell office:value-type="float" office:value="27.325286">
                <text:p>27.325286</text:p>
              </table:table-cell>
              <table:table-cell office:value-type="float" office:value="27.380406">
                <text:p>27.380406</text:p>
              </table:table-cell>
              <table:table-cell office:value-type="float" office:value="27.36816">
                <text:p>27.36816</text:p>
              </table:table-cell>
              <table:table-cell office:value-type="float" office:value="27.388752">
                <text:p>27.388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100006">
                <text:p>30.100006</text:p>
              </table:table-cell>
              <table:table-cell office:value-type="float" office:value="28.721356">
                <text:p>28.721356</text:p>
              </table:table-cell>
              <table:table-cell office:value-type="float" office:value="28.920399">
                <text:p>28.920399</text:p>
              </table:table-cell>
              <table:table-cell office:value-type="float" office:value="28.612104">
                <text:p>28.612104</text:p>
              </table:table-cell>
              <table:table-cell office:value-type="float" office:value="28.708694">
                <text:p>28.708694</text:p>
              </table:table-cell>
              <table:table-cell office:value-type="float" office:value="28.742065">
                <text:p>28.742065</text:p>
              </table:table-cell>
              <table:table-cell office:value-type="float" office:value="28.733615">
                <text:p>28.73361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.9">
                <text:p>30.9</text:p>
              </table:table-cell>
              <table:table-cell office:value-type="float" office:value="30.197454">
                <text:p>30.197454</text:p>
              </table:table-cell>
              <table:table-cell office:value-type="float" office:value="30.253328">
                <text:p>30.253328</text:p>
              </table:table-cell>
              <table:table-cell office:value-type="float" office:value="30.031678">
                <text:p>30.031678</text:p>
              </table:table-cell>
              <table:table-cell office:value-type="float" office:value="30.136276">
                <text:p>30.136276</text:p>
              </table:table-cell>
              <table:table-cell office:value-type="float" office:value="30.162185">
                <text:p>30.162185</text:p>
              </table:table-cell>
              <table:table-cell office:value-type="float" office:value="30.160989">
                <text:p>30.16098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0.800004">
                <text:p>30.800004</text:p>
              </table:table-cell>
              <table:table-cell office:value-type="float" office:value="30.991091">
                <text:p>30.991091</text:p>
              </table:table-cell>
              <table:table-cell office:value-type="float" office:value="30.853109">
                <text:p>30.853109</text:p>
              </table:table-cell>
              <table:table-cell office:value-type="float" office:value="30.885297">
                <text:p>30.885297</text:p>
              </table:table-cell>
              <table:table-cell office:value-type="float" office:value="30.952416">
                <text:p>30.952416</text:p>
              </table:table-cell>
              <table:table-cell office:value-type="float" office:value="30.931837">
                <text:p>30.931837</text:p>
              </table:table-cell>
              <table:table-cell office:value-type="float" office:value="30.954015">
                <text:p>30.9540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.100005">
                <text:p>31.100005</text:p>
              </table:table-cell>
              <table:table-cell office:value-type="float" office:value="30.513679">
                <text:p>30.513679</text:p>
              </table:table-cell>
              <table:table-cell office:value-type="float" office:value="30.458299">
                <text:p>30.458299</text:p>
              </table:table-cell>
              <table:table-cell office:value-type="float" office:value="30.505346">
                <text:p>30.505346</text:p>
              </table:table-cell>
              <table:table-cell office:value-type="float" office:value="30.485742">
                <text:p>30.485742</text:p>
              </table:table-cell>
              <table:table-cell office:value-type="float" office:value="30.515031">
                <text:p>30.515031</text:p>
              </table:table-cell>
              <table:table-cell office:value-type="float" office:value="30.503682">
                <text:p>30.5036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999996">
                <text:p>30.999996</text:p>
              </table:table-cell>
              <table:table-cell office:value-type="float" office:value="30.273387">
                <text:p>30.273387</text:p>
              </table:table-cell>
              <table:table-cell office:value-type="float" office:value="30.185468">
                <text:p>30.185468</text:p>
              </table:table-cell>
              <table:table-cell office:value-type="float" office:value="30.280251">
                <text:p>30.280251</text:p>
              </table:table-cell>
              <table:table-cell office:value-type="float" office:value="30.244358">
                <text:p>30.244358</text:p>
              </table:table-cell>
              <table:table-cell office:value-type="float" office:value="30.266042">
                <text:p>30.266042</text:p>
              </table:table-cell>
              <table:table-cell office:value-type="float" office:value="30.253302">
                <text:p>30.25330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.599998">
                <text:p>31.599998</text:p>
              </table:table-cell>
              <table:table-cell office:value-type="float" office:value="29.727179">
                <text:p>29.727179</text:p>
              </table:table-cell>
              <table:table-cell office:value-type="float" office:value="29.604251">
                <text:p>29.604251</text:p>
              </table:table-cell>
              <table:table-cell office:value-type="float" office:value="29.777424">
                <text:p>29.777424</text:p>
              </table:table-cell>
              <table:table-cell office:value-type="float" office:value="29.721849">
                <text:p>29.721849</text:p>
              </table:table-cell>
              <table:table-cell office:value-type="float" office:value="29.751983">
                <text:p>29.751983</text:p>
              </table:table-cell>
              <table:table-cell office:value-type="float" office:value="29.69399">
                <text:p>29.693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399995">
                <text:p>29.399995</text:p>
              </table:table-cell>
              <table:table-cell office:value-type="float" office:value="29.94489">
                <text:p>29.94489</text:p>
              </table:table-cell>
              <table:table-cell office:value-type="float" office:value="29.812771">
                <text:p>29.812771</text:p>
              </table:table-cell>
              <table:table-cell office:value-type="float" office:value="29.965547">
                <text:p>29.965547</text:p>
              </table:table-cell>
              <table:table-cell office:value-type="float" office:value="29.922738">
                <text:p>29.922738</text:p>
              </table:table-cell>
              <table:table-cell office:value-type="float" office:value="29.963584">
                <text:p>29.963584</text:p>
              </table:table-cell>
              <table:table-cell office:value-type="float" office:value="29.899169">
                <text:p>29.89916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.699997">
                <text:p>28.699997</text:p>
              </table:table-cell>
              <table:table-cell office:value-type="float" office:value="28.385072">
                <text:p>28.385072</text:p>
              </table:table-cell>
              <table:table-cell office:value-type="float" office:value="28.3052">
                <text:p>28.3052</text:p>
              </table:table-cell>
              <table:table-cell office:value-type="float" office:value="28.553266">
                <text:p>28.553266</text:p>
              </table:table-cell>
              <table:table-cell office:value-type="float" office:value="28.400243">
                <text:p>28.400243</text:p>
              </table:table-cell>
              <table:table-cell office:value-type="float" office:value="28.449045">
                <text:p>28.449045</text:p>
              </table:table-cell>
              <table:table-cell office:value-type="float" office:value="28.370343">
                <text:p>28.3703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.600002">
                <text:p>27.600002</text:p>
              </table:table-cell>
              <table:table-cell office:value-type="float" office:value="28.103583">
                <text:p>28.103583</text:p>
              </table:table-cell>
              <table:table-cell office:value-type="float" office:value="28.012726">
                <text:p>28.012726</text:p>
              </table:table-cell>
              <table:table-cell office:value-type="float" office:value="28.056679">
                <text:p>28.056679</text:p>
              </table:table-cell>
              <table:table-cell office:value-type="float" office:value="28.082627">
                <text:p>28.082627</text:p>
              </table:table-cell>
              <table:table-cell office:value-type="float" office:value="28.049087">
                <text:p>28.049087</text:p>
              </table:table-cell>
              <table:table-cell office:value-type="float" office:value="28.07575">
                <text:p>28.07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799995">
                <text:p>26.799995</text:p>
              </table:table-cell>
              <table:table-cell office:value-type="float" office:value="27.439387">
                <text:p>27.439387</text:p>
              </table:table-cell>
              <table:table-cell office:value-type="float" office:value="27.434512">
                <text:p>27.434512</text:p>
              </table:table-cell>
              <table:table-cell office:value-type="float" office:value="27.387257">
                <text:p>27.387257</text:p>
              </table:table-cell>
              <table:table-cell office:value-type="float" office:value="27.459446">
                <text:p>27.459446</text:p>
              </table:table-cell>
              <table:table-cell office:value-type="float" office:value="27.468663">
                <text:p>27.468663</text:p>
              </table:table-cell>
              <table:table-cell office:value-type="float" office:value="27.451438">
                <text:p>27.4514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799995">
                <text:p>26.799995</text:p>
              </table:table-cell>
              <table:table-cell office:value-type="float" office:value="26.661415">
                <text:p>26.661415</text:p>
              </table:table-cell>
              <table:table-cell office:value-type="float" office:value="26.696788">
                <text:p>26.696788</text:p>
              </table:table-cell>
              <table:table-cell office:value-type="float" office:value="26.60987">
                <text:p>26.60987</text:p>
              </table:table-cell>
              <table:table-cell office:value-type="float" office:value="26.653836">
                <text:p>26.653836</text:p>
              </table:table-cell>
              <table:table-cell office:value-type="float" office:value="26.688793">
                <text:p>26.688793</text:p>
              </table:table-cell>
              <table:table-cell office:value-type="float" office:value="26.691874">
                <text:p>26.6918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26.746955">
                <text:p>26.746955</text:p>
              </table:table-cell>
              <table:table-cell office:value-type="float" office:value="26.747085">
                <text:p>26.747085</text:p>
              </table:table-cell>
              <table:table-cell office:value-type="float" office:value="26.712817">
                <text:p>26.712817</text:p>
              </table:table-cell>
              <table:table-cell office:value-type="float" office:value="26.74728">
                <text:p>26.74728</text:p>
              </table:table-cell>
              <table:table-cell office:value-type="float" office:value="26.735047">
                <text:p>26.735047</text:p>
              </table:table-cell>
              <table:table-cell office:value-type="float" office:value="26.752298">
                <text:p>26.7522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850266">
                <text:p>26.850266</text:p>
              </table:table-cell>
              <table:table-cell office:value-type="float" office:value="26.783732">
                <text:p>26.783732</text:p>
              </table:table-cell>
              <table:table-cell office:value-type="float" office:value="26.846002">
                <text:p>26.846002</text:p>
              </table:table-cell>
              <table:table-cell office:value-type="float" office:value="26.856051">
                <text:p>26.856051</text:p>
              </table:table-cell>
              <table:table-cell office:value-type="float" office:value="26.815881">
                <text:p>26.815881</text:p>
              </table:table-cell>
              <table:table-cell office:value-type="float" office:value="26.826801">
                <text:p>26.8268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.600004">
                <text:p>25.600004</text:p>
              </table:table-cell>
              <table:table-cell office:value-type="float" office:value="26.583012">
                <text:p>26.583012</text:p>
              </table:table-cell>
              <table:table-cell office:value-type="float" office:value="26.47558">
                <text:p>26.47558</text:p>
              </table:table-cell>
              <table:table-cell office:value-type="float" office:value="26.564435">
                <text:p>26.564435</text:p>
              </table:table-cell>
              <table:table-cell office:value-type="float" office:value="26.566177">
                <text:p>26.566177</text:p>
              </table:table-cell>
              <table:table-cell office:value-type="float" office:value="26.505532">
                <text:p>26.505532</text:p>
              </table:table-cell>
              <table:table-cell office:value-type="float" office:value="26.544961">
                <text:p>26.54496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175995">
                <text:p>26.175995</text:p>
              </table:table-cell>
              <table:table-cell office:value-type="float" office:value="26.143898">
                <text:p>26.143898</text:p>
              </table:table-cell>
              <table:table-cell office:value-type="float" office:value="26.123423">
                <text:p>26.123423</text:p>
              </table:table-cell>
              <table:table-cell office:value-type="float" office:value="26.140466">
                <text:p>26.140466</text:p>
              </table:table-cell>
              <table:table-cell office:value-type="float" office:value="26.085853">
                <text:p>26.085853</text:p>
              </table:table-cell>
              <table:table-cell office:value-type="float" office:value="26.143287">
                <text:p>26.143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.600005">
                <text:p>24.600005</text:p>
              </table:table-cell>
              <table:table-cell office:value-type="float" office:value="26.550954">
                <text:p>26.550954</text:p>
              </table:table-cell>
              <table:table-cell office:value-type="float" office:value="26.631229">
                <text:p>26.631229</text:p>
              </table:table-cell>
              <table:table-cell office:value-type="float" office:value="26.526787">
                <text:p>26.526787</text:p>
              </table:table-cell>
              <table:table-cell office:value-type="float" office:value="26.542985">
                <text:p>26.542985</text:p>
              </table:table-cell>
              <table:table-cell office:value-type="float" office:value="26.508717">
                <text:p>26.508717</text:p>
              </table:table-cell>
              <table:table-cell office:value-type="float" office:value="26.527294">
                <text:p>26.5272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.4">
                <text:p>24.4</text:p>
              </table:table-cell>
              <table:table-cell office:value-type="float" office:value="25.587758">
                <text:p>25.587758</text:p>
              </table:table-cell>
              <table:table-cell office:value-type="float" office:value="25.524929">
                <text:p>25.524929</text:p>
              </table:table-cell>
              <table:table-cell office:value-type="float" office:value="25.545911">
                <text:p>25.545911</text:p>
              </table:table-cell>
              <table:table-cell office:value-type="float" office:value="25.519924">
                <text:p>25.519924</text:p>
              </table:table-cell>
              <table:table-cell office:value-type="float" office:value="25.478714">
                <text:p>25.478714</text:p>
              </table:table-cell>
              <table:table-cell office:value-type="float" office:value="25.554933">
                <text:p>25.5549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2.899995">
                <text:p>22.899995</text:p>
              </table:table-cell>
              <table:table-cell office:value-type="float" office:value="25.221379">
                <text:p>25.221379</text:p>
              </table:table-cell>
              <table:table-cell office:value-type="float" office:value="25.420773">
                <text:p>25.420773</text:p>
              </table:table-cell>
              <table:table-cell office:value-type="float" office:value="25.115013">
                <text:p>25.115013</text:p>
              </table:table-cell>
              <table:table-cell office:value-type="float" office:value="25.172954">
                <text:p>25.172954</text:p>
              </table:table-cell>
              <table:table-cell office:value-type="float" office:value="25.138725">
                <text:p>25.138725</text:p>
              </table:table-cell>
              <table:table-cell office:value-type="float" office:value="25.200644">
                <text:p>25.20064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3.199996">
                <text:p>23.199996</text:p>
              </table:table-cell>
              <table:table-cell office:value-type="float" office:value="24.916152">
                <text:p>24.916152</text:p>
              </table:table-cell>
              <table:table-cell office:value-type="float" office:value="25.068954">
                <text:p>25.068954</text:p>
              </table:table-cell>
              <table:table-cell office:value-type="float" office:value="24.698246">
                <text:p>24.698246</text:p>
              </table:table-cell>
              <table:table-cell office:value-type="float" office:value="24.751949">
                <text:p>24.751949</text:p>
              </table:table-cell>
              <table:table-cell office:value-type="float" office:value="24.702783">
                <text:p>24.702783</text:p>
              </table:table-cell>
              <table:table-cell office:value-type="float" office:value="24.866518">
                <text:p>24.86651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700002">
                <text:p>23.700002</text:p>
              </table:table-cell>
              <table:table-cell office:value-type="float" office:value="24.541102">
                <text:p>24.541102</text:p>
              </table:table-cell>
              <table:table-cell office:value-type="float" office:value="24.776532">
                <text:p>24.776532</text:p>
              </table:table-cell>
              <table:table-cell office:value-type="float" office:value="24.298795">
                <text:p>24.298795</text:p>
              </table:table-cell>
              <table:table-cell office:value-type="float" office:value="24.360883">
                <text:p>24.360883</text:p>
              </table:table-cell>
              <table:table-cell office:value-type="float" office:value="24.324678">
                <text:p>24.324678</text:p>
              </table:table-cell>
              <table:table-cell office:value-type="float" office:value="24.439741">
                <text:p>24.4397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.600006">
                <text:p>23.600006</text:p>
              </table:table-cell>
              <table:table-cell office:value-type="float" office:value="25.271897">
                <text:p>25.271897</text:p>
              </table:table-cell>
              <table:table-cell office:value-type="float" office:value="25.388273">
                <text:p>25.388273</text:p>
              </table:table-cell>
              <table:table-cell office:value-type="float" office:value="24.967463">
                <text:p>24.967463</text:p>
              </table:table-cell>
              <table:table-cell office:value-type="float" office:value="25.015615">
                <text:p>25.015615</text:p>
              </table:table-cell>
              <table:table-cell office:value-type="float" office:value="24.904309">
                <text:p>24.904309</text:p>
              </table:table-cell>
              <table:table-cell office:value-type="float" office:value="25.132953">
                <text:p>25.13295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99999">
                <text:p>24.099999</text:p>
              </table:table-cell>
              <table:table-cell office:value-type="float" office:value="25.388026">
                <text:p>25.388026</text:p>
              </table:table-cell>
              <table:table-cell office:value-type="float" office:value="25.51605">
                <text:p>25.51605</text:p>
              </table:table-cell>
              <table:table-cell office:value-type="float" office:value="24.95094">
                <text:p>24.95094</text:p>
              </table:table-cell>
              <table:table-cell office:value-type="float" office:value="25.038131">
                <text:p>25.038131</text:p>
              </table:table-cell>
              <table:table-cell office:value-type="float" office:value="24.912304">
                <text:p>24.912304</text:p>
              </table:table-cell>
              <table:table-cell office:value-type="float" office:value="25.183809">
                <text:p>25.1838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.7">
                <text:p>25.7</text:p>
              </table:table-cell>
              <table:table-cell office:value-type="float" office:value="25.652758">
                <text:p>25.652758</text:p>
              </table:table-cell>
              <table:table-cell office:value-type="float" office:value="26.013625">
                <text:p>26.013625</text:p>
              </table:table-cell>
              <table:table-cell office:value-type="float" office:value="25.299665">
                <text:p>25.299665</text:p>
              </table:table-cell>
              <table:table-cell office:value-type="float" office:value="25.395111">
                <text:p>25.395111</text:p>
              </table:table-cell>
              <table:table-cell office:value-type="float" office:value="25.248445">
                <text:p>25.248445</text:p>
              </table:table-cell>
              <table:table-cell office:value-type="float" office:value="25.520847">
                <text:p>25.52084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.600003">
                <text:p>26.600003</text:p>
              </table:table-cell>
              <table:table-cell office:value-type="float" office:value="26.65862">
                <text:p>26.65862</text:p>
              </table:table-cell>
              <table:table-cell office:value-type="float" office:value="27.057174">
                <text:p>27.057174</text:p>
              </table:table-cell>
              <table:table-cell office:value-type="float" office:value="26.396397">
                <text:p>26.396397</text:p>
              </table:table-cell>
              <table:table-cell office:value-type="float" office:value="26.527515">
                <text:p>26.527515</text:p>
              </table:table-cell>
              <table:table-cell office:value-type="float" office:value="26.428182">
                <text:p>26.428182</text:p>
              </table:table-cell>
              <table:table-cell office:value-type="float" office:value="26.603825">
                <text:p>26.6038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7.999999">
                <text:p>27.999999</text:p>
              </table:table-cell>
              <table:table-cell office:value-type="float" office:value="27.758277">
                <text:p>27.758277</text:p>
              </table:table-cell>
              <table:table-cell office:value-type="float" office:value="28.071954">
                <text:p>28.071954</text:p>
              </table:table-cell>
              <table:table-cell office:value-type="float" office:value="27.441974">
                <text:p>27.441974</text:p>
              </table:table-cell>
              <table:table-cell office:value-type="float" office:value="27.62699">
                <text:p>27.62699</text:p>
              </table:table-cell>
              <table:table-cell office:value-type="float" office:value="27.547547">
                <text:p>27.547547</text:p>
              </table:table-cell>
              <table:table-cell office:value-type="float" office:value="27.70083">
                <text:p>27.700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.099995">
                <text:p>28.099995</text:p>
              </table:table-cell>
              <table:table-cell office:value-type="float" office:value="28.666626">
                <text:p>28.666626</text:p>
              </table:table-cell>
              <table:table-cell office:value-type="float" office:value="28.825551">
                <text:p>28.825551</text:p>
              </table:table-cell>
              <table:table-cell office:value-type="float" office:value="28.506726">
                <text:p>28.506726</text:p>
              </table:table-cell>
              <table:table-cell office:value-type="float" office:value="28.598441">
                <text:p>28.598441</text:p>
              </table:table-cell>
              <table:table-cell office:value-type="float" office:value="28.585766">
                <text:p>28.585766</text:p>
              </table:table-cell>
              <table:table-cell office:value-type="float" office:value="28.618799">
                <text:p>28.61879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.999999">
                <text:p>27.999999</text:p>
              </table:table-cell>
              <table:table-cell office:value-type="float" office:value="28.90099">
                <text:p>28.90099</text:p>
              </table:table-cell>
              <table:table-cell office:value-type="float" office:value="28.89163">
                <text:p>28.89163</text:p>
              </table:table-cell>
              <table:table-cell office:value-type="float" office:value="28.811108">
                <text:p>28.811108</text:p>
              </table:table-cell>
              <table:table-cell office:value-type="float" office:value="28.826539">
                <text:p>28.826539</text:p>
              </table:table-cell>
              <table:table-cell office:value-type="float" office:value="28.865981">
                <text:p>28.865981</text:p>
              </table:table-cell>
              <table:table-cell office:value-type="float" office:value="28.863888">
                <text:p>28.86388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8.999998">
                <text:p>28.999998</text:p>
              </table:table-cell>
              <table:table-cell office:value-type="float" office:value="28.328418">
                <text:p>28.328418</text:p>
              </table:table-cell>
              <table:table-cell office:value-type="float" office:value="28.328613">
                <text:p>28.328613</text:p>
              </table:table-cell>
              <table:table-cell office:value-type="float" office:value="28.299558">
                <text:p>28.299558</text:p>
              </table:table-cell>
              <table:table-cell office:value-type="float" office:value="28.277146">
                <text:p>28.277146</text:p>
              </table:table-cell>
              <table:table-cell office:value-type="float" office:value="28.306903">
                <text:p>28.306903</text:p>
              </table:table-cell>
              <table:table-cell office:value-type="float" office:value="28.313286">
                <text:p>28.31328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9.699996">
                <text:p>29.699996</text:p>
              </table:table-cell>
              <table:table-cell office:value-type="float" office:value="28.904942">
                <text:p>28.904942</text:p>
              </table:table-cell>
              <table:table-cell office:value-type="float" office:value="28.945086">
                <text:p>28.945086</text:p>
              </table:table-cell>
              <table:table-cell office:value-type="float" office:value="28.868464">
                <text:p>28.868464</text:p>
              </table:table-cell>
              <table:table-cell office:value-type="float" office:value="28.852669">
                <text:p>28.852669</text:p>
              </table:table-cell>
              <table:table-cell office:value-type="float" office:value="28.912248">
                <text:p>28.912248</text:p>
              </table:table-cell>
              <table:table-cell office:value-type="float" office:value="28.885143">
                <text:p>28.8851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.500002">
                <text:p>31.500002</text:p>
              </table:table-cell>
              <table:table-cell office:value-type="float" office:value="29.328183">
                <text:p>29.328183</text:p>
              </table:table-cell>
              <table:table-cell office:value-type="float" office:value="29.298491">
                <text:p>29.298491</text:p>
              </table:table-cell>
              <table:table-cell office:value-type="float" office:value="29.278692">
                <text:p>29.278692</text:p>
              </table:table-cell>
              <table:table-cell office:value-type="float" office:value="29.299232">
                <text:p>29.299232</text:p>
              </table:table-cell>
              <table:table-cell office:value-type="float" office:value="29.372357">
                <text:p>29.372357</text:p>
              </table:table-cell>
              <table:table-cell office:value-type="float" office:value="29.304705">
                <text:p>29.3047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.800005">
                <text:p>29.800005</text:p>
              </table:table-cell>
              <table:table-cell office:value-type="float" office:value="30.826316">
                <text:p>30.826316</text:p>
              </table:table-cell>
              <table:table-cell office:value-type="float" office:value="30.838094">
                <text:p>30.838094</text:p>
              </table:table-cell>
              <table:table-cell office:value-type="float" office:value="30.691064">
                <text:p>30.691064</text:p>
              </table:table-cell>
              <table:table-cell office:value-type="float" office:value="30.766659">
                <text:p>30.766659</text:p>
              </table:table-cell>
              <table:table-cell office:value-type="float" office:value="30.819374">
                <text:p>30.819374</text:p>
              </table:table-cell>
              <table:table-cell office:value-type="float" office:value="30.792737">
                <text:p>30.7927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8.399996">
                <text:p>28.399996</text:p>
              </table:table-cell>
              <table:table-cell office:value-type="float" office:value="29.409225">
                <text:p>29.409225</text:p>
              </table:table-cell>
              <table:table-cell office:value-type="float" office:value="29.348437">
                <text:p>29.348437</text:p>
              </table:table-cell>
              <table:table-cell office:value-type="float" office:value="29.544529">
                <text:p>29.544529</text:p>
              </table:table-cell>
              <table:table-cell office:value-type="float" office:value="29.414854">
                <text:p>29.414854</text:p>
              </table:table-cell>
              <table:table-cell office:value-type="float" office:value="29.48222">
                <text:p>29.48222</text:p>
              </table:table-cell>
              <table:table-cell office:value-type="float" office:value="29.401568">
                <text:p>29.40156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7.900003">
                <text:p>27.900003</text:p>
              </table:table-cell>
              <table:table-cell office:value-type="float" office:value="28.193621">
                <text:p>28.193621</text:p>
              </table:table-cell>
              <table:table-cell office:value-type="float" office:value="28.149096">
                <text:p>28.149096</text:p>
              </table:table-cell>
              <table:table-cell office:value-type="float" office:value="28.185873">
                <text:p>28.185873</text:p>
              </table:table-cell>
              <table:table-cell office:value-type="float" office:value="28.124045">
                <text:p>28.124045</text:p>
              </table:table-cell>
              <table:table-cell office:value-type="float" office:value="28.108276">
                <text:p>28.108276</text:p>
              </table:table-cell>
              <table:table-cell office:value-type="float" office:value="28.13932">
                <text:p>28.139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6.600003">
                <text:p>26.600003</text:p>
              </table:table-cell>
              <table:table-cell office:value-type="float" office:value="27.790023">
                <text:p>27.790023</text:p>
              </table:table-cell>
              <table:table-cell office:value-type="float" office:value="27.78429">
                <text:p>27.78429</text:p>
              </table:table-cell>
              <table:table-cell office:value-type="float" office:value="27.728208">
                <text:p>27.728208</text:p>
              </table:table-cell>
              <table:table-cell office:value-type="float" office:value="27.801658">
                <text:p>27.801658</text:p>
              </table:table-cell>
              <table:table-cell office:value-type="float" office:value="27.78">
                <text:p>27.78</text:p>
              </table:table-cell>
              <table:table-cell office:value-type="float" office:value="27.790855">
                <text:p>27.79085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620543">
                <text:p>26.620543</text:p>
              </table:table-cell>
              <table:table-cell office:value-type="float" office:value="26.643709">
                <text:p>26.643709</text:p>
              </table:table-cell>
              <table:table-cell office:value-type="float" office:value="26.571728">
                <text:p>26.571728</text:p>
              </table:table-cell>
              <table:table-cell office:value-type="float" office:value="26.599847">
                <text:p>26.599847</text:p>
              </table:table-cell>
              <table:table-cell office:value-type="float" office:value="26.652952">
                <text:p>26.652952</text:p>
              </table:table-cell>
              <table:table-cell office:value-type="float" office:value="26.645724">
                <text:p>26.64572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6.300002">
                <text:p>26.300002</text:p>
              </table:table-cell>
              <table:table-cell office:value-type="float" office:value="26.457523">
                <text:p>26.457523</text:p>
              </table:table-cell>
              <table:table-cell office:value-type="float" office:value="26.520105">
                <text:p>26.520105</text:p>
              </table:table-cell>
              <table:table-cell office:value-type="float" office:value="26.403612">
                <text:p>26.403612</text:p>
              </table:table-cell>
              <table:table-cell office:value-type="float" office:value="26.466038">
                <text:p>26.466038</text:p>
              </table:table-cell>
              <table:table-cell office:value-type="float" office:value="26.456444">
                <text:p>26.456444</text:p>
              </table:table-cell>
              <table:table-cell office:value-type="float" office:value="26.48546">
                <text:p>26.485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.399998">
                <text:p>26.399998</text:p>
              </table:table-cell>
              <table:table-cell office:value-type="float" office:value="26.490361">
                <text:p>26.490361</text:p>
              </table:table-cell>
              <table:table-cell office:value-type="float" office:value="26.480169">
                <text:p>26.480169</text:p>
              </table:table-cell>
              <table:table-cell office:value-type="float" office:value="26.458862">
                <text:p>26.458862</text:p>
              </table:table-cell>
              <table:table-cell office:value-type="float" office:value="26.48104">
                <text:p>26.48104</text:p>
              </table:table-cell>
              <table:table-cell office:value-type="float" office:value="26.449892">
                <text:p>26.449892</text:p>
              </table:table-cell>
              <table:table-cell office:value-type="float" office:value="26.475528">
                <text:p>26.47552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490465">
                <text:p>26.490465</text:p>
              </table:table-cell>
              <table:table-cell office:value-type="float" office:value="26.479506">
                <text:p>26.479506</text:p>
              </table:table-cell>
              <table:table-cell office:value-type="float" office:value="26.468118">
                <text:p>26.468118</text:p>
              </table:table-cell>
              <table:table-cell office:value-type="float" office:value="26.498408">
                <text:p>26.498408</text:p>
              </table:table-cell>
              <table:table-cell office:value-type="float" office:value="26.4345">
                <text:p>26.4345</text:p>
              </table:table-cell>
              <table:table-cell office:value-type="float" office:value="26.467429">
                <text:p>26.46742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483081">
                <text:p>26.483081</text:p>
              </table:table-cell>
              <table:table-cell office:value-type="float" office:value="26.418601">
                <text:p>26.418601</text:p>
              </table:table-cell>
              <table:table-cell office:value-type="float" office:value="26.43463">
                <text:p>26.43463</text:p>
              </table:table-cell>
              <table:table-cell office:value-type="float" office:value="26.449736">
                <text:p>26.449736</text:p>
              </table:table-cell>
              <table:table-cell office:value-type="float" office:value="26.381863">
                <text:p>26.381863</text:p>
              </table:table-cell>
              <table:table-cell office:value-type="float" office:value="26.440103">
                <text:p>26.44010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6.200006">
                <text:p>26.200006</text:p>
              </table:table-cell>
              <table:table-cell office:value-type="float" office:value="26.545559">
                <text:p>26.545559</text:p>
              </table:table-cell>
              <table:table-cell office:value-type="float" office:value="26.55553">
                <text:p>26.55553</text:p>
              </table:table-cell>
              <table:table-cell office:value-type="float" office:value="26.496003">
                <text:p>26.496003</text:p>
              </table:table-cell>
              <table:table-cell office:value-type="float" office:value="26.522484">
                <text:p>26.522484</text:p>
              </table:table-cell>
              <table:table-cell office:value-type="float" office:value="26.467104">
                <text:p>26.467104</text:p>
              </table:table-cell>
              <table:table-cell office:value-type="float" office:value="26.51198">
                <text:p>26.5119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6.000001">
                <text:p>26.000001</text:p>
              </table:table-cell>
              <table:table-cell office:value-type="float" office:value="26.661948">
                <text:p>26.661948</text:p>
              </table:table-cell>
              <table:table-cell office:value-type="float" office:value="26.639731">
                <text:p>26.639731</text:p>
              </table:table-cell>
              <table:table-cell office:value-type="float" office:value="26.60441">
                <text:p>26.60441</text:p>
              </table:table-cell>
              <table:table-cell office:value-type="float" office:value="26.629981">
                <text:p>26.629981</text:p>
              </table:table-cell>
              <table:table-cell office:value-type="float" office:value="26.57152">
                <text:p>26.57152</text:p>
              </table:table-cell>
              <table:table-cell office:value-type="float" office:value="26.624066">
                <text:p>26.62406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.900005">
                <text:p>25.900005</text:p>
              </table:table-cell>
              <table:table-cell office:value-type="float" office:value="26.464218">
                <text:p>26.464218</text:p>
              </table:table-cell>
              <table:table-cell office:value-type="float" office:value="26.441871">
                <text:p>26.441871</text:p>
              </table:table-cell>
              <table:table-cell office:value-type="float" office:value="26.407434">
                <text:p>26.407434</text:p>
              </table:table-cell>
              <table:table-cell office:value-type="float" office:value="26.435748">
                <text:p>26.435748</text:p>
              </table:table-cell>
              <table:table-cell office:value-type="float" office:value="26.365327">
                <text:p>26.365327</text:p>
              </table:table-cell>
              <table:table-cell office:value-type="float" office:value="26.427597">
                <text:p>26.42759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4.799997">
                <text:p>24.799997</text:p>
              </table:table-cell>
              <table:table-cell office:value-type="float" office:value="26.438777">
                <text:p>26.438777</text:p>
              </table:table-cell>
              <table:table-cell office:value-type="float" office:value="26.424152">
                <text:p>26.424152</text:p>
              </table:table-cell>
              <table:table-cell office:value-type="float" office:value="26.374934">
                <text:p>26.374934</text:p>
              </table:table-cell>
              <table:table-cell office:value-type="float" office:value="26.397034">
                <text:p>26.397034</text:p>
              </table:table-cell>
              <table:table-cell office:value-type="float" office:value="26.334998">
                <text:p>26.334998</text:p>
              </table:table-cell>
              <table:table-cell office:value-type="float" office:value="26.398971">
                <text:p>26.3989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5.399999">
                <text:p>25.399999</text:p>
              </table:table-cell>
              <table:table-cell office:value-type="float" office:value="25.73796">
                <text:p>25.73796</text:p>
              </table:table-cell>
              <table:table-cell office:value-type="float" office:value="25.70598">
                <text:p>25.70598</text:p>
              </table:table-cell>
              <table:table-cell office:value-type="float" office:value="25.662261">
                <text:p>25.662261</text:p>
              </table:table-cell>
              <table:table-cell office:value-type="float" office:value="25.671985">
                <text:p>25.671985</text:p>
              </table:table-cell>
              <table:table-cell office:value-type="float" office:value="25.613563">
                <text:p>25.613563</text:p>
              </table:table-cell>
              <table:table-cell office:value-type="float" office:value="25.694527">
                <text:p>25.6945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5.099998">
                <text:p>25.099998</text:p>
              </table:table-cell>
              <table:table-cell office:value-type="float" office:value="25.826152">
                <text:p>25.826152</text:p>
              </table:table-cell>
              <table:table-cell office:value-type="float" office:value="25.968034">
                <text:p>25.968034</text:p>
              </table:table-cell>
              <table:table-cell office:value-type="float" office:value="25.770876">
                <text:p>25.770876</text:p>
              </table:table-cell>
              <table:table-cell office:value-type="float" office:value="25.802908">
                <text:p>25.802908</text:p>
              </table:table-cell>
              <table:table-cell office:value-type="float" office:value="25.757304">
                <text:p>25.757304</text:p>
              </table:table-cell>
              <table:table-cell office:value-type="float" office:value="25.798774">
                <text:p>25.7987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5.000002">
                <text:p>25.000002</text:p>
              </table:table-cell>
              <table:table-cell office:value-type="float" office:value="25.988548">
                <text:p>25.988548</text:p>
              </table:table-cell>
              <table:table-cell office:value-type="float" office:value="25.99497">
                <text:p>25.99497</text:p>
              </table:table-cell>
              <table:table-cell office:value-type="float" office:value="25.880856">
                <text:p>25.880856</text:p>
              </table:table-cell>
              <table:table-cell office:value-type="float" office:value="25.914929">
                <text:p>25.914929</text:p>
              </table:table-cell>
              <table:table-cell office:value-type="float" office:value="25.824462">
                <text:p>25.824462</text:p>
              </table:table-cell>
              <table:table-cell office:value-type="float" office:value="25.935612">
                <text:p>25.9356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700001">
                <text:p>24.700001</text:p>
              </table:table-cell>
              <table:table-cell office:value-type="float" office:value="25.725285">
                <text:p>25.725285</text:p>
              </table:table-cell>
              <table:table-cell office:value-type="float" office:value="25.813737">
                <text:p>25.813737</text:p>
              </table:table-cell>
              <table:table-cell office:value-type="float" office:value="25.607362">
                <text:p>25.607362</text:p>
              </table:table-cell>
              <table:table-cell office:value-type="float" office:value="25.660636">
                <text:p>25.660636</text:p>
              </table:table-cell>
              <table:table-cell office:value-type="float" office:value="25.581934">
                <text:p>25.581934</text:p>
              </table:table-cell>
              <table:table-cell office:value-type="float" office:value="25.679252">
                <text:p>25.679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